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9575in"/>
    </style:style>
    <style:style style:name="co3" style:family="table-column">
      <style:table-column-properties fo:break-before="auto" style:column-width="1.0862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3646in"/>
    </style:style>
    <style:style style:name="co6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[20]_0.05" table:style-name="ta1">
        <table:shapes>
          <draw:frame draw:z-index="0" draw:style-name="gr1" draw:text-style-name="P1" svg:width="6.2988in" svg:height="3.5429in" svg:x="6.878in" svg:y="86.2618in">
            <draw:object draw:notify-on-update-of-ranges="'[20]_0.05'.A1:'[20]_0.05'.A1 '[20]_0.05'.A2:'[20]_0.05'.A508 '[20]_0.05'.D1:'[20]_0.05'.D1 '[20]_0.05'.D2:'[20]_0.05'.D508 '[20]_0.05'.A1:'[20]_0.05'.A1 '[20]_0.05'.A2:'[20]_0.05'.A508 '[20]_0.05'.E1:'[20]_0.05'.E1 '[20]_0.05'.E2:'[20]_0.05'.E508 '[20]_0.05'.A1:'[20]_0.05'.A1 '[20]_0.05'.A2:'[20]_0.05'.A508 '[20]_0.05'.F1:'[20]_0.05'.F1 '[20]_0.05'.F2:'[20]_0.05'.F50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row table:style-name="ro1">
          <table:table-cell office:value-type="string" calcext:value-type="string">
            <text:p>Game</text:p>
          </table:table-cell>
          <table:table-cell office:value-type="string" calcext:value-type="string">
            <text:p><text:s/>Training Size</text:p>
          </table:table-cell>
          <table:table-cell office:value-type="string" calcext:value-type="string">
            <text:p><text:s/>Validation Size</text:p>
          </table:table-cell>
          <table:table-cell office:value-type="string" calcext:value-type="string">
            <text:p><text:s/>Min Error</text:p>
          </table:table-cell>
          <table:table-cell office:value-type="string" calcext:value-type="string">
            <text:p><text:s/>Mean Error</text:p>
          </table:table-cell>
          <table:table-cell office:value-type="string" calcext:value-type="string">
            <text:p><text:s/>Max Error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0.178903251422367" calcext:value-type="float">
            <text:p>0.178903251422367</text:p>
          </table:table-cell>
          <table:table-cell office:value-type="float" office:value="0.294002570190693" calcext:value-type="float">
            <text:p>0.294002570190693</text:p>
          </table:table-cell>
          <table:table-cell office:value-type="float" office:value="0.483114095590713" calcext:value-type="float">
            <text:p>0.48311409559071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0.14345914969843" calcext:value-type="float">
            <text:p>0.14345914969843</text:p>
          </table:table-cell>
          <table:table-cell office:value-type="float" office:value="0.256609015033982" calcext:value-type="float">
            <text:p>0.256609015033982</text:p>
          </table:table-cell>
          <table:table-cell office:value-type="float" office:value="0.60711533777113" calcext:value-type="float">
            <text:p>0.6071153377711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0.246383509518302" calcext:value-type="float">
            <text:p>0.246383509518302</text:p>
          </table:table-cell>
          <table:table-cell office:value-type="float" office:value="0.318261947788067" calcext:value-type="float">
            <text:p>0.318261947788067</text:p>
          </table:table-cell>
          <table:table-cell office:value-type="float" office:value="0.5496468697024" calcext:value-type="float">
            <text:p>0.549646869702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0.179712402580513" calcext:value-type="float">
            <text:p>0.179712402580513</text:p>
          </table:table-cell>
          <table:table-cell office:value-type="float" office:value="0.265761230516204" calcext:value-type="float">
            <text:p>0.265761230516204</text:p>
          </table:table-cell>
          <table:table-cell office:value-type="float" office:value="0.495322407056577" calcext:value-type="float">
            <text:p>0.49532240705657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float" office:value="27" calcext:value-type="float">
            <text:p>27</text:p>
          </table:table-cell>
          <table:table-cell office:value-type="float" office:value="0.190663424561369" calcext:value-type="float">
            <text:p>0.190663424561369</text:p>
          </table:table-cell>
          <table:table-cell office:value-type="float" office:value="0.27785059486324" calcext:value-type="float">
            <text:p>0.27785059486324</text:p>
          </table:table-cell>
          <table:table-cell office:value-type="float" office:value="0.554005599097393" calcext:value-type="float">
            <text:p>0.55400559909739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float" office:value="0.0944709433231301" calcext:value-type="float">
            <text:p>0.09447094332313</text:p>
          </table:table-cell>
          <table:table-cell office:value-type="float" office:value="0.244013132231158" calcext:value-type="float">
            <text:p>0.244013132231158</text:p>
          </table:table-cell>
          <table:table-cell office:value-type="float" office:value="0.550662369559687" calcext:value-type="float">
            <text:p>0.55066236955968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office:value-type="float" office:value="0.10419796726735" calcext:value-type="float">
            <text:p>0.10419796726735</text:p>
          </table:table-cell>
          <table:table-cell office:value-type="float" office:value="0.367380472768479" calcext:value-type="float">
            <text:p>0.367380472768479</text:p>
          </table:table-cell>
          <table:table-cell office:value-type="float" office:value="0.539426554901275" calcext:value-type="float">
            <text:p>0.53942655490127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0.139184590770884" calcext:value-type="float">
            <text:p>0.139184590770884</text:p>
          </table:table-cell>
          <table:table-cell office:value-type="float" office:value="0.265470088599353" calcext:value-type="float">
            <text:p>0.265470088599353</text:p>
          </table:table-cell>
          <table:table-cell office:value-type="float" office:value="0.597401263545542" calcext:value-type="float">
            <text:p>0.59740126354554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4" calcext:value-type="float">
            <text:p>124</text:p>
          </table:table-cell>
          <table:table-cell office:value-type="float" office:value="32" calcext:value-type="float">
            <text:p>32</text:p>
          </table:table-cell>
          <table:table-cell office:value-type="float" office:value="0.284746059560273" calcext:value-type="float">
            <text:p>0.284746059560273</text:p>
          </table:table-cell>
          <table:table-cell office:value-type="float" office:value="0.355911317215406" calcext:value-type="float">
            <text:p>0.355911317215406</text:p>
          </table:table-cell>
          <table:table-cell office:value-type="float" office:value="0.49427564632857" calcext:value-type="float">
            <text:p>0.49427564632857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office:value-type="float" office:value="0.271817129027411" calcext:value-type="float">
            <text:p>0.271817129027411</text:p>
          </table:table-cell>
          <table:table-cell office:value-type="float" office:value="0.347259068962495" calcext:value-type="float">
            <text:p>0.347259068962495</text:p>
          </table:table-cell>
          <table:table-cell office:value-type="float" office:value="0.421678245058862" calcext:value-type="float">
            <text:p>0.421678245058862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0.184007925819913" calcext:value-type="float">
            <text:p>0.184007925819913</text:p>
          </table:table-cell>
          <table:table-cell office:value-type="float" office:value="0.339729227840397" calcext:value-type="float">
            <text:p>0.339729227840397</text:p>
          </table:table-cell>
          <table:table-cell office:value-type="float" office:value="0.553281204050221" calcext:value-type="float">
            <text:p>0.55328120405022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0.20287344755788" calcext:value-type="float">
            <text:p>0.20287344755788</text:p>
          </table:table-cell>
          <table:table-cell office:value-type="float" office:value="0.288714445742113" calcext:value-type="float">
            <text:p>0.288714445742113</text:p>
          </table:table-cell>
          <table:table-cell office:value-type="float" office:value="0.440289436526385" calcext:value-type="float">
            <text:p>0.44028943652638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0.149960274394342" calcext:value-type="float">
            <text:p>0.149960274394342</text:p>
          </table:table-cell>
          <table:table-cell office:value-type="float" office:value="0.279390299180733" calcext:value-type="float">
            <text:p>0.279390299180733</text:p>
          </table:table-cell>
          <table:table-cell office:value-type="float" office:value="0.577085305931727" calcext:value-type="float">
            <text:p>0.577085305931727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0.136702522928148" calcext:value-type="float">
            <text:p>0.136702522928148</text:p>
          </table:table-cell>
          <table:table-cell office:value-type="float" office:value="0.271310138283534" calcext:value-type="float">
            <text:p>0.271310138283534</text:p>
          </table:table-cell>
          <table:table-cell office:value-type="float" office:value="0.469989481837227" calcext:value-type="float">
            <text:p>0.469989481837227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float" office:value="0.256304119893598" calcext:value-type="float">
            <text:p>0.256304119893598</text:p>
          </table:table-cell>
          <table:table-cell office:value-type="float" office:value="0.340752466782377" calcext:value-type="float">
            <text:p>0.340752466782377</text:p>
          </table:table-cell>
          <table:table-cell office:value-type="float" office:value="0.484583457328937" calcext:value-type="float">
            <text:p>0.48458345732893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office:value-type="float" office:value="0.152216063856071" calcext:value-type="float">
            <text:p>0.152216063856071</text:p>
          </table:table-cell>
          <table:table-cell office:value-type="float" office:value="0.26534795102524" calcext:value-type="float">
            <text:p>0.26534795102524</text:p>
          </table:table-cell>
          <table:table-cell office:value-type="float" office:value="0.439313362938235" calcext:value-type="float">
            <text:p>0.43931336293823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0.168739765496214" calcext:value-type="float">
            <text:p>0.168739765496214</text:p>
          </table:table-cell>
          <table:table-cell office:value-type="float" office:value="0.303546559213345" calcext:value-type="float">
            <text:p>0.303546559213345</text:p>
          </table:table-cell>
          <table:table-cell office:value-type="float" office:value="0.569589391229479" calcext:value-type="float">
            <text:p>0.569589391229479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9" calcext:value-type="float">
            <text:p>119</text:p>
          </table:table-cell>
          <table:table-cell office:value-type="float" office:value="30" calcext:value-type="float">
            <text:p>30</text:p>
          </table:table-cell>
          <table:table-cell office:value-type="float" office:value="0.220135260019222" calcext:value-type="float">
            <text:p>0.220135260019222</text:p>
          </table:table-cell>
          <table:table-cell office:value-type="float" office:value="0.316984296628879" calcext:value-type="float">
            <text:p>0.316984296628879</text:p>
          </table:table-cell>
          <table:table-cell office:value-type="float" office:value="0.481537490805952" calcext:value-type="float">
            <text:p>0.481537490805952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office:value-type="float" office:value="0.225512177079995" calcext:value-type="float">
            <text:p>0.225512177079995</text:p>
          </table:table-cell>
          <table:table-cell office:value-type="float" office:value="0.313285571291734" calcext:value-type="float">
            <text:p>0.313285571291734</text:p>
          </table:table-cell>
          <table:table-cell office:value-type="float" office:value="0.475617811720966" calcext:value-type="float">
            <text:p>0.475617811720966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9" calcext:value-type="float">
            <text:p>109</text:p>
          </table:table-cell>
          <table:table-cell office:value-type="float" office:value="28" calcext:value-type="float">
            <text:p>28</text:p>
          </table:table-cell>
          <table:table-cell office:value-type="float" office:value="0.197460574360985" calcext:value-type="float">
            <text:p>0.197460574360985</text:p>
          </table:table-cell>
          <table:table-cell office:value-type="float" office:value="0.335968588868556" calcext:value-type="float">
            <text:p>0.335968588868556</text:p>
          </table:table-cell>
          <table:table-cell office:value-type="float" office:value="0.495896827088233" calcext:value-type="float">
            <text:p>0.495896827088233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office:value-type="float" office:value="0.0949046175930753" calcext:value-type="float">
            <text:p>0.094904617593075</text:p>
          </table:table-cell>
          <table:table-cell office:value-type="float" office:value="0.255866828640597" calcext:value-type="float">
            <text:p>0.255866828640597</text:p>
          </table:table-cell>
          <table:table-cell office:value-type="float" office:value="0.484401693347467" calcext:value-type="float">
            <text:p>0.484401693347467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0.136188395509189" calcext:value-type="float">
            <text:p>0.136188395509189</text:p>
          </table:table-cell>
          <table:table-cell office:value-type="float" office:value="0.202635755547618" calcext:value-type="float">
            <text:p>0.202635755547618</text:p>
          </table:table-cell>
          <table:table-cell office:value-type="float" office:value="0.470301277507361" calcext:value-type="float">
            <text:p>0.47030127750736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1" calcext:value-type="float">
            <text:p>111</text:p>
          </table:table-cell>
          <table:table-cell office:value-type="float" office:value="28" calcext:value-type="float">
            <text:p>28</text:p>
          </table:table-cell>
          <table:table-cell office:value-type="float" office:value="0.226130308675559" calcext:value-type="float">
            <text:p>0.226130308675559</text:p>
          </table:table-cell>
          <table:table-cell office:value-type="float" office:value="0.292810559505312" calcext:value-type="float">
            <text:p>0.292810559505312</text:p>
          </table:table-cell>
          <table:table-cell office:value-type="float" office:value="0.484098002292392" calcext:value-type="float">
            <text:p>0.484098002292392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  <table:table-cell office:value-type="float" office:value="0.202020353665973" calcext:value-type="float">
            <text:p>0.202020353665973</text:p>
          </table:table-cell>
          <table:table-cell office:value-type="float" office:value="0.277503979026433" calcext:value-type="float">
            <text:p>0.277503979026433</text:p>
          </table:table-cell>
          <table:table-cell office:value-type="float" office:value="0.4748541800338" calcext:value-type="float">
            <text:p>0.4748541800338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0.103916542619492" calcext:value-type="float">
            <text:p>0.103916542619492</text:p>
          </table:table-cell>
          <table:table-cell office:value-type="float" office:value="0.255300670559329" calcext:value-type="float">
            <text:p>0.255300670559329</text:p>
          </table:table-cell>
          <table:table-cell office:value-type="float" office:value="0.565087155998274" calcext:value-type="float">
            <text:p>0.565087155998274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 office:value-type="float" office:value="0.194272748665331" calcext:value-type="float">
            <text:p>0.194272748665331</text:p>
          </table:table-cell>
          <table:table-cell office:value-type="float" office:value="0.257806363075681" calcext:value-type="float">
            <text:p>0.257806363075681</text:p>
          </table:table-cell>
          <table:table-cell office:value-type="float" office:value="0.401355148462425" calcext:value-type="float">
            <text:p>0.401355148462425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3" calcext:value-type="float">
            <text:p>93</text:p>
          </table:table-cell>
          <table:table-cell office:value-type="float" office:value="24" calcext:value-type="float">
            <text:p>24</text:p>
          </table:table-cell>
          <table:table-cell office:value-type="float" office:value="0.171169033256435" calcext:value-type="float">
            <text:p>0.171169033256435</text:p>
          </table:table-cell>
          <table:table-cell office:value-type="float" office:value="0.293449451098641" calcext:value-type="float">
            <text:p>0.293449451098641</text:p>
          </table:table-cell>
          <table:table-cell office:value-type="float" office:value="0.490348517278906" calcext:value-type="float">
            <text:p>0.490348517278906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8" calcext:value-type="float">
            <text:p>98</text:p>
          </table:table-cell>
          <table:table-cell office:value-type="float" office:value="25" calcext:value-type="float">
            <text:p>25</text:p>
          </table:table-cell>
          <table:table-cell office:value-type="float" office:value="0.236294229693502" calcext:value-type="float">
            <text:p>0.236294229693502</text:p>
          </table:table-cell>
          <table:table-cell office:value-type="float" office:value="0.292941721270978" calcext:value-type="float">
            <text:p>0.292941721270978</text:p>
          </table:table-cell>
          <table:table-cell office:value-type="float" office:value="0.448303673434079" calcext:value-type="float">
            <text:p>0.44830367343407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float" office:value="0.212590547481939" calcext:value-type="float">
            <text:p>0.212590547481939</text:p>
          </table:table-cell>
          <table:table-cell office:value-type="float" office:value="0.307590314688798" calcext:value-type="float">
            <text:p>0.307590314688798</text:p>
          </table:table-cell>
          <table:table-cell office:value-type="float" office:value="0.458593388160112" calcext:value-type="float">
            <text:p>0.458593388160112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4" calcext:value-type="float">
            <text:p>104</text:p>
          </table:table-cell>
          <table:table-cell office:value-type="float" office:value="27" calcext:value-type="float">
            <text:p>27</text:p>
          </table:table-cell>
          <table:table-cell office:value-type="float" office:value="0.133475029313269" calcext:value-type="float">
            <text:p>0.133475029313269</text:p>
          </table:table-cell>
          <table:table-cell office:value-type="float" office:value="0.224438363483599" calcext:value-type="float">
            <text:p>0.224438363483599</text:p>
          </table:table-cell>
          <table:table-cell office:value-type="float" office:value="0.407985550313058" calcext:value-type="float">
            <text:p>0.407985550313058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office:value-type="float" office:value="0.171509419868991" calcext:value-type="float">
            <text:p>0.171509419868991</text:p>
          </table:table-cell>
          <table:table-cell office:value-type="float" office:value="0.262664828071026" calcext:value-type="float">
            <text:p>0.262664828071026</text:p>
          </table:table-cell>
          <table:table-cell office:value-type="float" office:value="0.472305846601551" calcext:value-type="float">
            <text:p>0.47230584660155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0.112337009623338" calcext:value-type="float">
            <text:p>0.112337009623338</text:p>
          </table:table-cell>
          <table:table-cell office:value-type="float" office:value="0.310723454271508" calcext:value-type="float">
            <text:p>0.310723454271508</text:p>
          </table:table-cell>
          <table:table-cell office:value-type="float" office:value="0.556508355819598" calcext:value-type="float">
            <text:p>0.556508355819598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0.146798721210914" calcext:value-type="float">
            <text:p>0.146798721210914</text:p>
          </table:table-cell>
          <table:table-cell office:value-type="float" office:value="0.263553644989721" calcext:value-type="float">
            <text:p>0.263553644989721</text:p>
          </table:table-cell>
          <table:table-cell office:value-type="float" office:value="0.3843632645423" calcext:value-type="float">
            <text:p>0.3843632645423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office:value-type="float" office:value="0.11498505828365" calcext:value-type="float">
            <text:p>0.11498505828365</text:p>
          </table:table-cell>
          <table:table-cell office:value-type="float" office:value="0.190832932241095" calcext:value-type="float">
            <text:p>0.190832932241095</text:p>
          </table:table-cell>
          <table:table-cell office:value-type="float" office:value="0.52583010945231" calcext:value-type="float">
            <text:p>0.52583010945231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0.118936777184866" calcext:value-type="float">
            <text:p>0.118936777184866</text:p>
          </table:table-cell>
          <table:table-cell office:value-type="float" office:value="0.228390957489928" calcext:value-type="float">
            <text:p>0.228390957489928</text:p>
          </table:table-cell>
          <table:table-cell office:value-type="float" office:value="0.521278786158152" calcext:value-type="float">
            <text:p>0.521278786158152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2" calcext:value-type="float">
            <text:p>112</text:p>
          </table:table-cell>
          <table:table-cell office:value-type="float" office:value="29" calcext:value-type="float">
            <text:p>29</text:p>
          </table:table-cell>
          <table:table-cell office:value-type="float" office:value="0.201193819264763" calcext:value-type="float">
            <text:p>0.201193819264763</text:p>
          </table:table-cell>
          <table:table-cell office:value-type="float" office:value="0.267360430764808" calcext:value-type="float">
            <text:p>0.267360430764808</text:p>
          </table:table-cell>
          <table:table-cell office:value-type="float" office:value="0.3870931886365" calcext:value-type="float">
            <text:p>0.3870931886365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float" office:value="0.159831488810629" calcext:value-type="float">
            <text:p>0.159831488810629</text:p>
          </table:table-cell>
          <table:table-cell office:value-type="float" office:value="0.201080907656858" calcext:value-type="float">
            <text:p>0.201080907656858</text:p>
          </table:table-cell>
          <table:table-cell office:value-type="float" office:value="0.477920396941366" calcext:value-type="float">
            <text:p>0.477920396941366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0.0816795951961858" calcext:value-type="float">
            <text:p>0.081679595196186</text:p>
          </table:table-cell>
          <table:table-cell office:value-type="float" office:value="0.164096383946906" calcext:value-type="float">
            <text:p>0.164096383946906</text:p>
          </table:table-cell>
          <table:table-cell office:value-type="float" office:value="0.395938603239385" calcext:value-type="float">
            <text:p>0.395938603239385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0.0798460466366481" calcext:value-type="float">
            <text:p>0.079846046636648</text:p>
          </table:table-cell>
          <table:table-cell office:value-type="float" office:value="0.2032340571718" calcext:value-type="float">
            <text:p>0.2032340571718</text:p>
          </table:table-cell>
          <table:table-cell office:value-type="float" office:value="0.450157943523073" calcext:value-type="float">
            <text:p>0.450157943523073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  <table:table-cell office:value-type="float" office:value="0.190312524755859" calcext:value-type="float">
            <text:p>0.190312524755859</text:p>
          </table:table-cell>
          <table:table-cell office:value-type="float" office:value="0.271163500433459" calcext:value-type="float">
            <text:p>0.271163500433459</text:p>
          </table:table-cell>
          <table:table-cell office:value-type="float" office:value="0.421288593165822" calcext:value-type="float">
            <text:p>0.421288593165822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0.20467391329128" calcext:value-type="float">
            <text:p>0.20467391329128</text:p>
          </table:table-cell>
          <table:table-cell office:value-type="float" office:value="0.228957648968611" calcext:value-type="float">
            <text:p>0.228957648968611</text:p>
          </table:table-cell>
          <table:table-cell office:value-type="float" office:value="0.411816955139307" calcext:value-type="float">
            <text:p>0.411816955139307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0.0668639069599571" calcext:value-type="float">
            <text:p>0.066863906959957</text:p>
          </table:table-cell>
          <table:table-cell office:value-type="float" office:value="0.243152513838673" calcext:value-type="float">
            <text:p>0.243152513838673</text:p>
          </table:table-cell>
          <table:table-cell office:value-type="float" office:value="0.447668091482571" calcext:value-type="float">
            <text:p>0.447668091482571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0.0648036413160474" calcext:value-type="float">
            <text:p>0.064803641316048</text:p>
          </table:table-cell>
          <table:table-cell office:value-type="float" office:value="0.180950716125015" calcext:value-type="float">
            <text:p>0.180950716125015</text:p>
          </table:table-cell>
          <table:table-cell office:value-type="float" office:value="0.479306406284141" calcext:value-type="float">
            <text:p>0.479306406284141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0.159189542890699" calcext:value-type="float">
            <text:p>0.159189542890699</text:p>
          </table:table-cell>
          <table:table-cell office:value-type="float" office:value="0.270490998747455" calcext:value-type="float">
            <text:p>0.270490998747455</text:p>
          </table:table-cell>
          <table:table-cell office:value-type="float" office:value="0.462266005991399" calcext:value-type="float">
            <text:p>0.462266005991399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0.216824948261239" calcext:value-type="float">
            <text:p>0.216824948261239</text:p>
          </table:table-cell>
          <table:table-cell office:value-type="float" office:value="0.267388077957293" calcext:value-type="float">
            <text:p>0.267388077957293</text:p>
          </table:table-cell>
          <table:table-cell office:value-type="float" office:value="0.355680418581775" calcext:value-type="float">
            <text:p>0.35568041858177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0.0811349818734658" calcext:value-type="float">
            <text:p>0.081134981873466</text:p>
          </table:table-cell>
          <table:table-cell office:value-type="float" office:value="0.184256021755906" calcext:value-type="float">
            <text:p>0.184256021755906</text:p>
          </table:table-cell>
          <table:table-cell office:value-type="float" office:value="0.444333780660539" calcext:value-type="float">
            <text:p>0.444333780660539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0.108742040237372" calcext:value-type="float">
            <text:p>0.108742040237372</text:p>
          </table:table-cell>
          <table:table-cell office:value-type="float" office:value="0.184522079229409" calcext:value-type="float">
            <text:p>0.184522079229409</text:p>
          </table:table-cell>
          <table:table-cell office:value-type="float" office:value="0.502868582120755" calcext:value-type="float">
            <text:p>0.502868582120755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  <table:table-cell office:value-type="float" office:value="0.144560750472424" calcext:value-type="float">
            <text:p>0.144560750472424</text:p>
          </table:table-cell>
          <table:table-cell office:value-type="float" office:value="0.255774912614557" calcext:value-type="float">
            <text:p>0.255774912614557</text:p>
          </table:table-cell>
          <table:table-cell office:value-type="float" office:value="0.456967733519586" calcext:value-type="float">
            <text:p>0.456967733519586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3" calcext:value-type="float">
            <text:p>93</text:p>
          </table:table-cell>
          <table:table-cell office:value-type="float" office:value="24" calcext:value-type="float">
            <text:p>24</text:p>
          </table:table-cell>
          <table:table-cell office:value-type="float" office:value="0.169116463775224" calcext:value-type="float">
            <text:p>0.169116463775224</text:p>
          </table:table-cell>
          <table:table-cell office:value-type="float" office:value="0.268728212600834" calcext:value-type="float">
            <text:p>0.268728212600834</text:p>
          </table:table-cell>
          <table:table-cell office:value-type="float" office:value="0.420950552675826" calcext:value-type="float">
            <text:p>0.420950552675826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  <table:table-cell office:value-type="float" office:value="25" calcext:value-type="float">
            <text:p>25</text:p>
          </table:table-cell>
          <table:table-cell office:value-type="float" office:value="0.187530255388861" calcext:value-type="float">
            <text:p>0.187530255388861</text:p>
          </table:table-cell>
          <table:table-cell office:value-type="float" office:value="0.254142185477719" calcext:value-type="float">
            <text:p>0.254142185477719</text:p>
          </table:table-cell>
          <table:table-cell office:value-type="float" office:value="0.371523750162967" calcext:value-type="float">
            <text:p>0.371523750162967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3" calcext:value-type="float">
            <text:p>93</text:p>
          </table:table-cell>
          <table:table-cell office:value-type="float" office:value="24" calcext:value-type="float">
            <text:p>24</text:p>
          </table:table-cell>
          <table:table-cell office:value-type="float" office:value="0.174496022235538" calcext:value-type="float">
            <text:p>0.174496022235538</text:p>
          </table:table-cell>
          <table:table-cell office:value-type="float" office:value="0.231943308866736" calcext:value-type="float">
            <text:p>0.231943308866736</text:p>
          </table:table-cell>
          <table:table-cell office:value-type="float" office:value="0.376858052760849" calcext:value-type="float">
            <text:p>0.376858052760849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0.134172444723232" calcext:value-type="float">
            <text:p>0.134172444723232</text:p>
          </table:table-cell>
          <table:table-cell office:value-type="float" office:value="0.26827029770971" calcext:value-type="float">
            <text:p>0.26827029770971</text:p>
          </table:table-cell>
          <table:table-cell office:value-type="float" office:value="0.441954270332013" calcext:value-type="float">
            <text:p>0.441954270332013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0.14768470145321" calcext:value-type="float">
            <text:p>0.14768470145321</text:p>
          </table:table-cell>
          <table:table-cell office:value-type="float" office:value="0.242648218346416" calcext:value-type="float">
            <text:p>0.242648218346416</text:p>
          </table:table-cell>
          <table:table-cell office:value-type="float" office:value="0.427013934500151" calcext:value-type="float">
            <text:p>0.427013934500151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0.0815257118769492" calcext:value-type="float">
            <text:p>0.081525711876949</text:p>
          </table:table-cell>
          <table:table-cell office:value-type="float" office:value="0.243032374064749" calcext:value-type="float">
            <text:p>0.243032374064749</text:p>
          </table:table-cell>
          <table:table-cell office:value-type="float" office:value="0.393519046997553" calcext:value-type="float">
            <text:p>0.393519046997553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0.0994512318154315" calcext:value-type="float">
            <text:p>0.099451231815432</text:p>
          </table:table-cell>
          <table:table-cell office:value-type="float" office:value="0.229332969823626" calcext:value-type="float">
            <text:p>0.229332969823626</text:p>
          </table:table-cell>
          <table:table-cell office:value-type="float" office:value="0.463618369836785" calcext:value-type="float">
            <text:p>0.463618369836785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0.146130264560615" calcext:value-type="float">
            <text:p>0.146130264560615</text:p>
          </table:table-cell>
          <table:table-cell office:value-type="float" office:value="0.256056308097468" calcext:value-type="float">
            <text:p>0.256056308097468</text:p>
          </table:table-cell>
          <table:table-cell office:value-type="float" office:value="0.383637093641853" calcext:value-type="float">
            <text:p>0.383637093641853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8" calcext:value-type="float">
            <text:p>98</text:p>
          </table:table-cell>
          <table:table-cell office:value-type="float" office:value="25" calcext:value-type="float">
            <text:p>25</text:p>
          </table:table-cell>
          <table:table-cell office:value-type="float" office:value="0.142131419832344" calcext:value-type="float">
            <text:p>0.142131419832344</text:p>
          </table:table-cell>
          <table:table-cell office:value-type="float" office:value="0.246281178788709" calcext:value-type="float">
            <text:p>0.246281178788709</text:p>
          </table:table-cell>
          <table:table-cell office:value-type="float" office:value="0.393324214258676" calcext:value-type="float">
            <text:p>0.393324214258676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20" calcext:value-type="float">
            <text:p>120</text:p>
          </table:table-cell>
          <table:table-cell office:value-type="float" office:value="31" calcext:value-type="float">
            <text:p>31</text:p>
          </table:table-cell>
          <table:table-cell office:value-type="float" office:value="0.113927998614951" calcext:value-type="float">
            <text:p>0.113927998614951</text:p>
          </table:table-cell>
          <table:table-cell office:value-type="float" office:value="0.229420124770626" calcext:value-type="float">
            <text:p>0.229420124770626</text:p>
          </table:table-cell>
          <table:table-cell office:value-type="float" office:value="0.439602117038768" calcext:value-type="float">
            <text:p>0.439602117038768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0.0173560693137205" calcext:value-type="float">
            <text:p>0.017356069313721</text:p>
          </table:table-cell>
          <table:table-cell office:value-type="float" office:value="0.18821099521023" calcext:value-type="float">
            <text:p>0.18821099521023</text:p>
          </table:table-cell>
          <table:table-cell office:value-type="float" office:value="0.588719770776531" calcext:value-type="float">
            <text:p>0.588719770776531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3" calcext:value-type="float">
            <text:p>113</text:p>
          </table:table-cell>
          <table:table-cell office:value-type="float" office:value="29" calcext:value-type="float">
            <text:p>29</text:p>
          </table:table-cell>
          <table:table-cell office:value-type="float" office:value="0.144307105855119" calcext:value-type="float">
            <text:p>0.144307105855119</text:p>
          </table:table-cell>
          <table:table-cell office:value-type="float" office:value="0.21921472850238" calcext:value-type="float">
            <text:p>0.21921472850238</text:p>
          </table:table-cell>
          <table:table-cell office:value-type="float" office:value="0.36629215130489" calcext:value-type="float">
            <text:p>0.36629215130489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float" office:value="0.132047176868236" calcext:value-type="float">
            <text:p>0.132047176868236</text:p>
          </table:table-cell>
          <table:table-cell office:value-type="float" office:value="0.222744032251639" calcext:value-type="float">
            <text:p>0.222744032251639</text:p>
          </table:table-cell>
          <table:table-cell office:value-type="float" office:value="0.406514688198998" calcext:value-type="float">
            <text:p>0.406514688198998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office:value-type="float" office:value="0.147825788161951" calcext:value-type="float">
            <text:p>0.147825788161951</text:p>
          </table:table-cell>
          <table:table-cell office:value-type="float" office:value="0.220376610865455" calcext:value-type="float">
            <text:p>0.220376610865455</text:p>
          </table:table-cell>
          <table:table-cell office:value-type="float" office:value="0.354059204274075" calcext:value-type="float">
            <text:p>0.354059204274075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0.102487545646478" calcext:value-type="float">
            <text:p>0.102487545646478</text:p>
          </table:table-cell>
          <table:table-cell office:value-type="float" office:value="0.214401697688402" calcext:value-type="float">
            <text:p>0.214401697688402</text:p>
          </table:table-cell>
          <table:table-cell office:value-type="float" office:value="0.345386375732181" calcext:value-type="float">
            <text:p>0.345386375732181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  <table:table-cell office:value-type="float" office:value="0.0476067655663597" calcext:value-type="float">
            <text:p>0.04760676556636</text:p>
          </table:table-cell>
          <table:table-cell office:value-type="float" office:value="0.153741045212503" calcext:value-type="float">
            <text:p>0.153741045212503</text:p>
          </table:table-cell>
          <table:table-cell office:value-type="float" office:value="0.397816401684646" calcext:value-type="float">
            <text:p>0.39781640168464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0.0778100712279318" calcext:value-type="float">
            <text:p>0.077810071227932</text:p>
          </table:table-cell>
          <table:table-cell office:value-type="float" office:value="0.139393347906641" calcext:value-type="float">
            <text:p>0.139393347906641</text:p>
          </table:table-cell>
          <table:table-cell office:value-type="float" office:value="0.361842545861208" calcext:value-type="float">
            <text:p>0.361842545861208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0.091403287745473" calcext:value-type="float">
            <text:p>0.091403287745473</text:p>
          </table:table-cell>
          <table:table-cell office:value-type="float" office:value="0.222080665920098" calcext:value-type="float">
            <text:p>0.222080665920098</text:p>
          </table:table-cell>
          <table:table-cell office:value-type="float" office:value="0.424591673520899" calcext:value-type="float">
            <text:p>0.424591673520899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0.0825761810453029" calcext:value-type="float">
            <text:p>0.082576181045303</text:p>
          </table:table-cell>
          <table:table-cell office:value-type="float" office:value="0.187908340730496" calcext:value-type="float">
            <text:p>0.187908340730496</text:p>
          </table:table-cell>
          <table:table-cell office:value-type="float" office:value="0.445333601690519" calcext:value-type="float">
            <text:p>0.445333601690519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0.114718217438151" calcext:value-type="float">
            <text:p>0.114718217438151</text:p>
          </table:table-cell>
          <table:table-cell office:value-type="float" office:value="0.203632452598031" calcext:value-type="float">
            <text:p>0.203632452598031</text:p>
          </table:table-cell>
          <table:table-cell office:value-type="float" office:value="0.301613714429751" calcext:value-type="float">
            <text:p>0.301613714429751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  <table:table-cell office:value-type="float" office:value="25" calcext:value-type="float">
            <text:p>25</text:p>
          </table:table-cell>
          <table:table-cell office:value-type="float" office:value="0.114209367079855" calcext:value-type="float">
            <text:p>0.114209367079855</text:p>
          </table:table-cell>
          <table:table-cell office:value-type="float" office:value="0.216454489220474" calcext:value-type="float">
            <text:p>0.216454489220474</text:p>
          </table:table-cell>
          <table:table-cell office:value-type="float" office:value="0.367691564981402" calcext:value-type="float">
            <text:p>0.367691564981402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2" calcext:value-type="float">
            <text:p>112</text:p>
          </table:table-cell>
          <table:table-cell office:value-type="float" office:value="28" calcext:value-type="float">
            <text:p>28</text:p>
          </table:table-cell>
          <table:table-cell office:value-type="float" office:value="0.0561822529510284" calcext:value-type="float">
            <text:p>0.056182252951029</text:p>
          </table:table-cell>
          <table:table-cell office:value-type="float" office:value="0.204896257774365" calcext:value-type="float">
            <text:p>0.204896257774365</text:p>
          </table:table-cell>
          <table:table-cell office:value-type="float" office:value="0.468743763405278" calcext:value-type="float">
            <text:p>0.468743763405278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0.136821635505083" calcext:value-type="float">
            <text:p>0.136821635505083</text:p>
          </table:table-cell>
          <table:table-cell office:value-type="float" office:value="0.229295915444996" calcext:value-type="float">
            <text:p>0.229295915444996</text:p>
          </table:table-cell>
          <table:table-cell office:value-type="float" office:value="0.312589457311182" calcext:value-type="float">
            <text:p>0.312589457311182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5" calcext:value-type="float">
            <text:p>115</text:p>
          </table:table-cell>
          <table:table-cell office:value-type="float" office:value="29" calcext:value-type="float">
            <text:p>29</text:p>
          </table:table-cell>
          <table:table-cell office:value-type="float" office:value="0.109598005781278" calcext:value-type="float">
            <text:p>0.109598005781278</text:p>
          </table:table-cell>
          <table:table-cell office:value-type="float" office:value="0.205020057735561" calcext:value-type="float">
            <text:p>0.205020057735561</text:p>
          </table:table-cell>
          <table:table-cell office:value-type="float" office:value="0.365548731389685" calcext:value-type="float">
            <text:p>0.365548731389685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float" office:value="0.0754927515613605" calcext:value-type="float">
            <text:p>0.075492751561361</text:p>
          </table:table-cell>
          <table:table-cell office:value-type="float" office:value="0.201942327154036" calcext:value-type="float">
            <text:p>0.201942327154036</text:p>
          </table:table-cell>
          <table:table-cell office:value-type="float" office:value="0.319111022480791" calcext:value-type="float">
            <text:p>0.319111022480791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0.128552326101682" calcext:value-type="float">
            <text:p>0.128552326101682</text:p>
          </table:table-cell>
          <table:table-cell office:value-type="float" office:value="0.242850673108414" calcext:value-type="float">
            <text:p>0.242850673108414</text:p>
          </table:table-cell>
          <table:table-cell office:value-type="float" office:value="0.372795137675328" calcext:value-type="float">
            <text:p>0.372795137675328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office:value-type="float" office:value="0.103451209861731" calcext:value-type="float">
            <text:p>0.103451209861731</text:p>
          </table:table-cell>
          <table:table-cell office:value-type="float" office:value="0.191410286788202" calcext:value-type="float">
            <text:p>0.191410286788202</text:p>
          </table:table-cell>
          <table:table-cell office:value-type="float" office:value="0.360904058550911" calcext:value-type="float">
            <text:p>0.360904058550911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2" calcext:value-type="float">
            <text:p>112</text:p>
          </table:table-cell>
          <table:table-cell office:value-type="float" office:value="28" calcext:value-type="float">
            <text:p>28</text:p>
          </table:table-cell>
          <table:table-cell office:value-type="float" office:value="0.095873353513581" calcext:value-type="float">
            <text:p>0.095873353513581</text:p>
          </table:table-cell>
          <table:table-cell office:value-type="float" office:value="0.19689342558187" calcext:value-type="float">
            <text:p>0.19689342558187</text:p>
          </table:table-cell>
          <table:table-cell office:value-type="float" office:value="0.33075759526747" calcext:value-type="float">
            <text:p>0.33075759526747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float" office:value="0.102316073437501" calcext:value-type="float">
            <text:p>0.102316073437501</text:p>
          </table:table-cell>
          <table:table-cell office:value-type="float" office:value="0.178049454886983" calcext:value-type="float">
            <text:p>0.178049454886983</text:p>
          </table:table-cell>
          <table:table-cell office:value-type="float" office:value="0.359428730628528" calcext:value-type="float">
            <text:p>0.359428730628528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0.0550483342705372" calcext:value-type="float">
            <text:p>0.055048334270537</text:p>
          </table:table-cell>
          <table:table-cell office:value-type="float" office:value="0.169098125515923" calcext:value-type="float">
            <text:p>0.169098125515923</text:p>
          </table:table-cell>
          <table:table-cell office:value-type="float" office:value="0.308382000403913" calcext:value-type="float">
            <text:p>0.308382000403913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0.085826548606173" calcext:value-type="float">
            <text:p>0.085826548606173</text:p>
          </table:table-cell>
          <table:table-cell office:value-type="float" office:value="0.174144703719514" calcext:value-type="float">
            <text:p>0.174144703719514</text:p>
          </table:table-cell>
          <table:table-cell office:value-type="float" office:value="0.360718965890377" calcext:value-type="float">
            <text:p>0.360718965890377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0.0529067178320659" calcext:value-type="float">
            <text:p>0.052906717832066</text:p>
          </table:table-cell>
          <table:table-cell office:value-type="float" office:value="0.174941212789206" calcext:value-type="float">
            <text:p>0.174941212789206</text:p>
          </table:table-cell>
          <table:table-cell office:value-type="float" office:value="0.310694254295871" calcext:value-type="float">
            <text:p>0.310694254295871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office:value-type="float" office:value="0.0563105680591902" calcext:value-type="float">
            <text:p>0.05631056805919</text:p>
          </table:table-cell>
          <table:table-cell office:value-type="float" office:value="0.156398877791422" calcext:value-type="float">
            <text:p>0.156398877791422</text:p>
          </table:table-cell>
          <table:table-cell office:value-type="float" office:value="0.425376112466244" calcext:value-type="float">
            <text:p>0.425376112466244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office:value-type="float" office:value="0.0479731951891647" calcext:value-type="float">
            <text:p>0.047973195189165</text:p>
          </table:table-cell>
          <table:table-cell office:value-type="float" office:value="0.116725477025473" calcext:value-type="float">
            <text:p>0.116725477025473</text:p>
          </table:table-cell>
          <table:table-cell office:value-type="float" office:value="0.35919013808245" calcext:value-type="float">
            <text:p>0.35919013808245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float" office:value="0.0146987855644077" calcext:value-type="float">
            <text:p>0.014698785564408</text:p>
          </table:table-cell>
          <table:table-cell office:value-type="float" office:value="0.153382818241258" calcext:value-type="float">
            <text:p>0.153382818241258</text:p>
          </table:table-cell>
          <table:table-cell office:value-type="float" office:value="0.346011787455327" calcext:value-type="float">
            <text:p>0.346011787455327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0.0122223942565745" calcext:value-type="float">
            <text:p>0.012222394256575</text:p>
          </table:table-cell>
          <table:table-cell office:value-type="float" office:value="0.108881449490184" calcext:value-type="float">
            <text:p>0.108881449490184</text:p>
          </table:table-cell>
          <table:table-cell office:value-type="float" office:value="0.355545410684964" calcext:value-type="float">
            <text:p>0.355545410684964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24" calcext:value-type="float">
            <text:p>24</text:p>
          </table:table-cell>
          <table:table-cell office:value-type="float" office:value="0.0270503616931325" calcext:value-type="float">
            <text:p>0.027050361693133</text:p>
          </table:table-cell>
          <table:table-cell office:value-type="float" office:value="0.13651880238911" calcext:value-type="float">
            <text:p>0.13651880238911</text:p>
          </table:table-cell>
          <table:table-cell office:value-type="float" office:value="0.33276535772958" calcext:value-type="float">
            <text:p>0.33276535772958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float" office:value="0.0816278574665087" calcext:value-type="float">
            <text:p>0.081627857466509</text:p>
          </table:table-cell>
          <table:table-cell office:value-type="float" office:value="0.177474731974011" calcext:value-type="float">
            <text:p>0.177474731974011</text:p>
          </table:table-cell>
          <table:table-cell office:value-type="float" office:value="0.33837242788821" calcext:value-type="float">
            <text:p>0.33837242788821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3" calcext:value-type="float">
            <text:p>103</text:p>
          </table:table-cell>
          <table:table-cell office:value-type="float" office:value="26" calcext:value-type="float">
            <text:p>26</text:p>
          </table:table-cell>
          <table:table-cell office:value-type="float" office:value="0.0628542581574411" calcext:value-type="float">
            <text:p>0.062854258157441</text:p>
          </table:table-cell>
          <table:table-cell office:value-type="float" office:value="0.212684243237423" calcext:value-type="float">
            <text:p>0.212684243237423</text:p>
          </table:table-cell>
          <table:table-cell office:value-type="float" office:value="0.413864803828016" calcext:value-type="float">
            <text:p>0.413864803828016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0.07725555314684" calcext:value-type="float">
            <text:p>0.07725555314684</text:p>
          </table:table-cell>
          <table:table-cell office:value-type="float" office:value="0.193443451979792" calcext:value-type="float">
            <text:p>0.193443451979792</text:p>
          </table:table-cell>
          <table:table-cell office:value-type="float" office:value="0.538633039841231" calcext:value-type="float">
            <text:p>0.538633039841231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4" calcext:value-type="float">
            <text:p>104</text:p>
          </table:table-cell>
          <table:table-cell office:value-type="float" office:value="27" calcext:value-type="float">
            <text:p>27</text:p>
          </table:table-cell>
          <table:table-cell office:value-type="float" office:value="0.0339415699994182" calcext:value-type="float">
            <text:p>0.033941569999418</text:p>
          </table:table-cell>
          <table:table-cell office:value-type="float" office:value="0.19239244429461" calcext:value-type="float">
            <text:p>0.19239244429461</text:p>
          </table:table-cell>
          <table:table-cell office:value-type="float" office:value="0.395678009006033" calcext:value-type="float">
            <text:p>0.39567800900603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0.104039938069742" calcext:value-type="float">
            <text:p>0.104039938069742</text:p>
          </table:table-cell>
          <table:table-cell office:value-type="float" office:value="0.184765079020019" calcext:value-type="float">
            <text:p>0.184765079020019</text:p>
          </table:table-cell>
          <table:table-cell office:value-type="float" office:value="0.370652461375215" calcext:value-type="float">
            <text:p>0.370652461375215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0.0857516757350382" calcext:value-type="float">
            <text:p>0.085751675735038</text:p>
          </table:table-cell>
          <table:table-cell office:value-type="float" office:value="0.187172035683266" calcext:value-type="float">
            <text:p>0.187172035683266</text:p>
          </table:table-cell>
          <table:table-cell office:value-type="float" office:value="0.298118684412909" calcext:value-type="float">
            <text:p>0.298118684412909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7" calcext:value-type="float">
            <text:p>97</text:p>
          </table:table-cell>
          <table:table-cell office:value-type="float" office:value="25" calcext:value-type="float">
            <text:p>25</text:p>
          </table:table-cell>
          <table:table-cell office:value-type="float" office:value="0.0213628831072417" calcext:value-type="float">
            <text:p>0.021362883107242</text:p>
          </table:table-cell>
          <table:table-cell office:value-type="float" office:value="0.181971888175839" calcext:value-type="float">
            <text:p>0.181971888175839</text:p>
          </table:table-cell>
          <table:table-cell office:value-type="float" office:value="0.44516608880699" calcext:value-type="float">
            <text:p>0.44516608880699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24" calcext:value-type="float">
            <text:p>24</text:p>
          </table:table-cell>
          <table:table-cell office:value-type="float" office:value="0.0506993641414897" calcext:value-type="float">
            <text:p>0.05069936414149</text:p>
          </table:table-cell>
          <table:table-cell office:value-type="float" office:value="0.154230680005932" calcext:value-type="float">
            <text:p>0.154230680005932</text:p>
          </table:table-cell>
          <table:table-cell office:value-type="float" office:value="0.376712141559284" calcext:value-type="float">
            <text:p>0.376712141559284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0.0198980662464617" calcext:value-type="float">
            <text:p>0.019898066246462</text:p>
          </table:table-cell>
          <table:table-cell office:value-type="float" office:value="0.135626640646402" calcext:value-type="float">
            <text:p>0.135626640646402</text:p>
          </table:table-cell>
          <table:table-cell office:value-type="float" office:value="0.32381574873118" calcext:value-type="float">
            <text:p>0.32381574873118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0.00787237759810705" calcext:value-type="float">
            <text:p>0.007872377598107</text:p>
          </table:table-cell>
          <table:table-cell office:value-type="float" office:value="0.127163573492726" calcext:value-type="float">
            <text:p>0.127163573492726</text:p>
          </table:table-cell>
          <table:table-cell office:value-type="float" office:value="0.308332704345662" calcext:value-type="float">
            <text:p>0.308332704345662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0.0552021000882294" calcext:value-type="float">
            <text:p>0.055202100088229</text:p>
          </table:table-cell>
          <table:table-cell office:value-type="float" office:value="0.184365640965908" calcext:value-type="float">
            <text:p>0.184365640965908</text:p>
          </table:table-cell>
          <table:table-cell office:value-type="float" office:value="0.368614308516095" calcext:value-type="float">
            <text:p>0.368614308516095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0.0512111750243155" calcext:value-type="float">
            <text:p>0.051211175024316</text:p>
          </table:table-cell>
          <table:table-cell office:value-type="float" office:value="0.14819591106973" calcext:value-type="float">
            <text:p>0.14819591106973</text:p>
          </table:table-cell>
          <table:table-cell office:value-type="float" office:value="0.295019145324825" calcext:value-type="float">
            <text:p>0.295019145324825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office:value-type="float" office:value="24" calcext:value-type="float">
            <text:p>24</text:p>
          </table:table-cell>
          <table:table-cell office:value-type="float" office:value="0.0506342684446296" calcext:value-type="float">
            <text:p>0.05063426844463</text:p>
          </table:table-cell>
          <table:table-cell office:value-type="float" office:value="0.17200310448028" calcext:value-type="float">
            <text:p>0.17200310448028</text:p>
          </table:table-cell>
          <table:table-cell office:value-type="float" office:value="0.353858807851021" calcext:value-type="float">
            <text:p>0.353858807851021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25" calcext:value-type="float">
            <text:p>25</text:p>
          </table:table-cell>
          <table:table-cell office:value-type="float" office:value="0.0617784453627703" calcext:value-type="float">
            <text:p>0.06177844536277</text:p>
          </table:table-cell>
          <table:table-cell office:value-type="float" office:value="0.135048483374219" calcext:value-type="float">
            <text:p>0.135048483374219</text:p>
          </table:table-cell>
          <table:table-cell office:value-type="float" office:value="0.328811823565057" calcext:value-type="float">
            <text:p>0.328811823565057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office:value-type="float" office:value="0.0430523434697013" calcext:value-type="float">
            <text:p>0.043052343469701</text:p>
          </table:table-cell>
          <table:table-cell office:value-type="float" office:value="0.105745608424598" calcext:value-type="float">
            <text:p>0.105745608424598</text:p>
          </table:table-cell>
          <table:table-cell office:value-type="float" office:value="0.329793070771243" calcext:value-type="float">
            <text:p>0.329793070771243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0.0611598850572132" calcext:value-type="float">
            <text:p>0.061159885057213</text:p>
          </table:table-cell>
          <table:table-cell office:value-type="float" office:value="0.170892521482254" calcext:value-type="float">
            <text:p>0.170892521482254</text:p>
          </table:table-cell>
          <table:table-cell office:value-type="float" office:value="0.333564725831859" calcext:value-type="float">
            <text:p>0.333564725831859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0.0512738815039744" calcext:value-type="float">
            <text:p>0.051273881503974</text:p>
          </table:table-cell>
          <table:table-cell office:value-type="float" office:value="0.165413608821766" calcext:value-type="float">
            <text:p>0.165413608821766</text:p>
          </table:table-cell>
          <table:table-cell office:value-type="float" office:value="0.33017250983388" calcext:value-type="float">
            <text:p>0.33017250983388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0.0047807105429112" calcext:value-type="float">
            <text:p>0.004780710542911</text:p>
          </table:table-cell>
          <table:table-cell office:value-type="float" office:value="0.163112404944517" calcext:value-type="float">
            <text:p>0.163112404944517</text:p>
          </table:table-cell>
          <table:table-cell office:value-type="float" office:value="0.308943911011697" calcext:value-type="float">
            <text:p>0.308943911011697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9" calcext:value-type="float">
            <text:p>99</text:p>
          </table:table-cell>
          <table:table-cell office:value-type="float" office:value="25" calcext:value-type="float">
            <text:p>25</text:p>
          </table:table-cell>
          <table:table-cell office:value-type="float" office:value="0.0619173015782635" calcext:value-type="float">
            <text:p>0.061917301578264</text:p>
          </table:table-cell>
          <table:table-cell office:value-type="float" office:value="0.170127398226314" calcext:value-type="float">
            <text:p>0.170127398226314</text:p>
          </table:table-cell>
          <table:table-cell office:value-type="float" office:value="0.309804908656846" calcext:value-type="float">
            <text:p>0.309804908656846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0.0369035006958868" calcext:value-type="float">
            <text:p>0.036903500695887</text:p>
          </table:table-cell>
          <table:table-cell office:value-type="float" office:value="0.177101276145452" calcext:value-type="float">
            <text:p>0.177101276145452</text:p>
          </table:table-cell>
          <table:table-cell office:value-type="float" office:value="0.370238108860127" calcext:value-type="float">
            <text:p>0.370238108860127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0.00833626299330012" calcext:value-type="float">
            <text:p>0.0083362629933</text:p>
          </table:table-cell>
          <table:table-cell office:value-type="float" office:value="0.119787639487401" calcext:value-type="float">
            <text:p>0.119787639487401</text:p>
          </table:table-cell>
          <table:table-cell office:value-type="float" office:value="0.250800575355369" calcext:value-type="float">
            <text:p>0.250800575355369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office:value-type="float" office:value="0.0249061833560941" calcext:value-type="float">
            <text:p>0.024906183356094</text:p>
          </table:table-cell>
          <table:table-cell office:value-type="float" office:value="0.14164310095573" calcext:value-type="float">
            <text:p>0.14164310095573</text:p>
          </table:table-cell>
          <table:table-cell office:value-type="float" office:value="0.346150318406635" calcext:value-type="float">
            <text:p>0.346150318406635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0" calcext:value-type="float">
            <text:p>120</text:p>
          </table:table-cell>
          <table:table-cell office:value-type="float" office:value="31" calcext:value-type="float">
            <text:p>31</text:p>
          </table:table-cell>
          <table:table-cell office:value-type="float" office:value="0.0488464662022904" calcext:value-type="float">
            <text:p>0.04884646620229</text:p>
          </table:table-cell>
          <table:table-cell office:value-type="float" office:value="0.135905186273279" calcext:value-type="float">
            <text:p>0.135905186273279</text:p>
          </table:table-cell>
          <table:table-cell office:value-type="float" office:value="0.36199111597315" calcext:value-type="float">
            <text:p>0.36199111597315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0.0339237856664713" calcext:value-type="float">
            <text:p>0.033923785666471</text:p>
          </table:table-cell>
          <table:table-cell office:value-type="float" office:value="0.126415560684436" calcext:value-type="float">
            <text:p>0.126415560684436</text:p>
          </table:table-cell>
          <table:table-cell office:value-type="float" office:value="0.348415339503699" calcext:value-type="float">
            <text:p>0.348415339503699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0.0146900159450523" calcext:value-type="float">
            <text:p>0.014690015945052</text:p>
          </table:table-cell>
          <table:table-cell office:value-type="float" office:value="0.155378585227241" calcext:value-type="float">
            <text:p>0.155378585227241</text:p>
          </table:table-cell>
          <table:table-cell office:value-type="float" office:value="0.34259386695757" calcext:value-type="float">
            <text:p>0.34259386695757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0.000807185701992716" calcext:value-type="float">
            <text:p>0.000807185701993</text:p>
          </table:table-cell>
          <table:table-cell office:value-type="float" office:value="0.141395292696996" calcext:value-type="float">
            <text:p>0.141395292696996</text:p>
          </table:table-cell>
          <table:table-cell office:value-type="float" office:value="0.303791176377798" calcext:value-type="float">
            <text:p>0.303791176377798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0.00124492714043317" calcext:value-type="float">
            <text:p>0.001244927140433</text:p>
          </table:table-cell>
          <table:table-cell office:value-type="float" office:value="0.135533403222542" calcext:value-type="float">
            <text:p>0.135533403222542</text:p>
          </table:table-cell>
          <table:table-cell office:value-type="float" office:value="0.324746737335718" calcext:value-type="float">
            <text:p>0.324746737335718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0.021662329133828" calcext:value-type="float">
            <text:p>0.021662329133828</text:p>
          </table:table-cell>
          <table:table-cell office:value-type="float" office:value="0.133858930131933" calcext:value-type="float">
            <text:p>0.133858930131933</text:p>
          </table:table-cell>
          <table:table-cell office:value-type="float" office:value="0.394547543435251" calcext:value-type="float">
            <text:p>0.394547543435251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0.0472911338482122" calcext:value-type="float">
            <text:p>0.047291133848212</text:p>
          </table:table-cell>
          <table:table-cell office:value-type="float" office:value="0.131364312067732" calcext:value-type="float">
            <text:p>0.131364312067732</text:p>
          </table:table-cell>
          <table:table-cell office:value-type="float" office:value="0.327992084126107" calcext:value-type="float">
            <text:p>0.327992084126107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4" calcext:value-type="float">
            <text:p>104</text:p>
          </table:table-cell>
          <table:table-cell office:value-type="float" office:value="26" calcext:value-type="float">
            <text:p>26</text:p>
          </table:table-cell>
          <table:table-cell office:value-type="float" office:value="0.00150640795587537" calcext:value-type="float">
            <text:p>0.001506407955875</text:p>
          </table:table-cell>
          <table:table-cell office:value-type="float" office:value="0.173478251770944" calcext:value-type="float">
            <text:p>0.173478251770944</text:p>
          </table:table-cell>
          <table:table-cell office:value-type="float" office:value="0.315513544993621" calcext:value-type="float">
            <text:p>0.315513544993621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0.0150918753429609" calcext:value-type="float">
            <text:p>0.015091875342961</text:p>
          </table:table-cell>
          <table:table-cell office:value-type="float" office:value="0.116412763535221" calcext:value-type="float">
            <text:p>0.116412763535221</text:p>
          </table:table-cell>
          <table:table-cell office:value-type="float" office:value="0.368521825942995" calcext:value-type="float">
            <text:p>0.368521825942995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0.0313789441959836" calcext:value-type="float">
            <text:p>0.031378944195984</text:p>
          </table:table-cell>
          <table:table-cell office:value-type="float" office:value="0.145322939061112" calcext:value-type="float">
            <text:p>0.145322939061112</text:p>
          </table:table-cell>
          <table:table-cell office:value-type="float" office:value="0.315338895610635" calcext:value-type="float">
            <text:p>0.315338895610635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5" calcext:value-type="float">
            <text:p>115</text:p>
          </table:table-cell>
          <table:table-cell office:value-type="float" office:value="29" calcext:value-type="float">
            <text:p>29</text:p>
          </table:table-cell>
          <table:table-cell office:value-type="float" office:value="0.0505496607623991" calcext:value-type="float">
            <text:p>0.050549660762399</text:p>
          </table:table-cell>
          <table:table-cell office:value-type="float" office:value="0.155700698027323" calcext:value-type="float">
            <text:p>0.155700698027323</text:p>
          </table:table-cell>
          <table:table-cell office:value-type="float" office:value="0.347570308264229" calcext:value-type="float">
            <text:p>0.347570308264229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0.0370193485473886" calcext:value-type="float">
            <text:p>0.037019348547389</text:p>
          </table:table-cell>
          <table:table-cell office:value-type="float" office:value="0.149705545280903" calcext:value-type="float">
            <text:p>0.149705545280903</text:p>
          </table:table-cell>
          <table:table-cell office:value-type="float" office:value="0.345320992956918" calcext:value-type="float">
            <text:p>0.345320992956918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float" office:value="0.0418635795064995" calcext:value-type="float">
            <text:p>0.0418635795065</text:p>
          </table:table-cell>
          <table:table-cell office:value-type="float" office:value="0.123830250451723" calcext:value-type="float">
            <text:p>0.123830250451723</text:p>
          </table:table-cell>
          <table:table-cell office:value-type="float" office:value="0.32471472134774" calcext:value-type="float">
            <text:p>0.32471472134774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office:value-type="float" office:value="0.00234174409460464" calcext:value-type="float">
            <text:p>0.002341744094605</text:p>
          </table:table-cell>
          <table:table-cell office:value-type="float" office:value="0.119439577971993" calcext:value-type="float">
            <text:p>0.119439577971993</text:p>
          </table:table-cell>
          <table:table-cell office:value-type="float" office:value="0.361605991510992" calcext:value-type="float">
            <text:p>0.361605991510992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0.0336645475383969" calcext:value-type="float">
            <text:p>0.033664547538397</text:p>
          </table:table-cell>
          <table:table-cell office:value-type="float" office:value="0.123917651060727" calcext:value-type="float">
            <text:p>0.123917651060727</text:p>
          </table:table-cell>
          <table:table-cell office:value-type="float" office:value="0.29678319063944" calcext:value-type="float">
            <text:p>0.29678319063944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0.0108125327795618" calcext:value-type="float">
            <text:p>0.010812532779562</text:p>
          </table:table-cell>
          <table:table-cell office:value-type="float" office:value="0.133228547334338" calcext:value-type="float">
            <text:p>0.133228547334338</text:p>
          </table:table-cell>
          <table:table-cell office:value-type="float" office:value="0.279692369093552" calcext:value-type="float">
            <text:p>0.279692369093552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0.0042200294257662" calcext:value-type="float">
            <text:p>0.004220029425766</text:p>
          </table:table-cell>
          <table:table-cell office:value-type="float" office:value="0.148143884546297" calcext:value-type="float">
            <text:p>0.148143884546297</text:p>
          </table:table-cell>
          <table:table-cell office:value-type="float" office:value="0.304539189170449" calcext:value-type="float">
            <text:p>0.304539189170449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0.0243239285898127" calcext:value-type="float">
            <text:p>0.024323928589813</text:p>
          </table:table-cell>
          <table:table-cell office:value-type="float" office:value="0.134703828448105" calcext:value-type="float">
            <text:p>0.134703828448105</text:p>
          </table:table-cell>
          <table:table-cell office:value-type="float" office:value="0.305732107972061" calcext:value-type="float">
            <text:p>0.305732107972061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5" calcext:value-type="float">
            <text:p>95</text:p>
          </table:table-cell>
          <table:table-cell office:value-type="float" office:value="24" calcext:value-type="float">
            <text:p>24</text:p>
          </table:table-cell>
          <table:table-cell office:value-type="float" office:value="0.0195813529597029" calcext:value-type="float">
            <text:p>0.019581352959703</text:p>
          </table:table-cell>
          <table:table-cell office:value-type="float" office:value="0.146538159613673" calcext:value-type="float">
            <text:p>0.146538159613673</text:p>
          </table:table-cell>
          <table:table-cell office:value-type="float" office:value="0.326952601265113" calcext:value-type="float">
            <text:p>0.326952601265113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9" calcext:value-type="float">
            <text:p>109</text:p>
          </table:table-cell>
          <table:table-cell office:value-type="float" office:value="28" calcext:value-type="float">
            <text:p>28</text:p>
          </table:table-cell>
          <table:table-cell office:value-type="float" office:value="0.0166071105636912" calcext:value-type="float">
            <text:p>0.016607110563691</text:p>
          </table:table-cell>
          <table:table-cell office:value-type="float" office:value="0.142864979705754" calcext:value-type="float">
            <text:p>0.142864979705754</text:p>
          </table:table-cell>
          <table:table-cell office:value-type="float" office:value="0.327449505591047" calcext:value-type="float">
            <text:p>0.327449505591047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0.0101131157667987" calcext:value-type="float">
            <text:p>0.010113115766799</text:p>
          </table:table-cell>
          <table:table-cell office:value-type="float" office:value="0.150991942852139" calcext:value-type="float">
            <text:p>0.150991942852139</text:p>
          </table:table-cell>
          <table:table-cell office:value-type="float" office:value="0.351488145806132" calcext:value-type="float">
            <text:p>0.351488145806132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0.0590577700749307" calcext:value-type="float">
            <text:p>0.059057770074931</text:p>
          </table:table-cell>
          <table:table-cell office:value-type="float" office:value="0.166971390557266" calcext:value-type="float">
            <text:p>0.166971390557266</text:p>
          </table:table-cell>
          <table:table-cell office:value-type="float" office:value="0.483913525514236" calcext:value-type="float">
            <text:p>0.483913525514236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office:value-type="float" office:value="0.0052672655328438" calcext:value-type="float">
            <text:p>0.005267265532844</text:p>
          </table:table-cell>
          <table:table-cell office:value-type="float" office:value="0.092312506734828" calcext:value-type="float">
            <text:p>0.092312506734828</text:p>
          </table:table-cell>
          <table:table-cell office:value-type="float" office:value="0.351803893900821" calcext:value-type="float">
            <text:p>0.351803893900821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0.000293717595668763" calcext:value-type="float">
            <text:p>0.000293717595669</text:p>
          </table:table-cell>
          <table:table-cell office:value-type="float" office:value="0.128377192335757" calcext:value-type="float">
            <text:p>0.128377192335757</text:p>
          </table:table-cell>
          <table:table-cell office:value-type="float" office:value="0.361429861076079" calcext:value-type="float">
            <text:p>0.361429861076079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  <table:table-cell office:value-type="float" office:value="0.0125854915452526" calcext:value-type="float">
            <text:p>0.012585491545253</text:p>
          </table:table-cell>
          <table:table-cell office:value-type="float" office:value="0.122141568711114" calcext:value-type="float">
            <text:p>0.122141568711114</text:p>
          </table:table-cell>
          <table:table-cell office:value-type="float" office:value="0.236965287043928" calcext:value-type="float">
            <text:p>0.236965287043928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office:value-type="float" office:value="0.0234174992628918" calcext:value-type="float">
            <text:p>0.023417499262892</text:p>
          </table:table-cell>
          <table:table-cell office:value-type="float" office:value="0.107408678870682" calcext:value-type="float">
            <text:p>0.107408678870682</text:p>
          </table:table-cell>
          <table:table-cell office:value-type="float" office:value="0.275773097522699" calcext:value-type="float">
            <text:p>0.275773097522699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0.0120768915100419" calcext:value-type="float">
            <text:p>0.012076891510042</text:p>
          </table:table-cell>
          <table:table-cell office:value-type="float" office:value="0.158648558216705" calcext:value-type="float">
            <text:p>0.158648558216705</text:p>
          </table:table-cell>
          <table:table-cell office:value-type="float" office:value="0.332485664965803" calcext:value-type="float">
            <text:p>0.332485664965803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0.00836217855024775" calcext:value-type="float">
            <text:p>0.008362178550248</text:p>
          </table:table-cell>
          <table:table-cell office:value-type="float" office:value="0.131044927161443" calcext:value-type="float">
            <text:p>0.131044927161443</text:p>
          </table:table-cell>
          <table:table-cell office:value-type="float" office:value="0.27028345380581" calcext:value-type="float">
            <text:p>0.27028345380581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13" calcext:value-type="float">
            <text:p>113</text:p>
          </table:table-cell>
          <table:table-cell office:value-type="float" office:value="29" calcext:value-type="float">
            <text:p>29</text:p>
          </table:table-cell>
          <table:table-cell office:value-type="float" office:value="0.0201347944406502" calcext:value-type="float">
            <text:p>0.02013479444065</text:p>
          </table:table-cell>
          <table:table-cell office:value-type="float" office:value="0.093724200521861" calcext:value-type="float">
            <text:p>0.093724200521861</text:p>
          </table:table-cell>
          <table:table-cell office:value-type="float" office:value="0.272665356826675" calcext:value-type="float">
            <text:p>0.272665356826675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0.0118769181195664" calcext:value-type="float">
            <text:p>0.011876918119566</text:p>
          </table:table-cell>
          <table:table-cell office:value-type="float" office:value="0.156624538450685" calcext:value-type="float">
            <text:p>0.156624538450685</text:p>
          </table:table-cell>
          <table:table-cell office:value-type="float" office:value="0.312321756664633" calcext:value-type="float">
            <text:p>0.312321756664633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0.00212111062349017" calcext:value-type="float">
            <text:p>0.00212111062349</text:p>
          </table:table-cell>
          <table:table-cell office:value-type="float" office:value="0.0871984465481217" calcext:value-type="float">
            <text:p>0.087198446548122</text:p>
          </table:table-cell>
          <table:table-cell office:value-type="float" office:value="0.233554144733358" calcext:value-type="float">
            <text:p>0.233554144733358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float" office:value="0.00784051336069991" calcext:value-type="float">
            <text:p>0.0078405133607</text:p>
          </table:table-cell>
          <table:table-cell office:value-type="float" office:value="0.141638453108694" calcext:value-type="float">
            <text:p>0.141638453108694</text:p>
          </table:table-cell>
          <table:table-cell office:value-type="float" office:value="0.342941659239505" calcext:value-type="float">
            <text:p>0.342941659239505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0.0000484269247866959" calcext:value-type="float">
            <text:p>4.84269247866959E-05</text:p>
          </table:table-cell>
          <table:table-cell office:value-type="float" office:value="0.0933686041299729" calcext:value-type="float">
            <text:p>0.093368604129973</text:p>
          </table:table-cell>
          <table:table-cell office:value-type="float" office:value="0.334297383139694" calcext:value-type="float">
            <text:p>0.334297383139694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87" calcext:value-type="float">
            <text:p>87</text:p>
          </table:table-cell>
          <table:table-cell office:value-type="float" office:value="22" calcext:value-type="float">
            <text:p>22</text:p>
          </table:table-cell>
          <table:table-cell office:value-type="float" office:value="0.022772607118276" calcext:value-type="float">
            <text:p>0.022772607118276</text:p>
          </table:table-cell>
          <table:table-cell office:value-type="float" office:value="0.0913648205567577" calcext:value-type="float">
            <text:p>0.091364820556758</text:p>
          </table:table-cell>
          <table:table-cell office:value-type="float" office:value="0.300299876853512" calcext:value-type="float">
            <text:p>0.300299876853512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5" calcext:value-type="float">
            <text:p>95</text:p>
          </table:table-cell>
          <table:table-cell office:value-type="float" office:value="24" calcext:value-type="float">
            <text:p>24</text:p>
          </table:table-cell>
          <table:table-cell office:value-type="float" office:value="0.0170041599475167" calcext:value-type="float">
            <text:p>0.017004159947517</text:p>
          </table:table-cell>
          <table:table-cell office:value-type="float" office:value="0.119474381903991" calcext:value-type="float">
            <text:p>0.119474381903991</text:p>
          </table:table-cell>
          <table:table-cell office:value-type="float" office:value="0.317224946219049" calcext:value-type="float">
            <text:p>0.317224946219049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12" calcext:value-type="float">
            <text:p>112</text:p>
          </table:table-cell>
          <table:table-cell office:value-type="float" office:value="29" calcext:value-type="float">
            <text:p>29</text:p>
          </table:table-cell>
          <table:table-cell office:value-type="float" office:value="0.0145874908193047" calcext:value-type="float">
            <text:p>0.014587490819305</text:p>
          </table:table-cell>
          <table:table-cell office:value-type="float" office:value="0.090026349934837" calcext:value-type="float">
            <text:p>0.090026349934837</text:p>
          </table:table-cell>
          <table:table-cell office:value-type="float" office:value="0.307623988192925" calcext:value-type="float">
            <text:p>0.307623988192925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8" calcext:value-type="float">
            <text:p>108</text:p>
          </table:table-cell>
          <table:table-cell office:value-type="float" office:value="27" calcext:value-type="float">
            <text:p>27</text:p>
          </table:table-cell>
          <table:table-cell office:value-type="float" office:value="0.010464649550441" calcext:value-type="float">
            <text:p>0.010464649550441</text:p>
          </table:table-cell>
          <table:table-cell office:value-type="float" office:value="0.124234960132999" calcext:value-type="float">
            <text:p>0.124234960132999</text:p>
          </table:table-cell>
          <table:table-cell office:value-type="float" office:value="0.323991715753695" calcext:value-type="float">
            <text:p>0.323991715753695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4" calcext:value-type="float">
            <text:p>104</text:p>
          </table:table-cell>
          <table:table-cell office:value-type="float" office:value="27" calcext:value-type="float">
            <text:p>27</text:p>
          </table:table-cell>
          <table:table-cell office:value-type="float" office:value="0.00695775277264511" calcext:value-type="float">
            <text:p>0.006957752772645</text:p>
          </table:table-cell>
          <table:table-cell office:value-type="float" office:value="0.139929749833001" calcext:value-type="float">
            <text:p>0.139929749833001</text:p>
          </table:table-cell>
          <table:table-cell office:value-type="float" office:value="0.312362141917679" calcext:value-type="float">
            <text:p>0.312362141917679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0.0139336763444566" calcext:value-type="float">
            <text:p>0.013933676344457</text:p>
          </table:table-cell>
          <table:table-cell office:value-type="float" office:value="0.11245413467637" calcext:value-type="float">
            <text:p>0.11245413467637</text:p>
          </table:table-cell>
          <table:table-cell office:value-type="float" office:value="0.232415120328422" calcext:value-type="float">
            <text:p>0.232415120328422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8" calcext:value-type="float">
            <text:p>108</text:p>
          </table:table-cell>
          <table:table-cell office:value-type="float" office:value="27" calcext:value-type="float">
            <text:p>27</text:p>
          </table:table-cell>
          <table:table-cell office:value-type="float" office:value="0.0161722206201841" calcext:value-type="float">
            <text:p>0.016172220620184</text:p>
          </table:table-cell>
          <table:table-cell office:value-type="float" office:value="0.0767579650364398" calcext:value-type="float">
            <text:p>0.07675796503644</text:p>
          </table:table-cell>
          <table:table-cell office:value-type="float" office:value="0.31590321662225" calcext:value-type="float">
            <text:p>0.31590321662225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0.012475717111946" calcext:value-type="float">
            <text:p>0.012475717111946</text:p>
          </table:table-cell>
          <table:table-cell office:value-type="float" office:value="0.0815295901692032" calcext:value-type="float">
            <text:p>0.081529590169203</text:p>
          </table:table-cell>
          <table:table-cell office:value-type="float" office:value="0.266779836009378" calcext:value-type="float">
            <text:p>0.266779836009378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98" calcext:value-type="float">
            <text:p>98</text:p>
          </table:table-cell>
          <table:table-cell office:value-type="float" office:value="25" calcext:value-type="float">
            <text:p>25</text:p>
          </table:table-cell>
          <table:table-cell office:value-type="float" office:value="0.000977379732232123" calcext:value-type="float">
            <text:p>0.000977379732232</text:p>
          </table:table-cell>
          <table:table-cell office:value-type="float" office:value="0.0796986743963542" calcext:value-type="float">
            <text:p>0.079698674396354</text:p>
          </table:table-cell>
          <table:table-cell office:value-type="float" office:value="0.269277768220372" calcext:value-type="float">
            <text:p>0.269277768220372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float" office:value="0.00108996650715842" calcext:value-type="float">
            <text:p>0.001089966507158</text:p>
          </table:table-cell>
          <table:table-cell office:value-type="float" office:value="0.0907256052910602" calcext:value-type="float">
            <text:p>0.09072560529106</text:p>
          </table:table-cell>
          <table:table-cell office:value-type="float" office:value="0.306096713278229" calcext:value-type="float">
            <text:p>0.306096713278229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 office:value-type="float" office:value="0.0039488666675466" calcext:value-type="float">
            <text:p>0.003948866667547</text:p>
          </table:table-cell>
          <table:table-cell office:value-type="float" office:value="0.113648178573671" calcext:value-type="float">
            <text:p>0.113648178573671</text:p>
          </table:table-cell>
          <table:table-cell office:value-type="float" office:value="0.318024977862594" calcext:value-type="float">
            <text:p>0.318024977862594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0.00112429499160481" calcext:value-type="float">
            <text:p>0.001124294991605</text:p>
          </table:table-cell>
          <table:table-cell office:value-type="float" office:value="0.0698059012523106" calcext:value-type="float">
            <text:p>0.069805901252311</text:p>
          </table:table-cell>
          <table:table-cell office:value-type="float" office:value="0.224468902726163" calcext:value-type="float">
            <text:p>0.224468902726163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0.00744198435689551" calcext:value-type="float">
            <text:p>0.007441984356896</text:p>
          </table:table-cell>
          <table:table-cell office:value-type="float" office:value="0.113232970013136" calcext:value-type="float">
            <text:p>0.113232970013136</text:p>
          </table:table-cell>
          <table:table-cell office:value-type="float" office:value="0.270957417421829" calcext:value-type="float">
            <text:p>0.270957417421829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0.0176468922537313" calcext:value-type="float">
            <text:p>0.017646892253731</text:p>
          </table:table-cell>
          <table:table-cell office:value-type="float" office:value="0.106327042845519" calcext:value-type="float">
            <text:p>0.106327042845519</text:p>
          </table:table-cell>
          <table:table-cell office:value-type="float" office:value="0.305183082876939" calcext:value-type="float">
            <text:p>0.305183082876939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office:value-type="float" office:value="0.0144096730580552" calcext:value-type="float">
            <text:p>0.014409673058055</text:p>
          </table:table-cell>
          <table:table-cell office:value-type="float" office:value="0.126659386766631" calcext:value-type="float">
            <text:p>0.126659386766631</text:p>
          </table:table-cell>
          <table:table-cell office:value-type="float" office:value="0.306644811939702" calcext:value-type="float">
            <text:p>0.306644811939702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office:value-type="float" office:value="0.0119514414950816" calcext:value-type="float">
            <text:p>0.011951441495082</text:p>
          </table:table-cell>
          <table:table-cell office:value-type="float" office:value="0.106217304197339" calcext:value-type="float">
            <text:p>0.106217304197339</text:p>
          </table:table-cell>
          <table:table-cell office:value-type="float" office:value="0.257785807498615" calcext:value-type="float">
            <text:p>0.257785807498615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0.0000901226388689974" calcext:value-type="float">
            <text:p>9.01226388689974E-05</text:p>
          </table:table-cell>
          <table:table-cell office:value-type="float" office:value="0.0714982618520375" calcext:value-type="float">
            <text:p>0.071498261852038</text:p>
          </table:table-cell>
          <table:table-cell office:value-type="float" office:value="0.299896696704462" calcext:value-type="float">
            <text:p>0.299896696704462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office:value-type="float" office:value="0.0026730712615738" calcext:value-type="float">
            <text:p>0.002673071261574</text:p>
          </table:table-cell>
          <table:table-cell office:value-type="float" office:value="0.101707988916946" calcext:value-type="float">
            <text:p>0.101707988916946</text:p>
          </table:table-cell>
          <table:table-cell office:value-type="float" office:value="0.305135269013785" calcext:value-type="float">
            <text:p>0.305135269013785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6" calcext:value-type="float">
            <text:p>106</text:p>
          </table:table-cell>
          <table:table-cell office:value-type="float" office:value="27" calcext:value-type="float">
            <text:p>27</text:p>
          </table:table-cell>
          <table:table-cell office:value-type="float" office:value="0.00168333257457406" calcext:value-type="float">
            <text:p>0.001683332574574</text:p>
          </table:table-cell>
          <table:table-cell office:value-type="float" office:value="0.154079130649724" calcext:value-type="float">
            <text:p>0.154079130649724</text:p>
          </table:table-cell>
          <table:table-cell office:value-type="float" office:value="0.29853805995588" calcext:value-type="float">
            <text:p>0.29853805995588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0.0994830266335212" calcext:value-type="float">
            <text:p>0.099483026633521</text:p>
          </table:table-cell>
          <table:table-cell office:value-type="float" office:value="0.114367117500694" calcext:value-type="float">
            <text:p>0.114367117500694</text:p>
          </table:table-cell>
          <table:table-cell office:value-type="float" office:value="0.12550357328389" calcext:value-type="float">
            <text:p>0.12550357328389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0.000625909283273204" calcext:value-type="float">
            <text:p>0.000625909283273</text:p>
          </table:table-cell>
          <table:table-cell office:value-type="float" office:value="0.0864862321588949" calcext:value-type="float">
            <text:p>0.086486232158895</text:p>
          </table:table-cell>
          <table:table-cell office:value-type="float" office:value="0.247018059476502" calcext:value-type="float">
            <text:p>0.247018059476502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0.00743688862053191" calcext:value-type="float">
            <text:p>0.007436888620532</text:p>
          </table:table-cell>
          <table:table-cell office:value-type="float" office:value="0.0860600292235164" calcext:value-type="float">
            <text:p>0.086060029223516</text:p>
          </table:table-cell>
          <table:table-cell office:value-type="float" office:value="0.230515095343861" calcext:value-type="float">
            <text:p>0.230515095343861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8" calcext:value-type="float">
            <text:p>98</text:p>
          </table:table-cell>
          <table:table-cell office:value-type="float" office:value="25" calcext:value-type="float">
            <text:p>25</text:p>
          </table:table-cell>
          <table:table-cell office:value-type="float" office:value="0.0045100256724126" calcext:value-type="float">
            <text:p>0.004510025672413</text:p>
          </table:table-cell>
          <table:table-cell office:value-type="float" office:value="0.118986837476723" calcext:value-type="float">
            <text:p>0.118986837476723</text:p>
          </table:table-cell>
          <table:table-cell office:value-type="float" office:value="0.302327646743069" calcext:value-type="float">
            <text:p>0.302327646743069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5" calcext:value-type="float">
            <text:p>105</text:p>
          </table:table-cell>
          <table:table-cell office:value-type="float" office:value="27" calcext:value-type="float">
            <text:p>27</text:p>
          </table:table-cell>
          <table:table-cell office:value-type="float" office:value="0.00114741674921814" calcext:value-type="float">
            <text:p>0.001147416749218</text:p>
          </table:table-cell>
          <table:table-cell office:value-type="float" office:value="0.0874015212522171" calcext:value-type="float">
            <text:p>0.087401521252217</text:p>
          </table:table-cell>
          <table:table-cell office:value-type="float" office:value="0.323064152373087" calcext:value-type="float">
            <text:p>0.323064152373087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0.00201914148233717" calcext:value-type="float">
            <text:p>0.002019141482337</text:p>
          </table:table-cell>
          <table:table-cell office:value-type="float" office:value="0.0618913062509136" calcext:value-type="float">
            <text:p>0.061891306250914</text:p>
          </table:table-cell>
          <table:table-cell office:value-type="float" office:value="0.323515991983485" calcext:value-type="float">
            <text:p>0.323515991983485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0.0000147556327634718" calcext:value-type="float">
            <text:p>1.47556327634718E-05</text:p>
          </table:table-cell>
          <table:table-cell office:value-type="float" office:value="0.123733429924625" calcext:value-type="float">
            <text:p>0.123733429924625</text:p>
          </table:table-cell>
          <table:table-cell office:value-type="float" office:value="0.273944389530584" calcext:value-type="float">
            <text:p>0.273944389530584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office:value-type="float" office:value="0.000313735413403168" calcext:value-type="float">
            <text:p>0.000313735413403</text:p>
          </table:table-cell>
          <table:table-cell office:value-type="float" office:value="0.0837310123793679" calcext:value-type="float">
            <text:p>0.083731012379368</text:p>
          </table:table-cell>
          <table:table-cell office:value-type="float" office:value="0.319995315130297" calcext:value-type="float">
            <text:p>0.319995315130297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office:value-type="float" office:value="0.00154683262270605" calcext:value-type="float">
            <text:p>0.001546832622706</text:p>
          </table:table-cell>
          <table:table-cell office:value-type="float" office:value="0.0565879868943711" calcext:value-type="float">
            <text:p>0.056587986894371</text:p>
          </table:table-cell>
          <table:table-cell office:value-type="float" office:value="0.317844822767958" calcext:value-type="float">
            <text:p>0.317844822767958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0.000113823165511201" calcext:value-type="float">
            <text:p>0.000113823165511</text:p>
          </table:table-cell>
          <table:table-cell office:value-type="float" office:value="0.0982754412082118" calcext:value-type="float">
            <text:p>0.098275441208212</text:p>
          </table:table-cell>
          <table:table-cell office:value-type="float" office:value="0.31144318324824" calcext:value-type="float">
            <text:p>0.31144318324824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0.00277396519727445" calcext:value-type="float">
            <text:p>0.002773965197274</text:p>
          </table:table-cell>
          <table:table-cell office:value-type="float" office:value="0.0888587525881366" calcext:value-type="float">
            <text:p>0.088858752588137</text:p>
          </table:table-cell>
          <table:table-cell office:value-type="float" office:value="0.300139209342314" calcext:value-type="float">
            <text:p>0.300139209342314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office:value-type="float" office:value="0.000241942693304437" calcext:value-type="float">
            <text:p>0.000241942693304</text:p>
          </table:table-cell>
          <table:table-cell office:value-type="float" office:value="0.0583515319666105" calcext:value-type="float">
            <text:p>0.058351531966611</text:p>
          </table:table-cell>
          <table:table-cell office:value-type="float" office:value="0.2314061472426" calcext:value-type="float">
            <text:p>0.2314061472426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float" office:value="0.0120939835014214" calcext:value-type="float">
            <text:p>0.012093983501421</text:p>
          </table:table-cell>
          <table:table-cell office:value-type="float" office:value="0.119844418693039" calcext:value-type="float">
            <text:p>0.119844418693039</text:p>
          </table:table-cell>
          <table:table-cell office:value-type="float" office:value="0.238427684540348" calcext:value-type="float">
            <text:p>0.238427684540348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  <table:table-cell office:value-type="float" office:value="0.0154470894807587" calcext:value-type="float">
            <text:p>0.015447089480759</text:p>
          </table:table-cell>
          <table:table-cell office:value-type="float" office:value="0.0839420470580812" calcext:value-type="float">
            <text:p>0.083942047058081</text:p>
          </table:table-cell>
          <table:table-cell office:value-type="float" office:value="0.289415365281207" calcext:value-type="float">
            <text:p>0.289415365281207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office:value-type="float" office:value="0.00496262380639533" calcext:value-type="float">
            <text:p>0.004962623806395</text:p>
          </table:table-cell>
          <table:table-cell office:value-type="float" office:value="0.151473447275738" calcext:value-type="float">
            <text:p>0.151473447275738</text:p>
          </table:table-cell>
          <table:table-cell office:value-type="float" office:value="0.345667136713428" calcext:value-type="float">
            <text:p>0.345667136713428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0.000620720157391452" calcext:value-type="float">
            <text:p>0.000620720157391</text:p>
          </table:table-cell>
          <table:table-cell office:value-type="float" office:value="0.076076185631879" calcext:value-type="float">
            <text:p>0.076076185631879</text:p>
          </table:table-cell>
          <table:table-cell office:value-type="float" office:value="0.243461262878912" calcext:value-type="float">
            <text:p>0.243461262878912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0.00668879292129469" calcext:value-type="float">
            <text:p>0.006688792921295</text:p>
          </table:table-cell>
          <table:table-cell office:value-type="float" office:value="0.0882177356663876" calcext:value-type="float">
            <text:p>0.088217735666388</text:p>
          </table:table-cell>
          <table:table-cell office:value-type="float" office:value="0.252907424762701" calcext:value-type="float">
            <text:p>0.252907424762701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0.000972474161563347" calcext:value-type="float">
            <text:p>0.000972474161563</text:p>
          </table:table-cell>
          <table:table-cell office:value-type="float" office:value="0.0344402120639299" calcext:value-type="float">
            <text:p>0.03444021206393</text:p>
          </table:table-cell>
          <table:table-cell office:value-type="float" office:value="0.247280361965065" calcext:value-type="float">
            <text:p>0.247280361965065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office:value-type="float" office:value="0.01173483510679" calcext:value-type="float">
            <text:p>0.01173483510679</text:p>
          </table:table-cell>
          <table:table-cell office:value-type="float" office:value="0.127487323172283" calcext:value-type="float">
            <text:p>0.127487323172283</text:p>
          </table:table-cell>
          <table:table-cell office:value-type="float" office:value="0.333827462056065" calcext:value-type="float">
            <text:p>0.333827462056065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8" calcext:value-type="float">
            <text:p>108</text:p>
          </table:table-cell>
          <table:table-cell office:value-type="float" office:value="28" calcext:value-type="float">
            <text:p>28</text:p>
          </table:table-cell>
          <table:table-cell office:value-type="float" office:value="0.00595774765999453" calcext:value-type="float">
            <text:p>0.005957747659995</text:p>
          </table:table-cell>
          <table:table-cell office:value-type="float" office:value="0.0954189214026324" calcext:value-type="float">
            <text:p>0.095418921402632</text:p>
          </table:table-cell>
          <table:table-cell office:value-type="float" office:value="0.244073805172715" calcext:value-type="float">
            <text:p>0.244073805172715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6" calcext:value-type="float">
            <text:p>106</text:p>
          </table:table-cell>
          <table:table-cell office:value-type="float" office:value="27" calcext:value-type="float">
            <text:p>27</text:p>
          </table:table-cell>
          <table:table-cell office:value-type="float" office:value="0.000227263600163716" calcext:value-type="float">
            <text:p>0.000227263600164</text:p>
          </table:table-cell>
          <table:table-cell office:value-type="float" office:value="0.0997068011286875" calcext:value-type="float">
            <text:p>0.099706801128688</text:p>
          </table:table-cell>
          <table:table-cell office:value-type="float" office:value="0.251428243549857" calcext:value-type="float">
            <text:p>0.251428243549857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0.0000640932434833596" calcext:value-type="float">
            <text:p>6.40932434833596E-05</text:p>
          </table:table-cell>
          <table:table-cell office:value-type="float" office:value="0.121090422121431" calcext:value-type="float">
            <text:p>0.121090422121431</text:p>
          </table:table-cell>
          <table:table-cell office:value-type="float" office:value="0.317925525045979" calcext:value-type="float">
            <text:p>0.317925525045979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0.0188071962557296" calcext:value-type="float">
            <text:p>0.01880719625573</text:p>
          </table:table-cell>
          <table:table-cell office:value-type="float" office:value="0.0782998174307703" calcext:value-type="float">
            <text:p>0.07829981743077</text:p>
          </table:table-cell>
          <table:table-cell office:value-type="float" office:value="0.278168347837564" calcext:value-type="float">
            <text:p>0.278168347837564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 office:value-type="float" office:value="0.000763021759233623" calcext:value-type="float">
            <text:p>0.000763021759234</text:p>
          </table:table-cell>
          <table:table-cell office:value-type="float" office:value="0.0953395828441169" calcext:value-type="float">
            <text:p>0.095339582844117</text:p>
          </table:table-cell>
          <table:table-cell office:value-type="float" office:value="0.304790324188118" calcext:value-type="float">
            <text:p>0.304790324188118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0.000585563322327232" calcext:value-type="float">
            <text:p>0.000585563322327</text:p>
          </table:table-cell>
          <table:table-cell office:value-type="float" office:value="0.0736852060987184" calcext:value-type="float">
            <text:p>0.073685206098718</text:p>
          </table:table-cell>
          <table:table-cell office:value-type="float" office:value="0.301825202420872" calcext:value-type="float">
            <text:p>0.301825202420872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0.00658622174631311" calcext:value-type="float">
            <text:p>0.006586221746313</text:p>
          </table:table-cell>
          <table:table-cell office:value-type="float" office:value="0.0636456069985226" calcext:value-type="float">
            <text:p>0.063645606998523</text:p>
          </table:table-cell>
          <table:table-cell office:value-type="float" office:value="0.257913006041486" calcext:value-type="float">
            <text:p>0.257913006041486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0.000523690378892661" calcext:value-type="float">
            <text:p>0.000523690378893</text:p>
          </table:table-cell>
          <table:table-cell office:value-type="float" office:value="0.0612461260277116" calcext:value-type="float">
            <text:p>0.061246126027712</text:p>
          </table:table-cell>
          <table:table-cell office:value-type="float" office:value="0.150400418062759" calcext:value-type="float">
            <text:p>0.150400418062759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float" office:value="0.0184695797642771" calcext:value-type="float">
            <text:p>0.018469579764277</text:p>
          </table:table-cell>
          <table:table-cell office:value-type="float" office:value="0.0566307609017564" calcext:value-type="float">
            <text:p>0.056630760901757</text:p>
          </table:table-cell>
          <table:table-cell office:value-type="float" office:value="0.237922083833879" calcext:value-type="float">
            <text:p>0.237922083833879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8" calcext:value-type="float">
            <text:p>98</text:p>
          </table:table-cell>
          <table:table-cell office:value-type="float" office:value="25" calcext:value-type="float">
            <text:p>25</text:p>
          </table:table-cell>
          <table:table-cell office:value-type="float" office:value="0.00147388268826446" calcext:value-type="float">
            <text:p>0.001473882688264</text:p>
          </table:table-cell>
          <table:table-cell office:value-type="float" office:value="0.0833061380854715" calcext:value-type="float">
            <text:p>0.083306138085472</text:p>
          </table:table-cell>
          <table:table-cell office:value-type="float" office:value="0.261965810841042" calcext:value-type="float">
            <text:p>0.261965810841042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office:value-type="float" office:value="0.00114312604785008" calcext:value-type="float">
            <text:p>0.00114312604785</text:p>
          </table:table-cell>
          <table:table-cell office:value-type="float" office:value="0.114989277358207" calcext:value-type="float">
            <text:p>0.114989277358207</text:p>
          </table:table-cell>
          <table:table-cell office:value-type="float" office:value="0.285901188918306" calcext:value-type="float">
            <text:p>0.285901188918306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0.00244732337809153" calcext:value-type="float">
            <text:p>0.002447323378092</text:p>
          </table:table-cell>
          <table:table-cell office:value-type="float" office:value="0.0930199804936462" calcext:value-type="float">
            <text:p>0.093019980493646</text:p>
          </table:table-cell>
          <table:table-cell office:value-type="float" office:value="0.268716219000614" calcext:value-type="float">
            <text:p>0.268716219000614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4" calcext:value-type="float">
            <text:p>104</text:p>
          </table:table-cell>
          <table:table-cell office:value-type="float" office:value="26" calcext:value-type="float">
            <text:p>26</text:p>
          </table:table-cell>
          <table:table-cell office:value-type="float" office:value="0.00138100580591667" calcext:value-type="float">
            <text:p>0.001381005805917</text:p>
          </table:table-cell>
          <table:table-cell office:value-type="float" office:value="0.100654149615552" calcext:value-type="float">
            <text:p>0.100654149615552</text:p>
          </table:table-cell>
          <table:table-cell office:value-type="float" office:value="0.296719854234314" calcext:value-type="float">
            <text:p>0.296719854234314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0.0187200492506343" calcext:value-type="float">
            <text:p>0.018720049250634</text:p>
          </table:table-cell>
          <table:table-cell office:value-type="float" office:value="0.113922449629401" calcext:value-type="float">
            <text:p>0.113922449629401</text:p>
          </table:table-cell>
          <table:table-cell office:value-type="float" office:value="0.360401457855121" calcext:value-type="float">
            <text:p>0.360401457855121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float" office:value="0.00347643344137391" calcext:value-type="float">
            <text:p>0.003476433441374</text:p>
          </table:table-cell>
          <table:table-cell office:value-type="float" office:value="0.124251409477694" calcext:value-type="float">
            <text:p>0.124251409477694</text:p>
          </table:table-cell>
          <table:table-cell office:value-type="float" office:value="0.288065862964616" calcext:value-type="float">
            <text:p>0.288065862964616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0.00183979302273243" calcext:value-type="float">
            <text:p>0.001839793022732</text:p>
          </table:table-cell>
          <table:table-cell office:value-type="float" office:value="0.0286189699672948" calcext:value-type="float">
            <text:p>0.028618969967295</text:p>
          </table:table-cell>
          <table:table-cell office:value-type="float" office:value="0.237481150285284" calcext:value-type="float">
            <text:p>0.237481150285284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19" calcext:value-type="float">
            <text:p>119</text:p>
          </table:table-cell>
          <table:table-cell office:value-type="float" office:value="30" calcext:value-type="float">
            <text:p>30</text:p>
          </table:table-cell>
          <table:table-cell office:value-type="float" office:value="0.000509034002141209" calcext:value-type="float">
            <text:p>0.000509034002141</text:p>
          </table:table-cell>
          <table:table-cell office:value-type="float" office:value="0.116257852709882" calcext:value-type="float">
            <text:p>0.116257852709882</text:p>
          </table:table-cell>
          <table:table-cell office:value-type="float" office:value="0.287992043550799" calcext:value-type="float">
            <text:p>0.287992043550799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0.00301425561246149" calcext:value-type="float">
            <text:p>0.003014255612462</text:p>
          </table:table-cell>
          <table:table-cell office:value-type="float" office:value="0.0423955755168231" calcext:value-type="float">
            <text:p>0.042395575516823</text:p>
          </table:table-cell>
          <table:table-cell office:value-type="float" office:value="0.145908740970249" calcext:value-type="float">
            <text:p>0.145908740970249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94" calcext:value-type="float">
            <text:p>94</text:p>
          </table:table-cell>
          <table:table-cell office:value-type="float" office:value="24" calcext:value-type="float">
            <text:p>24</text:p>
          </table:table-cell>
          <table:table-cell office:value-type="float" office:value="0.00116730247248403" calcext:value-type="float">
            <text:p>0.001167302472484</text:p>
          </table:table-cell>
          <table:table-cell office:value-type="float" office:value="0.107844859548373" calcext:value-type="float">
            <text:p>0.107844859548373</text:p>
          </table:table-cell>
          <table:table-cell office:value-type="float" office:value="0.309956284340538" calcext:value-type="float">
            <text:p>0.309956284340538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office:value-type="float" office:value="0.00525895951403832" calcext:value-type="float">
            <text:p>0.005258959514038</text:p>
          </table:table-cell>
          <table:table-cell office:value-type="float" office:value="0.052352562108894" calcext:value-type="float">
            <text:p>0.052352562108894</text:p>
          </table:table-cell>
          <table:table-cell office:value-type="float" office:value="0.139431096669358" calcext:value-type="float">
            <text:p>0.139431096669358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0.00518397614578303" calcext:value-type="float">
            <text:p>0.005183976145783</text:p>
          </table:table-cell>
          <table:table-cell office:value-type="float" office:value="0.0955303619562445" calcext:value-type="float">
            <text:p>0.095530361956245</text:p>
          </table:table-cell>
          <table:table-cell office:value-type="float" office:value="0.34613082547029" calcext:value-type="float">
            <text:p>0.34613082547029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0.00247085514405705" calcext:value-type="float">
            <text:p>0.002470855144057</text:p>
          </table:table-cell>
          <table:table-cell office:value-type="float" office:value="0.0563301066215393" calcext:value-type="float">
            <text:p>0.056330106621539</text:p>
          </table:table-cell>
          <table:table-cell office:value-type="float" office:value="0.28987801105618" calcext:value-type="float">
            <text:p>0.28987801105618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7" calcext:value-type="float">
            <text:p>87</text:p>
          </table:table-cell>
          <table:table-cell office:value-type="float" office:value="22" calcext:value-type="float">
            <text:p>22</text:p>
          </table:table-cell>
          <table:table-cell office:value-type="float" office:value="0.00196929074078554" calcext:value-type="float">
            <text:p>0.001969290740786</text:p>
          </table:table-cell>
          <table:table-cell office:value-type="float" office:value="0.118493806241462" calcext:value-type="float">
            <text:p>0.118493806241462</text:p>
          </table:table-cell>
          <table:table-cell office:value-type="float" office:value="0.346226289407493" calcext:value-type="float">
            <text:p>0.346226289407493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office:value-type="float" office:value="0.0202553807859676" calcext:value-type="float">
            <text:p>0.020255380785968</text:p>
          </table:table-cell>
          <table:table-cell office:value-type="float" office:value="0.0960663377254819" calcext:value-type="float">
            <text:p>0.096066337725482</text:p>
          </table:table-cell>
          <table:table-cell office:value-type="float" office:value="0.283742516130893" calcext:value-type="float">
            <text:p>0.283742516130893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95" calcext:value-type="float">
            <text:p>95</text:p>
          </table:table-cell>
          <table:table-cell office:value-type="float" office:value="24" calcext:value-type="float">
            <text:p>24</text:p>
          </table:table-cell>
          <table:table-cell office:value-type="float" office:value="0.0130146074893074" calcext:value-type="float">
            <text:p>0.013014607489308</text:p>
          </table:table-cell>
          <table:table-cell office:value-type="float" office:value="0.139852786760808" calcext:value-type="float">
            <text:p>0.139852786760808</text:p>
          </table:table-cell>
          <table:table-cell office:value-type="float" office:value="0.302040466480713" calcext:value-type="float">
            <text:p>0.302040466480713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0.00795431152917678" calcext:value-type="float">
            <text:p>0.007954311529177</text:p>
          </table:table-cell>
          <table:table-cell office:value-type="float" office:value="0.0914137344663949" calcext:value-type="float">
            <text:p>0.091413734466395</text:p>
          </table:table-cell>
          <table:table-cell office:value-type="float" office:value="0.302152280554795" calcext:value-type="float">
            <text:p>0.302152280554795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9" calcext:value-type="float">
            <text:p>99</text:p>
          </table:table-cell>
          <table:table-cell office:value-type="float" office:value="25" calcext:value-type="float">
            <text:p>25</text:p>
          </table:table-cell>
          <table:table-cell office:value-type="float" office:value="0.002444248787149" calcext:value-type="float">
            <text:p>0.002444248787149</text:p>
          </table:table-cell>
          <table:table-cell office:value-type="float" office:value="0.0705965360293199" calcext:value-type="float">
            <text:p>0.07059653602932</text:p>
          </table:table-cell>
          <table:table-cell office:value-type="float" office:value="0.209998497398481" calcext:value-type="float">
            <text:p>0.209998497398481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0.00493669319850909" calcext:value-type="float">
            <text:p>0.004936693198509</text:p>
          </table:table-cell>
          <table:table-cell office:value-type="float" office:value="0.0442945552652837" calcext:value-type="float">
            <text:p>0.044294555265284</text:p>
          </table:table-cell>
          <table:table-cell office:value-type="float" office:value="0.253564173525285" calcext:value-type="float">
            <text:p>0.253564173525285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0.00105192815153759" calcext:value-type="float">
            <text:p>0.001051928151538</text:p>
          </table:table-cell>
          <table:table-cell office:value-type="float" office:value="0.0578312737223289" calcext:value-type="float">
            <text:p>0.057831273722329</text:p>
          </table:table-cell>
          <table:table-cell office:value-type="float" office:value="0.197335638684107" calcext:value-type="float">
            <text:p>0.197335638684107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0.0157235823167132" calcext:value-type="float">
            <text:p>0.015723582316713</text:p>
          </table:table-cell>
          <table:table-cell office:value-type="float" office:value="0.10913844256455" calcext:value-type="float">
            <text:p>0.10913844256455</text:p>
          </table:table-cell>
          <table:table-cell office:value-type="float" office:value="0.361527240110682" calcext:value-type="float">
            <text:p>0.361527240110682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9" calcext:value-type="float">
            <text:p>109</text:p>
          </table:table-cell>
          <table:table-cell office:value-type="float" office:value="28" calcext:value-type="float">
            <text:p>28</text:p>
          </table:table-cell>
          <table:table-cell office:value-type="float" office:value="0.0114674040037617" calcext:value-type="float">
            <text:p>0.011467404003762</text:p>
          </table:table-cell>
          <table:table-cell office:value-type="float" office:value="0.0834463269970629" calcext:value-type="float">
            <text:p>0.083446326997063</text:p>
          </table:table-cell>
          <table:table-cell office:value-type="float" office:value="0.296065499572563" calcext:value-type="float">
            <text:p>0.296065499572563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3" calcext:value-type="float">
            <text:p>103</text:p>
          </table:table-cell>
          <table:table-cell office:value-type="float" office:value="26" calcext:value-type="float">
            <text:p>26</text:p>
          </table:table-cell>
          <table:table-cell office:value-type="float" office:value="0.0000597966058589611" calcext:value-type="float">
            <text:p>5.97966058589611E-05</text:p>
          </table:table-cell>
          <table:table-cell office:value-type="float" office:value="0.0650804547562883" calcext:value-type="float">
            <text:p>0.065080454756288</text:p>
          </table:table-cell>
          <table:table-cell office:value-type="float" office:value="0.292881912059827" calcext:value-type="float">
            <text:p>0.292881912059827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  <table:table-cell office:value-type="float" office:value="0.00245801512135493" calcext:value-type="float">
            <text:p>0.002458015121355</text:p>
          </table:table-cell>
          <table:table-cell office:value-type="float" office:value="0.0709067601415343" calcext:value-type="float">
            <text:p>0.070906760141534</text:p>
          </table:table-cell>
          <table:table-cell office:value-type="float" office:value="0.239164550064544" calcext:value-type="float">
            <text:p>0.239164550064544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4" calcext:value-type="float">
            <text:p>104</text:p>
          </table:table-cell>
          <table:table-cell office:value-type="float" office:value="26" calcext:value-type="float">
            <text:p>26</text:p>
          </table:table-cell>
          <table:table-cell office:value-type="float" office:value="0.00224406827215307" calcext:value-type="float">
            <text:p>0.002244068272153</text:p>
          </table:table-cell>
          <table:table-cell office:value-type="float" office:value="0.100439766589326" calcext:value-type="float">
            <text:p>0.100439766589326</text:p>
          </table:table-cell>
          <table:table-cell office:value-type="float" office:value="0.25740035994764" calcext:value-type="float">
            <text:p>0.25740035994764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  <table:table-cell office:value-type="float" office:value="0.00441258097653108" calcext:value-type="float">
            <text:p>0.004412580976531</text:p>
          </table:table-cell>
          <table:table-cell office:value-type="float" office:value="0.0978424731178374" calcext:value-type="float">
            <text:p>0.097842473117838</text:p>
          </table:table-cell>
          <table:table-cell office:value-type="float" office:value="0.363489862484666" calcext:value-type="float">
            <text:p>0.363489862484666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21" calcext:value-type="float">
            <text:p>121</text:p>
          </table:table-cell>
          <table:table-cell office:value-type="float" office:value="31" calcext:value-type="float">
            <text:p>31</text:p>
          </table:table-cell>
          <table:table-cell office:value-type="float" office:value="0.00592093140334242" calcext:value-type="float">
            <text:p>0.005920931403342</text:p>
          </table:table-cell>
          <table:table-cell office:value-type="float" office:value="0.105647499712243" calcext:value-type="float">
            <text:p>0.105647499712243</text:p>
          </table:table-cell>
          <table:table-cell office:value-type="float" office:value="0.30437152986063" calcext:value-type="float">
            <text:p>0.30437152986063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4" calcext:value-type="float">
            <text:p>104</text:p>
          </table:table-cell>
          <table:table-cell office:value-type="float" office:value="27" calcext:value-type="float">
            <text:p>27</text:p>
          </table:table-cell>
          <table:table-cell office:value-type="float" office:value="0.000818590293253235" calcext:value-type="float">
            <text:p>0.000818590293253</text:p>
          </table:table-cell>
          <table:table-cell office:value-type="float" office:value="0.0283862212806376" calcext:value-type="float">
            <text:p>0.028386221280638</text:p>
          </table:table-cell>
          <table:table-cell office:value-type="float" office:value="0.213355319875753" calcext:value-type="float">
            <text:p>0.213355319875753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5" calcext:value-type="float">
            <text:p>105</text:p>
          </table:table-cell>
          <table:table-cell office:value-type="float" office:value="27" calcext:value-type="float">
            <text:p>27</text:p>
          </table:table-cell>
          <table:table-cell office:value-type="float" office:value="0.00499483841191466" calcext:value-type="float">
            <text:p>0.004994838411915</text:p>
          </table:table-cell>
          <table:table-cell office:value-type="float" office:value="0.0968012179199654" calcext:value-type="float">
            <text:p>0.096801217919966</text:p>
          </table:table-cell>
          <table:table-cell office:value-type="float" office:value="0.284871417271254" calcext:value-type="float">
            <text:p>0.284871417271254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98" calcext:value-type="float">
            <text:p>98</text:p>
          </table:table-cell>
          <table:table-cell office:value-type="float" office:value="25" calcext:value-type="float">
            <text:p>25</text:p>
          </table:table-cell>
          <table:table-cell office:value-type="float" office:value="0.00747826747551632" calcext:value-type="float">
            <text:p>0.007478267475516</text:p>
          </table:table-cell>
          <table:table-cell office:value-type="float" office:value="0.0924331466144942" calcext:value-type="float">
            <text:p>0.092433146614494</text:p>
          </table:table-cell>
          <table:table-cell office:value-type="float" office:value="0.274145306576464" calcext:value-type="float">
            <text:p>0.274145306576464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office:value-type="float" office:value="0.0137510319497128" calcext:value-type="float">
            <text:p>0.013751031949713</text:p>
          </table:table-cell>
          <table:table-cell office:value-type="float" office:value="0.0922953304594828" calcext:value-type="float">
            <text:p>0.092295330459483</text:p>
          </table:table-cell>
          <table:table-cell office:value-type="float" office:value="0.339389112990932" calcext:value-type="float">
            <text:p>0.339389112990932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0.0128541294496503" calcext:value-type="float">
            <text:p>0.01285412944965</text:p>
          </table:table-cell>
          <table:table-cell office:value-type="float" office:value="0.0545750126987991" calcext:value-type="float">
            <text:p>0.054575012698799</text:p>
          </table:table-cell>
          <table:table-cell office:value-type="float" office:value="0.286778910122134" calcext:value-type="float">
            <text:p>0.286778910122134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  <table:table-cell office:value-type="float" office:value="0.0136693327809305" calcext:value-type="float">
            <text:p>0.013669332780931</text:p>
          </table:table-cell>
          <table:table-cell office:value-type="float" office:value="0.0945932716599719" calcext:value-type="float">
            <text:p>0.094593271659972</text:p>
          </table:table-cell>
          <table:table-cell office:value-type="float" office:value="0.293426090709873" calcext:value-type="float">
            <text:p>0.293426090709873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0.00899314414979731" calcext:value-type="float">
            <text:p>0.008993144149797</text:p>
          </table:table-cell>
          <table:table-cell office:value-type="float" office:value="0.0908811295680225" calcext:value-type="float">
            <text:p>0.090881129568023</text:p>
          </table:table-cell>
          <table:table-cell office:value-type="float" office:value="0.291252655549292" calcext:value-type="float">
            <text:p>0.29125265554929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0.00115435246564122" calcext:value-type="float">
            <text:p>0.001154352465641</text:p>
          </table:table-cell>
          <table:table-cell office:value-type="float" office:value="0.0402338136208375" calcext:value-type="float">
            <text:p>0.040233813620838</text:p>
          </table:table-cell>
          <table:table-cell office:value-type="float" office:value="0.236293395312074" calcext:value-type="float">
            <text:p>0.236293395312074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float" office:value="0.0169254530646765" calcext:value-type="float">
            <text:p>0.016925453064677</text:p>
          </table:table-cell>
          <table:table-cell office:value-type="float" office:value="0.126799468826154" calcext:value-type="float">
            <text:p>0.126799468826154</text:p>
          </table:table-cell>
          <table:table-cell office:value-type="float" office:value="0.305446788321439" calcext:value-type="float">
            <text:p>0.305446788321439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0.000339281225162184" calcext:value-type="float">
            <text:p>0.000339281225162</text:p>
          </table:table-cell>
          <table:table-cell office:value-type="float" office:value="0.0503988032655733" calcext:value-type="float">
            <text:p>0.050398803265573</text:p>
          </table:table-cell>
          <table:table-cell office:value-type="float" office:value="0.278050890661464" calcext:value-type="float">
            <text:p>0.278050890661464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0.0000865415124885194" calcext:value-type="float">
            <text:p>8.65415124885194E-05</text:p>
          </table:table-cell>
          <table:table-cell office:value-type="float" office:value="0.0974264111216078" calcext:value-type="float">
            <text:p>0.097426411121608</text:p>
          </table:table-cell>
          <table:table-cell office:value-type="float" office:value="0.255931654417903" calcext:value-type="float">
            <text:p>0.255931654417903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 office:value-type="float" office:value="0.0143034141763114" calcext:value-type="float">
            <text:p>0.014303414176312</text:p>
          </table:table-cell>
          <table:table-cell office:value-type="float" office:value="0.0878332055488195" calcext:value-type="float">
            <text:p>0.08783320554882</text:p>
          </table:table-cell>
          <table:table-cell office:value-type="float" office:value="0.205166226203067" calcext:value-type="float">
            <text:p>0.20516622620306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0.000323420763407668" calcext:value-type="float">
            <text:p>0.000323420763408</text:p>
          </table:table-cell>
          <table:table-cell office:value-type="float" office:value="0.0962217136454526" calcext:value-type="float">
            <text:p>0.096221713645453</text:p>
          </table:table-cell>
          <table:table-cell office:value-type="float" office:value="0.258945131809268" calcext:value-type="float">
            <text:p>0.25894513180926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98" calcext:value-type="float">
            <text:p>98</text:p>
          </table:table-cell>
          <table:table-cell office:value-type="float" office:value="25" calcext:value-type="float">
            <text:p>25</text:p>
          </table:table-cell>
          <table:table-cell office:value-type="float" office:value="0.0105623001430114" calcext:value-type="float">
            <text:p>0.010562300143011</text:p>
          </table:table-cell>
          <table:table-cell office:value-type="float" office:value="0.0682245568033442" calcext:value-type="float">
            <text:p>0.068224556803344</text:p>
          </table:table-cell>
          <table:table-cell office:value-type="float" office:value="0.196511117145252" calcext:value-type="float">
            <text:p>0.196511117145252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19" calcext:value-type="float">
            <text:p>119</text:p>
          </table:table-cell>
          <table:table-cell office:value-type="float" office:value="30" calcext:value-type="float">
            <text:p>30</text:p>
          </table:table-cell>
          <table:table-cell office:value-type="float" office:value="0.00163790184176159" calcext:value-type="float">
            <text:p>0.001637901841762</text:p>
          </table:table-cell>
          <table:table-cell office:value-type="float" office:value="0.0823149548374215" calcext:value-type="float">
            <text:p>0.082314954837422</text:p>
          </table:table-cell>
          <table:table-cell office:value-type="float" office:value="0.309462409188141" calcext:value-type="float">
            <text:p>0.309462409188141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0.000213142343165051" calcext:value-type="float">
            <text:p>0.000213142343165</text:p>
          </table:table-cell>
          <table:table-cell office:value-type="float" office:value="0.0732846622276765" calcext:value-type="float">
            <text:p>0.073284662227677</text:p>
          </table:table-cell>
          <table:table-cell office:value-type="float" office:value="0.272858817491092" calcext:value-type="float">
            <text:p>0.272858817491092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float" office:value="0.0027707943396188" calcext:value-type="float">
            <text:p>0.002770794339619</text:p>
          </table:table-cell>
          <table:table-cell office:value-type="float" office:value="0.0490320422563765" calcext:value-type="float">
            <text:p>0.049032042256377</text:p>
          </table:table-cell>
          <table:table-cell office:value-type="float" office:value="0.19524665396514" calcext:value-type="float">
            <text:p>0.19524665396514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0.000479333640270627" calcext:value-type="float">
            <text:p>0.000479333640271</text:p>
          </table:table-cell>
          <table:table-cell office:value-type="float" office:value="0.0440634934764837" calcext:value-type="float">
            <text:p>0.044063493476484</text:p>
          </table:table-cell>
          <table:table-cell office:value-type="float" office:value="0.270803430419602" calcext:value-type="float">
            <text:p>0.270803430419602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0.0210815076481738" calcext:value-type="float">
            <text:p>0.021081507648174</text:p>
          </table:table-cell>
          <table:table-cell office:value-type="float" office:value="0.0921512182060534" calcext:value-type="float">
            <text:p>0.092151218206053</text:p>
          </table:table-cell>
          <table:table-cell office:value-type="float" office:value="0.222021979925698" calcext:value-type="float">
            <text:p>0.222021979925698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0.00188406242060861" calcext:value-type="float">
            <text:p>0.001884062420609</text:p>
          </table:table-cell>
          <table:table-cell office:value-type="float" office:value="0.0736060783517284" calcext:value-type="float">
            <text:p>0.073606078351728</text:p>
          </table:table-cell>
          <table:table-cell office:value-type="float" office:value="0.229052655066408" calcext:value-type="float">
            <text:p>0.229052655066408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97" calcext:value-type="float">
            <text:p>97</text:p>
          </table:table-cell>
          <table:table-cell office:value-type="float" office:value="25" calcext:value-type="float">
            <text:p>25</text:p>
          </table:table-cell>
          <table:table-cell office:value-type="float" office:value="0.0185312341950755" calcext:value-type="float">
            <text:p>0.018531234195076</text:p>
          </table:table-cell>
          <table:table-cell office:value-type="float" office:value="0.0847707596959104" calcext:value-type="float">
            <text:p>0.084770759695911</text:p>
          </table:table-cell>
          <table:table-cell office:value-type="float" office:value="0.25176732119312" calcext:value-type="float">
            <text:p>0.25176732119312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0.00295672936499103" calcext:value-type="float">
            <text:p>0.002956729364991</text:p>
          </table:table-cell>
          <table:table-cell office:value-type="float" office:value="0.0979545454130342" calcext:value-type="float">
            <text:p>0.097954545413034</text:p>
          </table:table-cell>
          <table:table-cell office:value-type="float" office:value="0.30419013436635" calcext:value-type="float">
            <text:p>0.30419013436635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office:value-type="float" office:value="0.0066255490970133" calcext:value-type="float">
            <text:p>0.006625549097013</text:p>
          </table:table-cell>
          <table:table-cell office:value-type="float" office:value="0.0842631971678122" calcext:value-type="float">
            <text:p>0.084263197167812</text:p>
          </table:table-cell>
          <table:table-cell office:value-type="float" office:value="0.300093894475016" calcext:value-type="float">
            <text:p>0.300093894475016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09" calcext:value-type="float">
            <text:p>109</text:p>
          </table:table-cell>
          <table:table-cell office:value-type="float" office:value="28" calcext:value-type="float">
            <text:p>28</text:p>
          </table:table-cell>
          <table:table-cell office:value-type="float" office:value="0.0121460766227303" calcext:value-type="float">
            <text:p>0.01214607662273</text:p>
          </table:table-cell>
          <table:table-cell office:value-type="float" office:value="0.0829023108973957" calcext:value-type="float">
            <text:p>0.082902310897396</text:p>
          </table:table-cell>
          <table:table-cell office:value-type="float" office:value="0.260152961998522" calcext:value-type="float">
            <text:p>0.260152961998522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4" calcext:value-type="float">
            <text:p>104</text:p>
          </table:table-cell>
          <table:table-cell office:value-type="float" office:value="26" calcext:value-type="float">
            <text:p>26</text:p>
          </table:table-cell>
          <table:table-cell office:value-type="float" office:value="0.0136765757962294" calcext:value-type="float">
            <text:p>0.01367657579623</text:p>
          </table:table-cell>
          <table:table-cell office:value-type="float" office:value="0.102055294280466" calcext:value-type="float">
            <text:p>0.102055294280466</text:p>
          </table:table-cell>
          <table:table-cell office:value-type="float" office:value="0.236486409746163" calcext:value-type="float">
            <text:p>0.236486409746163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0.00304777839536383" calcext:value-type="float">
            <text:p>0.003047778395364</text:p>
          </table:table-cell>
          <table:table-cell office:value-type="float" office:value="0.0568316919034614" calcext:value-type="float">
            <text:p>0.056831691903461</text:p>
          </table:table-cell>
          <table:table-cell office:value-type="float" office:value="0.196228984176007" calcext:value-type="float">
            <text:p>0.196228984176007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0.00494682392011425" calcext:value-type="float">
            <text:p>0.004946823920114</text:p>
          </table:table-cell>
          <table:table-cell office:value-type="float" office:value="0.101736316189557" calcext:value-type="float">
            <text:p>0.101736316189557</text:p>
          </table:table-cell>
          <table:table-cell office:value-type="float" office:value="0.31521017872461" calcext:value-type="float">
            <text:p>0.31521017872461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0.0386810002221189" calcext:value-type="float">
            <text:p>0.038681000222119</text:p>
          </table:table-cell>
          <table:table-cell office:value-type="float" office:value="0.069790843396158" calcext:value-type="float">
            <text:p>0.069790843396158</text:p>
          </table:table-cell>
          <table:table-cell office:value-type="float" office:value="0.413569909182317" calcext:value-type="float">
            <text:p>0.413569909182317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office:value-type="float" office:value="0.0100668113334826" calcext:value-type="float">
            <text:p>0.010066811333483</text:p>
          </table:table-cell>
          <table:table-cell office:value-type="float" office:value="0.103473450775649" calcext:value-type="float">
            <text:p>0.103473450775649</text:p>
          </table:table-cell>
          <table:table-cell office:value-type="float" office:value="0.362297587769556" calcext:value-type="float">
            <text:p>0.362297587769556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float" office:value="0.000416754194600369" calcext:value-type="float">
            <text:p>0.0004167541946</text:p>
          </table:table-cell>
          <table:table-cell office:value-type="float" office:value="0.0659574103807105" calcext:value-type="float">
            <text:p>0.065957410380711</text:p>
          </table:table-cell>
          <table:table-cell office:value-type="float" office:value="0.257541061463534" calcext:value-type="float">
            <text:p>0.257541061463534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office:value-type="float" office:value="0.00351871636035647" calcext:value-type="float">
            <text:p>0.003518716360356</text:p>
          </table:table-cell>
          <table:table-cell office:value-type="float" office:value="0.0694560651039285" calcext:value-type="float">
            <text:p>0.069456065103929</text:p>
          </table:table-cell>
          <table:table-cell office:value-type="float" office:value="0.222009530142974" calcext:value-type="float">
            <text:p>0.222009530142974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office:value-type="float" office:value="0.00219999033634739" calcext:value-type="float">
            <text:p>0.002199990336347</text:p>
          </table:table-cell>
          <table:table-cell office:value-type="float" office:value="0.0644015287741591" calcext:value-type="float">
            <text:p>0.064401528774159</text:p>
          </table:table-cell>
          <table:table-cell office:value-type="float" office:value="0.258229885202281" calcext:value-type="float">
            <text:p>0.258229885202281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office:value-type="float" office:value="0.0231162980189827" calcext:value-type="float">
            <text:p>0.023116298018983</text:p>
          </table:table-cell>
          <table:table-cell office:value-type="float" office:value="0.0862982033430476" calcext:value-type="float">
            <text:p>0.086298203343048</text:p>
          </table:table-cell>
          <table:table-cell office:value-type="float" office:value="0.222973573298055" calcext:value-type="float">
            <text:p>0.222973573298055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float" office:value="0.0100015324968236" calcext:value-type="float">
            <text:p>0.010001532496824</text:p>
          </table:table-cell>
          <table:table-cell office:value-type="float" office:value="0.0953543373733845" calcext:value-type="float">
            <text:p>0.095354337373385</text:p>
          </table:table-cell>
          <table:table-cell office:value-type="float" office:value="0.251776226375496" calcext:value-type="float">
            <text:p>0.251776226375496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  <table:table-cell office:value-type="float" office:value="0.00673051937150959" calcext:value-type="float">
            <text:p>0.00673051937151</text:p>
          </table:table-cell>
          <table:table-cell office:value-type="float" office:value="0.08734232287519" calcext:value-type="float">
            <text:p>0.08734232287519</text:p>
          </table:table-cell>
          <table:table-cell office:value-type="float" office:value="0.271687309245747" calcext:value-type="float">
            <text:p>0.271687309245747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32" calcext:value-type="float">
            <text:p>32</text:p>
          </table:table-cell>
          <table:table-cell office:value-type="float" office:value="0.0221965491157899" calcext:value-type="float">
            <text:p>0.02219654911579</text:p>
          </table:table-cell>
          <table:table-cell office:value-type="float" office:value="0.105617539519778" calcext:value-type="float">
            <text:p>0.105617539519778</text:p>
          </table:table-cell>
          <table:table-cell office:value-type="float" office:value="0.282649757831811" calcext:value-type="float">
            <text:p>0.28264975783181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0.00158210471760724" calcext:value-type="float">
            <text:p>0.001582104717607</text:p>
          </table:table-cell>
          <table:table-cell office:value-type="float" office:value="0.0456263257089006" calcext:value-type="float">
            <text:p>0.045626325708901</text:p>
          </table:table-cell>
          <table:table-cell office:value-type="float" office:value="0.192896330765567" calcext:value-type="float">
            <text:p>0.192896330765567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0.00172384592429463" calcext:value-type="float">
            <text:p>0.001723845924295</text:p>
          </table:table-cell>
          <table:table-cell office:value-type="float" office:value="0.045017934334441" calcext:value-type="float">
            <text:p>0.045017934334441</text:p>
          </table:table-cell>
          <table:table-cell office:value-type="float" office:value="0.245185096454601" calcext:value-type="float">
            <text:p>0.245185096454601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office:value-type="float" office:value="0.0255131933159057" calcext:value-type="float">
            <text:p>0.025513193315906</text:p>
          </table:table-cell>
          <table:table-cell office:value-type="float" office:value="0.102904715858828" calcext:value-type="float">
            <text:p>0.102904715858828</text:p>
          </table:table-cell>
          <table:table-cell office:value-type="float" office:value="0.273945083067171" calcext:value-type="float">
            <text:p>0.273945083067171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0.00124214197213902" calcext:value-type="float">
            <text:p>0.001242141972139</text:p>
          </table:table-cell>
          <table:table-cell office:value-type="float" office:value="0.0659668471187236" calcext:value-type="float">
            <text:p>0.065966847118724</text:p>
          </table:table-cell>
          <table:table-cell office:value-type="float" office:value="0.293267721844474" calcext:value-type="float">
            <text:p>0.293267721844474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office:value-type="float" office:value="0.00120361463328245" calcext:value-type="float">
            <text:p>0.001203614633282</text:p>
          </table:table-cell>
          <table:table-cell office:value-type="float" office:value="0.0713377815418527" calcext:value-type="float">
            <text:p>0.071337781541853</text:p>
          </table:table-cell>
          <table:table-cell office:value-type="float" office:value="0.249772062734339" calcext:value-type="float">
            <text:p>0.249772062734339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0.00505880668744269" calcext:value-type="float">
            <text:p>0.005058806687443</text:p>
          </table:table-cell>
          <table:table-cell office:value-type="float" office:value="0.055714533588621" calcext:value-type="float">
            <text:p>0.055714533588621</text:p>
          </table:table-cell>
          <table:table-cell office:value-type="float" office:value="0.201324363225659" calcext:value-type="float">
            <text:p>0.201324363225659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0.0216074485049883" calcext:value-type="float">
            <text:p>0.021607448504988</text:p>
          </table:table-cell>
          <table:table-cell office:value-type="float" office:value="0.0675463846133283" calcext:value-type="float">
            <text:p>0.067546384613328</text:p>
          </table:table-cell>
          <table:table-cell office:value-type="float" office:value="0.228601697775059" calcext:value-type="float">
            <text:p>0.228601697775059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office:value-type="float" office:value="0.000681355791416136" calcext:value-type="float">
            <text:p>0.000681355791416</text:p>
          </table:table-cell>
          <table:table-cell office:value-type="float" office:value="0.0660561532153302" calcext:value-type="float">
            <text:p>0.06605615321533</text:p>
          </table:table-cell>
          <table:table-cell office:value-type="float" office:value="0.191189562790683" calcext:value-type="float">
            <text:p>0.191189562790683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office:value-type="float" office:value="0.00791417732424005" calcext:value-type="float">
            <text:p>0.00791417732424</text:p>
          </table:table-cell>
          <table:table-cell office:value-type="float" office:value="0.0764499249938103" calcext:value-type="float">
            <text:p>0.07644992499381</text:p>
          </table:table-cell>
          <table:table-cell office:value-type="float" office:value="0.288343955396862" calcext:value-type="float">
            <text:p>0.288343955396862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float" office:value="0.019626723333725" calcext:value-type="float">
            <text:p>0.019626723333725</text:p>
          </table:table-cell>
          <table:table-cell office:value-type="float" office:value="0.0798469267388192" calcext:value-type="float">
            <text:p>0.079846926738819</text:p>
          </table:table-cell>
          <table:table-cell office:value-type="float" office:value="0.271243107828103" calcext:value-type="float">
            <text:p>0.271243107828103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office:value-type="float" office:value="0.0069904359226981" calcext:value-type="float">
            <text:p>0.006990435922698</text:p>
          </table:table-cell>
          <table:table-cell office:value-type="float" office:value="0.0497203817094919" calcext:value-type="float">
            <text:p>0.049720381709492</text:p>
          </table:table-cell>
          <table:table-cell office:value-type="float" office:value="0.134123994502269" calcext:value-type="float">
            <text:p>0.134123994502269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0.00144788165482343" calcext:value-type="float">
            <text:p>0.001447881654823</text:p>
          </table:table-cell>
          <table:table-cell office:value-type="float" office:value="0.094306082315759" calcext:value-type="float">
            <text:p>0.094306082315759</text:p>
          </table:table-cell>
          <table:table-cell office:value-type="float" office:value="0.255708064755476" calcext:value-type="float">
            <text:p>0.255708064755476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 office:value-type="float" office:value="0.00213619262332194" calcext:value-type="float">
            <text:p>0.002136192623322</text:p>
          </table:table-cell>
          <table:table-cell office:value-type="float" office:value="0.0843296824513518" calcext:value-type="float">
            <text:p>0.084329682451352</text:p>
          </table:table-cell>
          <table:table-cell office:value-type="float" office:value="0.250499732448731" calcext:value-type="float">
            <text:p>0.250499732448731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0.00294902824025275" calcext:value-type="float">
            <text:p>0.002949028240253</text:p>
          </table:table-cell>
          <table:table-cell office:value-type="float" office:value="0.0603135596144923" calcext:value-type="float">
            <text:p>0.060313559614492</text:p>
          </table:table-cell>
          <table:table-cell office:value-type="float" office:value="0.166431099060294" calcext:value-type="float">
            <text:p>0.166431099060294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87" calcext:value-type="float">
            <text:p>87</text:p>
          </table:table-cell>
          <table:table-cell office:value-type="float" office:value="22" calcext:value-type="float">
            <text:p>22</text:p>
          </table:table-cell>
          <table:table-cell office:value-type="float" office:value="0.0168049463107799" calcext:value-type="float">
            <text:p>0.01680494631078</text:p>
          </table:table-cell>
          <table:table-cell office:value-type="float" office:value="0.100326137180111" calcext:value-type="float">
            <text:p>0.100326137180111</text:p>
          </table:table-cell>
          <table:table-cell office:value-type="float" office:value="0.26011014894498" calcext:value-type="float">
            <text:p>0.26011014894498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0.00399131057958269" calcext:value-type="float">
            <text:p>0.003991310579583</text:p>
          </table:table-cell>
          <table:table-cell office:value-type="float" office:value="0.0753958273675944" calcext:value-type="float">
            <text:p>0.075395827367595</text:p>
          </table:table-cell>
          <table:table-cell office:value-type="float" office:value="0.282644021505973" calcext:value-type="float">
            <text:p>0.282644021505973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  <table:table-cell office:value-type="float" office:value="0.00831804886599674" calcext:value-type="float">
            <text:p>0.008318048865997</text:p>
          </table:table-cell>
          <table:table-cell office:value-type="float" office:value="0.0405101662789989" calcext:value-type="float">
            <text:p>0.040510166278999</text:p>
          </table:table-cell>
          <table:table-cell office:value-type="float" office:value="0.220804942312152" calcext:value-type="float">
            <text:p>0.220804942312152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  <table:table-cell office:value-type="float" office:value="0.00000324100784775821" calcext:value-type="float">
            <text:p>3.24100784775821E-06</text:p>
          </table:table-cell>
          <table:table-cell office:value-type="float" office:value="0.0650418040467354" calcext:value-type="float">
            <text:p>0.065041804046735</text:p>
          </table:table-cell>
          <table:table-cell office:value-type="float" office:value="0.265711036277121" calcext:value-type="float">
            <text:p>0.265711036277121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99" calcext:value-type="float">
            <text:p>99</text:p>
          </table:table-cell>
          <table:table-cell office:value-type="float" office:value="25" calcext:value-type="float">
            <text:p>25</text:p>
          </table:table-cell>
          <table:table-cell office:value-type="float" office:value="0.0251795834258466" calcext:value-type="float">
            <text:p>0.025179583425847</text:p>
          </table:table-cell>
          <table:table-cell office:value-type="float" office:value="0.0775946533442382" calcext:value-type="float">
            <text:p>0.077594653344238</text:p>
          </table:table-cell>
          <table:table-cell office:value-type="float" office:value="0.26673681466526" calcext:value-type="float">
            <text:p>0.26673681466526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 office:value-type="float" office:value="0.00173647461466979" calcext:value-type="float">
            <text:p>0.00173647461467</text:p>
          </table:table-cell>
          <table:table-cell office:value-type="float" office:value="0.0682122034695014" calcext:value-type="float">
            <text:p>0.068212203469502</text:p>
          </table:table-cell>
          <table:table-cell office:value-type="float" office:value="0.253407262230398" calcext:value-type="float">
            <text:p>0.253407262230398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office:value-type="float" office:value="0.0310975568139827" calcext:value-type="float">
            <text:p>0.031097556813983</text:p>
          </table:table-cell>
          <table:table-cell office:value-type="float" office:value="0.0828619502134694" calcext:value-type="float">
            <text:p>0.08286195021347</text:p>
          </table:table-cell>
          <table:table-cell office:value-type="float" office:value="0.295708058002222" calcext:value-type="float">
            <text:p>0.29570805800222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0.00897766642320408" calcext:value-type="float">
            <text:p>0.008977666423204</text:p>
          </table:table-cell>
          <table:table-cell office:value-type="float" office:value="0.068177150248888" calcext:value-type="float">
            <text:p>0.068177150248888</text:p>
          </table:table-cell>
          <table:table-cell office:value-type="float" office:value="0.217295079248306" calcext:value-type="float">
            <text:p>0.217295079248306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03" calcext:value-type="float">
            <text:p>103</text:p>
          </table:table-cell>
          <table:table-cell office:value-type="float" office:value="26" calcext:value-type="float">
            <text:p>26</text:p>
          </table:table-cell>
          <table:table-cell office:value-type="float" office:value="0.0108154570190439" calcext:value-type="float">
            <text:p>0.010815457019044</text:p>
          </table:table-cell>
          <table:table-cell office:value-type="float" office:value="0.050093473384215" calcext:value-type="float">
            <text:p>0.050093473384215</text:p>
          </table:table-cell>
          <table:table-cell office:value-type="float" office:value="0.179740892020157" calcext:value-type="float">
            <text:p>0.179740892020157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9" calcext:value-type="float">
            <text:p>119</text:p>
          </table:table-cell>
          <table:table-cell office:value-type="float" office:value="30" calcext:value-type="float">
            <text:p>30</text:p>
          </table:table-cell>
          <table:table-cell office:value-type="float" office:value="0.00205323956599678" calcext:value-type="float">
            <text:p>0.002053239565997</text:p>
          </table:table-cell>
          <table:table-cell office:value-type="float" office:value="0.0599281039229232" calcext:value-type="float">
            <text:p>0.059928103922923</text:p>
          </table:table-cell>
          <table:table-cell office:value-type="float" office:value="0.195006056322212" calcext:value-type="float">
            <text:p>0.195006056322212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float" office:value="0.0167325440345604" calcext:value-type="float">
            <text:p>0.01673254403456</text:p>
          </table:table-cell>
          <table:table-cell office:value-type="float" office:value="0.0987779564207336" calcext:value-type="float">
            <text:p>0.098777956420734</text:p>
          </table:table-cell>
          <table:table-cell office:value-type="float" office:value="0.237484080398502" calcext:value-type="float">
            <text:p>0.237484080398502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16" calcext:value-type="float">
            <text:p>116</text:p>
          </table:table-cell>
          <table:table-cell office:value-type="float" office:value="29" calcext:value-type="float">
            <text:p>29</text:p>
          </table:table-cell>
          <table:table-cell office:value-type="float" office:value="0.00103516886043453" calcext:value-type="float">
            <text:p>0.001035168860435</text:p>
          </table:table-cell>
          <table:table-cell office:value-type="float" office:value="0.0786207532561837" calcext:value-type="float">
            <text:p>0.078620753256184</text:p>
          </table:table-cell>
          <table:table-cell office:value-type="float" office:value="0.230053089087979" calcext:value-type="float">
            <text:p>0.230053089087979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13" calcext:value-type="float">
            <text:p>113</text:p>
          </table:table-cell>
          <table:table-cell office:value-type="float" office:value="29" calcext:value-type="float">
            <text:p>29</text:p>
          </table:table-cell>
          <table:table-cell office:value-type="float" office:value="0.0175093332231793" calcext:value-type="float">
            <text:p>0.017509333223179</text:p>
          </table:table-cell>
          <table:table-cell office:value-type="float" office:value="0.0891252084084427" calcext:value-type="float">
            <text:p>0.089125208408443</text:p>
          </table:table-cell>
          <table:table-cell office:value-type="float" office:value="0.268886831383083" calcext:value-type="float">
            <text:p>0.268886831383083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  <table:table-cell office:value-type="float" office:value="0.00757106306789168" calcext:value-type="float">
            <text:p>0.007571063067892</text:p>
          </table:table-cell>
          <table:table-cell office:value-type="float" office:value="0.0698613989157561" calcext:value-type="float">
            <text:p>0.069861398915756</text:p>
          </table:table-cell>
          <table:table-cell office:value-type="float" office:value="0.208051911931821" calcext:value-type="float">
            <text:p>0.208051911931821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04" calcext:value-type="float">
            <text:p>104</text:p>
          </table:table-cell>
          <table:table-cell office:value-type="float" office:value="27" calcext:value-type="float">
            <text:p>27</text:p>
          </table:table-cell>
          <table:table-cell office:value-type="float" office:value="0.0244375385913531" calcext:value-type="float">
            <text:p>0.024437538591353</text:p>
          </table:table-cell>
          <table:table-cell office:value-type="float" office:value="0.0813294041289908" calcext:value-type="float">
            <text:p>0.081329404128991</text:p>
          </table:table-cell>
          <table:table-cell office:value-type="float" office:value="0.262539400128835" calcext:value-type="float">
            <text:p>0.262539400128835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8" calcext:value-type="float">
            <text:p>108</text:p>
          </table:table-cell>
          <table:table-cell office:value-type="float" office:value="27" calcext:value-type="float">
            <text:p>27</text:p>
          </table:table-cell>
          <table:table-cell office:value-type="float" office:value="0.0171037259121142" calcext:value-type="float">
            <text:p>0.017103725912114</text:p>
          </table:table-cell>
          <table:table-cell office:value-type="float" office:value="0.0952047095888593" calcext:value-type="float">
            <text:p>0.095204709588859</text:p>
          </table:table-cell>
          <table:table-cell office:value-type="float" office:value="0.300422089466982" calcext:value-type="float">
            <text:p>0.300422089466982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office:value-type="float" office:value="0.013335120006932" calcext:value-type="float">
            <text:p>0.013335120006932</text:p>
          </table:table-cell>
          <table:table-cell office:value-type="float" office:value="0.0618551350343183" calcext:value-type="float">
            <text:p>0.061855135034318</text:p>
          </table:table-cell>
          <table:table-cell office:value-type="float" office:value="0.18436479970776" calcext:value-type="float">
            <text:p>0.18436479970776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0.00739486301761672" calcext:value-type="float">
            <text:p>0.007394863017617</text:p>
          </table:table-cell>
          <table:table-cell office:value-type="float" office:value="0.0865529744630222" calcext:value-type="float">
            <text:p>0.086552974463022</text:p>
          </table:table-cell>
          <table:table-cell office:value-type="float" office:value="0.25071043425159" calcext:value-type="float">
            <text:p>0.25071043425159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0.00580043075042314" calcext:value-type="float">
            <text:p>0.005800430750423</text:p>
          </table:table-cell>
          <table:table-cell office:value-type="float" office:value="0.0661508457875075" calcext:value-type="float">
            <text:p>0.066150845787508</text:p>
          </table:table-cell>
          <table:table-cell office:value-type="float" office:value="0.219660624135367" calcext:value-type="float">
            <text:p>0.219660624135367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0.0209299744087062" calcext:value-type="float">
            <text:p>0.020929974408706</text:p>
          </table:table-cell>
          <table:table-cell office:value-type="float" office:value="0.0736266528435156" calcext:value-type="float">
            <text:p>0.073626652843516</text:p>
          </table:table-cell>
          <table:table-cell office:value-type="float" office:value="0.256047912536891" calcext:value-type="float">
            <text:p>0.256047912536891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08" calcext:value-type="float">
            <text:p>108</text:p>
          </table:table-cell>
          <table:table-cell office:value-type="float" office:value="27" calcext:value-type="float">
            <text:p>27</text:p>
          </table:table-cell>
          <table:table-cell office:value-type="float" office:value="0.0199113795003499" calcext:value-type="float">
            <text:p>0.01991137950035</text:p>
          </table:table-cell>
          <table:table-cell office:value-type="float" office:value="0.0693113572795999" calcext:value-type="float">
            <text:p>0.0693113572796</text:p>
          </table:table-cell>
          <table:table-cell office:value-type="float" office:value="0.276608307269108" calcext:value-type="float">
            <text:p>0.276608307269108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0.00176013307776936" calcext:value-type="float">
            <text:p>0.001760133077769</text:p>
          </table:table-cell>
          <table:table-cell office:value-type="float" office:value="0.0377479499419428" calcext:value-type="float">
            <text:p>0.037747949941943</text:p>
          </table:table-cell>
          <table:table-cell office:value-type="float" office:value="0.0955165339518415" calcext:value-type="float">
            <text:p>0.095516533951842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office:value-type="float" office:value="0.00043233954417253" calcext:value-type="float">
            <text:p>0.000432339544173</text:p>
          </table:table-cell>
          <table:table-cell office:value-type="float" office:value="0.0334862818053273" calcext:value-type="float">
            <text:p>0.033486281805327</text:p>
          </table:table-cell>
          <table:table-cell office:value-type="float" office:value="0.13994258719164" calcext:value-type="float">
            <text:p>0.13994258719164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08" calcext:value-type="float">
            <text:p>108</text:p>
          </table:table-cell>
          <table:table-cell office:value-type="float" office:value="28" calcext:value-type="float">
            <text:p>28</text:p>
          </table:table-cell>
          <table:table-cell office:value-type="float" office:value="0.0176027357757532" calcext:value-type="float">
            <text:p>0.017602735775753</text:p>
          </table:table-cell>
          <table:table-cell office:value-type="float" office:value="0.0806569348425535" calcext:value-type="float">
            <text:p>0.080656934842554</text:p>
          </table:table-cell>
          <table:table-cell office:value-type="float" office:value="0.233908001148722" calcext:value-type="float">
            <text:p>0.233908001148722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97" calcext:value-type="float">
            <text:p>97</text:p>
          </table:table-cell>
          <table:table-cell office:value-type="float" office:value="25" calcext:value-type="float">
            <text:p>25</text:p>
          </table:table-cell>
          <table:table-cell office:value-type="float" office:value="0.00721100411429843" calcext:value-type="float">
            <text:p>0.007211004114298</text:p>
          </table:table-cell>
          <table:table-cell office:value-type="float" office:value="0.0712555737050561" calcext:value-type="float">
            <text:p>0.071255573705056</text:p>
          </table:table-cell>
          <table:table-cell office:value-type="float" office:value="0.208585323372915" calcext:value-type="float">
            <text:p>0.208585323372915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float" office:value="0.00236582986606566" calcext:value-type="float">
            <text:p>0.002365829866066</text:p>
          </table:table-cell>
          <table:table-cell office:value-type="float" office:value="0.0865865262476935" calcext:value-type="float">
            <text:p>0.086586526247694</text:p>
          </table:table-cell>
          <table:table-cell office:value-type="float" office:value="0.24845018645362" calcext:value-type="float">
            <text:p>0.24845018645362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0.00854079729190638" calcext:value-type="float">
            <text:p>0.008540797291906</text:p>
          </table:table-cell>
          <table:table-cell office:value-type="float" office:value="0.0549425107598963" calcext:value-type="float">
            <text:p>0.054942510759896</text:p>
          </table:table-cell>
          <table:table-cell office:value-type="float" office:value="0.198402065856022" calcext:value-type="float">
            <text:p>0.198402065856022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0.0250363281085097" calcext:value-type="float">
            <text:p>0.02503632810851</text:p>
          </table:table-cell>
          <table:table-cell office:value-type="float" office:value="0.0754042495932961" calcext:value-type="float">
            <text:p>0.075404249593296</text:p>
          </table:table-cell>
          <table:table-cell office:value-type="float" office:value="0.243002322972164" calcext:value-type="float">
            <text:p>0.243002322972164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12" calcext:value-type="float">
            <text:p>112</text:p>
          </table:table-cell>
          <table:table-cell office:value-type="float" office:value="29" calcext:value-type="float">
            <text:p>29</text:p>
          </table:table-cell>
          <table:table-cell office:value-type="float" office:value="0.0107482349557816" calcext:value-type="float">
            <text:p>0.010748234955782</text:p>
          </table:table-cell>
          <table:table-cell office:value-type="float" office:value="0.0693093588516863" calcext:value-type="float">
            <text:p>0.069309358851686</text:p>
          </table:table-cell>
          <table:table-cell office:value-type="float" office:value="0.21301187481122" calcext:value-type="float">
            <text:p>0.21301187481122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0.00570624018948709" calcext:value-type="float">
            <text:p>0.005706240189487</text:p>
          </table:table-cell>
          <table:table-cell office:value-type="float" office:value="0.0616452403730073" calcext:value-type="float">
            <text:p>0.061645240373007</text:p>
          </table:table-cell>
          <table:table-cell office:value-type="float" office:value="0.28576461529288" calcext:value-type="float">
            <text:p>0.28576461529288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0.00204222878686001" calcext:value-type="float">
            <text:p>0.00204222878686</text:p>
          </table:table-cell>
          <table:table-cell office:value-type="float" office:value="0.0597939030775697" calcext:value-type="float">
            <text:p>0.05979390307757</text:p>
          </table:table-cell>
          <table:table-cell office:value-type="float" office:value="0.196226699584295" calcext:value-type="float">
            <text:p>0.196226699584295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0.00273203660567745" calcext:value-type="float">
            <text:p>0.002732036605677</text:p>
          </table:table-cell>
          <table:table-cell office:value-type="float" office:value="0.0663393229103283" calcext:value-type="float">
            <text:p>0.066339322910328</text:p>
          </table:table-cell>
          <table:table-cell office:value-type="float" office:value="0.224698044280466" calcext:value-type="float">
            <text:p>0.224698044280466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12" calcext:value-type="float">
            <text:p>112</text:p>
          </table:table-cell>
          <table:table-cell office:value-type="float" office:value="29" calcext:value-type="float">
            <text:p>29</text:p>
          </table:table-cell>
          <table:table-cell office:value-type="float" office:value="0.00177698056726516" calcext:value-type="float">
            <text:p>0.001776980567265</text:p>
          </table:table-cell>
          <table:table-cell office:value-type="float" office:value="0.0571635533022683" calcext:value-type="float">
            <text:p>0.057163553302268</text:p>
          </table:table-cell>
          <table:table-cell office:value-type="float" office:value="0.208745149172636" calcext:value-type="float">
            <text:p>0.208745149172636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97" calcext:value-type="float">
            <text:p>97</text:p>
          </table:table-cell>
          <table:table-cell office:value-type="float" office:value="25" calcext:value-type="float">
            <text:p>25</text:p>
          </table:table-cell>
          <table:table-cell office:value-type="float" office:value="0.0316348094320811" calcext:value-type="float">
            <text:p>0.031634809432081</text:p>
          </table:table-cell>
          <table:table-cell office:value-type="float" office:value="0.101830011690631" calcext:value-type="float">
            <text:p>0.101830011690631</text:p>
          </table:table-cell>
          <table:table-cell office:value-type="float" office:value="0.274631138767999" calcext:value-type="float">
            <text:p>0.274631138767999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0.0115253712289768" calcext:value-type="float">
            <text:p>0.011525371228977</text:p>
          </table:table-cell>
          <table:table-cell office:value-type="float" office:value="0.060568826680288" calcext:value-type="float">
            <text:p>0.060568826680288</text:p>
          </table:table-cell>
          <table:table-cell office:value-type="float" office:value="0.204764071203745" calcext:value-type="float">
            <text:p>0.204764071203745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0.0180522934535278" calcext:value-type="float">
            <text:p>0.018052293453528</text:p>
          </table:table-cell>
          <table:table-cell office:value-type="float" office:value="0.0583032314934472" calcext:value-type="float">
            <text:p>0.058303231493447</text:p>
          </table:table-cell>
          <table:table-cell office:value-type="float" office:value="0.235351310193408" calcext:value-type="float">
            <text:p>0.235351310193408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0.00636476060362357" calcext:value-type="float">
            <text:p>0.006364760603624</text:p>
          </table:table-cell>
          <table:table-cell office:value-type="float" office:value="0.051312249284894" calcext:value-type="float">
            <text:p>0.051312249284894</text:p>
          </table:table-cell>
          <table:table-cell office:value-type="float" office:value="0.127096611633273" calcext:value-type="float">
            <text:p>0.127096611633273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 office:value-type="float" office:value="0.00198541029907522" calcext:value-type="float">
            <text:p>0.001985410299075</text:p>
          </table:table-cell>
          <table:table-cell office:value-type="float" office:value="0.0737560999906059" calcext:value-type="float">
            <text:p>0.073756099990606</text:p>
          </table:table-cell>
          <table:table-cell office:value-type="float" office:value="0.24573821993563" calcext:value-type="float">
            <text:p>0.24573821993563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06" calcext:value-type="float">
            <text:p>106</text:p>
          </table:table-cell>
          <table:table-cell office:value-type="float" office:value="27" calcext:value-type="float">
            <text:p>27</text:p>
          </table:table-cell>
          <table:table-cell office:value-type="float" office:value="0.0149930711089061" calcext:value-type="float">
            <text:p>0.014993071108906</text:p>
          </table:table-cell>
          <table:table-cell office:value-type="float" office:value="0.0839088927566377" calcext:value-type="float">
            <text:p>0.083908892756638</text:p>
          </table:table-cell>
          <table:table-cell office:value-type="float" office:value="0.282892934771787" calcext:value-type="float">
            <text:p>0.282892934771787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0.033855953151418" calcext:value-type="float">
            <text:p>0.033855953151418</text:p>
          </table:table-cell>
          <table:table-cell office:value-type="float" office:value="0.110557402742348" calcext:value-type="float">
            <text:p>0.110557402742348</text:p>
          </table:table-cell>
          <table:table-cell office:value-type="float" office:value="0.263509626813256" calcext:value-type="float">
            <text:p>0.263509626813256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0.0164786244153249" calcext:value-type="float">
            <text:p>0.016478624415325</text:p>
          </table:table-cell>
          <table:table-cell office:value-type="float" office:value="0.0789799726250867" calcext:value-type="float">
            <text:p>0.078979972625087</text:p>
          </table:table-cell>
          <table:table-cell office:value-type="float" office:value="0.232862918267489" calcext:value-type="float">
            <text:p>0.232862918267489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0.00475172273580223" calcext:value-type="float">
            <text:p>0.004751722735802</text:p>
          </table:table-cell>
          <table:table-cell office:value-type="float" office:value="0.0706690987999234" calcext:value-type="float">
            <text:p>0.070669098799923</text:p>
          </table:table-cell>
          <table:table-cell office:value-type="float" office:value="0.206871713801348" calcext:value-type="float">
            <text:p>0.206871713801348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office:value-type="float" office:value="0.0254381042624664" calcext:value-type="float">
            <text:p>0.025438104262467</text:p>
          </table:table-cell>
          <table:table-cell office:value-type="float" office:value="0.0677940587269182" calcext:value-type="float">
            <text:p>0.067794058726918</text:p>
          </table:table-cell>
          <table:table-cell office:value-type="float" office:value="0.175652202707882" calcext:value-type="float">
            <text:p>0.175652202707882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float" office:value="0.002881812054465" calcext:value-type="float">
            <text:p>0.002881812054465</text:p>
          </table:table-cell>
          <table:table-cell office:value-type="float" office:value="0.0644650500415755" calcext:value-type="float">
            <text:p>0.064465050041576</text:p>
          </table:table-cell>
          <table:table-cell office:value-type="float" office:value="0.228852844379764" calcext:value-type="float">
            <text:p>0.228852844379764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0.00363279740873511" calcext:value-type="float">
            <text:p>0.003632797408735</text:p>
          </table:table-cell>
          <table:table-cell office:value-type="float" office:value="0.0716892254116463" calcext:value-type="float">
            <text:p>0.071689225411646</text:p>
          </table:table-cell>
          <table:table-cell office:value-type="float" office:value="0.302655526272157" calcext:value-type="float">
            <text:p>0.302655526272157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0.000730425108753319" calcext:value-type="float">
            <text:p>0.000730425108753</text:p>
          </table:table-cell>
          <table:table-cell office:value-type="float" office:value="0.073620426804435" calcext:value-type="float">
            <text:p>0.073620426804435</text:p>
          </table:table-cell>
          <table:table-cell office:value-type="float" office:value="0.237268575435896" calcext:value-type="float">
            <text:p>0.237268575435896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13" calcext:value-type="float">
            <text:p>113</text:p>
          </table:table-cell>
          <table:table-cell office:value-type="float" office:value="29" calcext:value-type="float">
            <text:p>29</text:p>
          </table:table-cell>
          <table:table-cell office:value-type="float" office:value="0.0186665251051456" calcext:value-type="float">
            <text:p>0.018666525105146</text:p>
          </table:table-cell>
          <table:table-cell office:value-type="float" office:value="0.0966003410981231" calcext:value-type="float">
            <text:p>0.096600341098123</text:p>
          </table:table-cell>
          <table:table-cell office:value-type="float" office:value="0.221154361635134" calcext:value-type="float">
            <text:p>0.221154361635134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7" calcext:value-type="float">
            <text:p>87</text:p>
          </table:table-cell>
          <table:table-cell office:value-type="float" office:value="22" calcext:value-type="float">
            <text:p>22</text:p>
          </table:table-cell>
          <table:table-cell office:value-type="float" office:value="0.0253826315956624" calcext:value-type="float">
            <text:p>0.025382631595663</text:p>
          </table:table-cell>
          <table:table-cell office:value-type="float" office:value="0.0843509590346547" calcext:value-type="float">
            <text:p>0.084350959034655</text:p>
          </table:table-cell>
          <table:table-cell office:value-type="float" office:value="0.324194104560649" calcext:value-type="float">
            <text:p>0.324194104560649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office:value-type="float" office:value="0.00620956769773162" calcext:value-type="float">
            <text:p>0.006209567697732</text:p>
          </table:table-cell>
          <table:table-cell office:value-type="float" office:value="0.0716525723300387" calcext:value-type="float">
            <text:p>0.071652572330039</text:p>
          </table:table-cell>
          <table:table-cell office:value-type="float" office:value="0.22090548876077" calcext:value-type="float">
            <text:p>0.22090548876077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22" calcext:value-type="float">
            <text:p>122</text:p>
          </table:table-cell>
          <table:table-cell office:value-type="float" office:value="31" calcext:value-type="float">
            <text:p>31</text:p>
          </table:table-cell>
          <table:table-cell office:value-type="float" office:value="0.000884645022141029" calcext:value-type="float">
            <text:p>0.000884645022141</text:p>
          </table:table-cell>
          <table:table-cell office:value-type="float" office:value="0.0830250313106758" calcext:value-type="float">
            <text:p>0.083025031310676</text:p>
          </table:table-cell>
          <table:table-cell office:value-type="float" office:value="0.213814419485026" calcext:value-type="float">
            <text:p>0.213814419485026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  <table:table-cell office:value-type="float" office:value="0.000650615463116434" calcext:value-type="float">
            <text:p>0.000650615463116</text:p>
          </table:table-cell>
          <table:table-cell office:value-type="float" office:value="0.043701755556528" calcext:value-type="float">
            <text:p>0.043701755556528</text:p>
          </table:table-cell>
          <table:table-cell office:value-type="float" office:value="0.247207593242193" calcext:value-type="float">
            <text:p>0.247207593242193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0.0199496792818802" calcext:value-type="float">
            <text:p>0.01994967928188</text:p>
          </table:table-cell>
          <table:table-cell office:value-type="float" office:value="0.0542730376715963" calcext:value-type="float">
            <text:p>0.054273037671596</text:p>
          </table:table-cell>
          <table:table-cell office:value-type="float" office:value="0.184971255947024" calcext:value-type="float">
            <text:p>0.184971255947024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0.00852833129039621" calcext:value-type="float">
            <text:p>0.008528331290396</text:p>
          </table:table-cell>
          <table:table-cell office:value-type="float" office:value="0.0379635339292822" calcext:value-type="float">
            <text:p>0.037963533929282</text:p>
          </table:table-cell>
          <table:table-cell office:value-type="float" office:value="0.181758037433959" calcext:value-type="float">
            <text:p>0.181758037433959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0.0265841115414535" calcext:value-type="float">
            <text:p>0.026584111541454</text:p>
          </table:table-cell>
          <table:table-cell office:value-type="float" office:value="0.0642001844767719" calcext:value-type="float">
            <text:p>0.064200184476772</text:p>
          </table:table-cell>
          <table:table-cell office:value-type="float" office:value="0.176749291091393" calcext:value-type="float">
            <text:p>0.176749291091393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0.000288362865381565" calcext:value-type="float">
            <text:p>0.000288362865382</text:p>
          </table:table-cell>
          <table:table-cell office:value-type="float" office:value="0.0266748387276763" calcext:value-type="float">
            <text:p>0.026674838727676</text:p>
          </table:table-cell>
          <table:table-cell office:value-type="float" office:value="0.116002981185593" calcext:value-type="float">
            <text:p>0.116002981185593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0.0117076251727973" calcext:value-type="float">
            <text:p>0.011707625172797</text:p>
          </table:table-cell>
          <table:table-cell office:value-type="float" office:value="0.0471359395371596" calcext:value-type="float">
            <text:p>0.04713593953716</text:p>
          </table:table-cell>
          <table:table-cell office:value-type="float" office:value="0.15812318177061" calcext:value-type="float">
            <text:p>0.15812318177061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0.0268533474107119" calcext:value-type="float">
            <text:p>0.026853347410712</text:p>
          </table:table-cell>
          <table:table-cell office:value-type="float" office:value="0.0754187588394485" calcext:value-type="float">
            <text:p>0.075418758839449</text:p>
          </table:table-cell>
          <table:table-cell office:value-type="float" office:value="0.181292302236035" calcext:value-type="float">
            <text:p>0.181292302236035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0.000133695749290119" calcext:value-type="float">
            <text:p>0.00013369574929</text:p>
          </table:table-cell>
          <table:table-cell office:value-type="float" office:value="0.0252272532247849" calcext:value-type="float">
            <text:p>0.025227253224785</text:p>
          </table:table-cell>
          <table:table-cell office:value-type="float" office:value="0.229085297043687" calcext:value-type="float">
            <text:p>0.229085297043687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0.031246414897507" calcext:value-type="float">
            <text:p>0.031246414897507</text:p>
          </table:table-cell>
          <table:table-cell office:value-type="float" office:value="0.115469223596833" calcext:value-type="float">
            <text:p>0.115469223596833</text:p>
          </table:table-cell>
          <table:table-cell office:value-type="float" office:value="0.248924274012251" calcext:value-type="float">
            <text:p>0.248924274012251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03" calcext:value-type="float">
            <text:p>103</text:p>
          </table:table-cell>
          <table:table-cell office:value-type="float" office:value="26" calcext:value-type="float">
            <text:p>26</text:p>
          </table:table-cell>
          <table:table-cell office:value-type="float" office:value="0.00217386389917029" calcext:value-type="float">
            <text:p>0.00217386389917</text:p>
          </table:table-cell>
          <table:table-cell office:value-type="float" office:value="0.101735363609858" calcext:value-type="float">
            <text:p>0.101735363609858</text:p>
          </table:table-cell>
          <table:table-cell office:value-type="float" office:value="0.263006839674419" calcext:value-type="float">
            <text:p>0.263006839674419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06" calcext:value-type="float">
            <text:p>106</text:p>
          </table:table-cell>
          <table:table-cell office:value-type="float" office:value="27" calcext:value-type="float">
            <text:p>27</text:p>
          </table:table-cell>
          <table:table-cell office:value-type="float" office:value="0.000423398316838353" calcext:value-type="float">
            <text:p>0.000423398316838</text:p>
          </table:table-cell>
          <table:table-cell office:value-type="float" office:value="0.0551610308759514" calcext:value-type="float">
            <text:p>0.055161030875951</text:p>
          </table:table-cell>
          <table:table-cell office:value-type="float" office:value="0.235212814889828" calcext:value-type="float">
            <text:p>0.235212814889828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office:value-type="float" office:value="0.0033029261840023" calcext:value-type="float">
            <text:p>0.003302926184002</text:p>
          </table:table-cell>
          <table:table-cell office:value-type="float" office:value="0.0778244125791486" calcext:value-type="float">
            <text:p>0.077824412579149</text:p>
          </table:table-cell>
          <table:table-cell office:value-type="float" office:value="0.247196339535804" calcext:value-type="float">
            <text:p>0.247196339535804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0.014130831157316" calcext:value-type="float">
            <text:p>0.014130831157316</text:p>
          </table:table-cell>
          <table:table-cell office:value-type="float" office:value="0.0596388562575678" calcext:value-type="float">
            <text:p>0.059638856257568</text:p>
          </table:table-cell>
          <table:table-cell office:value-type="float" office:value="0.17943749255456" calcext:value-type="float">
            <text:p>0.17943749255456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0.0148433766783324" calcext:value-type="float">
            <text:p>0.014843376678332</text:p>
          </table:table-cell>
          <table:table-cell office:value-type="float" office:value="0.0611887295396693" calcext:value-type="float">
            <text:p>0.061188729539669</text:p>
          </table:table-cell>
          <table:table-cell office:value-type="float" office:value="0.190176587665797" calcext:value-type="float">
            <text:p>0.190176587665797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99" calcext:value-type="float">
            <text:p>99</text:p>
          </table:table-cell>
          <table:table-cell office:value-type="float" office:value="25" calcext:value-type="float">
            <text:p>25</text:p>
          </table:table-cell>
          <table:table-cell office:value-type="float" office:value="0.00221024290902905" calcext:value-type="float">
            <text:p>0.002210242909029</text:p>
          </table:table-cell>
          <table:table-cell office:value-type="float" office:value="0.0707980666997128" calcext:value-type="float">
            <text:p>0.070798066699713</text:p>
          </table:table-cell>
          <table:table-cell office:value-type="float" office:value="0.242551420848355" calcext:value-type="float">
            <text:p>0.242551420848355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16" calcext:value-type="float">
            <text:p>116</text:p>
          </table:table-cell>
          <table:table-cell office:value-type="float" office:value="29" calcext:value-type="float">
            <text:p>29</text:p>
          </table:table-cell>
          <table:table-cell office:value-type="float" office:value="0.00158621386158586" calcext:value-type="float">
            <text:p>0.001586213861586</text:p>
          </table:table-cell>
          <table:table-cell office:value-type="float" office:value="0.0611020403176563" calcext:value-type="float">
            <text:p>0.061102040317656</text:p>
          </table:table-cell>
          <table:table-cell office:value-type="float" office:value="0.21369253103169" calcext:value-type="float">
            <text:p>0.21369253103169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14" calcext:value-type="float">
            <text:p>114</text:p>
          </table:table-cell>
          <table:table-cell office:value-type="float" office:value="29" calcext:value-type="float">
            <text:p>29</text:p>
          </table:table-cell>
          <table:table-cell office:value-type="float" office:value="0.0256981985222453" calcext:value-type="float">
            <text:p>0.025698198522245</text:p>
          </table:table-cell>
          <table:table-cell office:value-type="float" office:value="0.0695567786364076" calcext:value-type="float">
            <text:p>0.069556778636408</text:p>
          </table:table-cell>
          <table:table-cell office:value-type="float" office:value="0.221139670795361" calcext:value-type="float">
            <text:p>0.221139670795361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99" calcext:value-type="float">
            <text:p>99</text:p>
          </table:table-cell>
          <table:table-cell office:value-type="float" office:value="25" calcext:value-type="float">
            <text:p>25</text:p>
          </table:table-cell>
          <table:table-cell office:value-type="float" office:value="0.00116493296830089" calcext:value-type="float">
            <text:p>0.001164932968301</text:p>
          </table:table-cell>
          <table:table-cell office:value-type="float" office:value="0.0868041795563136" calcext:value-type="float">
            <text:p>0.086804179556314</text:p>
          </table:table-cell>
          <table:table-cell office:value-type="float" office:value="0.257200104940761" calcext:value-type="float">
            <text:p>0.257200104940761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0.00137469829695219" calcext:value-type="float">
            <text:p>0.001374698296952</text:p>
          </table:table-cell>
          <table:table-cell office:value-type="float" office:value="0.0844518936875629" calcext:value-type="float">
            <text:p>0.084451893687563</text:p>
          </table:table-cell>
          <table:table-cell office:value-type="float" office:value="0.231264229063451" calcext:value-type="float">
            <text:p>0.231264229063451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0.0110290727425449" calcext:value-type="float">
            <text:p>0.011029072742545</text:p>
          </table:table-cell>
          <table:table-cell office:value-type="float" office:value="0.0687943099167212" calcext:value-type="float">
            <text:p>0.068794309916721</text:p>
          </table:table-cell>
          <table:table-cell office:value-type="float" office:value="0.224627353220559" calcext:value-type="float">
            <text:p>0.224627353220559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float" office:value="0.00420213556187681" calcext:value-type="float">
            <text:p>0.004202135561877</text:p>
          </table:table-cell>
          <table:table-cell office:value-type="float" office:value="0.0632320517765677" calcext:value-type="float">
            <text:p>0.063232051776568</text:p>
          </table:table-cell>
          <table:table-cell office:value-type="float" office:value="0.213708050993704" calcext:value-type="float">
            <text:p>0.213708050993704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0.0380359507545695" calcext:value-type="float">
            <text:p>0.03803595075457</text:p>
          </table:table-cell>
          <table:table-cell office:value-type="float" office:value="0.0883328076644585" calcext:value-type="float">
            <text:p>0.088332807664459</text:p>
          </table:table-cell>
          <table:table-cell office:value-type="float" office:value="0.290368944735423" calcext:value-type="float">
            <text:p>0.290368944735423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 office:value-type="float" office:value="0.0123497955469262" calcext:value-type="float">
            <text:p>0.012349795546926</text:p>
          </table:table-cell>
          <table:table-cell office:value-type="float" office:value="0.0488523858432549" calcext:value-type="float">
            <text:p>0.048852385843255</text:p>
          </table:table-cell>
          <table:table-cell office:value-type="float" office:value="0.191501095824743" calcext:value-type="float">
            <text:p>0.191501095824743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0.00829341328978087" calcext:value-type="float">
            <text:p>0.008293413289781</text:p>
          </table:table-cell>
          <table:table-cell office:value-type="float" office:value="0.0352979111606515" calcext:value-type="float">
            <text:p>0.035297911160652</text:p>
          </table:table-cell>
          <table:table-cell office:value-type="float" office:value="0.0962486755660741" calcext:value-type="float">
            <text:p>0.096248675566074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0.000652362483929414" calcext:value-type="float">
            <text:p>0.000652362483929</text:p>
          </table:table-cell>
          <table:table-cell office:value-type="float" office:value="0.0383975603154799" calcext:value-type="float">
            <text:p>0.03839756031548</text:p>
          </table:table-cell>
          <table:table-cell office:value-type="float" office:value="0.175809734464083" calcext:value-type="float">
            <text:p>0.175809734464083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87" calcext:value-type="float">
            <text:p>87</text:p>
          </table:table-cell>
          <table:table-cell office:value-type="float" office:value="22" calcext:value-type="float">
            <text:p>22</text:p>
          </table:table-cell>
          <table:table-cell office:value-type="float" office:value="0.0317756876510541" calcext:value-type="float">
            <text:p>0.031775687651054</text:p>
          </table:table-cell>
          <table:table-cell office:value-type="float" office:value="0.0990356321123512" calcext:value-type="float">
            <text:p>0.099035632112351</text:p>
          </table:table-cell>
          <table:table-cell office:value-type="float" office:value="0.304582713048171" calcext:value-type="float">
            <text:p>0.304582713048171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0.00425262635370349" calcext:value-type="float">
            <text:p>0.004252626353704</text:p>
          </table:table-cell>
          <table:table-cell office:value-type="float" office:value="0.0471500897237583" calcext:value-type="float">
            <text:p>0.047150089723758</text:p>
          </table:table-cell>
          <table:table-cell office:value-type="float" office:value="0.195947183080591" calcext:value-type="float">
            <text:p>0.195947183080591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0.00183095835734717" calcext:value-type="float">
            <text:p>0.001830958357347</text:p>
          </table:table-cell>
          <table:table-cell office:value-type="float" office:value="0.0447319461600325" calcext:value-type="float">
            <text:p>0.044731946160033</text:p>
          </table:table-cell>
          <table:table-cell office:value-type="float" office:value="0.167573248804449" calcext:value-type="float">
            <text:p>0.167573248804449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office:value-type="float" office:value="0.0374698312977099" calcext:value-type="float">
            <text:p>0.03746983129771</text:p>
          </table:table-cell>
          <table:table-cell office:value-type="float" office:value="0.104949960835613" calcext:value-type="float">
            <text:p>0.104949960835613</text:p>
          </table:table-cell>
          <table:table-cell office:value-type="float" office:value="0.281113079723407" calcext:value-type="float">
            <text:p>0.281113079723407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12" calcext:value-type="float">
            <text:p>112</text:p>
          </table:table-cell>
          <table:table-cell office:value-type="float" office:value="28" calcext:value-type="float">
            <text:p>28</text:p>
          </table:table-cell>
          <table:table-cell office:value-type="float" office:value="0.0273257875672946" calcext:value-type="float">
            <text:p>0.027325787567295</text:p>
          </table:table-cell>
          <table:table-cell office:value-type="float" office:value="0.0830632850333503" calcext:value-type="float">
            <text:p>0.08306328503335</text:p>
          </table:table-cell>
          <table:table-cell office:value-type="float" office:value="0.24825172391243" calcext:value-type="float">
            <text:p>0.24825172391243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0.00020605926072681" calcext:value-type="float">
            <text:p>0.000206059260727</text:p>
          </table:table-cell>
          <table:table-cell office:value-type="float" office:value="0.0926047575624532" calcext:value-type="float">
            <text:p>0.092604757562453</text:p>
          </table:table-cell>
          <table:table-cell office:value-type="float" office:value="0.243356629229916" calcext:value-type="float">
            <text:p>0.243356629229916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03" calcext:value-type="float">
            <text:p>103</text:p>
          </table:table-cell>
          <table:table-cell office:value-type="float" office:value="26" calcext:value-type="float">
            <text:p>26</text:p>
          </table:table-cell>
          <table:table-cell office:value-type="float" office:value="0.013756054344422" calcext:value-type="float">
            <text:p>0.013756054344422</text:p>
          </table:table-cell>
          <table:table-cell office:value-type="float" office:value="0.0766360090780649" calcext:value-type="float">
            <text:p>0.076636009078065</text:p>
          </table:table-cell>
          <table:table-cell office:value-type="float" office:value="0.21530894658504" calcext:value-type="float">
            <text:p>0.21530894658504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0.0122082236020797" calcext:value-type="float">
            <text:p>0.01220822360208</text:p>
          </table:table-cell>
          <table:table-cell office:value-type="float" office:value="0.0947073054200184" calcext:value-type="float">
            <text:p>0.094707305420018</text:p>
          </table:table-cell>
          <table:table-cell office:value-type="float" office:value="0.272802444628645" calcext:value-type="float">
            <text:p>0.272802444628645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04" calcext:value-type="float">
            <text:p>104</text:p>
          </table:table-cell>
          <table:table-cell office:value-type="float" office:value="26" calcext:value-type="float">
            <text:p>26</text:p>
          </table:table-cell>
          <table:table-cell office:value-type="float" office:value="0.0336110590544509" calcext:value-type="float">
            <text:p>0.033611059054451</text:p>
          </table:table-cell>
          <table:table-cell office:value-type="float" office:value="0.0964051258902322" calcext:value-type="float">
            <text:p>0.096405125890232</text:p>
          </table:table-cell>
          <table:table-cell office:value-type="float" office:value="0.219001103774621" calcext:value-type="float">
            <text:p>0.219001103774621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office:value-type="float" office:value="0.0134908302919327" calcext:value-type="float">
            <text:p>0.013490830291933</text:p>
          </table:table-cell>
          <table:table-cell office:value-type="float" office:value="0.0716943299717555" calcext:value-type="float">
            <text:p>0.071694329971756</text:p>
          </table:table-cell>
          <table:table-cell office:value-type="float" office:value="0.216928906227543" calcext:value-type="float">
            <text:p>0.216928906227543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0.00332443419469891" calcext:value-type="float">
            <text:p>0.003324434194699</text:p>
          </table:table-cell>
          <table:table-cell office:value-type="float" office:value="0.0402634303715342" calcext:value-type="float">
            <text:p>0.040263430371534</text:p>
          </table:table-cell>
          <table:table-cell office:value-type="float" office:value="0.231632919693043" calcext:value-type="float">
            <text:p>0.231632919693043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87" calcext:value-type="float">
            <text:p>87</text:p>
          </table:table-cell>
          <table:table-cell office:value-type="float" office:value="22" calcext:value-type="float">
            <text:p>22</text:p>
          </table:table-cell>
          <table:table-cell office:value-type="float" office:value="0.04179401687642" calcext:value-type="float">
            <text:p>0.04179401687642</text:p>
          </table:table-cell>
          <table:table-cell office:value-type="float" office:value="0.100689044365085" calcext:value-type="float">
            <text:p>0.100689044365085</text:p>
          </table:table-cell>
          <table:table-cell office:value-type="float" office:value="0.302428611661172" calcext:value-type="float">
            <text:p>0.302428611661172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19" calcext:value-type="float">
            <text:p>119</text:p>
          </table:table-cell>
          <table:table-cell office:value-type="float" office:value="30" calcext:value-type="float">
            <text:p>30</text:p>
          </table:table-cell>
          <table:table-cell office:value-type="float" office:value="0.0215830724887637" calcext:value-type="float">
            <text:p>0.021583072488764</text:p>
          </table:table-cell>
          <table:table-cell office:value-type="float" office:value="0.0813711027901193" calcext:value-type="float">
            <text:p>0.081371102790119</text:p>
          </table:table-cell>
          <table:table-cell office:value-type="float" office:value="0.268733096463061" calcext:value-type="float">
            <text:p>0.268733096463061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0.00337874478469918" calcext:value-type="float">
            <text:p>0.003378744784699</text:p>
          </table:table-cell>
          <table:table-cell office:value-type="float" office:value="0.0536757926071129" calcext:value-type="float">
            <text:p>0.053675792607113</text:p>
          </table:table-cell>
          <table:table-cell office:value-type="float" office:value="0.161914203285151" calcext:value-type="float">
            <text:p>0.161914203285151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06" calcext:value-type="float">
            <text:p>106</text:p>
          </table:table-cell>
          <table:table-cell office:value-type="float" office:value="27" calcext:value-type="float">
            <text:p>27</text:p>
          </table:table-cell>
          <table:table-cell office:value-type="float" office:value="0.0018582983287744" calcext:value-type="float">
            <text:p>0.001858298328774</text:p>
          </table:table-cell>
          <table:table-cell office:value-type="float" office:value="0.0670346045365988" calcext:value-type="float">
            <text:p>0.067034604536599</text:p>
          </table:table-cell>
          <table:table-cell office:value-type="float" office:value="0.245356364254162" calcext:value-type="float">
            <text:p>0.245356364254162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0.000964644661242922" calcext:value-type="float">
            <text:p>0.000964644661243</text:p>
          </table:table-cell>
          <table:table-cell office:value-type="float" office:value="0.0777121073940966" calcext:value-type="float">
            <text:p>0.077712107394097</text:p>
          </table:table-cell>
          <table:table-cell office:value-type="float" office:value="0.223334889969069" calcext:value-type="float">
            <text:p>0.223334889969069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float" office:value="0.0166073879904382" calcext:value-type="float">
            <text:p>0.016607387990438</text:p>
          </table:table-cell>
          <table:table-cell office:value-type="float" office:value="0.0945460536355607" calcext:value-type="float">
            <text:p>0.094546053635561</text:p>
          </table:table-cell>
          <table:table-cell office:value-type="float" office:value="0.194060768127391" calcext:value-type="float">
            <text:p>0.194060768127391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0.0251828218289808" calcext:value-type="float">
            <text:p>0.025182821828981</text:p>
          </table:table-cell>
          <table:table-cell office:value-type="float" office:value="0.0600405296430616" calcext:value-type="float">
            <text:p>0.060040529643062</text:p>
          </table:table-cell>
          <table:table-cell office:value-type="float" office:value="0.131011443458724" calcext:value-type="float">
            <text:p>0.131011443458724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office:value-type="float" office:value="0.00539251679799446" calcext:value-type="float">
            <text:p>0.005392516797994</text:p>
          </table:table-cell>
          <table:table-cell office:value-type="float" office:value="0.0591640128146045" calcext:value-type="float">
            <text:p>0.059164012814605</text:p>
          </table:table-cell>
          <table:table-cell office:value-type="float" office:value="0.169074840858814" calcext:value-type="float">
            <text:p>0.169074840858814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0.0013244890253168" calcext:value-type="float">
            <text:p>0.001324489025317</text:p>
          </table:table-cell>
          <table:table-cell office:value-type="float" office:value="0.0588408532784882" calcext:value-type="float">
            <text:p>0.058840853278488</text:p>
          </table:table-cell>
          <table:table-cell office:value-type="float" office:value="0.210212236420218" calcext:value-type="float">
            <text:p>0.210212236420218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93" calcext:value-type="float">
            <text:p>93</text:p>
          </table:table-cell>
          <table:table-cell office:value-type="float" office:value="24" calcext:value-type="float">
            <text:p>24</text:p>
          </table:table-cell>
          <table:table-cell office:value-type="float" office:value="0.0331118754006304" calcext:value-type="float">
            <text:p>0.033111875400631</text:p>
          </table:table-cell>
          <table:table-cell office:value-type="float" office:value="0.0878595037916248" calcext:value-type="float">
            <text:p>0.087859503791625</text:p>
          </table:table-cell>
          <table:table-cell office:value-type="float" office:value="0.311949390478254" calcext:value-type="float">
            <text:p>0.311949390478254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0.0381511832757883" calcext:value-type="float">
            <text:p>0.038151183275788</text:p>
          </table:table-cell>
          <table:table-cell office:value-type="float" office:value="0.0623298387794714" calcext:value-type="float">
            <text:p>0.062329838779471</text:p>
          </table:table-cell>
          <table:table-cell office:value-type="float" office:value="0.274554943402285" calcext:value-type="float">
            <text:p>0.274554943402285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0.0211317236901444" calcext:value-type="float">
            <text:p>0.021131723690144</text:p>
          </table:table-cell>
          <table:table-cell office:value-type="float" office:value="0.0531633537285848" calcext:value-type="float">
            <text:p>0.053163353728585</text:p>
          </table:table-cell>
          <table:table-cell office:value-type="float" office:value="0.163825920076569" calcext:value-type="float">
            <text:p>0.163825920076569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12" calcext:value-type="float">
            <text:p>112</text:p>
          </table:table-cell>
          <table:table-cell office:value-type="float" office:value="29" calcext:value-type="float">
            <text:p>29</text:p>
          </table:table-cell>
          <table:table-cell office:value-type="float" office:value="0.0191630952574218" calcext:value-type="float">
            <text:p>0.019163095257422</text:p>
          </table:table-cell>
          <table:table-cell office:value-type="float" office:value="0.0752184945039426" calcext:value-type="float">
            <text:p>0.075218494503943</text:p>
          </table:table-cell>
          <table:table-cell office:value-type="float" office:value="0.212289877699475" calcext:value-type="float">
            <text:p>0.212289877699475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97" calcext:value-type="float">
            <text:p>97</text:p>
          </table:table-cell>
          <table:table-cell office:value-type="float" office:value="25" calcext:value-type="float">
            <text:p>25</text:p>
          </table:table-cell>
          <table:table-cell office:value-type="float" office:value="0.0321874388329518" calcext:value-type="float">
            <text:p>0.032187438832952</text:p>
          </table:table-cell>
          <table:table-cell office:value-type="float" office:value="0.086532372258348" calcext:value-type="float">
            <text:p>0.086532372258348</text:p>
          </table:table-cell>
          <table:table-cell office:value-type="float" office:value="0.226493603398382" calcext:value-type="float">
            <text:p>0.226493603398382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office:value-type="float" office:value="0.00250197979552371" calcext:value-type="float">
            <text:p>0.002501979795524</text:p>
          </table:table-cell>
          <table:table-cell office:value-type="float" office:value="0.0519331307011278" calcext:value-type="float">
            <text:p>0.051933130701128</text:p>
          </table:table-cell>
          <table:table-cell office:value-type="float" office:value="0.190336888018693" calcext:value-type="float">
            <text:p>0.190336888018693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0.00164328837398133" calcext:value-type="float">
            <text:p>0.001643288373981</text:p>
          </table:table-cell>
          <table:table-cell office:value-type="float" office:value="0.0489288199372895" calcext:value-type="float">
            <text:p>0.04892881993729</text:p>
          </table:table-cell>
          <table:table-cell office:value-type="float" office:value="0.153608538156097" calcext:value-type="float">
            <text:p>0.153608538156097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0.0064685270272599" calcext:value-type="float">
            <text:p>0.00646852702726</text:p>
          </table:table-cell>
          <table:table-cell office:value-type="float" office:value="0.0396219154449221" calcext:value-type="float">
            <text:p>0.039621915444922</text:p>
          </table:table-cell>
          <table:table-cell office:value-type="float" office:value="0.102388427077504" calcext:value-type="float">
            <text:p>0.102388427077504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float" office:value="0.0142075699783786" calcext:value-type="float">
            <text:p>0.014207569978379</text:p>
          </table:table-cell>
          <table:table-cell office:value-type="float" office:value="0.0665021140359737" calcext:value-type="float">
            <text:p>0.066502114035974</text:p>
          </table:table-cell>
          <table:table-cell office:value-type="float" office:value="0.149887802947541" calcext:value-type="float">
            <text:p>0.149887802947541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0.00183661944826932" calcext:value-type="float">
            <text:p>0.001836619448269</text:p>
          </table:table-cell>
          <table:table-cell office:value-type="float" office:value="0.0519499384542055" calcext:value-type="float">
            <text:p>0.051949938454206</text:p>
          </table:table-cell>
          <table:table-cell office:value-type="float" office:value="0.162986198296189" calcext:value-type="float">
            <text:p>0.162986198296189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0.00765378272742229" calcext:value-type="float">
            <text:p>0.007653782727422</text:p>
          </table:table-cell>
          <table:table-cell office:value-type="float" office:value="0.074878827896242" calcext:value-type="float">
            <text:p>0.074878827896242</text:p>
          </table:table-cell>
          <table:table-cell office:value-type="float" office:value="0.232927965256602" calcext:value-type="float">
            <text:p>0.232927965256602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0.0393189188123279" calcext:value-type="float">
            <text:p>0.039318918812328</text:p>
          </table:table-cell>
          <table:table-cell office:value-type="float" office:value="0.0654897502905068" calcext:value-type="float">
            <text:p>0.065489750290507</text:p>
          </table:table-cell>
          <table:table-cell office:value-type="float" office:value="0.135132546030059" calcext:value-type="float">
            <text:p>0.135132546030059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0.00729228931407144" calcext:value-type="float">
            <text:p>0.007292289314071</text:p>
          </table:table-cell>
          <table:table-cell office:value-type="float" office:value="0.0446409356094619" calcext:value-type="float">
            <text:p>0.044640935609462</text:p>
          </table:table-cell>
          <table:table-cell office:value-type="float" office:value="0.136223811264904" calcext:value-type="float">
            <text:p>0.136223811264904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93" calcext:value-type="float">
            <text:p>93</text:p>
          </table:table-cell>
          <table:table-cell office:value-type="float" office:value="24" calcext:value-type="float">
            <text:p>24</text:p>
          </table:table-cell>
          <table:table-cell office:value-type="float" office:value="0.0044712969717331" calcext:value-type="float">
            <text:p>0.004471296971733</text:p>
          </table:table-cell>
          <table:table-cell office:value-type="float" office:value="0.0702973385326837" calcext:value-type="float">
            <text:p>0.070297338532684</text:p>
          </table:table-cell>
          <table:table-cell office:value-type="float" office:value="0.221552114890119" calcext:value-type="float">
            <text:p>0.221552114890119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14" calcext:value-type="float">
            <text:p>114</text:p>
          </table:table-cell>
          <table:table-cell office:value-type="float" office:value="29" calcext:value-type="float">
            <text:p>29</text:p>
          </table:table-cell>
          <table:table-cell office:value-type="float" office:value="0.00369371065709764" calcext:value-type="float">
            <text:p>0.003693710657098</text:p>
          </table:table-cell>
          <table:table-cell office:value-type="float" office:value="0.0767641945360538" calcext:value-type="float">
            <text:p>0.076764194536054</text:p>
          </table:table-cell>
          <table:table-cell office:value-type="float" office:value="0.24450187886885" calcext:value-type="float">
            <text:p>0.24450187886885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  <table:table-cell office:value-type="float" office:value="0.00199305552824422" calcext:value-type="float">
            <text:p>0.001993055528244</text:p>
          </table:table-cell>
          <table:table-cell office:value-type="float" office:value="0.0796506254831133" calcext:value-type="float">
            <text:p>0.079650625483113</text:p>
          </table:table-cell>
          <table:table-cell office:value-type="float" office:value="0.254207751208735" calcext:value-type="float">
            <text:p>0.254207751208735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0.000709316537376048" calcext:value-type="float">
            <text:p>0.000709316537376</text:p>
          </table:table-cell>
          <table:table-cell office:value-type="float" office:value="0.0443930238327412" calcext:value-type="float">
            <text:p>0.044393023832741</text:p>
          </table:table-cell>
          <table:table-cell office:value-type="float" office:value="0.186408546610261" calcext:value-type="float">
            <text:p>0.186408546610261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0.00509061382974685" calcext:value-type="float">
            <text:p>0.005090613829747</text:p>
          </table:table-cell>
          <table:table-cell office:value-type="float" office:value="0.0922985187382381" calcext:value-type="float">
            <text:p>0.092298518738238</text:p>
          </table:table-cell>
          <table:table-cell office:value-type="float" office:value="0.268937574225796" calcext:value-type="float">
            <text:p>0.268937574225796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office:value-type="float" office:value="0.00821881236755932" calcext:value-type="float">
            <text:p>0.008218812367559</text:p>
          </table:table-cell>
          <table:table-cell office:value-type="float" office:value="0.07038360614829" calcext:value-type="float">
            <text:p>0.07038360614829</text:p>
          </table:table-cell>
          <table:table-cell office:value-type="float" office:value="0.172100433015443" calcext:value-type="float">
            <text:p>0.172100433015443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0.0247740592572472" calcext:value-type="float">
            <text:p>0.024774059257247</text:p>
          </table:table-cell>
          <table:table-cell office:value-type="float" office:value="0.0709359457996308" calcext:value-type="float">
            <text:p>0.070935945799631</text:p>
          </table:table-cell>
          <table:table-cell office:value-type="float" office:value="0.259880804973559" calcext:value-type="float">
            <text:p>0.259880804973559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0.0397754553236769" calcext:value-type="float">
            <text:p>0.039775455323677</text:p>
          </table:table-cell>
          <table:table-cell office:value-type="float" office:value="0.104617980874431" calcext:value-type="float">
            <text:p>0.104617980874431</text:p>
          </table:table-cell>
          <table:table-cell office:value-type="float" office:value="0.276597058495252" calcext:value-type="float">
            <text:p>0.276597058495252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0.000537694088129946" calcext:value-type="float">
            <text:p>0.00053769408813</text:p>
          </table:table-cell>
          <table:table-cell office:value-type="float" office:value="0.0542517828860431" calcext:value-type="float">
            <text:p>0.054251782886043</text:p>
          </table:table-cell>
          <table:table-cell office:value-type="float" office:value="0.249916904590072" calcext:value-type="float">
            <text:p>0.249916904590072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office:value-type="float" office:value="0.00114749502425038" calcext:value-type="float">
            <text:p>0.00114749502425</text:p>
          </table:table-cell>
          <table:table-cell office:value-type="float" office:value="0.0622297659147375" calcext:value-type="float">
            <text:p>0.062229765914738</text:p>
          </table:table-cell>
          <table:table-cell office:value-type="float" office:value="0.208962304093486" calcext:value-type="float">
            <text:p>0.208962304093486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17" calcext:value-type="float">
            <text:p>117</text:p>
          </table:table-cell>
          <table:table-cell office:value-type="float" office:value="30" calcext:value-type="float">
            <text:p>30</text:p>
          </table:table-cell>
          <table:table-cell office:value-type="float" office:value="0.00299525963318981" calcext:value-type="float">
            <text:p>0.00299525963319</text:p>
          </table:table-cell>
          <table:table-cell office:value-type="float" office:value="0.0695129443281309" calcext:value-type="float">
            <text:p>0.069512944328131</text:p>
          </table:table-cell>
          <table:table-cell office:value-type="float" office:value="0.262439702091994" calcext:value-type="float">
            <text:p>0.262439702091994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0.00902041608811005" calcext:value-type="float">
            <text:p>0.00902041608811</text:p>
          </table:table-cell>
          <table:table-cell office:value-type="float" office:value="0.0546212400225441" calcext:value-type="float">
            <text:p>0.054621240022544</text:p>
          </table:table-cell>
          <table:table-cell office:value-type="float" office:value="0.201892408072546" calcext:value-type="float">
            <text:p>0.201892408072546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 office:value-type="float" office:value="0.000444024010906152" calcext:value-type="float">
            <text:p>0.000444024010906</text:p>
          </table:table-cell>
          <table:table-cell office:value-type="float" office:value="0.0597167143000445" calcext:value-type="float">
            <text:p>0.059716714300045</text:p>
          </table:table-cell>
          <table:table-cell office:value-type="float" office:value="0.136651919582046" calcext:value-type="float">
            <text:p>0.136651919582046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0.00234557009585419" calcext:value-type="float">
            <text:p>0.002345570095854</text:p>
          </table:table-cell>
          <table:table-cell office:value-type="float" office:value="0.065037589600925" calcext:value-type="float">
            <text:p>0.065037589600925</text:p>
          </table:table-cell>
          <table:table-cell office:value-type="float" office:value="0.200519280536825" calcext:value-type="float">
            <text:p>0.200519280536825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0.00385450390849473" calcext:value-type="float">
            <text:p>0.003854503908495</text:p>
          </table:table-cell>
          <table:table-cell office:value-type="float" office:value="0.0665787454628206" calcext:value-type="float">
            <text:p>0.066578745462821</text:p>
          </table:table-cell>
          <table:table-cell office:value-type="float" office:value="0.211746306581723" calcext:value-type="float">
            <text:p>0.211746306581723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0.0157775244850487" calcext:value-type="float">
            <text:p>0.015777524485049</text:p>
          </table:table-cell>
          <table:table-cell office:value-type="float" office:value="0.0765707114893609" calcext:value-type="float">
            <text:p>0.076570711489361</text:p>
          </table:table-cell>
          <table:table-cell office:value-type="float" office:value="0.26220597130979" calcext:value-type="float">
            <text:p>0.26220597130979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0.0011270923452617" calcext:value-type="float">
            <text:p>0.001127092345262</text:p>
          </table:table-cell>
          <table:table-cell office:value-type="float" office:value="0.0450776082748854" calcext:value-type="float">
            <text:p>0.045077608274885</text:p>
          </table:table-cell>
          <table:table-cell office:value-type="float" office:value="0.189502149004957" calcext:value-type="float">
            <text:p>0.189502149004957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0.00212060210757996" calcext:value-type="float">
            <text:p>0.00212060210758</text:p>
          </table:table-cell>
          <table:table-cell office:value-type="float" office:value="0.0425443812505703" calcext:value-type="float">
            <text:p>0.04254438125057</text:p>
          </table:table-cell>
          <table:table-cell office:value-type="float" office:value="0.191466124935463" calcext:value-type="float">
            <text:p>0.191466124935463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25" calcext:value-type="float">
            <text:p>125</text:p>
          </table:table-cell>
          <table:table-cell office:value-type="float" office:value="32" calcext:value-type="float">
            <text:p>32</text:p>
          </table:table-cell>
          <table:table-cell office:value-type="float" office:value="0.0399942400051658" calcext:value-type="float">
            <text:p>0.039994240005166</text:p>
          </table:table-cell>
          <table:table-cell office:value-type="float" office:value="0.0875436863356202" calcext:value-type="float">
            <text:p>0.08754368633562</text:p>
          </table:table-cell>
          <table:table-cell office:value-type="float" office:value="0.25578117384949" calcext:value-type="float">
            <text:p>0.25578117384949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0.0165751350080238" calcext:value-type="float">
            <text:p>0.016575135008024</text:p>
          </table:table-cell>
          <table:table-cell office:value-type="float" office:value="0.0940925503951639" calcext:value-type="float">
            <text:p>0.094092550395164</text:p>
          </table:table-cell>
          <table:table-cell office:value-type="float" office:value="0.238464413239128" calcext:value-type="float">
            <text:p>0.238464413239128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0.00892132066918127" calcext:value-type="float">
            <text:p>0.008921320669181</text:p>
          </table:table-cell>
          <table:table-cell office:value-type="float" office:value="0.0268164564608455" calcext:value-type="float">
            <text:p>0.026816456460846</text:p>
          </table:table-cell>
          <table:table-cell office:value-type="float" office:value="0.109012178413226" calcext:value-type="float">
            <text:p>0.109012178413226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0.0369539268675909" calcext:value-type="float">
            <text:p>0.036953926867591</text:p>
          </table:table-cell>
          <table:table-cell office:value-type="float" office:value="0.077460508364687" calcext:value-type="float">
            <text:p>0.077460508364687</text:p>
          </table:table-cell>
          <table:table-cell office:value-type="float" office:value="0.191456759673894" calcext:value-type="float">
            <text:p>0.191456759673894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office:value-type="float" office:value="0.00362752173470893" calcext:value-type="float">
            <text:p>0.003627521734709</text:p>
          </table:table-cell>
          <table:table-cell office:value-type="float" office:value="0.0619188901052555" calcext:value-type="float">
            <text:p>0.061918890105256</text:p>
          </table:table-cell>
          <table:table-cell office:value-type="float" office:value="0.156296824967867" calcext:value-type="float">
            <text:p>0.156296824967867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0.000772044480668414" calcext:value-type="float">
            <text:p>0.000772044480668</text:p>
          </table:table-cell>
          <table:table-cell office:value-type="float" office:value="0.0421714714402924" calcext:value-type="float">
            <text:p>0.042171471440293</text:p>
          </table:table-cell>
          <table:table-cell office:value-type="float" office:value="0.160527980909131" calcext:value-type="float">
            <text:p>0.160527980909131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93" calcext:value-type="float">
            <text:p>93</text:p>
          </table:table-cell>
          <table:table-cell office:value-type="float" office:value="24" calcext:value-type="float">
            <text:p>24</text:p>
          </table:table-cell>
          <table:table-cell office:value-type="float" office:value="0.000163491205743917" calcext:value-type="float">
            <text:p>0.000163491205744</text:p>
          </table:table-cell>
          <table:table-cell office:value-type="float" office:value="0.0441178017339435" calcext:value-type="float">
            <text:p>0.044117801733944</text:p>
          </table:table-cell>
          <table:table-cell office:value-type="float" office:value="0.246235656815618" calcext:value-type="float">
            <text:p>0.246235656815618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office:value-type="float" office:value="0.0185420435178295" calcext:value-type="float">
            <text:p>0.01854204351783</text:p>
          </table:table-cell>
          <table:table-cell office:value-type="float" office:value="0.0495622265491888" calcext:value-type="float">
            <text:p>0.049562226549189</text:p>
          </table:table-cell>
          <table:table-cell office:value-type="float" office:value="0.183221927895981" calcext:value-type="float">
            <text:p>0.183221927895981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0.000587807940094831" calcext:value-type="float">
            <text:p>0.000587807940095</text:p>
          </table:table-cell>
          <table:table-cell office:value-type="float" office:value="0.0295971362066431" calcext:value-type="float">
            <text:p>0.029597136206643</text:p>
          </table:table-cell>
          <table:table-cell office:value-type="float" office:value="0.0525963564957683" calcext:value-type="float">
            <text:p>0.052596356495768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6" calcext:value-type="float">
            <text:p>106</text:p>
          </table:table-cell>
          <table:table-cell office:value-type="float" office:value="27" calcext:value-type="float">
            <text:p>27</text:p>
          </table:table-cell>
          <table:table-cell office:value-type="float" office:value="0.0283358448385788" calcext:value-type="float">
            <text:p>0.028335844838579</text:p>
          </table:table-cell>
          <table:table-cell office:value-type="float" office:value="0.0783338973534312" calcext:value-type="float">
            <text:p>0.078333897353431</text:p>
          </table:table-cell>
          <table:table-cell office:value-type="float" office:value="0.245932051690586" calcext:value-type="float">
            <text:p>0.245932051690586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0.00246733396608678" calcext:value-type="float">
            <text:p>0.002467333966087</text:p>
          </table:table-cell>
          <table:table-cell office:value-type="float" office:value="0.0687030102985416" calcext:value-type="float">
            <text:p>0.068703010298542</text:p>
          </table:table-cell>
          <table:table-cell office:value-type="float" office:value="0.180114420637233" calcext:value-type="float">
            <text:p>0.180114420637233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06" calcext:value-type="float">
            <text:p>106</text:p>
          </table:table-cell>
          <table:table-cell office:value-type="float" office:value="27" calcext:value-type="float">
            <text:p>27</text:p>
          </table:table-cell>
          <table:table-cell office:value-type="float" office:value="0.0142868822891308" calcext:value-type="float">
            <text:p>0.014286882289131</text:p>
          </table:table-cell>
          <table:table-cell office:value-type="float" office:value="0.061884750174769" calcext:value-type="float">
            <text:p>0.061884750174769</text:p>
          </table:table-cell>
          <table:table-cell office:value-type="float" office:value="0.22996120272303" calcext:value-type="float">
            <text:p>0.22996120272303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04" calcext:value-type="float">
            <text:p>104</text:p>
          </table:table-cell>
          <table:table-cell office:value-type="float" office:value="27" calcext:value-type="float">
            <text:p>27</text:p>
          </table:table-cell>
          <table:table-cell office:value-type="float" office:value="0.00139709283979145" calcext:value-type="float">
            <text:p>0.001397092839791</text:p>
          </table:table-cell>
          <table:table-cell office:value-type="float" office:value="0.0671815546006709" calcext:value-type="float">
            <text:p>0.067181554600671</text:p>
          </table:table-cell>
          <table:table-cell office:value-type="float" office:value="0.176877198686428" calcext:value-type="float">
            <text:p>0.176877198686428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office:value-type="float" office:value="0.00984293031030836" calcext:value-type="float">
            <text:p>0.009842930310308</text:p>
          </table:table-cell>
          <table:table-cell office:value-type="float" office:value="0.0724883465374794" calcext:value-type="float">
            <text:p>0.072488346537479</text:p>
          </table:table-cell>
          <table:table-cell office:value-type="float" office:value="0.212000178221952" calcext:value-type="float">
            <text:p>0.212000178221952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0.00604049813840157" calcext:value-type="float">
            <text:p>0.006040498138402</text:p>
          </table:table-cell>
          <table:table-cell office:value-type="float" office:value="0.0696997117190658" calcext:value-type="float">
            <text:p>0.069699711719066</text:p>
          </table:table-cell>
          <table:table-cell office:value-type="float" office:value="0.149804546412051" calcext:value-type="float">
            <text:p>0.149804546412051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0.00381529485155149" calcext:value-type="float">
            <text:p>0.003815294851551</text:p>
          </table:table-cell>
          <table:table-cell office:value-type="float" office:value="0.0361123006944337" calcext:value-type="float">
            <text:p>0.036112300694434</text:p>
          </table:table-cell>
          <table:table-cell office:value-type="float" office:value="0.201694319023522" calcext:value-type="float">
            <text:p>0.201694319023522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0.0065337381703352" calcext:value-type="float">
            <text:p>0.006533738170335</text:p>
          </table:table-cell>
          <table:table-cell office:value-type="float" office:value="0.0913368320830655" calcext:value-type="float">
            <text:p>0.091336832083066</text:p>
          </table:table-cell>
          <table:table-cell office:value-type="float" office:value="0.25123733506095" calcext:value-type="float">
            <text:p>0.25123733506095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0.00114804691217975" calcext:value-type="float">
            <text:p>0.00114804691218</text:p>
          </table:table-cell>
          <table:table-cell office:value-type="float" office:value="0.0757082997665661" calcext:value-type="float">
            <text:p>0.075708299766566</text:p>
          </table:table-cell>
          <table:table-cell office:value-type="float" office:value="0.179145053854853" calcext:value-type="float">
            <text:p>0.179145053854853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94" calcext:value-type="float">
            <text:p>94</text:p>
          </table:table-cell>
          <table:table-cell office:value-type="float" office:value="24" calcext:value-type="float">
            <text:p>24</text:p>
          </table:table-cell>
          <table:table-cell office:value-type="float" office:value="0.000000827237672584857" calcext:value-type="float">
            <text:p>8.27237672584857E-07</text:p>
          </table:table-cell>
          <table:table-cell office:value-type="float" office:value="0.0662281327540552" calcext:value-type="float">
            <text:p>0.066228132754055</text:p>
          </table:table-cell>
          <table:table-cell office:value-type="float" office:value="0.158618364785192" calcext:value-type="float">
            <text:p>0.158618364785192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office:value-type="float" office:value="0.0182046999809282" calcext:value-type="float">
            <text:p>0.018204699980928</text:p>
          </table:table-cell>
          <table:table-cell office:value-type="float" office:value="0.0725846727492672" calcext:value-type="float">
            <text:p>0.072584672749267</text:p>
          </table:table-cell>
          <table:table-cell office:value-type="float" office:value="0.138124651675647" calcext:value-type="float">
            <text:p>0.138124651675647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0.0308543031372347" calcext:value-type="float">
            <text:p>0.030854303137235</text:p>
          </table:table-cell>
          <table:table-cell office:value-type="float" office:value="0.0620543512303366" calcext:value-type="float">
            <text:p>0.062054351230337</text:p>
          </table:table-cell>
          <table:table-cell office:value-type="float" office:value="0.198492787199926" calcext:value-type="float">
            <text:p>0.198492787199926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0.00671946106372079" calcext:value-type="float">
            <text:p>0.006719461063721</text:p>
          </table:table-cell>
          <table:table-cell office:value-type="float" office:value="0.0697111124021583" calcext:value-type="float">
            <text:p>0.069711112402158</text:p>
          </table:table-cell>
          <table:table-cell office:value-type="float" office:value="0.205793536740717" calcext:value-type="float">
            <text:p>0.205793536740717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office:value-type="float" office:value="0.0270863843917774" calcext:value-type="float">
            <text:p>0.027086384391777</text:p>
          </table:table-cell>
          <table:table-cell office:value-type="float" office:value="0.0672486764658771" calcext:value-type="float">
            <text:p>0.067248676465877</text:p>
          </table:table-cell>
          <table:table-cell office:value-type="float" office:value="0.169691292558172" calcext:value-type="float">
            <text:p>0.169691292558172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0.0387590771328975" calcext:value-type="float">
            <text:p>0.038759077132898</text:p>
          </table:table-cell>
          <table:table-cell office:value-type="float" office:value="0.0807459376103081" calcext:value-type="float">
            <text:p>0.080745937610308</text:p>
          </table:table-cell>
          <table:table-cell office:value-type="float" office:value="0.217847324366036" calcext:value-type="float">
            <text:p>0.217847324366036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0.00488385901094335" calcext:value-type="float">
            <text:p>0.004883859010943</text:p>
          </table:table-cell>
          <table:table-cell office:value-type="float" office:value="0.0838874428867067" calcext:value-type="float">
            <text:p>0.083887442886707</text:p>
          </table:table-cell>
          <table:table-cell office:value-type="float" office:value="0.210252336539518" calcext:value-type="float">
            <text:p>0.210252336539518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  <table:table-cell office:value-type="float" office:value="0.00393808023818176" calcext:value-type="float">
            <text:p>0.003938080238182</text:p>
          </table:table-cell>
          <table:table-cell office:value-type="float" office:value="0.0736785858563032" calcext:value-type="float">
            <text:p>0.073678585856303</text:p>
          </table:table-cell>
          <table:table-cell office:value-type="float" office:value="0.272812169588946" calcext:value-type="float">
            <text:p>0.272812169588946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25" calcext:value-type="float">
            <text:p>125</text:p>
          </table:table-cell>
          <table:table-cell office:value-type="float" office:value="32" calcext:value-type="float">
            <text:p>32</text:p>
          </table:table-cell>
          <table:table-cell office:value-type="float" office:value="0.00466056073462584" calcext:value-type="float">
            <text:p>0.004660560734626</text:p>
          </table:table-cell>
          <table:table-cell office:value-type="float" office:value="0.0715181114911674" calcext:value-type="float">
            <text:p>0.071518111491167</text:p>
          </table:table-cell>
          <table:table-cell office:value-type="float" office:value="0.252507792979048" calcext:value-type="float">
            <text:p>0.252507792979048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0.015402620005177" calcext:value-type="float">
            <text:p>0.015402620005177</text:p>
          </table:table-cell>
          <table:table-cell office:value-type="float" office:value="0.0593842210156548" calcext:value-type="float">
            <text:p>0.059384221015655</text:p>
          </table:table-cell>
          <table:table-cell office:value-type="float" office:value="0.238848892651871" calcext:value-type="float">
            <text:p>0.238848892651871</text:p>
          </table:table-cell>
          <table:table-cell table:number-columns-repeated="4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  <table:table-cell office:value-type="float" office:value="0.0218747993955923" calcext:value-type="float">
            <text:p>0.021874799395592</text:p>
          </table:table-cell>
          <table:table-cell office:value-type="float" office:value="0.0759045861286699" calcext:value-type="float">
            <text:p>0.07590458612867</text:p>
          </table:table-cell>
          <table:table-cell office:value-type="float" office:value="0.179801928163028" calcext:value-type="float">
            <text:p>0.179801928163028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float" office:value="0.00671323260424495" calcext:value-type="float">
            <text:p>0.006713232604245</text:p>
          </table:table-cell>
          <table:table-cell office:value-type="float" office:value="0.0832720684970352" calcext:value-type="float">
            <text:p>0.083272068497035</text:p>
          </table:table-cell>
          <table:table-cell office:value-type="float" office:value="0.185716663560206" calcext:value-type="float">
            <text:p>0.185716663560206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17" calcext:value-type="float">
            <text:p>117</text:p>
          </table:table-cell>
          <table:table-cell office:value-type="float" office:value="30" calcext:value-type="float">
            <text:p>30</text:p>
          </table:table-cell>
          <table:table-cell office:value-type="float" office:value="0.0208324887829455" calcext:value-type="float">
            <text:p>0.020832488782946</text:p>
          </table:table-cell>
          <table:table-cell office:value-type="float" office:value="0.0779419711050897" calcext:value-type="float">
            <text:p>0.07794197110509</text:p>
          </table:table-cell>
          <table:table-cell office:value-type="float" office:value="0.239137286453747" calcext:value-type="float">
            <text:p>0.239137286453747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office:value-type="float" office:value="0.0340190363206552" calcext:value-type="float">
            <text:p>0.034019036320655</text:p>
          </table:table-cell>
          <table:table-cell office:value-type="float" office:value="0.0678715361292424" calcext:value-type="float">
            <text:p>0.067871536129243</text:p>
          </table:table-cell>
          <table:table-cell office:value-type="float" office:value="0.216511903530516" calcext:value-type="float">
            <text:p>0.216511903530516</text:p>
          </table:table-cell>
          <table:table-cell table:number-columns-repeated="4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0.0272531765333179" calcext:value-type="float">
            <text:p>0.027253176533318</text:p>
          </table:table-cell>
          <table:table-cell office:value-type="float" office:value="0.0780295420250422" calcext:value-type="float">
            <text:p>0.078029542025042</text:p>
          </table:table-cell>
          <table:table-cell office:value-type="float" office:value="0.196672998930834" calcext:value-type="float">
            <text:p>0.196672998930834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  <table:table-cell office:value-type="float" office:value="0.0112213204852846" calcext:value-type="float">
            <text:p>0.011221320485285</text:p>
          </table:table-cell>
          <table:table-cell office:value-type="float" office:value="0.0849697491069166" calcext:value-type="float">
            <text:p>0.084969749106917</text:p>
          </table:table-cell>
          <table:table-cell office:value-type="float" office:value="0.198226739300081" calcext:value-type="float">
            <text:p>0.198226739300081</text:p>
          </table:table-cell>
          <table:table-cell table:number-columns-repeated="4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95" calcext:value-type="float">
            <text:p>95</text:p>
          </table:table-cell>
          <table:table-cell office:value-type="float" office:value="24" calcext:value-type="float">
            <text:p>24</text:p>
          </table:table-cell>
          <table:table-cell office:value-type="float" office:value="0.00170124152418828" calcext:value-type="float">
            <text:p>0.001701241524188</text:p>
          </table:table-cell>
          <table:table-cell office:value-type="float" office:value="0.0481535160206957" calcext:value-type="float">
            <text:p>0.048153516020696</text:p>
          </table:table-cell>
          <table:table-cell office:value-type="float" office:value="0.18150120572123" calcext:value-type="float">
            <text:p>0.18150120572123</text:p>
          </table:table-cell>
          <table:table-cell table:number-columns-repeated="4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97" calcext:value-type="float">
            <text:p>97</text:p>
          </table:table-cell>
          <table:table-cell office:value-type="float" office:value="25" calcext:value-type="float">
            <text:p>25</text:p>
          </table:table-cell>
          <table:table-cell office:value-type="float" office:value="0.0220987596728868" calcext:value-type="float">
            <text:p>0.022098759672887</text:p>
          </table:table-cell>
          <table:table-cell office:value-type="float" office:value="0.0685788039428126" calcext:value-type="float">
            <text:p>0.068578803942813</text:p>
          </table:table-cell>
          <table:table-cell office:value-type="float" office:value="0.170962461341822" calcext:value-type="float">
            <text:p>0.170962461341822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0.00219701453983496" calcext:value-type="float">
            <text:p>0.002197014539835</text:p>
          </table:table-cell>
          <table:table-cell office:value-type="float" office:value="0.039143805474622" calcext:value-type="float">
            <text:p>0.039143805474622</text:p>
          </table:table-cell>
          <table:table-cell office:value-type="float" office:value="0.155259117646" calcext:value-type="float">
            <text:p>0.155259117646</text:p>
          </table:table-cell>
          <table:table-cell table:number-columns-repeated="4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0.0157087901119748" calcext:value-type="float">
            <text:p>0.015708790111975</text:p>
          </table:table-cell>
          <table:table-cell office:value-type="float" office:value="0.0706953931532776" calcext:value-type="float">
            <text:p>0.070695393153278</text:p>
          </table:table-cell>
          <table:table-cell office:value-type="float" office:value="0.172135765062493" calcext:value-type="float">
            <text:p>0.172135765062493</text:p>
          </table:table-cell>
          <table:table-cell table:number-columns-repeated="4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06" calcext:value-type="float">
            <text:p>106</text:p>
          </table:table-cell>
          <table:table-cell office:value-type="float" office:value="27" calcext:value-type="float">
            <text:p>27</text:p>
          </table:table-cell>
          <table:table-cell office:value-type="float" office:value="0.0346822200535131" calcext:value-type="float">
            <text:p>0.034682220053513</text:p>
          </table:table-cell>
          <table:table-cell office:value-type="float" office:value="0.0676422033619562" calcext:value-type="float">
            <text:p>0.067642203361956</text:p>
          </table:table-cell>
          <table:table-cell office:value-type="float" office:value="0.153407682088135" calcext:value-type="float">
            <text:p>0.153407682088135</text:p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09" calcext:value-type="float">
            <text:p>109</text:p>
          </table:table-cell>
          <table:table-cell office:value-type="float" office:value="28" calcext:value-type="float">
            <text:p>28</text:p>
          </table:table-cell>
          <table:table-cell office:value-type="float" office:value="0.0101055561491179" calcext:value-type="float">
            <text:p>0.010105556149118</text:p>
          </table:table-cell>
          <table:table-cell office:value-type="float" office:value="0.0767364521716743" calcext:value-type="float">
            <text:p>0.076736452171674</text:p>
          </table:table-cell>
          <table:table-cell office:value-type="float" office:value="0.244762630033714" calcext:value-type="float">
            <text:p>0.244762630033714</text:p>
          </table:table-cell>
          <table:table-cell table:number-columns-repeated="4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0.0101062091705242" calcext:value-type="float">
            <text:p>0.010106209170524</text:p>
          </table:table-cell>
          <table:table-cell office:value-type="float" office:value="0.0827875398675458" calcext:value-type="float">
            <text:p>0.082787539867546</text:p>
          </table:table-cell>
          <table:table-cell office:value-type="float" office:value="0.188114092176256" calcext:value-type="float">
            <text:p>0.188114092176256</text:p>
          </table:table-cell>
          <table:table-cell table:number-columns-repeated="4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0.00571826941797022" calcext:value-type="float">
            <text:p>0.00571826941797</text:p>
          </table:table-cell>
          <table:table-cell office:value-type="float" office:value="0.0456577782857083" calcext:value-type="float">
            <text:p>0.045657778285708</text:p>
          </table:table-cell>
          <table:table-cell office:value-type="float" office:value="0.174392475452875" calcext:value-type="float">
            <text:p>0.174392475452875</text:p>
          </table:table-cell>
          <table:table-cell table:number-columns-repeated="4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0.0375701400603703" calcext:value-type="float">
            <text:p>0.03757014006037</text:p>
          </table:table-cell>
          <table:table-cell office:value-type="float" office:value="0.06619818453759" calcext:value-type="float">
            <text:p>0.06619818453759</text:p>
          </table:table-cell>
          <table:table-cell office:value-type="float" office:value="0.140952855408629" calcext:value-type="float">
            <text:p>0.140952855408629</text:p>
          </table:table-cell>
          <table:table-cell table:number-columns-repeated="4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0.00266855827359591" calcext:value-type="float">
            <text:p>0.002668558273596</text:p>
          </table:table-cell>
          <table:table-cell office:value-type="float" office:value="0.0586605886677086" calcext:value-type="float">
            <text:p>0.058660588667709</text:p>
          </table:table-cell>
          <table:table-cell office:value-type="float" office:value="0.156989672103238" calcext:value-type="float">
            <text:p>0.156989672103238</text:p>
          </table:table-cell>
          <table:table-cell table:number-columns-repeated="4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0.0415386161727131" calcext:value-type="float">
            <text:p>0.041538616172713</text:p>
          </table:table-cell>
          <table:table-cell office:value-type="float" office:value="0.0940454666075178" calcext:value-type="float">
            <text:p>0.094045466607518</text:p>
          </table:table-cell>
          <table:table-cell office:value-type="float" office:value="0.230897059571934" calcext:value-type="float">
            <text:p>0.230897059571934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0.0177686430260307" calcext:value-type="float">
            <text:p>0.017768643026031</text:p>
          </table:table-cell>
          <table:table-cell office:value-type="float" office:value="0.066058885518105" calcext:value-type="float">
            <text:p>0.066058885518105</text:p>
          </table:table-cell>
          <table:table-cell office:value-type="float" office:value="0.166517056627098" calcext:value-type="float">
            <text:p>0.166517056627098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0.0442196620275462" calcext:value-type="float">
            <text:p>0.044219662027546</text:p>
          </table:table-cell>
          <table:table-cell office:value-type="float" office:value="0.0818285334214798" calcext:value-type="float">
            <text:p>0.08182853342148</text:p>
          </table:table-cell>
          <table:table-cell office:value-type="float" office:value="0.221859640596282" calcext:value-type="float">
            <text:p>0.221859640596282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float" office:value="0.0260777872262754" calcext:value-type="float">
            <text:p>0.026077787226276</text:p>
          </table:table-cell>
          <table:table-cell office:value-type="float" office:value="0.0653852024642538" calcext:value-type="float">
            <text:p>0.065385202464254</text:p>
          </table:table-cell>
          <table:table-cell office:value-type="float" office:value="0.11846385726267" calcext:value-type="float">
            <text:p>0.11846385726267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0.00667555638420103" calcext:value-type="float">
            <text:p>0.006675556384201</text:p>
          </table:table-cell>
          <table:table-cell office:value-type="float" office:value="0.0631491047935684" calcext:value-type="float">
            <text:p>0.063149104793568</text:p>
          </table:table-cell>
          <table:table-cell office:value-type="float" office:value="0.185323415592539" calcext:value-type="float">
            <text:p>0.185323415592539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office:value-type="float" office:value="0.00858343927818062" calcext:value-type="float">
            <text:p>0.008583439278181</text:p>
          </table:table-cell>
          <table:table-cell office:value-type="float" office:value="0.0603547046198855" calcext:value-type="float">
            <text:p>0.060354704619886</text:p>
          </table:table-cell>
          <table:table-cell office:value-type="float" office:value="0.193999659136232" calcext:value-type="float">
            <text:p>0.193999659136232</text:p>
          </table:table-cell>
          <table:table-cell table:number-columns-repeated="4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  <table:table-cell office:value-type="float" office:value="0.0109479832940466" calcext:value-type="float">
            <text:p>0.010947983294047</text:p>
          </table:table-cell>
          <table:table-cell office:value-type="float" office:value="0.0662429482120621" calcext:value-type="float">
            <text:p>0.066242948212062</text:p>
          </table:table-cell>
          <table:table-cell office:value-type="float" office:value="0.160958811295295" calcext:value-type="float">
            <text:p>0.160958811295295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0.00202650270756177" calcext:value-type="float">
            <text:p>0.002026502707562</text:p>
          </table:table-cell>
          <table:table-cell office:value-type="float" office:value="0.074548127191204" calcext:value-type="float">
            <text:p>0.074548127191204</text:p>
          </table:table-cell>
          <table:table-cell office:value-type="float" office:value="0.164675075628802" calcext:value-type="float">
            <text:p>0.164675075628802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office:value-type="float" office:value="0.005221180096499" calcext:value-type="float">
            <text:p>0.005221180096499</text:p>
          </table:table-cell>
          <table:table-cell office:value-type="float" office:value="0.0408826922176997" calcext:value-type="float">
            <text:p>0.0408826922177</text:p>
          </table:table-cell>
          <table:table-cell office:value-type="float" office:value="0.193088676143039" calcext:value-type="float">
            <text:p>0.193088676143039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08" calcext:value-type="float">
            <text:p>108</text:p>
          </table:table-cell>
          <table:table-cell office:value-type="float" office:value="27" calcext:value-type="float">
            <text:p>27</text:p>
          </table:table-cell>
          <table:table-cell office:value-type="float" office:value="0.00536088419325453" calcext:value-type="float">
            <text:p>0.005360884193255</text:p>
          </table:table-cell>
          <table:table-cell office:value-type="float" office:value="0.0660490604285664" calcext:value-type="float">
            <text:p>0.066049060428566</text:p>
          </table:table-cell>
          <table:table-cell office:value-type="float" office:value="0.154177685321427" calcext:value-type="float">
            <text:p>0.154177685321427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95" calcext:value-type="float">
            <text:p>95</text:p>
          </table:table-cell>
          <table:table-cell office:value-type="float" office:value="24" calcext:value-type="float">
            <text:p>24</text:p>
          </table:table-cell>
          <table:table-cell office:value-type="float" office:value="0.0189869993915682" calcext:value-type="float">
            <text:p>0.018986999391568</text:p>
          </table:table-cell>
          <table:table-cell office:value-type="float" office:value="0.080840600125905" calcext:value-type="float">
            <text:p>0.080840600125905</text:p>
          </table:table-cell>
          <table:table-cell office:value-type="float" office:value="0.2307739376594" calcext:value-type="float">
            <text:p>0.2307739376594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float" office:value="0.00340228817372634" calcext:value-type="float">
            <text:p>0.003402288173726</text:p>
          </table:table-cell>
          <table:table-cell office:value-type="float" office:value="0.0487989549696051" calcext:value-type="float">
            <text:p>0.048798954969605</text:p>
          </table:table-cell>
          <table:table-cell office:value-type="float" office:value="0.135280229641328" calcext:value-type="float">
            <text:p>0.135280229641328</text:p>
          </table:table-cell>
          <table:table-cell table:number-columns-repeated="4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0.00825673753774814" calcext:value-type="float">
            <text:p>0.008256737537748</text:p>
          </table:table-cell>
          <table:table-cell office:value-type="float" office:value="0.0402598385396877" calcext:value-type="float">
            <text:p>0.040259838539688</text:p>
          </table:table-cell>
          <table:table-cell office:value-type="float" office:value="0.140298018685187" calcext:value-type="float">
            <text:p>0.140298018685187</text:p>
          </table:table-cell>
          <table:table-cell table:number-columns-repeated="4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0.0141099454425658" calcext:value-type="float">
            <text:p>0.014109945442566</text:p>
          </table:table-cell>
          <table:table-cell office:value-type="float" office:value="0.0524566004692542" calcext:value-type="float">
            <text:p>0.052456600469254</text:p>
          </table:table-cell>
          <table:table-cell office:value-type="float" office:value="0.192551992437562" calcext:value-type="float">
            <text:p>0.192551992437562</text:p>
          </table:table-cell>
          <table:table-cell table:number-columns-repeated="4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97" calcext:value-type="float">
            <text:p>97</text:p>
          </table:table-cell>
          <table:table-cell office:value-type="float" office:value="25" calcext:value-type="float">
            <text:p>25</text:p>
          </table:table-cell>
          <table:table-cell office:value-type="float" office:value="0.0191378163279709" calcext:value-type="float">
            <text:p>0.019137816327971</text:p>
          </table:table-cell>
          <table:table-cell office:value-type="float" office:value="0.070525069018064" calcext:value-type="float">
            <text:p>0.070525069018064</text:p>
          </table:table-cell>
          <table:table-cell office:value-type="float" office:value="0.14140154387808" calcext:value-type="float">
            <text:p>0.14140154387808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05" calcext:value-type="float">
            <text:p>105</text:p>
          </table:table-cell>
          <table:table-cell office:value-type="float" office:value="27" calcext:value-type="float">
            <text:p>27</text:p>
          </table:table-cell>
          <table:table-cell office:value-type="float" office:value="0.021299210237362" calcext:value-type="float">
            <text:p>0.021299210237362</text:p>
          </table:table-cell>
          <table:table-cell office:value-type="float" office:value="0.0578514734826938" calcext:value-type="float">
            <text:p>0.057851473482694</text:p>
          </table:table-cell>
          <table:table-cell office:value-type="float" office:value="0.182706849685039" calcext:value-type="float">
            <text:p>0.182706849685039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08" calcext:value-type="float">
            <text:p>108</text:p>
          </table:table-cell>
          <table:table-cell office:value-type="float" office:value="28" calcext:value-type="float">
            <text:p>28</text:p>
          </table:table-cell>
          <table:table-cell office:value-type="float" office:value="0.00561908268454736" calcext:value-type="float">
            <text:p>0.005619082684547</text:p>
          </table:table-cell>
          <table:table-cell office:value-type="float" office:value="0.0842079393078394" calcext:value-type="float">
            <text:p>0.08420793930784</text:p>
          </table:table-cell>
          <table:table-cell office:value-type="float" office:value="0.161887676284865" calcext:value-type="float">
            <text:p>0.161887676284865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0.0195546452666149" calcext:value-type="float">
            <text:p>0.019554645266615</text:p>
          </table:table-cell>
          <table:table-cell office:value-type="float" office:value="0.0818928684335943" calcext:value-type="float">
            <text:p>0.081892868433594</text:p>
          </table:table-cell>
          <table:table-cell office:value-type="float" office:value="0.214774805314749" calcext:value-type="float">
            <text:p>0.214774805314749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0.00782814654871278" calcext:value-type="float">
            <text:p>0.007828146548713</text:p>
          </table:table-cell>
          <table:table-cell office:value-type="float" office:value="0.0474316755045345" calcext:value-type="float">
            <text:p>0.047431675504535</text:p>
          </table:table-cell>
          <table:table-cell office:value-type="float" office:value="0.168526094483394" calcext:value-type="float">
            <text:p>0.168526094483394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0.0470405276543444" calcext:value-type="float">
            <text:p>0.047040527654345</text:p>
          </table:table-cell>
          <table:table-cell office:value-type="float" office:value="0.0811652269798434" calcext:value-type="float">
            <text:p>0.081165226979844</text:p>
          </table:table-cell>
          <table:table-cell office:value-type="float" office:value="0.279241567732822" calcext:value-type="float">
            <text:p>0.279241567732822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95" calcext:value-type="float">
            <text:p>95</text:p>
          </table:table-cell>
          <table:table-cell office:value-type="float" office:value="24" calcext:value-type="float">
            <text:p>24</text:p>
          </table:table-cell>
          <table:table-cell office:value-type="float" office:value="0.000608071118598952" calcext:value-type="float">
            <text:p>0.000608071118599</text:p>
          </table:table-cell>
          <table:table-cell office:value-type="float" office:value="0.059471882450293" calcext:value-type="float">
            <text:p>0.059471882450293</text:p>
          </table:table-cell>
          <table:table-cell office:value-type="float" office:value="0.138377046359535" calcext:value-type="float">
            <text:p>0.138377046359535</text:p>
          </table:table-cell>
          <table:table-cell table:number-columns-repeated="4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97" calcext:value-type="float">
            <text:p>97</text:p>
          </table:table-cell>
          <table:table-cell office:value-type="float" office:value="25" calcext:value-type="float">
            <text:p>25</text:p>
          </table:table-cell>
          <table:table-cell office:value-type="float" office:value="0.0282408498814036" calcext:value-type="float">
            <text:p>0.028240849881404</text:p>
          </table:table-cell>
          <table:table-cell office:value-type="float" office:value="0.0756515609477058" calcext:value-type="float">
            <text:p>0.075651560947706</text:p>
          </table:table-cell>
          <table:table-cell office:value-type="float" office:value="0.228029020895471" calcext:value-type="float">
            <text:p>0.228029020895471</text:p>
          </table:table-cell>
          <table:table-cell table:number-columns-repeated="4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0.0132578675289359" calcext:value-type="float">
            <text:p>0.013257867528936</text:p>
          </table:table-cell>
          <table:table-cell office:value-type="float" office:value="0.0458856223165655" calcext:value-type="float">
            <text:p>0.045885622316566</text:p>
          </table:table-cell>
          <table:table-cell office:value-type="float" office:value="0.185443100658723" calcext:value-type="float">
            <text:p>0.185443100658723</text:p>
          </table:table-cell>
          <table:table-cell table:number-columns-repeated="4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0.0176930983034621" calcext:value-type="float">
            <text:p>0.017693098303462</text:p>
          </table:table-cell>
          <table:table-cell office:value-type="float" office:value="0.0640694977671897" calcext:value-type="float">
            <text:p>0.06406949776719</text:p>
          </table:table-cell>
          <table:table-cell office:value-type="float" office:value="0.177030624213533" calcext:value-type="float">
            <text:p>0.177030624213533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03" calcext:value-type="float">
            <text:p>103</text:p>
          </table:table-cell>
          <table:table-cell office:value-type="float" office:value="26" calcext:value-type="float">
            <text:p>26</text:p>
          </table:table-cell>
          <table:table-cell office:value-type="float" office:value="0.0282432429588932" calcext:value-type="float">
            <text:p>0.028243242958893</text:p>
          </table:table-cell>
          <table:table-cell office:value-type="float" office:value="0.0851513021629535" calcext:value-type="float">
            <text:p>0.085151302162954</text:p>
          </table:table-cell>
          <table:table-cell office:value-type="float" office:value="0.242447833424609" calcext:value-type="float">
            <text:p>0.242447833424609</text:p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0.00577617043682288" calcext:value-type="float">
            <text:p>0.005776170436823</text:p>
          </table:table-cell>
          <table:table-cell office:value-type="float" office:value="0.0618794157403529" calcext:value-type="float">
            <text:p>0.061879415740353</text:p>
          </table:table-cell>
          <table:table-cell office:value-type="float" office:value="0.196413669125875" calcext:value-type="float">
            <text:p>0.196413669125875</text:p>
          </table:table-cell>
          <table:table-cell table:number-columns-repeated="4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  <table:table-cell office:value-type="float" office:value="0.0273015985538718" calcext:value-type="float">
            <text:p>0.027301598553872</text:p>
          </table:table-cell>
          <table:table-cell office:value-type="float" office:value="0.076270642145818" calcext:value-type="float">
            <text:p>0.076270642145818</text:p>
          </table:table-cell>
          <table:table-cell office:value-type="float" office:value="0.249797800401098" calcext:value-type="float">
            <text:p>0.249797800401098</text:p>
          </table:table-cell>
          <table:table-cell table:number-columns-repeated="4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float" office:value="0.0417172875473447" calcext:value-type="float">
            <text:p>0.041717287547345</text:p>
          </table:table-cell>
          <table:table-cell office:value-type="float" office:value="0.0996156031736775" calcext:value-type="float">
            <text:p>0.099615603173678</text:p>
          </table:table-cell>
          <table:table-cell office:value-type="float" office:value="0.201913560791008" calcext:value-type="float">
            <text:p>0.201913560791008</text:p>
          </table:table-cell>
          <table:table-cell table:number-columns-repeated="4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office:value-type="float" office:value="0.00582354693967313" calcext:value-type="float">
            <text:p>0.005823546939673</text:p>
          </table:table-cell>
          <table:table-cell office:value-type="float" office:value="0.0509690271094406" calcext:value-type="float">
            <text:p>0.050969027109441</text:p>
          </table:table-cell>
          <table:table-cell office:value-type="float" office:value="0.12434252823246" calcext:value-type="float">
            <text:p>0.12434252823246</text:p>
          </table:table-cell>
          <table:table-cell table:number-columns-repeated="4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office:value-type="float" office:value="0.0194722549176194" calcext:value-type="float">
            <text:p>0.019472254917619</text:p>
          </table:table-cell>
          <table:table-cell office:value-type="float" office:value="0.0753076886982093" calcext:value-type="float">
            <text:p>0.075307688698209</text:p>
          </table:table-cell>
          <table:table-cell office:value-type="float" office:value="0.146934465575703" calcext:value-type="float">
            <text:p>0.146934465575703</text:p>
          </table:table-cell>
          <table:table-cell table:number-columns-repeated="4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0.0189125668441237" calcext:value-type="float">
            <text:p>0.018912566844124</text:p>
          </table:table-cell>
          <table:table-cell office:value-type="float" office:value="0.0796106574553231" calcext:value-type="float">
            <text:p>0.079610657455323</text:p>
          </table:table-cell>
          <table:table-cell office:value-type="float" office:value="0.284828910855373" calcext:value-type="float">
            <text:p>0.284828910855373</text:p>
          </table:table-cell>
          <table:table-cell table:number-columns-repeated="4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87" calcext:value-type="float">
            <text:p>87</text:p>
          </table:table-cell>
          <table:table-cell office:value-type="float" office:value="22" calcext:value-type="float">
            <text:p>22</text:p>
          </table:table-cell>
          <table:table-cell office:value-type="float" office:value="0.0115834911860882" calcext:value-type="float">
            <text:p>0.011583491186088</text:p>
          </table:table-cell>
          <table:table-cell office:value-type="float" office:value="0.0775523613524889" calcext:value-type="float">
            <text:p>0.077552361352489</text:p>
          </table:table-cell>
          <table:table-cell office:value-type="float" office:value="0.18833323805608" calcext:value-type="float">
            <text:p>0.18833323805608</text:p>
          </table:table-cell>
          <table:table-cell table:number-columns-repeated="4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99" calcext:value-type="float">
            <text:p>99</text:p>
          </table:table-cell>
          <table:table-cell office:value-type="float" office:value="25" calcext:value-type="float">
            <text:p>25</text:p>
          </table:table-cell>
          <table:table-cell office:value-type="float" office:value="0.0102062431272789" calcext:value-type="float">
            <text:p>0.010206243127279</text:p>
          </table:table-cell>
          <table:table-cell office:value-type="float" office:value="0.0640301296321669" calcext:value-type="float">
            <text:p>0.064030129632167</text:p>
          </table:table-cell>
          <table:table-cell office:value-type="float" office:value="0.142927487201892" calcext:value-type="float">
            <text:p>0.142927487201892</text:p>
          </table:table-cell>
          <table:table-cell table:number-columns-repeated="4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  <table:table-cell office:value-type="float" office:value="0.0112881420844734" calcext:value-type="float">
            <text:p>0.011288142084473</text:p>
          </table:table-cell>
          <table:table-cell office:value-type="float" office:value="0.0845584212865986" calcext:value-type="float">
            <text:p>0.084558421286599</text:p>
          </table:table-cell>
          <table:table-cell office:value-type="float" office:value="0.216299631250901" calcext:value-type="float">
            <text:p>0.216299631250901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25" calcext:value-type="float">
            <text:p>125</text:p>
          </table:table-cell>
          <table:table-cell office:value-type="float" office:value="32" calcext:value-type="float">
            <text:p>32</text:p>
          </table:table-cell>
          <table:table-cell office:value-type="float" office:value="0.00285784327385474" calcext:value-type="float">
            <text:p>0.002857843273855</text:p>
          </table:table-cell>
          <table:table-cell office:value-type="float" office:value="0.068530489119506" calcext:value-type="float">
            <text:p>0.068530489119506</text:p>
          </table:table-cell>
          <table:table-cell office:value-type="float" office:value="0.188543262587764" calcext:value-type="float">
            <text:p>0.188543262587764</text:p>
          </table:table-cell>
          <table:table-cell table:number-columns-repeated="4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office:value-type="float" office:value="0.022601615745375" calcext:value-type="float">
            <text:p>0.022601615745375</text:p>
          </table:table-cell>
          <table:table-cell office:value-type="float" office:value="0.0720984531007816" calcext:value-type="float">
            <text:p>0.072098453100782</text:p>
          </table:table-cell>
          <table:table-cell office:value-type="float" office:value="0.157786389078506" calcext:value-type="float">
            <text:p>0.157786389078506</text:p>
          </table:table-cell>
          <table:table-cell table:number-columns-repeated="4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0.0395299792327364" calcext:value-type="float">
            <text:p>0.039529979232736</text:p>
          </table:table-cell>
          <table:table-cell office:value-type="float" office:value="0.0822473102571461" calcext:value-type="float">
            <text:p>0.082247310257146</text:p>
          </table:table-cell>
          <table:table-cell office:value-type="float" office:value="0.202185433366827" calcext:value-type="float">
            <text:p>0.202185433366827</text:p>
          </table:table-cell>
          <table:table-cell table:number-columns-repeated="4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0.0055035454343451" calcext:value-type="float">
            <text:p>0.005503545434345</text:p>
          </table:table-cell>
          <table:table-cell office:value-type="float" office:value="0.0241969133174864" calcext:value-type="float">
            <text:p>0.024196913317487</text:p>
          </table:table-cell>
          <table:table-cell office:value-type="float" office:value="0.0558284725052236" calcext:value-type="float">
            <text:p>0.055828472505224</text:p>
          </table:table-cell>
          <table:table-cell table:number-columns-repeated="4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0.0207716499849373" calcext:value-type="float">
            <text:p>0.020771649984937</text:p>
          </table:table-cell>
          <table:table-cell office:value-type="float" office:value="0.0573091465686822" calcext:value-type="float">
            <text:p>0.057309146568682</text:p>
          </table:table-cell>
          <table:table-cell office:value-type="float" office:value="0.129397594470193" calcext:value-type="float">
            <text:p>0.129397594470193</text:p>
          </table:table-cell>
          <table:table-cell table:number-columns-repeated="4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14" calcext:value-type="float">
            <text:p>114</text:p>
          </table:table-cell>
          <table:table-cell office:value-type="float" office:value="29" calcext:value-type="float">
            <text:p>29</text:p>
          </table:table-cell>
          <table:table-cell office:value-type="float" office:value="0.0033843558534018" calcext:value-type="float">
            <text:p>0.003384355853402</text:p>
          </table:table-cell>
          <table:table-cell office:value-type="float" office:value="0.0648654562092063" calcext:value-type="float">
            <text:p>0.064865456209206</text:p>
          </table:table-cell>
          <table:table-cell office:value-type="float" office:value="0.204871304346096" calcext:value-type="float">
            <text:p>0.204871304346096</text:p>
          </table:table-cell>
          <table:table-cell table:number-columns-repeated="4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0.00470435140538827" calcext:value-type="float">
            <text:p>0.004704351405388</text:p>
          </table:table-cell>
          <table:table-cell office:value-type="float" office:value="0.0571185360621214" calcext:value-type="float">
            <text:p>0.057118536062121</text:p>
          </table:table-cell>
          <table:table-cell office:value-type="float" office:value="0.1286956675412" calcext:value-type="float">
            <text:p>0.1286956675412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0.0162843219737371" calcext:value-type="float">
            <text:p>0.016284321973737</text:p>
          </table:table-cell>
          <table:table-cell office:value-type="float" office:value="0.0599904998705946" calcext:value-type="float">
            <text:p>0.059990499870595</text:p>
          </table:table-cell>
          <table:table-cell office:value-type="float" office:value="0.184083365239924" calcext:value-type="float">
            <text:p>0.184083365239924</text:p>
          </table:table-cell>
          <table:table-cell table:number-columns-repeated="4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office:value-type="float" office:value="0.00762329582661481" calcext:value-type="float">
            <text:p>0.007623295826615</text:p>
          </table:table-cell>
          <table:table-cell office:value-type="float" office:value="0.0469046999338023" calcext:value-type="float">
            <text:p>0.046904699933802</text:p>
          </table:table-cell>
          <table:table-cell office:value-type="float" office:value="0.194669812107123" calcext:value-type="float">
            <text:p>0.194669812107123</text:p>
          </table:table-cell>
          <table:table-cell table:number-columns-repeated="4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0.0141249698885981" calcext:value-type="float">
            <text:p>0.014124969888598</text:p>
          </table:table-cell>
          <table:table-cell office:value-type="float" office:value="0.0669251166622935" calcext:value-type="float">
            <text:p>0.066925116662294</text:p>
          </table:table-cell>
          <table:table-cell office:value-type="float" office:value="0.217027788082964" calcext:value-type="float">
            <text:p>0.217027788082964</text:p>
          </table:table-cell>
          <table:table-cell table:number-columns-repeated="4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23" calcext:value-type="float">
            <text:p>123</text:p>
          </table:table-cell>
          <table:table-cell office:value-type="float" office:value="31" calcext:value-type="float">
            <text:p>31</text:p>
          </table:table-cell>
          <table:table-cell office:value-type="float" office:value="0.00289196100476694" calcext:value-type="float">
            <text:p>0.002891961004767</text:p>
          </table:table-cell>
          <table:table-cell office:value-type="float" office:value="0.0712669661152121" calcext:value-type="float">
            <text:p>0.071266966115212</text:p>
          </table:table-cell>
          <table:table-cell office:value-type="float" office:value="0.234866924080299" calcext:value-type="float">
            <text:p>0.234866924080299</text:p>
          </table:table-cell>
          <table:table-cell table:number-columns-repeated="4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09" calcext:value-type="float">
            <text:p>109</text:p>
          </table:table-cell>
          <table:table-cell office:value-type="float" office:value="28" calcext:value-type="float">
            <text:p>28</text:p>
          </table:table-cell>
          <table:table-cell office:value-type="float" office:value="0.0153230742510757" calcext:value-type="float">
            <text:p>0.015323074251076</text:p>
          </table:table-cell>
          <table:table-cell office:value-type="float" office:value="0.0915374513573521" calcext:value-type="float">
            <text:p>0.091537451357352</text:p>
          </table:table-cell>
          <table:table-cell office:value-type="float" office:value="0.275807750359612" calcext:value-type="float">
            <text:p>0.275807750359612</text:p>
          </table:table-cell>
          <table:table-cell table:number-columns-repeated="3"/>
          <table:table-cell table:formula="of:=AVERAGE([.E404:.E508])" office:value-type="float" office:value="0.0669772886451692" calcext:value-type="float">
            <text:p>0.066977288645169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0.0170940635460987" calcext:value-type="float">
            <text:p>0.017094063546099</text:p>
          </table:table-cell>
          <table:table-cell office:value-type="float" office:value="0.0869258823791578" calcext:value-type="float">
            <text:p>0.086925882379158</text:p>
          </table:table-cell>
          <table:table-cell office:value-type="float" office:value="0.180499849571851" calcext:value-type="float">
            <text:p>0.180499849571851</text:p>
          </table:table-cell>
          <table:table-cell table:number-columns-repeated="4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0.000422429685122072" calcext:value-type="float">
            <text:p>0.000422429685122</text:p>
          </table:table-cell>
          <table:table-cell office:value-type="float" office:value="0.0317872325003964" calcext:value-type="float">
            <text:p>0.031787232500397</text:p>
          </table:table-cell>
          <table:table-cell office:value-type="float" office:value="0.1036003261562" calcext:value-type="float">
            <text:p>0.1036003261562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05" calcext:value-type="float">
            <text:p>105</text:p>
          </table:table-cell>
          <table:table-cell office:value-type="float" office:value="27" calcext:value-type="float">
            <text:p>27</text:p>
          </table:table-cell>
          <table:table-cell office:value-type="float" office:value="0.0370819417264859" calcext:value-type="float">
            <text:p>0.037081941726486</text:p>
          </table:table-cell>
          <table:table-cell office:value-type="float" office:value="0.0724647482466886" calcext:value-type="float">
            <text:p>0.072464748246689</text:p>
          </table:table-cell>
          <table:table-cell office:value-type="float" office:value="0.167396884501845" calcext:value-type="float">
            <text:p>0.167396884501845</text:p>
          </table:table-cell>
          <table:table-cell table:number-columns-repeated="4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0.0305190388269042" calcext:value-type="float">
            <text:p>0.030519038826904</text:p>
          </table:table-cell>
          <table:table-cell office:value-type="float" office:value="0.10602270691486" calcext:value-type="float">
            <text:p>0.10602270691486</text:p>
          </table:table-cell>
          <table:table-cell office:value-type="float" office:value="0.288577347461327" calcext:value-type="float">
            <text:p>0.288577347461327</text:p>
          </table:table-cell>
          <table:table-cell table:number-columns-repeated="4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0.0247826894831721" calcext:value-type="float">
            <text:p>0.024782689483172</text:p>
          </table:table-cell>
          <table:table-cell office:value-type="float" office:value="0.0608322317440481" calcext:value-type="float">
            <text:p>0.060832231744048</text:p>
          </table:table-cell>
          <table:table-cell office:value-type="float" office:value="0.152386233245495" calcext:value-type="float">
            <text:p>0.152386233245495</text:p>
          </table:table-cell>
          <table:table-cell table:number-columns-repeated="4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24" calcext:value-type="float">
            <text:p>124</text:p>
          </table:table-cell>
          <table:table-cell office:value-type="float" office:value="32" calcext:value-type="float">
            <text:p>32</text:p>
          </table:table-cell>
          <table:table-cell office:value-type="float" office:value="0.0220976159933056" calcext:value-type="float">
            <text:p>0.022097615993306</text:p>
          </table:table-cell>
          <table:table-cell office:value-type="float" office:value="0.0598356762146229" calcext:value-type="float">
            <text:p>0.059835676214623</text:p>
          </table:table-cell>
          <table:table-cell office:value-type="float" office:value="0.161952909829264" calcext:value-type="float">
            <text:p>0.161952909829264</text:p>
          </table:table-cell>
          <table:table-cell table:number-columns-repeated="4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0.00287807930538285" calcext:value-type="float">
            <text:p>0.002878079305383</text:p>
          </table:table-cell>
          <table:table-cell office:value-type="float" office:value="0.0556566779967944" calcext:value-type="float">
            <text:p>0.055656677996794</text:p>
          </table:table-cell>
          <table:table-cell office:value-type="float" office:value="0.213491369648075" calcext:value-type="float">
            <text:p>0.213491369648075</text:p>
          </table:table-cell>
          <table:table-cell table:number-columns-repeated="4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0.0177561482705044" calcext:value-type="float">
            <text:p>0.017756148270505</text:p>
          </table:table-cell>
          <table:table-cell office:value-type="float" office:value="0.0638512332618715" calcext:value-type="float">
            <text:p>0.063851233261872</text:p>
          </table:table-cell>
          <table:table-cell office:value-type="float" office:value="0.1539055141669" calcext:value-type="float">
            <text:p>0.1539055141669</text:p>
          </table:table-cell>
          <table:table-cell table:number-columns-repeated="4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94" calcext:value-type="float">
            <text:p>94</text:p>
          </table:table-cell>
          <table:table-cell office:value-type="float" office:value="24" calcext:value-type="float">
            <text:p>24</text:p>
          </table:table-cell>
          <table:table-cell office:value-type="float" office:value="0.0190236469532828" calcext:value-type="float">
            <text:p>0.019023646953283</text:p>
          </table:table-cell>
          <table:table-cell office:value-type="float" office:value="0.1028802116113" calcext:value-type="float">
            <text:p>0.1028802116113</text:p>
          </table:table-cell>
          <table:table-cell office:value-type="float" office:value="0.231122720897573" calcext:value-type="float">
            <text:p>0.231122720897573</text:p>
          </table:table-cell>
          <table:table-cell table:number-columns-repeated="4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0.018153266454524" calcext:value-type="float">
            <text:p>0.018153266454524</text:p>
          </table:table-cell>
          <table:table-cell office:value-type="float" office:value="0.0527630590566816" calcext:value-type="float">
            <text:p>0.052763059056682</text:p>
          </table:table-cell>
          <table:table-cell office:value-type="float" office:value="0.156529652975338" calcext:value-type="float">
            <text:p>0.156529652975338</text:p>
          </table:table-cell>
          <table:table-cell table:number-columns-repeated="4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float" office:value="0.0156061633262296" calcext:value-type="float">
            <text:p>0.01560616332623</text:p>
          </table:table-cell>
          <table:table-cell office:value-type="float" office:value="0.0535747947406018" calcext:value-type="float">
            <text:p>0.053574794740602</text:p>
          </table:table-cell>
          <table:table-cell office:value-type="float" office:value="0.162936947711409" calcext:value-type="float">
            <text:p>0.162936947711409</text:p>
          </table:table-cell>
          <table:table-cell table:number-columns-repeated="4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13" calcext:value-type="float">
            <text:p>113</text:p>
          </table:table-cell>
          <table:table-cell office:value-type="float" office:value="29" calcext:value-type="float">
            <text:p>29</text:p>
          </table:table-cell>
          <table:table-cell office:value-type="float" office:value="0.0109500454176221" calcext:value-type="float">
            <text:p>0.010950045417622</text:p>
          </table:table-cell>
          <table:table-cell office:value-type="float" office:value="0.0641865762459501" calcext:value-type="float">
            <text:p>0.06418657624595</text:p>
          </table:table-cell>
          <table:table-cell office:value-type="float" office:value="0.180011686583074" calcext:value-type="float">
            <text:p>0.180011686583074</text:p>
          </table:table-cell>
          <table:table-cell table:number-columns-repeated="4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0.00022320869403325" calcext:value-type="float">
            <text:p>0.000223208694033</text:p>
          </table:table-cell>
          <table:table-cell office:value-type="float" office:value="0.0744608041539308" calcext:value-type="float">
            <text:p>0.074460804153931</text:p>
          </table:table-cell>
          <table:table-cell office:value-type="float" office:value="0.19584415822395" calcext:value-type="float">
            <text:p>0.19584415822395</text:p>
          </table:table-cell>
          <table:table-cell table:number-columns-repeated="4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0.00953255111977991" calcext:value-type="float">
            <text:p>0.00953255111978</text:p>
          </table:table-cell>
          <table:table-cell office:value-type="float" office:value="0.0632599876718645" calcext:value-type="float">
            <text:p>0.063259987671865</text:p>
          </table:table-cell>
          <table:table-cell office:value-type="float" office:value="0.110761902706684" calcext:value-type="float">
            <text:p>0.110761902706684</text:p>
          </table:table-cell>
          <table:table-cell table:number-columns-repeated="4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95" calcext:value-type="float">
            <text:p>95</text:p>
          </table:table-cell>
          <table:table-cell office:value-type="float" office:value="24" calcext:value-type="float">
            <text:p>24</text:p>
          </table:table-cell>
          <table:table-cell office:value-type="float" office:value="0.00295940188434896" calcext:value-type="float">
            <text:p>0.002959401884349</text:p>
          </table:table-cell>
          <table:table-cell office:value-type="float" office:value="0.0580239852208214" calcext:value-type="float">
            <text:p>0.058023985220821</text:p>
          </table:table-cell>
          <table:table-cell office:value-type="float" office:value="0.180969270421597" calcext:value-type="float">
            <text:p>0.180969270421597</text:p>
          </table:table-cell>
          <table:table-cell table:number-columns-repeated="4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97" calcext:value-type="float">
            <text:p>97</text:p>
          </table:table-cell>
          <table:table-cell office:value-type="float" office:value="25" calcext:value-type="float">
            <text:p>25</text:p>
          </table:table-cell>
          <table:table-cell office:value-type="float" office:value="0.0013212896821263" calcext:value-type="float">
            <text:p>0.001321289682126</text:p>
          </table:table-cell>
          <table:table-cell office:value-type="float" office:value="0.0635898903226113" calcext:value-type="float">
            <text:p>0.063589890322611</text:p>
          </table:table-cell>
          <table:table-cell office:value-type="float" office:value="0.188300548663993" calcext:value-type="float">
            <text:p>0.188300548663993</text:p>
          </table:table-cell>
          <table:table-cell table:number-columns-repeated="4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  <table:table-cell office:value-type="float" office:value="0.0116769692815313" calcext:value-type="float">
            <text:p>0.011676969281531</text:p>
          </table:table-cell>
          <table:table-cell office:value-type="float" office:value="0.084901361925727" calcext:value-type="float">
            <text:p>0.084901361925727</text:p>
          </table:table-cell>
          <table:table-cell office:value-type="float" office:value="0.224778654308279" calcext:value-type="float">
            <text:p>0.224778654308279</text:p>
          </table:table-cell>
          <table:table-cell table:number-columns-repeated="4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0.00462160717039336" calcext:value-type="float">
            <text:p>0.004621607170393</text:p>
          </table:table-cell>
          <table:table-cell office:value-type="float" office:value="0.0329076212421353" calcext:value-type="float">
            <text:p>0.032907621242135</text:p>
          </table:table-cell>
          <table:table-cell office:value-type="float" office:value="0.135055754165725" calcext:value-type="float">
            <text:p>0.135055754165725</text:p>
          </table:table-cell>
          <table:table-cell table:number-columns-repeated="4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0.00943275812210576" calcext:value-type="float">
            <text:p>0.009432758122106</text:p>
          </table:table-cell>
          <table:table-cell office:value-type="float" office:value="0.0642806845707133" calcext:value-type="float">
            <text:p>0.064280684570713</text:p>
          </table:table-cell>
          <table:table-cell office:value-type="float" office:value="0.196539231601715" calcext:value-type="float">
            <text:p>0.196539231601715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office:value-type="float" office:value="0.0235161217964836" calcext:value-type="float">
            <text:p>0.023516121796484</text:p>
          </table:table-cell>
          <table:table-cell office:value-type="float" office:value="0.0687052582934849" calcext:value-type="float">
            <text:p>0.068705258293485</text:p>
          </table:table-cell>
          <table:table-cell office:value-type="float" office:value="0.21693049311325" calcext:value-type="float">
            <text:p>0.21693049311325</text:p>
          </table:table-cell>
          <table:table-cell table:number-columns-repeated="4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97" calcext:value-type="float">
            <text:p>97</text:p>
          </table:table-cell>
          <table:table-cell office:value-type="float" office:value="25" calcext:value-type="float">
            <text:p>25</text:p>
          </table:table-cell>
          <table:table-cell office:value-type="float" office:value="0.0271920818453132" calcext:value-type="float">
            <text:p>0.027192081845313</text:p>
          </table:table-cell>
          <table:table-cell office:value-type="float" office:value="0.0553844220523264" calcext:value-type="float">
            <text:p>0.055384422052326</text:p>
          </table:table-cell>
          <table:table-cell office:value-type="float" office:value="0.16950263097195" calcext:value-type="float">
            <text:p>0.16950263097195</text:p>
          </table:table-cell>
          <table:table-cell table:number-columns-repeated="4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office:value-type="float" office:value="0.0276249863259594" calcext:value-type="float">
            <text:p>0.02762498632596</text:p>
          </table:table-cell>
          <table:table-cell office:value-type="float" office:value="0.055612604964268" calcext:value-type="float">
            <text:p>0.055612604964268</text:p>
          </table:table-cell>
          <table:table-cell office:value-type="float" office:value="0.164057709029833" calcext:value-type="float">
            <text:p>0.164057709029833</text:p>
          </table:table-cell>
          <table:table-cell table:number-columns-repeated="4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0.00283413176492486" calcext:value-type="float">
            <text:p>0.002834131764925</text:p>
          </table:table-cell>
          <table:table-cell office:value-type="float" office:value="0.0592872606598517" calcext:value-type="float">
            <text:p>0.059287260659852</text:p>
          </table:table-cell>
          <table:table-cell office:value-type="float" office:value="0.190894622129018" calcext:value-type="float">
            <text:p>0.190894622129018</text:p>
          </table:table-cell>
          <table:table-cell table:number-columns-repeated="4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float" office:value="0.0106463661280442" calcext:value-type="float">
            <text:p>0.010646366128044</text:p>
          </table:table-cell>
          <table:table-cell office:value-type="float" office:value="0.0589698273370656" calcext:value-type="float">
            <text:p>0.058969827337066</text:p>
          </table:table-cell>
          <table:table-cell office:value-type="float" office:value="0.1313936471115" calcext:value-type="float">
            <text:p>0.1313936471115</text:p>
          </table:table-cell>
          <table:table-cell table:number-columns-repeated="4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0.0190165979470317" calcext:value-type="float">
            <text:p>0.019016597947032</text:p>
          </table:table-cell>
          <table:table-cell office:value-type="float" office:value="0.037572323415183" calcext:value-type="float">
            <text:p>0.037572323415183</text:p>
          </table:table-cell>
          <table:table-cell office:value-type="float" office:value="0.0583781745075914" calcext:value-type="float">
            <text:p>0.058378174507592</text:p>
          </table:table-cell>
          <table:table-cell table:number-columns-repeated="4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0.00915795488104554" calcext:value-type="float">
            <text:p>0.009157954881046</text:p>
          </table:table-cell>
          <table:table-cell office:value-type="float" office:value="0.0718406895838628" calcext:value-type="float">
            <text:p>0.071840689583863</text:p>
          </table:table-cell>
          <table:table-cell office:value-type="float" office:value="0.165759539130398" calcext:value-type="float">
            <text:p>0.165759539130398</text:p>
          </table:table-cell>
          <table:table-cell table:number-columns-repeated="4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float" office:value="0.00614370301004719" calcext:value-type="float">
            <text:p>0.006143703010047</text:p>
          </table:table-cell>
          <table:table-cell office:value-type="float" office:value="0.0742357239589096" calcext:value-type="float">
            <text:p>0.07423572395891</text:p>
          </table:table-cell>
          <table:table-cell office:value-type="float" office:value="0.233860385304343" calcext:value-type="float">
            <text:p>0.23386038530434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3-31T14:06:25.853000000</dc:date>
    <dc:creator>User </dc:creator>
    <meta:editing-duration>PT3M26S</meta:editing-duration>
    <meta:editing-cycles>1</meta:editing-cycles>
    <meta:document-statistic meta:table-count="1" meta:cell-count="3049" meta:object-count="1"/>
    <meta:generator>LibreOffice/6.4.1.2$Windows_X86_64 LibreOffice_project/4d224e95b98b138af42a64d84056446d09082932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46cm" svg:y="3.703cm" style:legend-expansion="high" chart:style-name="ch2"/>
        <chart:plot-area chart:style-name="ch3" table:cell-range-address="'[20]_0.05'.A1:'[20]_0.05'.A508 '[20]_0.05'.D1:'[20]_0.05'.F508" chart:data-source-has-labels="row" svg:x="0.32cm" svg:y="0.18cm" svg:width="12.806cm" svg:height="8.64cm">
          <chartooo:coordinate-region svg:x="1.047cm" svg:y="0.379cm" svg:width="11.79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[20]_0.05'.D2:'[20]_0.05'.D508" chart:label-cell-address="'[20]_0.05'.D1:'[20]_0.05'.D1" chart:class="chart:scatter">
            <chart:domain table:cell-range-address="'[20]_0.05'.A2:'[20]_0.05'.A508"/>
            <chart:data-point chart:repeated="507"/>
          </chart:series>
          <chart:series chart:style-name="ch7" chart:values-cell-range-address="'[20]_0.05'.E2:'[20]_0.05'.E508" chart:label-cell-address="'[20]_0.05'.E1:'[20]_0.05'.E1" chart:class="chart:scatter">
            <chart:data-point chart:repeated="507"/>
          </chart:series>
          <chart:series chart:style-name="ch8" chart:values-cell-range-address="'[20]_0.05'.F2:'[20]_0.05'.F508" chart:label-cell-address="'[20]_0.05'.F1:'[20]_0.05'.F1" chart:class="chart:scatter">
            <chart:data-point chart:repeated="50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Min Error</text:p>
                <draw:g>
                  <svg:desc>'[20]_0.05'.D1:'[20]_0.05'.D1</svg:desc>
                </draw:g>
              </table:table-cell>
              <table:table-cell office:value-type="string">
                <text:p> Mean Error</text:p>
                <draw:g>
                  <svg:desc>'[20]_0.05'.E1:'[20]_0.05'.E1</svg:desc>
                </draw:g>
              </table:table-cell>
              <table:table-cell office:value-type="string">
                <text:p> Max Error</text:p>
                <draw:g>
                  <svg:desc>'[20]_0.05'.F1:'[20]_0.05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[20]_0.05'.A2:'[20]_0.05'.A508</svg:desc>
                </draw:g>
              </table:table-cell>
              <table:table-cell office:value-type="float" office:value="0.178903251422367">
                <text:p>0.178903251422367</text:p>
                <draw:g>
                  <svg:desc>'[20]_0.05'.D2:'[20]_0.05'.D508</svg:desc>
                </draw:g>
              </table:table-cell>
              <table:table-cell office:value-type="float" office:value="0.294002570190693">
                <text:p>0.294002570190693</text:p>
                <draw:g>
                  <svg:desc>'[20]_0.05'.E2:'[20]_0.05'.E508</svg:desc>
                </draw:g>
              </table:table-cell>
              <table:table-cell office:value-type="float" office:value="0.483114095590713">
                <text:p>0.483114095590713</text:p>
                <draw:g>
                  <svg:desc>'[20]_0.05'.F2:'[20]_0.05'.F5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4345914969843">
                <text:p>0.14345914969843</text:p>
              </table:table-cell>
              <table:table-cell office:value-type="float" office:value="0.256609015033982">
                <text:p>0.256609015033982</text:p>
              </table:table-cell>
              <table:table-cell office:value-type="float" office:value="0.60711533777113">
                <text:p>0.607115337771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246383509518302">
                <text:p>0.246383509518302</text:p>
              </table:table-cell>
              <table:table-cell office:value-type="float" office:value="0.318261947788067">
                <text:p>0.318261947788067</text:p>
              </table:table-cell>
              <table:table-cell office:value-type="float" office:value="0.5496468697024">
                <text:p>0.54964686970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79712402580513">
                <text:p>0.179712402580513</text:p>
              </table:table-cell>
              <table:table-cell office:value-type="float" office:value="0.265761230516204">
                <text:p>0.265761230516204</text:p>
              </table:table-cell>
              <table:table-cell office:value-type="float" office:value="0.495322407056577">
                <text:p>0.4953224070565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190663424561369">
                <text:p>0.190663424561369</text:p>
              </table:table-cell>
              <table:table-cell office:value-type="float" office:value="0.27785059486324">
                <text:p>0.27785059486324</text:p>
              </table:table-cell>
              <table:table-cell office:value-type="float" office:value="0.554005599097393">
                <text:p>0.5540055990973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944709433231301">
                <text:p>0.0944709433231301</text:p>
              </table:table-cell>
              <table:table-cell office:value-type="float" office:value="0.244013132231158">
                <text:p>0.244013132231158</text:p>
              </table:table-cell>
              <table:table-cell office:value-type="float" office:value="0.550662369559687">
                <text:p>0.5506623695596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10419796726735">
                <text:p>0.10419796726735</text:p>
              </table:table-cell>
              <table:table-cell office:value-type="float" office:value="0.367380472768479">
                <text:p>0.367380472768479</text:p>
              </table:table-cell>
              <table:table-cell office:value-type="float" office:value="0.539426554901275">
                <text:p>0.5394265549012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139184590770884">
                <text:p>0.139184590770884</text:p>
              </table:table-cell>
              <table:table-cell office:value-type="float" office:value="0.265470088599353">
                <text:p>0.265470088599353</text:p>
              </table:table-cell>
              <table:table-cell office:value-type="float" office:value="0.597401263545542">
                <text:p>0.5974012635455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284746059560273">
                <text:p>0.284746059560273</text:p>
              </table:table-cell>
              <table:table-cell office:value-type="float" office:value="0.355911317215406">
                <text:p>0.355911317215406</text:p>
              </table:table-cell>
              <table:table-cell office:value-type="float" office:value="0.49427564632857">
                <text:p>0.494275646328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271817129027411">
                <text:p>0.271817129027411</text:p>
              </table:table-cell>
              <table:table-cell office:value-type="float" office:value="0.347259068962495">
                <text:p>0.347259068962495</text:p>
              </table:table-cell>
              <table:table-cell office:value-type="float" office:value="0.421678245058862">
                <text:p>0.4216782450588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184007925819913">
                <text:p>0.184007925819913</text:p>
              </table:table-cell>
              <table:table-cell office:value-type="float" office:value="0.339729227840397">
                <text:p>0.339729227840397</text:p>
              </table:table-cell>
              <table:table-cell office:value-type="float" office:value="0.553281204050221">
                <text:p>0.5532812040502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20287344755788">
                <text:p>0.20287344755788</text:p>
              </table:table-cell>
              <table:table-cell office:value-type="float" office:value="0.288714445742113">
                <text:p>0.288714445742113</text:p>
              </table:table-cell>
              <table:table-cell office:value-type="float" office:value="0.440289436526385">
                <text:p>0.4402894365263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149960274394342">
                <text:p>0.149960274394342</text:p>
              </table:table-cell>
              <table:table-cell office:value-type="float" office:value="0.279390299180733">
                <text:p>0.279390299180733</text:p>
              </table:table-cell>
              <table:table-cell office:value-type="float" office:value="0.577085305931727">
                <text:p>0.5770853059317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136702522928148">
                <text:p>0.136702522928148</text:p>
              </table:table-cell>
              <table:table-cell office:value-type="float" office:value="0.271310138283534">
                <text:p>0.271310138283534</text:p>
              </table:table-cell>
              <table:table-cell office:value-type="float" office:value="0.469989481837227">
                <text:p>0.4699894818372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256304119893598">
                <text:p>0.256304119893598</text:p>
              </table:table-cell>
              <table:table-cell office:value-type="float" office:value="0.340752466782377">
                <text:p>0.340752466782377</text:p>
              </table:table-cell>
              <table:table-cell office:value-type="float" office:value="0.484583457328937">
                <text:p>0.4845834573289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152216063856071">
                <text:p>0.152216063856071</text:p>
              </table:table-cell>
              <table:table-cell office:value-type="float" office:value="0.26534795102524">
                <text:p>0.26534795102524</text:p>
              </table:table-cell>
              <table:table-cell office:value-type="float" office:value="0.439313362938235">
                <text:p>0.4393133629382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168739765496214">
                <text:p>0.168739765496214</text:p>
              </table:table-cell>
              <table:table-cell office:value-type="float" office:value="0.303546559213345">
                <text:p>0.303546559213345</text:p>
              </table:table-cell>
              <table:table-cell office:value-type="float" office:value="0.569589391229479">
                <text:p>0.5695893912294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220135260019222">
                <text:p>0.220135260019222</text:p>
              </table:table-cell>
              <table:table-cell office:value-type="float" office:value="0.316984296628879">
                <text:p>0.316984296628879</text:p>
              </table:table-cell>
              <table:table-cell office:value-type="float" office:value="0.481537490805952">
                <text:p>0.4815374908059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225512177079995">
                <text:p>0.225512177079995</text:p>
              </table:table-cell>
              <table:table-cell office:value-type="float" office:value="0.313285571291734">
                <text:p>0.313285571291734</text:p>
              </table:table-cell>
              <table:table-cell office:value-type="float" office:value="0.475617811720966">
                <text:p>0.4756178117209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197460574360985">
                <text:p>0.197460574360985</text:p>
              </table:table-cell>
              <table:table-cell office:value-type="float" office:value="0.335968588868556">
                <text:p>0.335968588868556</text:p>
              </table:table-cell>
              <table:table-cell office:value-type="float" office:value="0.495896827088233">
                <text:p>0.4958968270882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949046175930753">
                <text:p>0.0949046175930753</text:p>
              </table:table-cell>
              <table:table-cell office:value-type="float" office:value="0.255866828640597">
                <text:p>0.255866828640597</text:p>
              </table:table-cell>
              <table:table-cell office:value-type="float" office:value="0.484401693347467">
                <text:p>0.4844016933474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136188395509189">
                <text:p>0.136188395509189</text:p>
              </table:table-cell>
              <table:table-cell office:value-type="float" office:value="0.202635755547618">
                <text:p>0.202635755547618</text:p>
              </table:table-cell>
              <table:table-cell office:value-type="float" office:value="0.470301277507361">
                <text:p>0.4703012775073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226130308675559">
                <text:p>0.226130308675559</text:p>
              </table:table-cell>
              <table:table-cell office:value-type="float" office:value="0.292810559505312">
                <text:p>0.292810559505312</text:p>
              </table:table-cell>
              <table:table-cell office:value-type="float" office:value="0.484098002292392">
                <text:p>0.4840980022923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202020353665973">
                <text:p>0.202020353665973</text:p>
              </table:table-cell>
              <table:table-cell office:value-type="float" office:value="0.277503979026433">
                <text:p>0.277503979026433</text:p>
              </table:table-cell>
              <table:table-cell office:value-type="float" office:value="0.4748541800338">
                <text:p>0.47485418003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103916542619492">
                <text:p>0.103916542619492</text:p>
              </table:table-cell>
              <table:table-cell office:value-type="float" office:value="0.255300670559329">
                <text:p>0.255300670559329</text:p>
              </table:table-cell>
              <table:table-cell office:value-type="float" office:value="0.565087155998274">
                <text:p>0.5650871559982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194272748665331">
                <text:p>0.194272748665331</text:p>
              </table:table-cell>
              <table:table-cell office:value-type="float" office:value="0.257806363075681">
                <text:p>0.257806363075681</text:p>
              </table:table-cell>
              <table:table-cell office:value-type="float" office:value="0.401355148462425">
                <text:p>0.4013551484624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171169033256435">
                <text:p>0.171169033256435</text:p>
              </table:table-cell>
              <table:table-cell office:value-type="float" office:value="0.293449451098641">
                <text:p>0.293449451098641</text:p>
              </table:table-cell>
              <table:table-cell office:value-type="float" office:value="0.490348517278906">
                <text:p>0.4903485172789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236294229693502">
                <text:p>0.236294229693502</text:p>
              </table:table-cell>
              <table:table-cell office:value-type="float" office:value="0.292941721270978">
                <text:p>0.292941721270978</text:p>
              </table:table-cell>
              <table:table-cell office:value-type="float" office:value="0.448303673434079">
                <text:p>0.4483036734340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212590547481939">
                <text:p>0.212590547481939</text:p>
              </table:table-cell>
              <table:table-cell office:value-type="float" office:value="0.307590314688798">
                <text:p>0.307590314688798</text:p>
              </table:table-cell>
              <table:table-cell office:value-type="float" office:value="0.458593388160112">
                <text:p>0.4585933881601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133475029313269">
                <text:p>0.133475029313269</text:p>
              </table:table-cell>
              <table:table-cell office:value-type="float" office:value="0.224438363483599">
                <text:p>0.224438363483599</text:p>
              </table:table-cell>
              <table:table-cell office:value-type="float" office:value="0.407985550313058">
                <text:p>0.4079855503130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171509419868991">
                <text:p>0.171509419868991</text:p>
              </table:table-cell>
              <table:table-cell office:value-type="float" office:value="0.262664828071026">
                <text:p>0.262664828071026</text:p>
              </table:table-cell>
              <table:table-cell office:value-type="float" office:value="0.472305846601551">
                <text:p>0.4723058466015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112337009623338">
                <text:p>0.112337009623338</text:p>
              </table:table-cell>
              <table:table-cell office:value-type="float" office:value="0.310723454271508">
                <text:p>0.310723454271508</text:p>
              </table:table-cell>
              <table:table-cell office:value-type="float" office:value="0.556508355819598">
                <text:p>0.5565083558195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146798721210914">
                <text:p>0.146798721210914</text:p>
              </table:table-cell>
              <table:table-cell office:value-type="float" office:value="0.263553644989721">
                <text:p>0.263553644989721</text:p>
              </table:table-cell>
              <table:table-cell office:value-type="float" office:value="0.3843632645423">
                <text:p>0.38436326454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11498505828365">
                <text:p>0.11498505828365</text:p>
              </table:table-cell>
              <table:table-cell office:value-type="float" office:value="0.190832932241095">
                <text:p>0.190832932241095</text:p>
              </table:table-cell>
              <table:table-cell office:value-type="float" office:value="0.52583010945231">
                <text:p>0.525830109452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118936777184866">
                <text:p>0.118936777184866</text:p>
              </table:table-cell>
              <table:table-cell office:value-type="float" office:value="0.228390957489928">
                <text:p>0.228390957489928</text:p>
              </table:table-cell>
              <table:table-cell office:value-type="float" office:value="0.521278786158152">
                <text:p>0.5212787861581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201193819264763">
                <text:p>0.201193819264763</text:p>
              </table:table-cell>
              <table:table-cell office:value-type="float" office:value="0.267360430764808">
                <text:p>0.267360430764808</text:p>
              </table:table-cell>
              <table:table-cell office:value-type="float" office:value="0.3870931886365">
                <text:p>0.38709318863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159831488810629">
                <text:p>0.159831488810629</text:p>
              </table:table-cell>
              <table:table-cell office:value-type="float" office:value="0.201080907656858">
                <text:p>0.201080907656858</text:p>
              </table:table-cell>
              <table:table-cell office:value-type="float" office:value="0.477920396941366">
                <text:p>0.4779203969413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0816795951961858">
                <text:p>0.0816795951961858</text:p>
              </table:table-cell>
              <table:table-cell office:value-type="float" office:value="0.164096383946906">
                <text:p>0.164096383946906</text:p>
              </table:table-cell>
              <table:table-cell office:value-type="float" office:value="0.395938603239385">
                <text:p>0.3959386032393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0798460466366481">
                <text:p>0.0798460466366481</text:p>
              </table:table-cell>
              <table:table-cell office:value-type="float" office:value="0.2032340571718">
                <text:p>0.2032340571718</text:p>
              </table:table-cell>
              <table:table-cell office:value-type="float" office:value="0.450157943523073">
                <text:p>0.4501579435230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190312524755859">
                <text:p>0.190312524755859</text:p>
              </table:table-cell>
              <table:table-cell office:value-type="float" office:value="0.271163500433459">
                <text:p>0.271163500433459</text:p>
              </table:table-cell>
              <table:table-cell office:value-type="float" office:value="0.421288593165822">
                <text:p>0.4212885931658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20467391329128">
                <text:p>0.20467391329128</text:p>
              </table:table-cell>
              <table:table-cell office:value-type="float" office:value="0.228957648968611">
                <text:p>0.228957648968611</text:p>
              </table:table-cell>
              <table:table-cell office:value-type="float" office:value="0.411816955139307">
                <text:p>0.4118169551393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0668639069599571">
                <text:p>0.0668639069599571</text:p>
              </table:table-cell>
              <table:table-cell office:value-type="float" office:value="0.243152513838673">
                <text:p>0.243152513838673</text:p>
              </table:table-cell>
              <table:table-cell office:value-type="float" office:value="0.447668091482571">
                <text:p>0.4476680914825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0648036413160474">
                <text:p>0.0648036413160474</text:p>
              </table:table-cell>
              <table:table-cell office:value-type="float" office:value="0.180950716125015">
                <text:p>0.180950716125015</text:p>
              </table:table-cell>
              <table:table-cell office:value-type="float" office:value="0.479306406284141">
                <text:p>0.4793064062841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159189542890699">
                <text:p>0.159189542890699</text:p>
              </table:table-cell>
              <table:table-cell office:value-type="float" office:value="0.270490998747455">
                <text:p>0.270490998747455</text:p>
              </table:table-cell>
              <table:table-cell office:value-type="float" office:value="0.462266005991399">
                <text:p>0.4622660059913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216824948261239">
                <text:p>0.216824948261239</text:p>
              </table:table-cell>
              <table:table-cell office:value-type="float" office:value="0.267388077957293">
                <text:p>0.267388077957293</text:p>
              </table:table-cell>
              <table:table-cell office:value-type="float" office:value="0.355680418581775">
                <text:p>0.3556804185817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0811349818734658">
                <text:p>0.0811349818734658</text:p>
              </table:table-cell>
              <table:table-cell office:value-type="float" office:value="0.184256021755906">
                <text:p>0.184256021755906</text:p>
              </table:table-cell>
              <table:table-cell office:value-type="float" office:value="0.444333780660539">
                <text:p>0.4443337806605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108742040237372">
                <text:p>0.108742040237372</text:p>
              </table:table-cell>
              <table:table-cell office:value-type="float" office:value="0.184522079229409">
                <text:p>0.184522079229409</text:p>
              </table:table-cell>
              <table:table-cell office:value-type="float" office:value="0.502868582120755">
                <text:p>0.5028685821207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144560750472424">
                <text:p>0.144560750472424</text:p>
              </table:table-cell>
              <table:table-cell office:value-type="float" office:value="0.255774912614557">
                <text:p>0.255774912614557</text:p>
              </table:table-cell>
              <table:table-cell office:value-type="float" office:value="0.456967733519586">
                <text:p>0.4569677335195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169116463775224">
                <text:p>0.169116463775224</text:p>
              </table:table-cell>
              <table:table-cell office:value-type="float" office:value="0.268728212600834">
                <text:p>0.268728212600834</text:p>
              </table:table-cell>
              <table:table-cell office:value-type="float" office:value="0.420950552675826">
                <text:p>0.4209505526758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187530255388861">
                <text:p>0.187530255388861</text:p>
              </table:table-cell>
              <table:table-cell office:value-type="float" office:value="0.254142185477719">
                <text:p>0.254142185477719</text:p>
              </table:table-cell>
              <table:table-cell office:value-type="float" office:value="0.371523750162967">
                <text:p>0.3715237501629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174496022235538">
                <text:p>0.174496022235538</text:p>
              </table:table-cell>
              <table:table-cell office:value-type="float" office:value="0.231943308866736">
                <text:p>0.231943308866736</text:p>
              </table:table-cell>
              <table:table-cell office:value-type="float" office:value="0.376858052760849">
                <text:p>0.3768580527608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134172444723232">
                <text:p>0.134172444723232</text:p>
              </table:table-cell>
              <table:table-cell office:value-type="float" office:value="0.26827029770971">
                <text:p>0.26827029770971</text:p>
              </table:table-cell>
              <table:table-cell office:value-type="float" office:value="0.441954270332013">
                <text:p>0.4419542703320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14768470145321">
                <text:p>0.14768470145321</text:p>
              </table:table-cell>
              <table:table-cell office:value-type="float" office:value="0.242648218346416">
                <text:p>0.242648218346416</text:p>
              </table:table-cell>
              <table:table-cell office:value-type="float" office:value="0.427013934500151">
                <text:p>0.4270139345001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0815257118769492">
                <text:p>0.0815257118769492</text:p>
              </table:table-cell>
              <table:table-cell office:value-type="float" office:value="0.243032374064749">
                <text:p>0.243032374064749</text:p>
              </table:table-cell>
              <table:table-cell office:value-type="float" office:value="0.393519046997553">
                <text:p>0.3935190469975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0994512318154315">
                <text:p>0.0994512318154315</text:p>
              </table:table-cell>
              <table:table-cell office:value-type="float" office:value="0.229332969823626">
                <text:p>0.229332969823626</text:p>
              </table:table-cell>
              <table:table-cell office:value-type="float" office:value="0.463618369836785">
                <text:p>0.4636183698367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146130264560615">
                <text:p>0.146130264560615</text:p>
              </table:table-cell>
              <table:table-cell office:value-type="float" office:value="0.256056308097468">
                <text:p>0.256056308097468</text:p>
              </table:table-cell>
              <table:table-cell office:value-type="float" office:value="0.383637093641853">
                <text:p>0.3836370936418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142131419832344">
                <text:p>0.142131419832344</text:p>
              </table:table-cell>
              <table:table-cell office:value-type="float" office:value="0.246281178788709">
                <text:p>0.246281178788709</text:p>
              </table:table-cell>
              <table:table-cell office:value-type="float" office:value="0.393324214258676">
                <text:p>0.3933242142586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113927998614951">
                <text:p>0.113927998614951</text:p>
              </table:table-cell>
              <table:table-cell office:value-type="float" office:value="0.229420124770626">
                <text:p>0.229420124770626</text:p>
              </table:table-cell>
              <table:table-cell office:value-type="float" office:value="0.439602117038768">
                <text:p>0.4396021170387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0173560693137205">
                <text:p>0.0173560693137205</text:p>
              </table:table-cell>
              <table:table-cell office:value-type="float" office:value="0.18821099521023">
                <text:p>0.18821099521023</text:p>
              </table:table-cell>
              <table:table-cell office:value-type="float" office:value="0.588719770776531">
                <text:p>0.5887197707765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144307105855119">
                <text:p>0.144307105855119</text:p>
              </table:table-cell>
              <table:table-cell office:value-type="float" office:value="0.21921472850238">
                <text:p>0.21921472850238</text:p>
              </table:table-cell>
              <table:table-cell office:value-type="float" office:value="0.36629215130489">
                <text:p>0.366292151304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132047176868236">
                <text:p>0.132047176868236</text:p>
              </table:table-cell>
              <table:table-cell office:value-type="float" office:value="0.222744032251639">
                <text:p>0.222744032251639</text:p>
              </table:table-cell>
              <table:table-cell office:value-type="float" office:value="0.406514688198998">
                <text:p>0.4065146881989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147825788161951">
                <text:p>0.147825788161951</text:p>
              </table:table-cell>
              <table:table-cell office:value-type="float" office:value="0.220376610865455">
                <text:p>0.220376610865455</text:p>
              </table:table-cell>
              <table:table-cell office:value-type="float" office:value="0.354059204274075">
                <text:p>0.3540592042740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102487545646478">
                <text:p>0.102487545646478</text:p>
              </table:table-cell>
              <table:table-cell office:value-type="float" office:value="0.214401697688402">
                <text:p>0.214401697688402</text:p>
              </table:table-cell>
              <table:table-cell office:value-type="float" office:value="0.345386375732181">
                <text:p>0.3453863757321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0476067655663597">
                <text:p>0.0476067655663597</text:p>
              </table:table-cell>
              <table:table-cell office:value-type="float" office:value="0.153741045212503">
                <text:p>0.153741045212503</text:p>
              </table:table-cell>
              <table:table-cell office:value-type="float" office:value="0.397816401684646">
                <text:p>0.3978164016846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0778100712279318">
                <text:p>0.0778100712279318</text:p>
              </table:table-cell>
              <table:table-cell office:value-type="float" office:value="0.139393347906641">
                <text:p>0.139393347906641</text:p>
              </table:table-cell>
              <table:table-cell office:value-type="float" office:value="0.361842545861208">
                <text:p>0.3618425458612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091403287745473">
                <text:p>0.091403287745473</text:p>
              </table:table-cell>
              <table:table-cell office:value-type="float" office:value="0.222080665920098">
                <text:p>0.222080665920098</text:p>
              </table:table-cell>
              <table:table-cell office:value-type="float" office:value="0.424591673520899">
                <text:p>0.4245916735208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0825761810453029">
                <text:p>0.0825761810453029</text:p>
              </table:table-cell>
              <table:table-cell office:value-type="float" office:value="0.187908340730496">
                <text:p>0.187908340730496</text:p>
              </table:table-cell>
              <table:table-cell office:value-type="float" office:value="0.445333601690519">
                <text:p>0.4453336016905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114718217438151">
                <text:p>0.114718217438151</text:p>
              </table:table-cell>
              <table:table-cell office:value-type="float" office:value="0.203632452598031">
                <text:p>0.203632452598031</text:p>
              </table:table-cell>
              <table:table-cell office:value-type="float" office:value="0.301613714429751">
                <text:p>0.3016137144297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114209367079855">
                <text:p>0.114209367079855</text:p>
              </table:table-cell>
              <table:table-cell office:value-type="float" office:value="0.216454489220474">
                <text:p>0.216454489220474</text:p>
              </table:table-cell>
              <table:table-cell office:value-type="float" office:value="0.367691564981402">
                <text:p>0.3676915649814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0561822529510284">
                <text:p>0.0561822529510284</text:p>
              </table:table-cell>
              <table:table-cell office:value-type="float" office:value="0.204896257774365">
                <text:p>0.204896257774365</text:p>
              </table:table-cell>
              <table:table-cell office:value-type="float" office:value="0.468743763405278">
                <text:p>0.4687437634052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136821635505083">
                <text:p>0.136821635505083</text:p>
              </table:table-cell>
              <table:table-cell office:value-type="float" office:value="0.229295915444996">
                <text:p>0.229295915444996</text:p>
              </table:table-cell>
              <table:table-cell office:value-type="float" office:value="0.312589457311182">
                <text:p>0.31258945731118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109598005781278">
                <text:p>0.109598005781278</text:p>
              </table:table-cell>
              <table:table-cell office:value-type="float" office:value="0.205020057735561">
                <text:p>0.205020057735561</text:p>
              </table:table-cell>
              <table:table-cell office:value-type="float" office:value="0.365548731389685">
                <text:p>0.3655487313896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0754927515613605">
                <text:p>0.0754927515613605</text:p>
              </table:table-cell>
              <table:table-cell office:value-type="float" office:value="0.201942327154036">
                <text:p>0.201942327154036</text:p>
              </table:table-cell>
              <table:table-cell office:value-type="float" office:value="0.319111022480791">
                <text:p>0.3191110224807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128552326101682">
                <text:p>0.128552326101682</text:p>
              </table:table-cell>
              <table:table-cell office:value-type="float" office:value="0.242850673108414">
                <text:p>0.242850673108414</text:p>
              </table:table-cell>
              <table:table-cell office:value-type="float" office:value="0.372795137675328">
                <text:p>0.3727951376753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103451209861731">
                <text:p>0.103451209861731</text:p>
              </table:table-cell>
              <table:table-cell office:value-type="float" office:value="0.191410286788202">
                <text:p>0.191410286788202</text:p>
              </table:table-cell>
              <table:table-cell office:value-type="float" office:value="0.360904058550911">
                <text:p>0.3609040585509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095873353513581">
                <text:p>0.095873353513581</text:p>
              </table:table-cell>
              <table:table-cell office:value-type="float" office:value="0.19689342558187">
                <text:p>0.19689342558187</text:p>
              </table:table-cell>
              <table:table-cell office:value-type="float" office:value="0.33075759526747">
                <text:p>0.330757595267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102316073437501">
                <text:p>0.102316073437501</text:p>
              </table:table-cell>
              <table:table-cell office:value-type="float" office:value="0.178049454886983">
                <text:p>0.178049454886983</text:p>
              </table:table-cell>
              <table:table-cell office:value-type="float" office:value="0.359428730628528">
                <text:p>0.3594287306285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0550483342705372">
                <text:p>0.0550483342705372</text:p>
              </table:table-cell>
              <table:table-cell office:value-type="float" office:value="0.169098125515923">
                <text:p>0.169098125515923</text:p>
              </table:table-cell>
              <table:table-cell office:value-type="float" office:value="0.308382000403913">
                <text:p>0.3083820004039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085826548606173">
                <text:p>0.085826548606173</text:p>
              </table:table-cell>
              <table:table-cell office:value-type="float" office:value="0.174144703719514">
                <text:p>0.174144703719514</text:p>
              </table:table-cell>
              <table:table-cell office:value-type="float" office:value="0.360718965890377">
                <text:p>0.3607189658903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0529067178320659">
                <text:p>0.0529067178320659</text:p>
              </table:table-cell>
              <table:table-cell office:value-type="float" office:value="0.174941212789206">
                <text:p>0.174941212789206</text:p>
              </table:table-cell>
              <table:table-cell office:value-type="float" office:value="0.310694254295871">
                <text:p>0.3106942542958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0563105680591902">
                <text:p>0.0563105680591902</text:p>
              </table:table-cell>
              <table:table-cell office:value-type="float" office:value="0.156398877791422">
                <text:p>0.156398877791422</text:p>
              </table:table-cell>
              <table:table-cell office:value-type="float" office:value="0.425376112466244">
                <text:p>0.4253761124662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479731951891647">
                <text:p>0.0479731951891647</text:p>
              </table:table-cell>
              <table:table-cell office:value-type="float" office:value="0.116725477025473">
                <text:p>0.116725477025473</text:p>
              </table:table-cell>
              <table:table-cell office:value-type="float" office:value="0.35919013808245">
                <text:p>0.359190138082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0146987855644077">
                <text:p>0.0146987855644077</text:p>
              </table:table-cell>
              <table:table-cell office:value-type="float" office:value="0.153382818241258">
                <text:p>0.153382818241258</text:p>
              </table:table-cell>
              <table:table-cell office:value-type="float" office:value="0.346011787455327">
                <text:p>0.3460117874553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0122223942565745">
                <text:p>0.0122223942565745</text:p>
              </table:table-cell>
              <table:table-cell office:value-type="float" office:value="0.108881449490184">
                <text:p>0.108881449490184</text:p>
              </table:table-cell>
              <table:table-cell office:value-type="float" office:value="0.355545410684964">
                <text:p>0.3555454106849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0270503616931325">
                <text:p>0.0270503616931325</text:p>
              </table:table-cell>
              <table:table-cell office:value-type="float" office:value="0.13651880238911">
                <text:p>0.13651880238911</text:p>
              </table:table-cell>
              <table:table-cell office:value-type="float" office:value="0.33276535772958">
                <text:p>0.332765357729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0816278574665087">
                <text:p>0.0816278574665087</text:p>
              </table:table-cell>
              <table:table-cell office:value-type="float" office:value="0.177474731974011">
                <text:p>0.177474731974011</text:p>
              </table:table-cell>
              <table:table-cell office:value-type="float" office:value="0.33837242788821">
                <text:p>0.338372427888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0628542581574411">
                <text:p>0.0628542581574411</text:p>
              </table:table-cell>
              <table:table-cell office:value-type="float" office:value="0.212684243237423">
                <text:p>0.212684243237423</text:p>
              </table:table-cell>
              <table:table-cell office:value-type="float" office:value="0.413864803828016">
                <text:p>0.4138648038280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07725555314684">
                <text:p>0.07725555314684</text:p>
              </table:table-cell>
              <table:table-cell office:value-type="float" office:value="0.193443451979792">
                <text:p>0.193443451979792</text:p>
              </table:table-cell>
              <table:table-cell office:value-type="float" office:value="0.538633039841231">
                <text:p>0.53863303984123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0339415699994182">
                <text:p>0.0339415699994182</text:p>
              </table:table-cell>
              <table:table-cell office:value-type="float" office:value="0.19239244429461">
                <text:p>0.19239244429461</text:p>
              </table:table-cell>
              <table:table-cell office:value-type="float" office:value="0.395678009006033">
                <text:p>0.3956780090060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104039938069742">
                <text:p>0.104039938069742</text:p>
              </table:table-cell>
              <table:table-cell office:value-type="float" office:value="0.184765079020019">
                <text:p>0.184765079020019</text:p>
              </table:table-cell>
              <table:table-cell office:value-type="float" office:value="0.370652461375215">
                <text:p>0.3706524613752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0857516757350382">
                <text:p>0.0857516757350382</text:p>
              </table:table-cell>
              <table:table-cell office:value-type="float" office:value="0.187172035683266">
                <text:p>0.187172035683266</text:p>
              </table:table-cell>
              <table:table-cell office:value-type="float" office:value="0.298118684412909">
                <text:p>0.2981186844129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0213628831072417">
                <text:p>0.0213628831072417</text:p>
              </table:table-cell>
              <table:table-cell office:value-type="float" office:value="0.181971888175839">
                <text:p>0.181971888175839</text:p>
              </table:table-cell>
              <table:table-cell office:value-type="float" office:value="0.44516608880699">
                <text:p>0.445166088806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0506993641414897">
                <text:p>0.0506993641414897</text:p>
              </table:table-cell>
              <table:table-cell office:value-type="float" office:value="0.154230680005932">
                <text:p>0.154230680005932</text:p>
              </table:table-cell>
              <table:table-cell office:value-type="float" office:value="0.376712141559284">
                <text:p>0.3767121415592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0198980662464617">
                <text:p>0.0198980662464617</text:p>
              </table:table-cell>
              <table:table-cell office:value-type="float" office:value="0.135626640646402">
                <text:p>0.135626640646402</text:p>
              </table:table-cell>
              <table:table-cell office:value-type="float" office:value="0.32381574873118">
                <text:p>0.3238157487311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00787237759810705">
                <text:p>0.00787237759810705</text:p>
              </table:table-cell>
              <table:table-cell office:value-type="float" office:value="0.127163573492726">
                <text:p>0.127163573492726</text:p>
              </table:table-cell>
              <table:table-cell office:value-type="float" office:value="0.308332704345662">
                <text:p>0.30833270434566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0552021000882294">
                <text:p>0.0552021000882294</text:p>
              </table:table-cell>
              <table:table-cell office:value-type="float" office:value="0.184365640965908">
                <text:p>0.184365640965908</text:p>
              </table:table-cell>
              <table:table-cell office:value-type="float" office:value="0.368614308516095">
                <text:p>0.3686143085160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0512111750243155">
                <text:p>0.0512111750243155</text:p>
              </table:table-cell>
              <table:table-cell office:value-type="float" office:value="0.14819591106973">
                <text:p>0.14819591106973</text:p>
              </table:table-cell>
              <table:table-cell office:value-type="float" office:value="0.295019145324825">
                <text:p>0.2950191453248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0506342684446296">
                <text:p>0.0506342684446296</text:p>
              </table:table-cell>
              <table:table-cell office:value-type="float" office:value="0.17200310448028">
                <text:p>0.17200310448028</text:p>
              </table:table-cell>
              <table:table-cell office:value-type="float" office:value="0.353858807851021">
                <text:p>0.35385880785102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0617784453627703">
                <text:p>0.0617784453627703</text:p>
              </table:table-cell>
              <table:table-cell office:value-type="float" office:value="0.135048483374219">
                <text:p>0.135048483374219</text:p>
              </table:table-cell>
              <table:table-cell office:value-type="float" office:value="0.328811823565057">
                <text:p>0.3288118235650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0430523434697013">
                <text:p>0.0430523434697013</text:p>
              </table:table-cell>
              <table:table-cell office:value-type="float" office:value="0.105745608424598">
                <text:p>0.105745608424598</text:p>
              </table:table-cell>
              <table:table-cell office:value-type="float" office:value="0.329793070771243">
                <text:p>0.32979307077124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0611598850572132">
                <text:p>0.0611598850572132</text:p>
              </table:table-cell>
              <table:table-cell office:value-type="float" office:value="0.170892521482254">
                <text:p>0.170892521482254</text:p>
              </table:table-cell>
              <table:table-cell office:value-type="float" office:value="0.333564725831859">
                <text:p>0.33356472583185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0512738815039744">
                <text:p>0.0512738815039744</text:p>
              </table:table-cell>
              <table:table-cell office:value-type="float" office:value="0.165413608821766">
                <text:p>0.165413608821766</text:p>
              </table:table-cell>
              <table:table-cell office:value-type="float" office:value="0.33017250983388">
                <text:p>0.3301725098338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0047807105429112">
                <text:p>0.0047807105429112</text:p>
              </table:table-cell>
              <table:table-cell office:value-type="float" office:value="0.163112404944517">
                <text:p>0.163112404944517</text:p>
              </table:table-cell>
              <table:table-cell office:value-type="float" office:value="0.308943911011697">
                <text:p>0.30894391101169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0619173015782635">
                <text:p>0.0619173015782635</text:p>
              </table:table-cell>
              <table:table-cell office:value-type="float" office:value="0.170127398226314">
                <text:p>0.170127398226314</text:p>
              </table:table-cell>
              <table:table-cell office:value-type="float" office:value="0.309804908656846">
                <text:p>0.3098049086568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0369035006958868">
                <text:p>0.0369035006958868</text:p>
              </table:table-cell>
              <table:table-cell office:value-type="float" office:value="0.177101276145452">
                <text:p>0.177101276145452</text:p>
              </table:table-cell>
              <table:table-cell office:value-type="float" office:value="0.370238108860127">
                <text:p>0.37023810886012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00833626299330012">
                <text:p>0.00833626299330012</text:p>
              </table:table-cell>
              <table:table-cell office:value-type="float" office:value="0.119787639487401">
                <text:p>0.119787639487401</text:p>
              </table:table-cell>
              <table:table-cell office:value-type="float" office:value="0.250800575355369">
                <text:p>0.25080057535536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0249061833560941">
                <text:p>0.0249061833560941</text:p>
              </table:table-cell>
              <table:table-cell office:value-type="float" office:value="0.14164310095573">
                <text:p>0.14164310095573</text:p>
              </table:table-cell>
              <table:table-cell office:value-type="float" office:value="0.346150318406635">
                <text:p>0.34615031840663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0488464662022904">
                <text:p>0.0488464662022904</text:p>
              </table:table-cell>
              <table:table-cell office:value-type="float" office:value="0.135905186273279">
                <text:p>0.135905186273279</text:p>
              </table:table-cell>
              <table:table-cell office:value-type="float" office:value="0.36199111597315">
                <text:p>0.361991115973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0339237856664713">
                <text:p>0.0339237856664713</text:p>
              </table:table-cell>
              <table:table-cell office:value-type="float" office:value="0.126415560684436">
                <text:p>0.126415560684436</text:p>
              </table:table-cell>
              <table:table-cell office:value-type="float" office:value="0.348415339503699">
                <text:p>0.34841533950369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0146900159450523">
                <text:p>0.0146900159450523</text:p>
              </table:table-cell>
              <table:table-cell office:value-type="float" office:value="0.155378585227241">
                <text:p>0.155378585227241</text:p>
              </table:table-cell>
              <table:table-cell office:value-type="float" office:value="0.34259386695757">
                <text:p>0.3425938669575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000807185701992716">
                <text:p>0.000807185701992716</text:p>
              </table:table-cell>
              <table:table-cell office:value-type="float" office:value="0.141395292696996">
                <text:p>0.141395292696996</text:p>
              </table:table-cell>
              <table:table-cell office:value-type="float" office:value="0.303791176377798">
                <text:p>0.30379117637779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00124492714043317">
                <text:p>0.00124492714043317</text:p>
              </table:table-cell>
              <table:table-cell office:value-type="float" office:value="0.135533403222542">
                <text:p>0.135533403222542</text:p>
              </table:table-cell>
              <table:table-cell office:value-type="float" office:value="0.324746737335718">
                <text:p>0.32474673733571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021662329133828">
                <text:p>0.021662329133828</text:p>
              </table:table-cell>
              <table:table-cell office:value-type="float" office:value="0.133858930131933">
                <text:p>0.133858930131933</text:p>
              </table:table-cell>
              <table:table-cell office:value-type="float" office:value="0.394547543435251">
                <text:p>0.39454754343525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0472911338482122">
                <text:p>0.0472911338482122</text:p>
              </table:table-cell>
              <table:table-cell office:value-type="float" office:value="0.131364312067732">
                <text:p>0.131364312067732</text:p>
              </table:table-cell>
              <table:table-cell office:value-type="float" office:value="0.327992084126107">
                <text:p>0.32799208412610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00150640795587537">
                <text:p>0.00150640795587537</text:p>
              </table:table-cell>
              <table:table-cell office:value-type="float" office:value="0.173478251770944">
                <text:p>0.173478251770944</text:p>
              </table:table-cell>
              <table:table-cell office:value-type="float" office:value="0.315513544993621">
                <text:p>0.31551354499362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0150918753429609">
                <text:p>0.0150918753429609</text:p>
              </table:table-cell>
              <table:table-cell office:value-type="float" office:value="0.116412763535221">
                <text:p>0.116412763535221</text:p>
              </table:table-cell>
              <table:table-cell office:value-type="float" office:value="0.368521825942995">
                <text:p>0.3685218259429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0313789441959836">
                <text:p>0.0313789441959836</text:p>
              </table:table-cell>
              <table:table-cell office:value-type="float" office:value="0.145322939061112">
                <text:p>0.145322939061112</text:p>
              </table:table-cell>
              <table:table-cell office:value-type="float" office:value="0.315338895610635">
                <text:p>0.31533889561063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0505496607623991">
                <text:p>0.0505496607623991</text:p>
              </table:table-cell>
              <table:table-cell office:value-type="float" office:value="0.155700698027323">
                <text:p>0.155700698027323</text:p>
              </table:table-cell>
              <table:table-cell office:value-type="float" office:value="0.347570308264229">
                <text:p>0.34757030826422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0370193485473886">
                <text:p>0.0370193485473886</text:p>
              </table:table-cell>
              <table:table-cell office:value-type="float" office:value="0.149705545280903">
                <text:p>0.149705545280903</text:p>
              </table:table-cell>
              <table:table-cell office:value-type="float" office:value="0.345320992956918">
                <text:p>0.3453209929569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0418635795064995">
                <text:p>0.0418635795064995</text:p>
              </table:table-cell>
              <table:table-cell office:value-type="float" office:value="0.123830250451723">
                <text:p>0.123830250451723</text:p>
              </table:table-cell>
              <table:table-cell office:value-type="float" office:value="0.32471472134774">
                <text:p>0.3247147213477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00234174409460464">
                <text:p>0.00234174409460464</text:p>
              </table:table-cell>
              <table:table-cell office:value-type="float" office:value="0.119439577971993">
                <text:p>0.119439577971993</text:p>
              </table:table-cell>
              <table:table-cell office:value-type="float" office:value="0.361605991510992">
                <text:p>0.36160599151099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0336645475383969">
                <text:p>0.0336645475383969</text:p>
              </table:table-cell>
              <table:table-cell office:value-type="float" office:value="0.123917651060727">
                <text:p>0.123917651060727</text:p>
              </table:table-cell>
              <table:table-cell office:value-type="float" office:value="0.29678319063944">
                <text:p>0.296783190639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0108125327795618">
                <text:p>0.0108125327795618</text:p>
              </table:table-cell>
              <table:table-cell office:value-type="float" office:value="0.133228547334338">
                <text:p>0.133228547334338</text:p>
              </table:table-cell>
              <table:table-cell office:value-type="float" office:value="0.279692369093552">
                <text:p>0.27969236909355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0042200294257662">
                <text:p>0.0042200294257662</text:p>
              </table:table-cell>
              <table:table-cell office:value-type="float" office:value="0.148143884546297">
                <text:p>0.148143884546297</text:p>
              </table:table-cell>
              <table:table-cell office:value-type="float" office:value="0.304539189170449">
                <text:p>0.30453918917044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0243239285898127">
                <text:p>0.0243239285898127</text:p>
              </table:table-cell>
              <table:table-cell office:value-type="float" office:value="0.134703828448105">
                <text:p>0.134703828448105</text:p>
              </table:table-cell>
              <table:table-cell office:value-type="float" office:value="0.305732107972061">
                <text:p>0.30573210797206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0195813529597029">
                <text:p>0.0195813529597029</text:p>
              </table:table-cell>
              <table:table-cell office:value-type="float" office:value="0.146538159613673">
                <text:p>0.146538159613673</text:p>
              </table:table-cell>
              <table:table-cell office:value-type="float" office:value="0.326952601265113">
                <text:p>0.3269526012651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0166071105636912">
                <text:p>0.0166071105636912</text:p>
              </table:table-cell>
              <table:table-cell office:value-type="float" office:value="0.142864979705754">
                <text:p>0.142864979705754</text:p>
              </table:table-cell>
              <table:table-cell office:value-type="float" office:value="0.327449505591047">
                <text:p>0.32744950559104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0101131157667987">
                <text:p>0.0101131157667987</text:p>
              </table:table-cell>
              <table:table-cell office:value-type="float" office:value="0.150991942852139">
                <text:p>0.150991942852139</text:p>
              </table:table-cell>
              <table:table-cell office:value-type="float" office:value="0.351488145806132">
                <text:p>0.35148814580613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0590577700749307">
                <text:p>0.0590577700749307</text:p>
              </table:table-cell>
              <table:table-cell office:value-type="float" office:value="0.166971390557266">
                <text:p>0.166971390557266</text:p>
              </table:table-cell>
              <table:table-cell office:value-type="float" office:value="0.483913525514236">
                <text:p>0.48391352551423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0052672655328438">
                <text:p>0.0052672655328438</text:p>
              </table:table-cell>
              <table:table-cell office:value-type="float" office:value="0.092312506734828">
                <text:p>0.092312506734828</text:p>
              </table:table-cell>
              <table:table-cell office:value-type="float" office:value="0.351803893900821">
                <text:p>0.35180389390082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000293717595668763">
                <text:p>0.000293717595668763</text:p>
              </table:table-cell>
              <table:table-cell office:value-type="float" office:value="0.128377192335757">
                <text:p>0.128377192335757</text:p>
              </table:table-cell>
              <table:table-cell office:value-type="float" office:value="0.361429861076079">
                <text:p>0.36142986107607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0125854915452526">
                <text:p>0.0125854915452526</text:p>
              </table:table-cell>
              <table:table-cell office:value-type="float" office:value="0.122141568711114">
                <text:p>0.122141568711114</text:p>
              </table:table-cell>
              <table:table-cell office:value-type="float" office:value="0.236965287043928">
                <text:p>0.23696528704392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0234174992628918">
                <text:p>0.0234174992628918</text:p>
              </table:table-cell>
              <table:table-cell office:value-type="float" office:value="0.107408678870682">
                <text:p>0.107408678870682</text:p>
              </table:table-cell>
              <table:table-cell office:value-type="float" office:value="0.275773097522699">
                <text:p>0.27577309752269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0120768915100419">
                <text:p>0.0120768915100419</text:p>
              </table:table-cell>
              <table:table-cell office:value-type="float" office:value="0.158648558216705">
                <text:p>0.158648558216705</text:p>
              </table:table-cell>
              <table:table-cell office:value-type="float" office:value="0.332485664965803">
                <text:p>0.33248566496580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00836217855024775">
                <text:p>0.00836217855024775</text:p>
              </table:table-cell>
              <table:table-cell office:value-type="float" office:value="0.131044927161443">
                <text:p>0.131044927161443</text:p>
              </table:table-cell>
              <table:table-cell office:value-type="float" office:value="0.27028345380581">
                <text:p>0.2702834538058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0201347944406502">
                <text:p>0.0201347944406502</text:p>
              </table:table-cell>
              <table:table-cell office:value-type="float" office:value="0.093724200521861">
                <text:p>0.093724200521861</text:p>
              </table:table-cell>
              <table:table-cell office:value-type="float" office:value="0.272665356826675">
                <text:p>0.2726653568266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0118769181195664">
                <text:p>0.0118769181195664</text:p>
              </table:table-cell>
              <table:table-cell office:value-type="float" office:value="0.156624538450685">
                <text:p>0.156624538450685</text:p>
              </table:table-cell>
              <table:table-cell office:value-type="float" office:value="0.312321756664633">
                <text:p>0.3123217566646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00212111062349017">
                <text:p>0.00212111062349017</text:p>
              </table:table-cell>
              <table:table-cell office:value-type="float" office:value="0.0871984465481217">
                <text:p>0.0871984465481217</text:p>
              </table:table-cell>
              <table:table-cell office:value-type="float" office:value="0.233554144733358">
                <text:p>0.23355414473335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00784051336069991">
                <text:p>0.00784051336069991</text:p>
              </table:table-cell>
              <table:table-cell office:value-type="float" office:value="0.141638453108694">
                <text:p>0.141638453108694</text:p>
              </table:table-cell>
              <table:table-cell office:value-type="float" office:value="0.342941659239505">
                <text:p>0.34294165923950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0000484269247866959">
                <text:p>0.0000484269247866959</text:p>
              </table:table-cell>
              <table:table-cell office:value-type="float" office:value="0.0933686041299729">
                <text:p>0.0933686041299729</text:p>
              </table:table-cell>
              <table:table-cell office:value-type="float" office:value="0.334297383139694">
                <text:p>0.3342973831396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022772607118276">
                <text:p>0.022772607118276</text:p>
              </table:table-cell>
              <table:table-cell office:value-type="float" office:value="0.0913648205567577">
                <text:p>0.0913648205567577</text:p>
              </table:table-cell>
              <table:table-cell office:value-type="float" office:value="0.300299876853512">
                <text:p>0.30029987685351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0170041599475167">
                <text:p>0.0170041599475167</text:p>
              </table:table-cell>
              <table:table-cell office:value-type="float" office:value="0.119474381903991">
                <text:p>0.119474381903991</text:p>
              </table:table-cell>
              <table:table-cell office:value-type="float" office:value="0.317224946219049">
                <text:p>0.31722494621904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0145874908193047">
                <text:p>0.0145874908193047</text:p>
              </table:table-cell>
              <table:table-cell office:value-type="float" office:value="0.090026349934837">
                <text:p>0.090026349934837</text:p>
              </table:table-cell>
              <table:table-cell office:value-type="float" office:value="0.307623988192925">
                <text:p>0.3076239881929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010464649550441">
                <text:p>0.010464649550441</text:p>
              </table:table-cell>
              <table:table-cell office:value-type="float" office:value="0.124234960132999">
                <text:p>0.124234960132999</text:p>
              </table:table-cell>
              <table:table-cell office:value-type="float" office:value="0.323991715753695">
                <text:p>0.32399171575369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00695775277264511">
                <text:p>0.00695775277264511</text:p>
              </table:table-cell>
              <table:table-cell office:value-type="float" office:value="0.139929749833001">
                <text:p>0.139929749833001</text:p>
              </table:table-cell>
              <table:table-cell office:value-type="float" office:value="0.312362141917679">
                <text:p>0.31236214191767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0139336763444566">
                <text:p>0.0139336763444566</text:p>
              </table:table-cell>
              <table:table-cell office:value-type="float" office:value="0.11245413467637">
                <text:p>0.11245413467637</text:p>
              </table:table-cell>
              <table:table-cell office:value-type="float" office:value="0.232415120328422">
                <text:p>0.23241512032842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0161722206201841">
                <text:p>0.0161722206201841</text:p>
              </table:table-cell>
              <table:table-cell office:value-type="float" office:value="0.0767579650364398">
                <text:p>0.0767579650364398</text:p>
              </table:table-cell>
              <table:table-cell office:value-type="float" office:value="0.31590321662225">
                <text:p>0.315903216622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012475717111946">
                <text:p>0.012475717111946</text:p>
              </table:table-cell>
              <table:table-cell office:value-type="float" office:value="0.0815295901692032">
                <text:p>0.0815295901692032</text:p>
              </table:table-cell>
              <table:table-cell office:value-type="float" office:value="0.266779836009378">
                <text:p>0.26677983600937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000977379732232123">
                <text:p>0.000977379732232123</text:p>
              </table:table-cell>
              <table:table-cell office:value-type="float" office:value="0.0796986743963542">
                <text:p>0.0796986743963542</text:p>
              </table:table-cell>
              <table:table-cell office:value-type="float" office:value="0.269277768220372">
                <text:p>0.26927776822037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00108996650715842">
                <text:p>0.00108996650715842</text:p>
              </table:table-cell>
              <table:table-cell office:value-type="float" office:value="0.0907256052910602">
                <text:p>0.0907256052910602</text:p>
              </table:table-cell>
              <table:table-cell office:value-type="float" office:value="0.306096713278229">
                <text:p>0.30609671327822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0039488666675466">
                <text:p>0.0039488666675466</text:p>
              </table:table-cell>
              <table:table-cell office:value-type="float" office:value="0.113648178573671">
                <text:p>0.113648178573671</text:p>
              </table:table-cell>
              <table:table-cell office:value-type="float" office:value="0.318024977862594">
                <text:p>0.31802497786259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00112429499160481">
                <text:p>0.00112429499160481</text:p>
              </table:table-cell>
              <table:table-cell office:value-type="float" office:value="0.0698059012523106">
                <text:p>0.0698059012523106</text:p>
              </table:table-cell>
              <table:table-cell office:value-type="float" office:value="0.224468902726163">
                <text:p>0.22446890272616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00744198435689551">
                <text:p>0.00744198435689551</text:p>
              </table:table-cell>
              <table:table-cell office:value-type="float" office:value="0.113232970013136">
                <text:p>0.113232970013136</text:p>
              </table:table-cell>
              <table:table-cell office:value-type="float" office:value="0.270957417421829">
                <text:p>0.27095741742182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0176468922537313">
                <text:p>0.0176468922537313</text:p>
              </table:table-cell>
              <table:table-cell office:value-type="float" office:value="0.106327042845519">
                <text:p>0.106327042845519</text:p>
              </table:table-cell>
              <table:table-cell office:value-type="float" office:value="0.305183082876939">
                <text:p>0.30518308287693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0144096730580552">
                <text:p>0.0144096730580552</text:p>
              </table:table-cell>
              <table:table-cell office:value-type="float" office:value="0.126659386766631">
                <text:p>0.126659386766631</text:p>
              </table:table-cell>
              <table:table-cell office:value-type="float" office:value="0.306644811939702">
                <text:p>0.30664481193970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0119514414950816">
                <text:p>0.0119514414950816</text:p>
              </table:table-cell>
              <table:table-cell office:value-type="float" office:value="0.106217304197339">
                <text:p>0.106217304197339</text:p>
              </table:table-cell>
              <table:table-cell office:value-type="float" office:value="0.257785807498615">
                <text:p>0.25778580749861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0000901226388689974">
                <text:p>0.0000901226388689974</text:p>
              </table:table-cell>
              <table:table-cell office:value-type="float" office:value="0.0714982618520375">
                <text:p>0.0714982618520375</text:p>
              </table:table-cell>
              <table:table-cell office:value-type="float" office:value="0.299896696704462">
                <text:p>0.29989669670446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0026730712615738">
                <text:p>0.0026730712615738</text:p>
              </table:table-cell>
              <table:table-cell office:value-type="float" office:value="0.101707988916946">
                <text:p>0.101707988916946</text:p>
              </table:table-cell>
              <table:table-cell office:value-type="float" office:value="0.305135269013785">
                <text:p>0.30513526901378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00168333257457406">
                <text:p>0.00168333257457406</text:p>
              </table:table-cell>
              <table:table-cell office:value-type="float" office:value="0.154079130649724">
                <text:p>0.154079130649724</text:p>
              </table:table-cell>
              <table:table-cell office:value-type="float" office:value="0.29853805995588">
                <text:p>0.2985380599558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0994830266335212">
                <text:p>0.0994830266335212</text:p>
              </table:table-cell>
              <table:table-cell office:value-type="float" office:value="0.114367117500694">
                <text:p>0.114367117500694</text:p>
              </table:table-cell>
              <table:table-cell office:value-type="float" office:value="0.12550357328389">
                <text:p>0.1255035732838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000625909283273204">
                <text:p>0.000625909283273204</text:p>
              </table:table-cell>
              <table:table-cell office:value-type="float" office:value="0.0864862321588949">
                <text:p>0.0864862321588949</text:p>
              </table:table-cell>
              <table:table-cell office:value-type="float" office:value="0.247018059476502">
                <text:p>0.24701805947650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00743688862053191">
                <text:p>0.00743688862053191</text:p>
              </table:table-cell>
              <table:table-cell office:value-type="float" office:value="0.0860600292235164">
                <text:p>0.0860600292235164</text:p>
              </table:table-cell>
              <table:table-cell office:value-type="float" office:value="0.230515095343861">
                <text:p>0.23051509534386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0045100256724126">
                <text:p>0.0045100256724126</text:p>
              </table:table-cell>
              <table:table-cell office:value-type="float" office:value="0.118986837476723">
                <text:p>0.118986837476723</text:p>
              </table:table-cell>
              <table:table-cell office:value-type="float" office:value="0.302327646743069">
                <text:p>0.30232764674306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00114741674921814">
                <text:p>0.00114741674921814</text:p>
              </table:table-cell>
              <table:table-cell office:value-type="float" office:value="0.0874015212522171">
                <text:p>0.0874015212522171</text:p>
              </table:table-cell>
              <table:table-cell office:value-type="float" office:value="0.323064152373087">
                <text:p>0.32306415237308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0201914148233717">
                <text:p>0.00201914148233717</text:p>
              </table:table-cell>
              <table:table-cell office:value-type="float" office:value="0.0618913062509136">
                <text:p>0.0618913062509136</text:p>
              </table:table-cell>
              <table:table-cell office:value-type="float" office:value="0.323515991983485">
                <text:p>0.32351599198348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0000147556327634718">
                <text:p>0.0000147556327634718</text:p>
              </table:table-cell>
              <table:table-cell office:value-type="float" office:value="0.123733429924625">
                <text:p>0.123733429924625</text:p>
              </table:table-cell>
              <table:table-cell office:value-type="float" office:value="0.273944389530584">
                <text:p>0.27394438953058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000313735413403168">
                <text:p>0.000313735413403168</text:p>
              </table:table-cell>
              <table:table-cell office:value-type="float" office:value="0.0837310123793679">
                <text:p>0.0837310123793679</text:p>
              </table:table-cell>
              <table:table-cell office:value-type="float" office:value="0.319995315130297">
                <text:p>0.31999531513029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00154683262270605">
                <text:p>0.00154683262270605</text:p>
              </table:table-cell>
              <table:table-cell office:value-type="float" office:value="0.0565879868943711">
                <text:p>0.0565879868943711</text:p>
              </table:table-cell>
              <table:table-cell office:value-type="float" office:value="0.317844822767958">
                <text:p>0.31784482276795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000113823165511201">
                <text:p>0.000113823165511201</text:p>
              </table:table-cell>
              <table:table-cell office:value-type="float" office:value="0.0982754412082118">
                <text:p>0.0982754412082118</text:p>
              </table:table-cell>
              <table:table-cell office:value-type="float" office:value="0.31144318324824">
                <text:p>0.3114431832482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00277396519727445">
                <text:p>0.00277396519727445</text:p>
              </table:table-cell>
              <table:table-cell office:value-type="float" office:value="0.0888587525881366">
                <text:p>0.0888587525881366</text:p>
              </table:table-cell>
              <table:table-cell office:value-type="float" office:value="0.300139209342314">
                <text:p>0.30013920934231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000241942693304437">
                <text:p>0.000241942693304437</text:p>
              </table:table-cell>
              <table:table-cell office:value-type="float" office:value="0.0583515319666105">
                <text:p>0.0583515319666105</text:p>
              </table:table-cell>
              <table:table-cell office:value-type="float" office:value="0.2314061472426">
                <text:p>0.231406147242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0120939835014214">
                <text:p>0.0120939835014214</text:p>
              </table:table-cell>
              <table:table-cell office:value-type="float" office:value="0.119844418693039">
                <text:p>0.119844418693039</text:p>
              </table:table-cell>
              <table:table-cell office:value-type="float" office:value="0.238427684540348">
                <text:p>0.23842768454034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0154470894807587">
                <text:p>0.0154470894807587</text:p>
              </table:table-cell>
              <table:table-cell office:value-type="float" office:value="0.0839420470580812">
                <text:p>0.0839420470580812</text:p>
              </table:table-cell>
              <table:table-cell office:value-type="float" office:value="0.289415365281207">
                <text:p>0.28941536528120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00496262380639533">
                <text:p>0.00496262380639533</text:p>
              </table:table-cell>
              <table:table-cell office:value-type="float" office:value="0.151473447275738">
                <text:p>0.151473447275738</text:p>
              </table:table-cell>
              <table:table-cell office:value-type="float" office:value="0.345667136713428">
                <text:p>0.34566713671342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000620720157391452">
                <text:p>0.000620720157391452</text:p>
              </table:table-cell>
              <table:table-cell office:value-type="float" office:value="0.076076185631879">
                <text:p>0.076076185631879</text:p>
              </table:table-cell>
              <table:table-cell office:value-type="float" office:value="0.243461262878912">
                <text:p>0.24346126287891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00668879292129469">
                <text:p>0.00668879292129469</text:p>
              </table:table-cell>
              <table:table-cell office:value-type="float" office:value="0.0882177356663876">
                <text:p>0.0882177356663876</text:p>
              </table:table-cell>
              <table:table-cell office:value-type="float" office:value="0.252907424762701">
                <text:p>0.25290742476270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000972474161563347">
                <text:p>0.000972474161563347</text:p>
              </table:table-cell>
              <table:table-cell office:value-type="float" office:value="0.0344402120639299">
                <text:p>0.0344402120639299</text:p>
              </table:table-cell>
              <table:table-cell office:value-type="float" office:value="0.247280361965065">
                <text:p>0.24728036196506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01173483510679">
                <text:p>0.01173483510679</text:p>
              </table:table-cell>
              <table:table-cell office:value-type="float" office:value="0.127487323172283">
                <text:p>0.127487323172283</text:p>
              </table:table-cell>
              <table:table-cell office:value-type="float" office:value="0.333827462056065">
                <text:p>0.33382746205606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00595774765999453">
                <text:p>0.00595774765999453</text:p>
              </table:table-cell>
              <table:table-cell office:value-type="float" office:value="0.0954189214026324">
                <text:p>0.0954189214026324</text:p>
              </table:table-cell>
              <table:table-cell office:value-type="float" office:value="0.244073805172715">
                <text:p>0.24407380517271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000227263600163716">
                <text:p>0.000227263600163716</text:p>
              </table:table-cell>
              <table:table-cell office:value-type="float" office:value="0.0997068011286875">
                <text:p>0.0997068011286875</text:p>
              </table:table-cell>
              <table:table-cell office:value-type="float" office:value="0.251428243549857">
                <text:p>0.25142824354985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0000640932434833596">
                <text:p>0.0000640932434833596</text:p>
              </table:table-cell>
              <table:table-cell office:value-type="float" office:value="0.121090422121431">
                <text:p>0.121090422121431</text:p>
              </table:table-cell>
              <table:table-cell office:value-type="float" office:value="0.317925525045979">
                <text:p>0.31792552504597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0188071962557296">
                <text:p>0.0188071962557296</text:p>
              </table:table-cell>
              <table:table-cell office:value-type="float" office:value="0.0782998174307703">
                <text:p>0.0782998174307703</text:p>
              </table:table-cell>
              <table:table-cell office:value-type="float" office:value="0.278168347837564">
                <text:p>0.2781683478375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000763021759233623">
                <text:p>0.000763021759233623</text:p>
              </table:table-cell>
              <table:table-cell office:value-type="float" office:value="0.0953395828441169">
                <text:p>0.0953395828441169</text:p>
              </table:table-cell>
              <table:table-cell office:value-type="float" office:value="0.304790324188118">
                <text:p>0.30479032418811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000585563322327232">
                <text:p>0.000585563322327232</text:p>
              </table:table-cell>
              <table:table-cell office:value-type="float" office:value="0.0736852060987184">
                <text:p>0.0736852060987184</text:p>
              </table:table-cell>
              <table:table-cell office:value-type="float" office:value="0.301825202420872">
                <text:p>0.30182520242087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00658622174631311">
                <text:p>0.00658622174631311</text:p>
              </table:table-cell>
              <table:table-cell office:value-type="float" office:value="0.0636456069985226">
                <text:p>0.0636456069985226</text:p>
              </table:table-cell>
              <table:table-cell office:value-type="float" office:value="0.257913006041486">
                <text:p>0.25791300604148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000523690378892661">
                <text:p>0.000523690378892661</text:p>
              </table:table-cell>
              <table:table-cell office:value-type="float" office:value="0.0612461260277116">
                <text:p>0.0612461260277116</text:p>
              </table:table-cell>
              <table:table-cell office:value-type="float" office:value="0.150400418062759">
                <text:p>0.15040041806275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0184695797642771">
                <text:p>0.0184695797642771</text:p>
              </table:table-cell>
              <table:table-cell office:value-type="float" office:value="0.0566307609017564">
                <text:p>0.0566307609017564</text:p>
              </table:table-cell>
              <table:table-cell office:value-type="float" office:value="0.237922083833879">
                <text:p>0.23792208383387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00147388268826446">
                <text:p>0.00147388268826446</text:p>
              </table:table-cell>
              <table:table-cell office:value-type="float" office:value="0.0833061380854715">
                <text:p>0.0833061380854715</text:p>
              </table:table-cell>
              <table:table-cell office:value-type="float" office:value="0.261965810841042">
                <text:p>0.26196581084104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00114312604785008">
                <text:p>0.00114312604785008</text:p>
              </table:table-cell>
              <table:table-cell office:value-type="float" office:value="0.114989277358207">
                <text:p>0.114989277358207</text:p>
              </table:table-cell>
              <table:table-cell office:value-type="float" office:value="0.285901188918306">
                <text:p>0.28590118891830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00244732337809153">
                <text:p>0.00244732337809153</text:p>
              </table:table-cell>
              <table:table-cell office:value-type="float" office:value="0.0930199804936462">
                <text:p>0.0930199804936462</text:p>
              </table:table-cell>
              <table:table-cell office:value-type="float" office:value="0.268716219000614">
                <text:p>0.2687162190006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00138100580591667">
                <text:p>0.00138100580591667</text:p>
              </table:table-cell>
              <table:table-cell office:value-type="float" office:value="0.100654149615552">
                <text:p>0.100654149615552</text:p>
              </table:table-cell>
              <table:table-cell office:value-type="float" office:value="0.296719854234314">
                <text:p>0.29671985423431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0187200492506343">
                <text:p>0.0187200492506343</text:p>
              </table:table-cell>
              <table:table-cell office:value-type="float" office:value="0.113922449629401">
                <text:p>0.113922449629401</text:p>
              </table:table-cell>
              <table:table-cell office:value-type="float" office:value="0.360401457855121">
                <text:p>0.36040145785512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00347643344137391">
                <text:p>0.00347643344137391</text:p>
              </table:table-cell>
              <table:table-cell office:value-type="float" office:value="0.124251409477694">
                <text:p>0.124251409477694</text:p>
              </table:table-cell>
              <table:table-cell office:value-type="float" office:value="0.288065862964616">
                <text:p>0.28806586296461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00183979302273243">
                <text:p>0.00183979302273243</text:p>
              </table:table-cell>
              <table:table-cell office:value-type="float" office:value="0.0286189699672948">
                <text:p>0.0286189699672948</text:p>
              </table:table-cell>
              <table:table-cell office:value-type="float" office:value="0.237481150285284">
                <text:p>0.23748115028528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000509034002141209">
                <text:p>0.000509034002141209</text:p>
              </table:table-cell>
              <table:table-cell office:value-type="float" office:value="0.116257852709882">
                <text:p>0.116257852709882</text:p>
              </table:table-cell>
              <table:table-cell office:value-type="float" office:value="0.287992043550799">
                <text:p>0.2879920435507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00301425561246149">
                <text:p>0.00301425561246149</text:p>
              </table:table-cell>
              <table:table-cell office:value-type="float" office:value="0.0423955755168231">
                <text:p>0.0423955755168231</text:p>
              </table:table-cell>
              <table:table-cell office:value-type="float" office:value="0.145908740970249">
                <text:p>0.14590874097024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00116730247248403">
                <text:p>0.00116730247248403</text:p>
              </table:table-cell>
              <table:table-cell office:value-type="float" office:value="0.107844859548373">
                <text:p>0.107844859548373</text:p>
              </table:table-cell>
              <table:table-cell office:value-type="float" office:value="0.309956284340538">
                <text:p>0.30995628434053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00525895951403832">
                <text:p>0.00525895951403832</text:p>
              </table:table-cell>
              <table:table-cell office:value-type="float" office:value="0.052352562108894">
                <text:p>0.052352562108894</text:p>
              </table:table-cell>
              <table:table-cell office:value-type="float" office:value="0.139431096669358">
                <text:p>0.13943109666935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00518397614578303">
                <text:p>0.00518397614578303</text:p>
              </table:table-cell>
              <table:table-cell office:value-type="float" office:value="0.0955303619562445">
                <text:p>0.0955303619562445</text:p>
              </table:table-cell>
              <table:table-cell office:value-type="float" office:value="0.34613082547029">
                <text:p>0.3461308254702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00247085514405705">
                <text:p>0.00247085514405705</text:p>
              </table:table-cell>
              <table:table-cell office:value-type="float" office:value="0.0563301066215393">
                <text:p>0.0563301066215393</text:p>
              </table:table-cell>
              <table:table-cell office:value-type="float" office:value="0.28987801105618">
                <text:p>0.2898780110561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00196929074078554">
                <text:p>0.00196929074078554</text:p>
              </table:table-cell>
              <table:table-cell office:value-type="float" office:value="0.118493806241462">
                <text:p>0.118493806241462</text:p>
              </table:table-cell>
              <table:table-cell office:value-type="float" office:value="0.346226289407493">
                <text:p>0.34622628940749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0202553807859676">
                <text:p>0.0202553807859676</text:p>
              </table:table-cell>
              <table:table-cell office:value-type="float" office:value="0.0960663377254819">
                <text:p>0.0960663377254819</text:p>
              </table:table-cell>
              <table:table-cell office:value-type="float" office:value="0.283742516130893">
                <text:p>0.28374251613089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0130146074893074">
                <text:p>0.0130146074893074</text:p>
              </table:table-cell>
              <table:table-cell office:value-type="float" office:value="0.139852786760808">
                <text:p>0.139852786760808</text:p>
              </table:table-cell>
              <table:table-cell office:value-type="float" office:value="0.302040466480713">
                <text:p>0.30204046648071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00795431152917678">
                <text:p>0.00795431152917678</text:p>
              </table:table-cell>
              <table:table-cell office:value-type="float" office:value="0.0914137344663949">
                <text:p>0.0914137344663949</text:p>
              </table:table-cell>
              <table:table-cell office:value-type="float" office:value="0.302152280554795">
                <text:p>0.30215228055479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002444248787149">
                <text:p>0.002444248787149</text:p>
              </table:table-cell>
              <table:table-cell office:value-type="float" office:value="0.0705965360293199">
                <text:p>0.0705965360293199</text:p>
              </table:table-cell>
              <table:table-cell office:value-type="float" office:value="0.209998497398481">
                <text:p>0.20999849739848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00493669319850909">
                <text:p>0.00493669319850909</text:p>
              </table:table-cell>
              <table:table-cell office:value-type="float" office:value="0.0442945552652837">
                <text:p>0.0442945552652837</text:p>
              </table:table-cell>
              <table:table-cell office:value-type="float" office:value="0.253564173525285">
                <text:p>0.25356417352528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00105192815153759">
                <text:p>0.00105192815153759</text:p>
              </table:table-cell>
              <table:table-cell office:value-type="float" office:value="0.0578312737223289">
                <text:p>0.0578312737223289</text:p>
              </table:table-cell>
              <table:table-cell office:value-type="float" office:value="0.197335638684107">
                <text:p>0.19733563868410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0157235823167132">
                <text:p>0.0157235823167132</text:p>
              </table:table-cell>
              <table:table-cell office:value-type="float" office:value="0.10913844256455">
                <text:p>0.10913844256455</text:p>
              </table:table-cell>
              <table:table-cell office:value-type="float" office:value="0.361527240110682">
                <text:p>0.36152724011068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0114674040037617">
                <text:p>0.0114674040037617</text:p>
              </table:table-cell>
              <table:table-cell office:value-type="float" office:value="0.0834463269970629">
                <text:p>0.0834463269970629</text:p>
              </table:table-cell>
              <table:table-cell office:value-type="float" office:value="0.296065499572563">
                <text:p>0.29606549957256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0000597966058589611">
                <text:p>0.0000597966058589611</text:p>
              </table:table-cell>
              <table:table-cell office:value-type="float" office:value="0.0650804547562883">
                <text:p>0.0650804547562883</text:p>
              </table:table-cell>
              <table:table-cell office:value-type="float" office:value="0.292881912059827">
                <text:p>0.29288191205982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00245801512135493">
                <text:p>0.00245801512135493</text:p>
              </table:table-cell>
              <table:table-cell office:value-type="float" office:value="0.0709067601415343">
                <text:p>0.0709067601415343</text:p>
              </table:table-cell>
              <table:table-cell office:value-type="float" office:value="0.239164550064544">
                <text:p>0.23916455006454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00224406827215307">
                <text:p>0.00224406827215307</text:p>
              </table:table-cell>
              <table:table-cell office:value-type="float" office:value="0.100439766589326">
                <text:p>0.100439766589326</text:p>
              </table:table-cell>
              <table:table-cell office:value-type="float" office:value="0.25740035994764">
                <text:p>0.2574003599476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00441258097653108">
                <text:p>0.00441258097653108</text:p>
              </table:table-cell>
              <table:table-cell office:value-type="float" office:value="0.0978424731178374">
                <text:p>0.0978424731178374</text:p>
              </table:table-cell>
              <table:table-cell office:value-type="float" office:value="0.363489862484666">
                <text:p>0.36348986248466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00592093140334242">
                <text:p>0.00592093140334242</text:p>
              </table:table-cell>
              <table:table-cell office:value-type="float" office:value="0.105647499712243">
                <text:p>0.105647499712243</text:p>
              </table:table-cell>
              <table:table-cell office:value-type="float" office:value="0.30437152986063">
                <text:p>0.3043715298606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000818590293253235">
                <text:p>0.000818590293253235</text:p>
              </table:table-cell>
              <table:table-cell office:value-type="float" office:value="0.0283862212806376">
                <text:p>0.0283862212806376</text:p>
              </table:table-cell>
              <table:table-cell office:value-type="float" office:value="0.213355319875753">
                <text:p>0.21335531987575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00499483841191466">
                <text:p>0.00499483841191466</text:p>
              </table:table-cell>
              <table:table-cell office:value-type="float" office:value="0.0968012179199654">
                <text:p>0.0968012179199654</text:p>
              </table:table-cell>
              <table:table-cell office:value-type="float" office:value="0.284871417271254">
                <text:p>0.28487141727125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00747826747551632">
                <text:p>0.00747826747551632</text:p>
              </table:table-cell>
              <table:table-cell office:value-type="float" office:value="0.0924331466144942">
                <text:p>0.0924331466144942</text:p>
              </table:table-cell>
              <table:table-cell office:value-type="float" office:value="0.274145306576464">
                <text:p>0.27414530657646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0137510319497128">
                <text:p>0.0137510319497128</text:p>
              </table:table-cell>
              <table:table-cell office:value-type="float" office:value="0.0922953304594828">
                <text:p>0.0922953304594828</text:p>
              </table:table-cell>
              <table:table-cell office:value-type="float" office:value="0.339389112990932">
                <text:p>0.33938911299093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0128541294496503">
                <text:p>0.0128541294496503</text:p>
              </table:table-cell>
              <table:table-cell office:value-type="float" office:value="0.0545750126987991">
                <text:p>0.0545750126987991</text:p>
              </table:table-cell>
              <table:table-cell office:value-type="float" office:value="0.286778910122134">
                <text:p>0.28677891012213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0136693327809305">
                <text:p>0.0136693327809305</text:p>
              </table:table-cell>
              <table:table-cell office:value-type="float" office:value="0.0945932716599719">
                <text:p>0.0945932716599719</text:p>
              </table:table-cell>
              <table:table-cell office:value-type="float" office:value="0.293426090709873">
                <text:p>0.29342609070987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00899314414979731">
                <text:p>0.00899314414979731</text:p>
              </table:table-cell>
              <table:table-cell office:value-type="float" office:value="0.0908811295680225">
                <text:p>0.0908811295680225</text:p>
              </table:table-cell>
              <table:table-cell office:value-type="float" office:value="0.291252655549292">
                <text:p>0.29125265554929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00115435246564122">
                <text:p>0.00115435246564122</text:p>
              </table:table-cell>
              <table:table-cell office:value-type="float" office:value="0.0402338136208375">
                <text:p>0.0402338136208375</text:p>
              </table:table-cell>
              <table:table-cell office:value-type="float" office:value="0.236293395312074">
                <text:p>0.23629339531207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0169254530646765">
                <text:p>0.0169254530646765</text:p>
              </table:table-cell>
              <table:table-cell office:value-type="float" office:value="0.126799468826154">
                <text:p>0.126799468826154</text:p>
              </table:table-cell>
              <table:table-cell office:value-type="float" office:value="0.305446788321439">
                <text:p>0.30544678832143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000339281225162184">
                <text:p>0.000339281225162184</text:p>
              </table:table-cell>
              <table:table-cell office:value-type="float" office:value="0.0503988032655733">
                <text:p>0.0503988032655733</text:p>
              </table:table-cell>
              <table:table-cell office:value-type="float" office:value="0.278050890661464">
                <text:p>0.27805089066146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0000865415124885194">
                <text:p>0.0000865415124885194</text:p>
              </table:table-cell>
              <table:table-cell office:value-type="float" office:value="0.0974264111216078">
                <text:p>0.0974264111216078</text:p>
              </table:table-cell>
              <table:table-cell office:value-type="float" office:value="0.255931654417903">
                <text:p>0.25593165441790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0143034141763114">
                <text:p>0.0143034141763114</text:p>
              </table:table-cell>
              <table:table-cell office:value-type="float" office:value="0.0878332055488195">
                <text:p>0.0878332055488195</text:p>
              </table:table-cell>
              <table:table-cell office:value-type="float" office:value="0.205166226203067">
                <text:p>0.20516622620306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000323420763407668">
                <text:p>0.000323420763407668</text:p>
              </table:table-cell>
              <table:table-cell office:value-type="float" office:value="0.0962217136454526">
                <text:p>0.0962217136454526</text:p>
              </table:table-cell>
              <table:table-cell office:value-type="float" office:value="0.258945131809268">
                <text:p>0.25894513180926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0105623001430114">
                <text:p>0.0105623001430114</text:p>
              </table:table-cell>
              <table:table-cell office:value-type="float" office:value="0.0682245568033442">
                <text:p>0.0682245568033442</text:p>
              </table:table-cell>
              <table:table-cell office:value-type="float" office:value="0.196511117145252">
                <text:p>0.19651111714525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00163790184176159">
                <text:p>0.00163790184176159</text:p>
              </table:table-cell>
              <table:table-cell office:value-type="float" office:value="0.0823149548374215">
                <text:p>0.0823149548374215</text:p>
              </table:table-cell>
              <table:table-cell office:value-type="float" office:value="0.309462409188141">
                <text:p>0.30946240918814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000213142343165051">
                <text:p>0.000213142343165051</text:p>
              </table:table-cell>
              <table:table-cell office:value-type="float" office:value="0.0732846622276765">
                <text:p>0.0732846622276765</text:p>
              </table:table-cell>
              <table:table-cell office:value-type="float" office:value="0.272858817491092">
                <text:p>0.27285881749109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0027707943396188">
                <text:p>0.0027707943396188</text:p>
              </table:table-cell>
              <table:table-cell office:value-type="float" office:value="0.0490320422563765">
                <text:p>0.0490320422563765</text:p>
              </table:table-cell>
              <table:table-cell office:value-type="float" office:value="0.19524665396514">
                <text:p>0.1952466539651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000479333640270627">
                <text:p>0.000479333640270627</text:p>
              </table:table-cell>
              <table:table-cell office:value-type="float" office:value="0.0440634934764837">
                <text:p>0.0440634934764837</text:p>
              </table:table-cell>
              <table:table-cell office:value-type="float" office:value="0.270803430419602">
                <text:p>0.27080343041960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0210815076481738">
                <text:p>0.0210815076481738</text:p>
              </table:table-cell>
              <table:table-cell office:value-type="float" office:value="0.0921512182060534">
                <text:p>0.0921512182060534</text:p>
              </table:table-cell>
              <table:table-cell office:value-type="float" office:value="0.222021979925698">
                <text:p>0.22202197992569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00188406242060861">
                <text:p>0.00188406242060861</text:p>
              </table:table-cell>
              <table:table-cell office:value-type="float" office:value="0.0736060783517284">
                <text:p>0.0736060783517284</text:p>
              </table:table-cell>
              <table:table-cell office:value-type="float" office:value="0.229052655066408">
                <text:p>0.22905265506640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0185312341950755">
                <text:p>0.0185312341950755</text:p>
              </table:table-cell>
              <table:table-cell office:value-type="float" office:value="0.0847707596959104">
                <text:p>0.0847707596959104</text:p>
              </table:table-cell>
              <table:table-cell office:value-type="float" office:value="0.25176732119312">
                <text:p>0.2517673211931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00295672936499103">
                <text:p>0.00295672936499103</text:p>
              </table:table-cell>
              <table:table-cell office:value-type="float" office:value="0.0979545454130342">
                <text:p>0.0979545454130342</text:p>
              </table:table-cell>
              <table:table-cell office:value-type="float" office:value="0.30419013436635">
                <text:p>0.3041901343663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0066255490970133">
                <text:p>0.0066255490970133</text:p>
              </table:table-cell>
              <table:table-cell office:value-type="float" office:value="0.0842631971678122">
                <text:p>0.0842631971678122</text:p>
              </table:table-cell>
              <table:table-cell office:value-type="float" office:value="0.300093894475016">
                <text:p>0.30009389447501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0121460766227303">
                <text:p>0.0121460766227303</text:p>
              </table:table-cell>
              <table:table-cell office:value-type="float" office:value="0.0829023108973957">
                <text:p>0.0829023108973957</text:p>
              </table:table-cell>
              <table:table-cell office:value-type="float" office:value="0.260152961998522">
                <text:p>0.26015296199852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0136765757962294">
                <text:p>0.0136765757962294</text:p>
              </table:table-cell>
              <table:table-cell office:value-type="float" office:value="0.102055294280466">
                <text:p>0.102055294280466</text:p>
              </table:table-cell>
              <table:table-cell office:value-type="float" office:value="0.236486409746163">
                <text:p>0.23648640974616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00304777839536383">
                <text:p>0.00304777839536383</text:p>
              </table:table-cell>
              <table:table-cell office:value-type="float" office:value="0.0568316919034614">
                <text:p>0.0568316919034614</text:p>
              </table:table-cell>
              <table:table-cell office:value-type="float" office:value="0.196228984176007">
                <text:p>0.19622898417600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00494682392011425">
                <text:p>0.00494682392011425</text:p>
              </table:table-cell>
              <table:table-cell office:value-type="float" office:value="0.101736316189557">
                <text:p>0.101736316189557</text:p>
              </table:table-cell>
              <table:table-cell office:value-type="float" office:value="0.31521017872461">
                <text:p>0.3152101787246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0386810002221189">
                <text:p>0.0386810002221189</text:p>
              </table:table-cell>
              <table:table-cell office:value-type="float" office:value="0.069790843396158">
                <text:p>0.069790843396158</text:p>
              </table:table-cell>
              <table:table-cell office:value-type="float" office:value="0.413569909182317">
                <text:p>0.41356990918231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0100668113334826">
                <text:p>0.0100668113334826</text:p>
              </table:table-cell>
              <table:table-cell office:value-type="float" office:value="0.103473450775649">
                <text:p>0.103473450775649</text:p>
              </table:table-cell>
              <table:table-cell office:value-type="float" office:value="0.362297587769556">
                <text:p>0.36229758776955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000416754194600369">
                <text:p>0.000416754194600369</text:p>
              </table:table-cell>
              <table:table-cell office:value-type="float" office:value="0.0659574103807105">
                <text:p>0.0659574103807105</text:p>
              </table:table-cell>
              <table:table-cell office:value-type="float" office:value="0.257541061463534">
                <text:p>0.25754106146353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00351871636035647">
                <text:p>0.00351871636035647</text:p>
              </table:table-cell>
              <table:table-cell office:value-type="float" office:value="0.0694560651039285">
                <text:p>0.0694560651039285</text:p>
              </table:table-cell>
              <table:table-cell office:value-type="float" office:value="0.222009530142974">
                <text:p>0.22200953014297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00219999033634739">
                <text:p>0.00219999033634739</text:p>
              </table:table-cell>
              <table:table-cell office:value-type="float" office:value="0.0644015287741591">
                <text:p>0.0644015287741591</text:p>
              </table:table-cell>
              <table:table-cell office:value-type="float" office:value="0.258229885202281">
                <text:p>0.25822988520228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0231162980189827">
                <text:p>0.0231162980189827</text:p>
              </table:table-cell>
              <table:table-cell office:value-type="float" office:value="0.0862982033430476">
                <text:p>0.0862982033430476</text:p>
              </table:table-cell>
              <table:table-cell office:value-type="float" office:value="0.222973573298055">
                <text:p>0.22297357329805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0100015324968236">
                <text:p>0.0100015324968236</text:p>
              </table:table-cell>
              <table:table-cell office:value-type="float" office:value="0.0953543373733845">
                <text:p>0.0953543373733845</text:p>
              </table:table-cell>
              <table:table-cell office:value-type="float" office:value="0.251776226375496">
                <text:p>0.25177622637549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00673051937150959">
                <text:p>0.00673051937150959</text:p>
              </table:table-cell>
              <table:table-cell office:value-type="float" office:value="0.08734232287519">
                <text:p>0.08734232287519</text:p>
              </table:table-cell>
              <table:table-cell office:value-type="float" office:value="0.271687309245747">
                <text:p>0.27168730924574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0221965491157899">
                <text:p>0.0221965491157899</text:p>
              </table:table-cell>
              <table:table-cell office:value-type="float" office:value="0.105617539519778">
                <text:p>0.105617539519778</text:p>
              </table:table-cell>
              <table:table-cell office:value-type="float" office:value="0.282649757831811">
                <text:p>0.28264975783181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00158210471760724">
                <text:p>0.00158210471760724</text:p>
              </table:table-cell>
              <table:table-cell office:value-type="float" office:value="0.0456263257089006">
                <text:p>0.0456263257089006</text:p>
              </table:table-cell>
              <table:table-cell office:value-type="float" office:value="0.192896330765567">
                <text:p>0.19289633076556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00172384592429463">
                <text:p>0.00172384592429463</text:p>
              </table:table-cell>
              <table:table-cell office:value-type="float" office:value="0.045017934334441">
                <text:p>0.045017934334441</text:p>
              </table:table-cell>
              <table:table-cell office:value-type="float" office:value="0.245185096454601">
                <text:p>0.24518509645460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0255131933159057">
                <text:p>0.0255131933159057</text:p>
              </table:table-cell>
              <table:table-cell office:value-type="float" office:value="0.102904715858828">
                <text:p>0.102904715858828</text:p>
              </table:table-cell>
              <table:table-cell office:value-type="float" office:value="0.273945083067171">
                <text:p>0.27394508306717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00124214197213902">
                <text:p>0.00124214197213902</text:p>
              </table:table-cell>
              <table:table-cell office:value-type="float" office:value="0.0659668471187236">
                <text:p>0.0659668471187236</text:p>
              </table:table-cell>
              <table:table-cell office:value-type="float" office:value="0.293267721844474">
                <text:p>0.29326772184447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00120361463328245">
                <text:p>0.00120361463328245</text:p>
              </table:table-cell>
              <table:table-cell office:value-type="float" office:value="0.0713377815418527">
                <text:p>0.0713377815418527</text:p>
              </table:table-cell>
              <table:table-cell office:value-type="float" office:value="0.249772062734339">
                <text:p>0.24977206273433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00505880668744269">
                <text:p>0.00505880668744269</text:p>
              </table:table-cell>
              <table:table-cell office:value-type="float" office:value="0.055714533588621">
                <text:p>0.055714533588621</text:p>
              </table:table-cell>
              <table:table-cell office:value-type="float" office:value="0.201324363225659">
                <text:p>0.20132436322565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.0216074485049883">
                <text:p>0.0216074485049883</text:p>
              </table:table-cell>
              <table:table-cell office:value-type="float" office:value="0.0675463846133283">
                <text:p>0.0675463846133283</text:p>
              </table:table-cell>
              <table:table-cell office:value-type="float" office:value="0.228601697775059">
                <text:p>0.22860169777505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.000681355791416136">
                <text:p>0.000681355791416136</text:p>
              </table:table-cell>
              <table:table-cell office:value-type="float" office:value="0.0660561532153302">
                <text:p>0.0660561532153302</text:p>
              </table:table-cell>
              <table:table-cell office:value-type="float" office:value="0.191189562790683">
                <text:p>0.19118956279068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.00791417732424005">
                <text:p>0.00791417732424005</text:p>
              </table:table-cell>
              <table:table-cell office:value-type="float" office:value="0.0764499249938103">
                <text:p>0.0764499249938103</text:p>
              </table:table-cell>
              <table:table-cell office:value-type="float" office:value="0.288343955396862">
                <text:p>0.28834395539686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019626723333725">
                <text:p>0.019626723333725</text:p>
              </table:table-cell>
              <table:table-cell office:value-type="float" office:value="0.0798469267388192">
                <text:p>0.0798469267388192</text:p>
              </table:table-cell>
              <table:table-cell office:value-type="float" office:value="0.271243107828103">
                <text:p>0.27124310782810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.0069904359226981">
                <text:p>0.0069904359226981</text:p>
              </table:table-cell>
              <table:table-cell office:value-type="float" office:value="0.0497203817094919">
                <text:p>0.0497203817094919</text:p>
              </table:table-cell>
              <table:table-cell office:value-type="float" office:value="0.134123994502269">
                <text:p>0.13412399450226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.00144788165482343">
                <text:p>0.00144788165482343</text:p>
              </table:table-cell>
              <table:table-cell office:value-type="float" office:value="0.094306082315759">
                <text:p>0.094306082315759</text:p>
              </table:table-cell>
              <table:table-cell office:value-type="float" office:value="0.255708064755476">
                <text:p>0.25570806475547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.00213619262332194">
                <text:p>0.00213619262332194</text:p>
              </table:table-cell>
              <table:table-cell office:value-type="float" office:value="0.0843296824513518">
                <text:p>0.0843296824513518</text:p>
              </table:table-cell>
              <table:table-cell office:value-type="float" office:value="0.250499732448731">
                <text:p>0.25049973244873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.00294902824025275">
                <text:p>0.00294902824025275</text:p>
              </table:table-cell>
              <table:table-cell office:value-type="float" office:value="0.0603135596144923">
                <text:p>0.0603135596144923</text:p>
              </table:table-cell>
              <table:table-cell office:value-type="float" office:value="0.166431099060294">
                <text:p>0.16643109906029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.0168049463107799">
                <text:p>0.0168049463107799</text:p>
              </table:table-cell>
              <table:table-cell office:value-type="float" office:value="0.100326137180111">
                <text:p>0.100326137180111</text:p>
              </table:table-cell>
              <table:table-cell office:value-type="float" office:value="0.26011014894498">
                <text:p>0.2601101489449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.00399131057958269">
                <text:p>0.00399131057958269</text:p>
              </table:table-cell>
              <table:table-cell office:value-type="float" office:value="0.0753958273675944">
                <text:p>0.0753958273675944</text:p>
              </table:table-cell>
              <table:table-cell office:value-type="float" office:value="0.282644021505973">
                <text:p>0.28264402150597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.00831804886599674">
                <text:p>0.00831804886599674</text:p>
              </table:table-cell>
              <table:table-cell office:value-type="float" office:value="0.0405101662789989">
                <text:p>0.0405101662789989</text:p>
              </table:table-cell>
              <table:table-cell office:value-type="float" office:value="0.220804942312152">
                <text:p>0.22080494231215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00000324100784775821">
                <text:p>0.00000324100784775821</text:p>
              </table:table-cell>
              <table:table-cell office:value-type="float" office:value="0.0650418040467354">
                <text:p>0.0650418040467354</text:p>
              </table:table-cell>
              <table:table-cell office:value-type="float" office:value="0.265711036277121">
                <text:p>0.26571103627712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.0251795834258466">
                <text:p>0.0251795834258466</text:p>
              </table:table-cell>
              <table:table-cell office:value-type="float" office:value="0.0775946533442382">
                <text:p>0.0775946533442382</text:p>
              </table:table-cell>
              <table:table-cell office:value-type="float" office:value="0.26673681466526">
                <text:p>0.2667368146652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00173647461466979">
                <text:p>0.00173647461466979</text:p>
              </table:table-cell>
              <table:table-cell office:value-type="float" office:value="0.0682122034695014">
                <text:p>0.0682122034695014</text:p>
              </table:table-cell>
              <table:table-cell office:value-type="float" office:value="0.253407262230398">
                <text:p>0.25340726223039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.0310975568139827">
                <text:p>0.0310975568139827</text:p>
              </table:table-cell>
              <table:table-cell office:value-type="float" office:value="0.0828619502134694">
                <text:p>0.0828619502134694</text:p>
              </table:table-cell>
              <table:table-cell office:value-type="float" office:value="0.295708058002222">
                <text:p>0.29570805800222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.00897766642320408">
                <text:p>0.00897766642320408</text:p>
              </table:table-cell>
              <table:table-cell office:value-type="float" office:value="0.068177150248888">
                <text:p>0.068177150248888</text:p>
              </table:table-cell>
              <table:table-cell office:value-type="float" office:value="0.217295079248306">
                <text:p>0.21729507924830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.0108154570190439">
                <text:p>0.0108154570190439</text:p>
              </table:table-cell>
              <table:table-cell office:value-type="float" office:value="0.050093473384215">
                <text:p>0.050093473384215</text:p>
              </table:table-cell>
              <table:table-cell office:value-type="float" office:value="0.179740892020157">
                <text:p>0.17974089202015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.00205323956599678">
                <text:p>0.00205323956599678</text:p>
              </table:table-cell>
              <table:table-cell office:value-type="float" office:value="0.0599281039229232">
                <text:p>0.0599281039229232</text:p>
              </table:table-cell>
              <table:table-cell office:value-type="float" office:value="0.195006056322212">
                <text:p>0.19500605632221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.0167325440345604">
                <text:p>0.0167325440345604</text:p>
              </table:table-cell>
              <table:table-cell office:value-type="float" office:value="0.0987779564207336">
                <text:p>0.0987779564207336</text:p>
              </table:table-cell>
              <table:table-cell office:value-type="float" office:value="0.237484080398502">
                <text:p>0.23748408039850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.00103516886043453">
                <text:p>0.00103516886043453</text:p>
              </table:table-cell>
              <table:table-cell office:value-type="float" office:value="0.0786207532561837">
                <text:p>0.0786207532561837</text:p>
              </table:table-cell>
              <table:table-cell office:value-type="float" office:value="0.230053089087979">
                <text:p>0.23005308908797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.0175093332231793">
                <text:p>0.0175093332231793</text:p>
              </table:table-cell>
              <table:table-cell office:value-type="float" office:value="0.0891252084084427">
                <text:p>0.0891252084084427</text:p>
              </table:table-cell>
              <table:table-cell office:value-type="float" office:value="0.268886831383083">
                <text:p>0.26888683138308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.00757106306789168">
                <text:p>0.00757106306789168</text:p>
              </table:table-cell>
              <table:table-cell office:value-type="float" office:value="0.0698613989157561">
                <text:p>0.0698613989157561</text:p>
              </table:table-cell>
              <table:table-cell office:value-type="float" office:value="0.208051911931821">
                <text:p>0.20805191193182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.0244375385913531">
                <text:p>0.0244375385913531</text:p>
              </table:table-cell>
              <table:table-cell office:value-type="float" office:value="0.0813294041289908">
                <text:p>0.0813294041289908</text:p>
              </table:table-cell>
              <table:table-cell office:value-type="float" office:value="0.262539400128835">
                <text:p>0.26253940012883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0171037259121142">
                <text:p>0.0171037259121142</text:p>
              </table:table-cell>
              <table:table-cell office:value-type="float" office:value="0.0952047095888593">
                <text:p>0.0952047095888593</text:p>
              </table:table-cell>
              <table:table-cell office:value-type="float" office:value="0.300422089466982">
                <text:p>0.30042208946698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.013335120006932">
                <text:p>0.013335120006932</text:p>
              </table:table-cell>
              <table:table-cell office:value-type="float" office:value="0.0618551350343183">
                <text:p>0.0618551350343183</text:p>
              </table:table-cell>
              <table:table-cell office:value-type="float" office:value="0.18436479970776">
                <text:p>0.1843647997077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.00739486301761672">
                <text:p>0.00739486301761672</text:p>
              </table:table-cell>
              <table:table-cell office:value-type="float" office:value="0.0865529744630222">
                <text:p>0.0865529744630222</text:p>
              </table:table-cell>
              <table:table-cell office:value-type="float" office:value="0.25071043425159">
                <text:p>0.2507104342515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.00580043075042314">
                <text:p>0.00580043075042314</text:p>
              </table:table-cell>
              <table:table-cell office:value-type="float" office:value="0.0661508457875075">
                <text:p>0.0661508457875075</text:p>
              </table:table-cell>
              <table:table-cell office:value-type="float" office:value="0.219660624135367">
                <text:p>0.21966062413536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.0209299744087062">
                <text:p>0.0209299744087062</text:p>
              </table:table-cell>
              <table:table-cell office:value-type="float" office:value="0.0736266528435156">
                <text:p>0.0736266528435156</text:p>
              </table:table-cell>
              <table:table-cell office:value-type="float" office:value="0.256047912536891">
                <text:p>0.25604791253689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.0199113795003499">
                <text:p>0.0199113795003499</text:p>
              </table:table-cell>
              <table:table-cell office:value-type="float" office:value="0.0693113572795999">
                <text:p>0.0693113572795999</text:p>
              </table:table-cell>
              <table:table-cell office:value-type="float" office:value="0.276608307269108">
                <text:p>0.27660830726910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.00176013307776936">
                <text:p>0.00176013307776936</text:p>
              </table:table-cell>
              <table:table-cell office:value-type="float" office:value="0.0377479499419428">
                <text:p>0.0377479499419428</text:p>
              </table:table-cell>
              <table:table-cell office:value-type="float" office:value="0.0955165339518415">
                <text:p>0.095516533951841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.00043233954417253">
                <text:p>0.00043233954417253</text:p>
              </table:table-cell>
              <table:table-cell office:value-type="float" office:value="0.0334862818053273">
                <text:p>0.0334862818053273</text:p>
              </table:table-cell>
              <table:table-cell office:value-type="float" office:value="0.13994258719164">
                <text:p>0.1399425871916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.0176027357757532">
                <text:p>0.0176027357757532</text:p>
              </table:table-cell>
              <table:table-cell office:value-type="float" office:value="0.0806569348425535">
                <text:p>0.0806569348425535</text:p>
              </table:table-cell>
              <table:table-cell office:value-type="float" office:value="0.233908001148722">
                <text:p>0.23390800114872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.00721100411429843">
                <text:p>0.00721100411429843</text:p>
              </table:table-cell>
              <table:table-cell office:value-type="float" office:value="0.0712555737050561">
                <text:p>0.0712555737050561</text:p>
              </table:table-cell>
              <table:table-cell office:value-type="float" office:value="0.208585323372915">
                <text:p>0.20858532337291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00236582986606566">
                <text:p>0.00236582986606566</text:p>
              </table:table-cell>
              <table:table-cell office:value-type="float" office:value="0.0865865262476935">
                <text:p>0.0865865262476935</text:p>
              </table:table-cell>
              <table:table-cell office:value-type="float" office:value="0.24845018645362">
                <text:p>0.2484501864536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0.00854079729190638">
                <text:p>0.00854079729190638</text:p>
              </table:table-cell>
              <table:table-cell office:value-type="float" office:value="0.0549425107598963">
                <text:p>0.0549425107598963</text:p>
              </table:table-cell>
              <table:table-cell office:value-type="float" office:value="0.198402065856022">
                <text:p>0.19840206585602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0.0250363281085097">
                <text:p>0.0250363281085097</text:p>
              </table:table-cell>
              <table:table-cell office:value-type="float" office:value="0.0754042495932961">
                <text:p>0.0754042495932961</text:p>
              </table:table-cell>
              <table:table-cell office:value-type="float" office:value="0.243002322972164">
                <text:p>0.24300232297216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.0107482349557816">
                <text:p>0.0107482349557816</text:p>
              </table:table-cell>
              <table:table-cell office:value-type="float" office:value="0.0693093588516863">
                <text:p>0.0693093588516863</text:p>
              </table:table-cell>
              <table:table-cell office:value-type="float" office:value="0.21301187481122">
                <text:p>0.2130118748112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.00570624018948709">
                <text:p>0.00570624018948709</text:p>
              </table:table-cell>
              <table:table-cell office:value-type="float" office:value="0.0616452403730073">
                <text:p>0.0616452403730073</text:p>
              </table:table-cell>
              <table:table-cell office:value-type="float" office:value="0.28576461529288">
                <text:p>0.2857646152928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.00204222878686001">
                <text:p>0.00204222878686001</text:p>
              </table:table-cell>
              <table:table-cell office:value-type="float" office:value="0.0597939030775697">
                <text:p>0.0597939030775697</text:p>
              </table:table-cell>
              <table:table-cell office:value-type="float" office:value="0.196226699584295">
                <text:p>0.19622669958429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.00273203660567745">
                <text:p>0.00273203660567745</text:p>
              </table:table-cell>
              <table:table-cell office:value-type="float" office:value="0.0663393229103283">
                <text:p>0.0663393229103283</text:p>
              </table:table-cell>
              <table:table-cell office:value-type="float" office:value="0.224698044280466">
                <text:p>0.22469804428046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0.00177698056726516">
                <text:p>0.00177698056726516</text:p>
              </table:table-cell>
              <table:table-cell office:value-type="float" office:value="0.0571635533022683">
                <text:p>0.0571635533022683</text:p>
              </table:table-cell>
              <table:table-cell office:value-type="float" office:value="0.208745149172636">
                <text:p>0.20874514917263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.0316348094320811">
                <text:p>0.0316348094320811</text:p>
              </table:table-cell>
              <table:table-cell office:value-type="float" office:value="0.101830011690631">
                <text:p>0.101830011690631</text:p>
              </table:table-cell>
              <table:table-cell office:value-type="float" office:value="0.274631138767999">
                <text:p>0.27463113876799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.0115253712289768">
                <text:p>0.0115253712289768</text:p>
              </table:table-cell>
              <table:table-cell office:value-type="float" office:value="0.060568826680288">
                <text:p>0.060568826680288</text:p>
              </table:table-cell>
              <table:table-cell office:value-type="float" office:value="0.204764071203745">
                <text:p>0.20476407120374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0180522934535278">
                <text:p>0.0180522934535278</text:p>
              </table:table-cell>
              <table:table-cell office:value-type="float" office:value="0.0583032314934472">
                <text:p>0.0583032314934472</text:p>
              </table:table-cell>
              <table:table-cell office:value-type="float" office:value="0.235351310193408">
                <text:p>0.23535131019340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0.00636476060362357">
                <text:p>0.00636476060362357</text:p>
              </table:table-cell>
              <table:table-cell office:value-type="float" office:value="0.051312249284894">
                <text:p>0.051312249284894</text:p>
              </table:table-cell>
              <table:table-cell office:value-type="float" office:value="0.127096611633273">
                <text:p>0.12709661163327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0.00198541029907522">
                <text:p>0.00198541029907522</text:p>
              </table:table-cell>
              <table:table-cell office:value-type="float" office:value="0.0737560999906059">
                <text:p>0.0737560999906059</text:p>
              </table:table-cell>
              <table:table-cell office:value-type="float" office:value="0.24573821993563">
                <text:p>0.2457382199356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0.0149930711089061">
                <text:p>0.0149930711089061</text:p>
              </table:table-cell>
              <table:table-cell office:value-type="float" office:value="0.0839088927566377">
                <text:p>0.0839088927566377</text:p>
              </table:table-cell>
              <table:table-cell office:value-type="float" office:value="0.282892934771787">
                <text:p>0.28289293477178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0.033855953151418">
                <text:p>0.033855953151418</text:p>
              </table:table-cell>
              <table:table-cell office:value-type="float" office:value="0.110557402742348">
                <text:p>0.110557402742348</text:p>
              </table:table-cell>
              <table:table-cell office:value-type="float" office:value="0.263509626813256">
                <text:p>0.26350962681325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0.0164786244153249">
                <text:p>0.0164786244153249</text:p>
              </table:table-cell>
              <table:table-cell office:value-type="float" office:value="0.0789799726250867">
                <text:p>0.0789799726250867</text:p>
              </table:table-cell>
              <table:table-cell office:value-type="float" office:value="0.232862918267489">
                <text:p>0.23286291826748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0.00475172273580223">
                <text:p>0.00475172273580223</text:p>
              </table:table-cell>
              <table:table-cell office:value-type="float" office:value="0.0706690987999234">
                <text:p>0.0706690987999234</text:p>
              </table:table-cell>
              <table:table-cell office:value-type="float" office:value="0.206871713801348">
                <text:p>0.20687171380134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0.0254381042624664">
                <text:p>0.0254381042624664</text:p>
              </table:table-cell>
              <table:table-cell office:value-type="float" office:value="0.0677940587269182">
                <text:p>0.0677940587269182</text:p>
              </table:table-cell>
              <table:table-cell office:value-type="float" office:value="0.175652202707882">
                <text:p>0.17565220270788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0.002881812054465">
                <text:p>0.002881812054465</text:p>
              </table:table-cell>
              <table:table-cell office:value-type="float" office:value="0.0644650500415755">
                <text:p>0.0644650500415755</text:p>
              </table:table-cell>
              <table:table-cell office:value-type="float" office:value="0.228852844379764">
                <text:p>0.22885284437976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0.00363279740873511">
                <text:p>0.00363279740873511</text:p>
              </table:table-cell>
              <table:table-cell office:value-type="float" office:value="0.0716892254116463">
                <text:p>0.0716892254116463</text:p>
              </table:table-cell>
              <table:table-cell office:value-type="float" office:value="0.302655526272157">
                <text:p>0.30265552627215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000730425108753319">
                <text:p>0.000730425108753319</text:p>
              </table:table-cell>
              <table:table-cell office:value-type="float" office:value="0.073620426804435">
                <text:p>0.073620426804435</text:p>
              </table:table-cell>
              <table:table-cell office:value-type="float" office:value="0.237268575435896">
                <text:p>0.23726857543589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0.0186665251051456">
                <text:p>0.0186665251051456</text:p>
              </table:table-cell>
              <table:table-cell office:value-type="float" office:value="0.0966003410981231">
                <text:p>0.0966003410981231</text:p>
              </table:table-cell>
              <table:table-cell office:value-type="float" office:value="0.221154361635134">
                <text:p>0.22115436163513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0.0253826315956624">
                <text:p>0.0253826315956624</text:p>
              </table:table-cell>
              <table:table-cell office:value-type="float" office:value="0.0843509590346547">
                <text:p>0.0843509590346547</text:p>
              </table:table-cell>
              <table:table-cell office:value-type="float" office:value="0.324194104560649">
                <text:p>0.32419410456064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0.00620956769773162">
                <text:p>0.00620956769773162</text:p>
              </table:table-cell>
              <table:table-cell office:value-type="float" office:value="0.0716525723300387">
                <text:p>0.0716525723300387</text:p>
              </table:table-cell>
              <table:table-cell office:value-type="float" office:value="0.22090548876077">
                <text:p>0.2209054887607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0.000884645022141029">
                <text:p>0.000884645022141029</text:p>
              </table:table-cell>
              <table:table-cell office:value-type="float" office:value="0.0830250313106758">
                <text:p>0.0830250313106758</text:p>
              </table:table-cell>
              <table:table-cell office:value-type="float" office:value="0.213814419485026">
                <text:p>0.21381441948502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0.000650615463116434">
                <text:p>0.000650615463116434</text:p>
              </table:table-cell>
              <table:table-cell office:value-type="float" office:value="0.043701755556528">
                <text:p>0.043701755556528</text:p>
              </table:table-cell>
              <table:table-cell office:value-type="float" office:value="0.247207593242193">
                <text:p>0.24720759324219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0.0199496792818802">
                <text:p>0.0199496792818802</text:p>
              </table:table-cell>
              <table:table-cell office:value-type="float" office:value="0.0542730376715963">
                <text:p>0.0542730376715963</text:p>
              </table:table-cell>
              <table:table-cell office:value-type="float" office:value="0.184971255947024">
                <text:p>0.18497125594702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0.00852833129039621">
                <text:p>0.00852833129039621</text:p>
              </table:table-cell>
              <table:table-cell office:value-type="float" office:value="0.0379635339292822">
                <text:p>0.0379635339292822</text:p>
              </table:table-cell>
              <table:table-cell office:value-type="float" office:value="0.181758037433959">
                <text:p>0.18175803743395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0.0265841115414535">
                <text:p>0.0265841115414535</text:p>
              </table:table-cell>
              <table:table-cell office:value-type="float" office:value="0.0642001844767719">
                <text:p>0.0642001844767719</text:p>
              </table:table-cell>
              <table:table-cell office:value-type="float" office:value="0.176749291091393">
                <text:p>0.17674929109139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0.000288362865381565">
                <text:p>0.000288362865381565</text:p>
              </table:table-cell>
              <table:table-cell office:value-type="float" office:value="0.0266748387276763">
                <text:p>0.0266748387276763</text:p>
              </table:table-cell>
              <table:table-cell office:value-type="float" office:value="0.116002981185593">
                <text:p>0.11600298118559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0117076251727973">
                <text:p>0.0117076251727973</text:p>
              </table:table-cell>
              <table:table-cell office:value-type="float" office:value="0.0471359395371596">
                <text:p>0.0471359395371596</text:p>
              </table:table-cell>
              <table:table-cell office:value-type="float" office:value="0.15812318177061">
                <text:p>0.1581231817706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0.0268533474107119">
                <text:p>0.0268533474107119</text:p>
              </table:table-cell>
              <table:table-cell office:value-type="float" office:value="0.0754187588394485">
                <text:p>0.0754187588394485</text:p>
              </table:table-cell>
              <table:table-cell office:value-type="float" office:value="0.181292302236035">
                <text:p>0.18129230223603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0.000133695749290119">
                <text:p>0.000133695749290119</text:p>
              </table:table-cell>
              <table:table-cell office:value-type="float" office:value="0.0252272532247849">
                <text:p>0.0252272532247849</text:p>
              </table:table-cell>
              <table:table-cell office:value-type="float" office:value="0.229085297043687">
                <text:p>0.22908529704368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0.031246414897507">
                <text:p>0.031246414897507</text:p>
              </table:table-cell>
              <table:table-cell office:value-type="float" office:value="0.115469223596833">
                <text:p>0.115469223596833</text:p>
              </table:table-cell>
              <table:table-cell office:value-type="float" office:value="0.248924274012251">
                <text:p>0.24892427401225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0.00217386389917029">
                <text:p>0.00217386389917029</text:p>
              </table:table-cell>
              <table:table-cell office:value-type="float" office:value="0.101735363609858">
                <text:p>0.101735363609858</text:p>
              </table:table-cell>
              <table:table-cell office:value-type="float" office:value="0.263006839674419">
                <text:p>0.26300683967441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0.000423398316838353">
                <text:p>0.000423398316838353</text:p>
              </table:table-cell>
              <table:table-cell office:value-type="float" office:value="0.0551610308759514">
                <text:p>0.0551610308759514</text:p>
              </table:table-cell>
              <table:table-cell office:value-type="float" office:value="0.235212814889828">
                <text:p>0.23521281488982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0.0033029261840023">
                <text:p>0.0033029261840023</text:p>
              </table:table-cell>
              <table:table-cell office:value-type="float" office:value="0.0778244125791486">
                <text:p>0.0778244125791486</text:p>
              </table:table-cell>
              <table:table-cell office:value-type="float" office:value="0.247196339535804">
                <text:p>0.24719633953580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0.014130831157316">
                <text:p>0.014130831157316</text:p>
              </table:table-cell>
              <table:table-cell office:value-type="float" office:value="0.0596388562575678">
                <text:p>0.0596388562575678</text:p>
              </table:table-cell>
              <table:table-cell office:value-type="float" office:value="0.17943749255456">
                <text:p>0.1794374925545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0.0148433766783324">
                <text:p>0.0148433766783324</text:p>
              </table:table-cell>
              <table:table-cell office:value-type="float" office:value="0.0611887295396693">
                <text:p>0.0611887295396693</text:p>
              </table:table-cell>
              <table:table-cell office:value-type="float" office:value="0.190176587665797">
                <text:p>0.19017658766579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0.00221024290902905">
                <text:p>0.00221024290902905</text:p>
              </table:table-cell>
              <table:table-cell office:value-type="float" office:value="0.0707980666997128">
                <text:p>0.0707980666997128</text:p>
              </table:table-cell>
              <table:table-cell office:value-type="float" office:value="0.242551420848355">
                <text:p>0.24255142084835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00158621386158586">
                <text:p>0.00158621386158586</text:p>
              </table:table-cell>
              <table:table-cell office:value-type="float" office:value="0.0611020403176563">
                <text:p>0.0611020403176563</text:p>
              </table:table-cell>
              <table:table-cell office:value-type="float" office:value="0.21369253103169">
                <text:p>0.2136925310316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256981985222453">
                <text:p>0.0256981985222453</text:p>
              </table:table-cell>
              <table:table-cell office:value-type="float" office:value="0.0695567786364076">
                <text:p>0.0695567786364076</text:p>
              </table:table-cell>
              <table:table-cell office:value-type="float" office:value="0.221139670795361">
                <text:p>0.22113967079536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0.00116493296830089">
                <text:p>0.00116493296830089</text:p>
              </table:table-cell>
              <table:table-cell office:value-type="float" office:value="0.0868041795563136">
                <text:p>0.0868041795563136</text:p>
              </table:table-cell>
              <table:table-cell office:value-type="float" office:value="0.257200104940761">
                <text:p>0.25720010494076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0.00137469829695219">
                <text:p>0.00137469829695219</text:p>
              </table:table-cell>
              <table:table-cell office:value-type="float" office:value="0.0844518936875629">
                <text:p>0.0844518936875629</text:p>
              </table:table-cell>
              <table:table-cell office:value-type="float" office:value="0.231264229063451">
                <text:p>0.23126422906345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0.0110290727425449">
                <text:p>0.0110290727425449</text:p>
              </table:table-cell>
              <table:table-cell office:value-type="float" office:value="0.0687943099167212">
                <text:p>0.0687943099167212</text:p>
              </table:table-cell>
              <table:table-cell office:value-type="float" office:value="0.224627353220559">
                <text:p>0.22462735322055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0.00420213556187681">
                <text:p>0.00420213556187681</text:p>
              </table:table-cell>
              <table:table-cell office:value-type="float" office:value="0.0632320517765677">
                <text:p>0.0632320517765677</text:p>
              </table:table-cell>
              <table:table-cell office:value-type="float" office:value="0.213708050993704">
                <text:p>0.21370805099370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0.0380359507545695">
                <text:p>0.0380359507545695</text:p>
              </table:table-cell>
              <table:table-cell office:value-type="float" office:value="0.0883328076644585">
                <text:p>0.0883328076644585</text:p>
              </table:table-cell>
              <table:table-cell office:value-type="float" office:value="0.290368944735423">
                <text:p>0.29036894473542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0.0123497955469262">
                <text:p>0.0123497955469262</text:p>
              </table:table-cell>
              <table:table-cell office:value-type="float" office:value="0.0488523858432549">
                <text:p>0.0488523858432549</text:p>
              </table:table-cell>
              <table:table-cell office:value-type="float" office:value="0.191501095824743">
                <text:p>0.19150109582474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0.00829341328978087">
                <text:p>0.00829341328978087</text:p>
              </table:table-cell>
              <table:table-cell office:value-type="float" office:value="0.0352979111606515">
                <text:p>0.0352979111606515</text:p>
              </table:table-cell>
              <table:table-cell office:value-type="float" office:value="0.0962486755660741">
                <text:p>0.096248675566074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0.000652362483929414">
                <text:p>0.000652362483929414</text:p>
              </table:table-cell>
              <table:table-cell office:value-type="float" office:value="0.0383975603154799">
                <text:p>0.0383975603154799</text:p>
              </table:table-cell>
              <table:table-cell office:value-type="float" office:value="0.175809734464083">
                <text:p>0.17580973446408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0317756876510541">
                <text:p>0.0317756876510541</text:p>
              </table:table-cell>
              <table:table-cell office:value-type="float" office:value="0.0990356321123512">
                <text:p>0.0990356321123512</text:p>
              </table:table-cell>
              <table:table-cell office:value-type="float" office:value="0.304582713048171">
                <text:p>0.30458271304817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0.00425262635370349">
                <text:p>0.00425262635370349</text:p>
              </table:table-cell>
              <table:table-cell office:value-type="float" office:value="0.0471500897237583">
                <text:p>0.0471500897237583</text:p>
              </table:table-cell>
              <table:table-cell office:value-type="float" office:value="0.195947183080591">
                <text:p>0.19594718308059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0.00183095835734717">
                <text:p>0.00183095835734717</text:p>
              </table:table-cell>
              <table:table-cell office:value-type="float" office:value="0.0447319461600325">
                <text:p>0.0447319461600325</text:p>
              </table:table-cell>
              <table:table-cell office:value-type="float" office:value="0.167573248804449">
                <text:p>0.16757324880444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0.0374698312977099">
                <text:p>0.0374698312977099</text:p>
              </table:table-cell>
              <table:table-cell office:value-type="float" office:value="0.104949960835613">
                <text:p>0.104949960835613</text:p>
              </table:table-cell>
              <table:table-cell office:value-type="float" office:value="0.281113079723407">
                <text:p>0.28111307972340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0.0273257875672946">
                <text:p>0.0273257875672946</text:p>
              </table:table-cell>
              <table:table-cell office:value-type="float" office:value="0.0830632850333503">
                <text:p>0.0830632850333503</text:p>
              </table:table-cell>
              <table:table-cell office:value-type="float" office:value="0.24825172391243">
                <text:p>0.2482517239124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0.00020605926072681">
                <text:p>0.00020605926072681</text:p>
              </table:table-cell>
              <table:table-cell office:value-type="float" office:value="0.0926047575624532">
                <text:p>0.0926047575624532</text:p>
              </table:table-cell>
              <table:table-cell office:value-type="float" office:value="0.243356629229916">
                <text:p>0.24335662922991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0.013756054344422">
                <text:p>0.013756054344422</text:p>
              </table:table-cell>
              <table:table-cell office:value-type="float" office:value="0.0766360090780649">
                <text:p>0.0766360090780649</text:p>
              </table:table-cell>
              <table:table-cell office:value-type="float" office:value="0.21530894658504">
                <text:p>0.2153089465850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0.0122082236020797">
                <text:p>0.0122082236020797</text:p>
              </table:table-cell>
              <table:table-cell office:value-type="float" office:value="0.0947073054200184">
                <text:p>0.0947073054200184</text:p>
              </table:table-cell>
              <table:table-cell office:value-type="float" office:value="0.272802444628645">
                <text:p>0.27280244462864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0.0336110590544509">
                <text:p>0.0336110590544509</text:p>
              </table:table-cell>
              <table:table-cell office:value-type="float" office:value="0.0964051258902322">
                <text:p>0.0964051258902322</text:p>
              </table:table-cell>
              <table:table-cell office:value-type="float" office:value="0.219001103774621">
                <text:p>0.21900110377462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0.0134908302919327">
                <text:p>0.0134908302919327</text:p>
              </table:table-cell>
              <table:table-cell office:value-type="float" office:value="0.0716943299717555">
                <text:p>0.0716943299717555</text:p>
              </table:table-cell>
              <table:table-cell office:value-type="float" office:value="0.216928906227543">
                <text:p>0.21692890622754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00332443419469891">
                <text:p>0.00332443419469891</text:p>
              </table:table-cell>
              <table:table-cell office:value-type="float" office:value="0.0402634303715342">
                <text:p>0.0402634303715342</text:p>
              </table:table-cell>
              <table:table-cell office:value-type="float" office:value="0.231632919693043">
                <text:p>0.23163291969304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0.04179401687642">
                <text:p>0.04179401687642</text:p>
              </table:table-cell>
              <table:table-cell office:value-type="float" office:value="0.100689044365085">
                <text:p>0.100689044365085</text:p>
              </table:table-cell>
              <table:table-cell office:value-type="float" office:value="0.302428611661172">
                <text:p>0.30242861166117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0.0215830724887637">
                <text:p>0.0215830724887637</text:p>
              </table:table-cell>
              <table:table-cell office:value-type="float" office:value="0.0813711027901193">
                <text:p>0.0813711027901193</text:p>
              </table:table-cell>
              <table:table-cell office:value-type="float" office:value="0.268733096463061">
                <text:p>0.26873309646306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0.00337874478469918">
                <text:p>0.00337874478469918</text:p>
              </table:table-cell>
              <table:table-cell office:value-type="float" office:value="0.0536757926071129">
                <text:p>0.0536757926071129</text:p>
              </table:table-cell>
              <table:table-cell office:value-type="float" office:value="0.161914203285151">
                <text:p>0.16191420328515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0.0018582983287744">
                <text:p>0.0018582983287744</text:p>
              </table:table-cell>
              <table:table-cell office:value-type="float" office:value="0.0670346045365988">
                <text:p>0.0670346045365988</text:p>
              </table:table-cell>
              <table:table-cell office:value-type="float" office:value="0.245356364254162">
                <text:p>0.24535636425416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0.000964644661242922">
                <text:p>0.000964644661242922</text:p>
              </table:table-cell>
              <table:table-cell office:value-type="float" office:value="0.0777121073940966">
                <text:p>0.0777121073940966</text:p>
              </table:table-cell>
              <table:table-cell office:value-type="float" office:value="0.223334889969069">
                <text:p>0.22333488996906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0.0166073879904382">
                <text:p>0.0166073879904382</text:p>
              </table:table-cell>
              <table:table-cell office:value-type="float" office:value="0.0945460536355607">
                <text:p>0.0945460536355607</text:p>
              </table:table-cell>
              <table:table-cell office:value-type="float" office:value="0.194060768127391">
                <text:p>0.19406076812739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0.0251828218289808">
                <text:p>0.0251828218289808</text:p>
              </table:table-cell>
              <table:table-cell office:value-type="float" office:value="0.0600405296430616">
                <text:p>0.0600405296430616</text:p>
              </table:table-cell>
              <table:table-cell office:value-type="float" office:value="0.131011443458724">
                <text:p>0.13101144345872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0.00539251679799446">
                <text:p>0.00539251679799446</text:p>
              </table:table-cell>
              <table:table-cell office:value-type="float" office:value="0.0591640128146045">
                <text:p>0.0591640128146045</text:p>
              </table:table-cell>
              <table:table-cell office:value-type="float" office:value="0.169074840858814">
                <text:p>0.16907484085881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0.0013244890253168">
                <text:p>0.0013244890253168</text:p>
              </table:table-cell>
              <table:table-cell office:value-type="float" office:value="0.0588408532784882">
                <text:p>0.0588408532784882</text:p>
              </table:table-cell>
              <table:table-cell office:value-type="float" office:value="0.210212236420218">
                <text:p>0.21021223642021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0331118754006304">
                <text:p>0.0331118754006304</text:p>
              </table:table-cell>
              <table:table-cell office:value-type="float" office:value="0.0878595037916248">
                <text:p>0.0878595037916248</text:p>
              </table:table-cell>
              <table:table-cell office:value-type="float" office:value="0.311949390478254">
                <text:p>0.31194939047825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0.0381511832757883">
                <text:p>0.0381511832757883</text:p>
              </table:table-cell>
              <table:table-cell office:value-type="float" office:value="0.0623298387794714">
                <text:p>0.0623298387794714</text:p>
              </table:table-cell>
              <table:table-cell office:value-type="float" office:value="0.274554943402285">
                <text:p>0.27455494340228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0.0211317236901444">
                <text:p>0.0211317236901444</text:p>
              </table:table-cell>
              <table:table-cell office:value-type="float" office:value="0.0531633537285848">
                <text:p>0.0531633537285848</text:p>
              </table:table-cell>
              <table:table-cell office:value-type="float" office:value="0.163825920076569">
                <text:p>0.16382592007656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0.0191630952574218">
                <text:p>0.0191630952574218</text:p>
              </table:table-cell>
              <table:table-cell office:value-type="float" office:value="0.0752184945039426">
                <text:p>0.0752184945039426</text:p>
              </table:table-cell>
              <table:table-cell office:value-type="float" office:value="0.212289877699475">
                <text:p>0.21228987769947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0.0321874388329518">
                <text:p>0.0321874388329518</text:p>
              </table:table-cell>
              <table:table-cell office:value-type="float" office:value="0.086532372258348">
                <text:p>0.086532372258348</text:p>
              </table:table-cell>
              <table:table-cell office:value-type="float" office:value="0.226493603398382">
                <text:p>0.22649360339838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0.00250197979552371">
                <text:p>0.00250197979552371</text:p>
              </table:table-cell>
              <table:table-cell office:value-type="float" office:value="0.0519331307011278">
                <text:p>0.0519331307011278</text:p>
              </table:table-cell>
              <table:table-cell office:value-type="float" office:value="0.190336888018693">
                <text:p>0.19033688801869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0.00164328837398133">
                <text:p>0.00164328837398133</text:p>
              </table:table-cell>
              <table:table-cell office:value-type="float" office:value="0.0489288199372895">
                <text:p>0.0489288199372895</text:p>
              </table:table-cell>
              <table:table-cell office:value-type="float" office:value="0.153608538156097">
                <text:p>0.15360853815609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0.0064685270272599">
                <text:p>0.0064685270272599</text:p>
              </table:table-cell>
              <table:table-cell office:value-type="float" office:value="0.0396219154449221">
                <text:p>0.0396219154449221</text:p>
              </table:table-cell>
              <table:table-cell office:value-type="float" office:value="0.102388427077504">
                <text:p>0.10238842707750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0.0142075699783786">
                <text:p>0.0142075699783786</text:p>
              </table:table-cell>
              <table:table-cell office:value-type="float" office:value="0.0665021140359737">
                <text:p>0.0665021140359737</text:p>
              </table:table-cell>
              <table:table-cell office:value-type="float" office:value="0.149887802947541">
                <text:p>0.14988780294754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0.00183661944826932">
                <text:p>0.00183661944826932</text:p>
              </table:table-cell>
              <table:table-cell office:value-type="float" office:value="0.0519499384542055">
                <text:p>0.0519499384542055</text:p>
              </table:table-cell>
              <table:table-cell office:value-type="float" office:value="0.162986198296189">
                <text:p>0.16298619829618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00765378272742229">
                <text:p>0.00765378272742229</text:p>
              </table:table-cell>
              <table:table-cell office:value-type="float" office:value="0.074878827896242">
                <text:p>0.074878827896242</text:p>
              </table:table-cell>
              <table:table-cell office:value-type="float" office:value="0.232927965256602">
                <text:p>0.23292796525660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0.0393189188123279">
                <text:p>0.0393189188123279</text:p>
              </table:table-cell>
              <table:table-cell office:value-type="float" office:value="0.0654897502905068">
                <text:p>0.0654897502905068</text:p>
              </table:table-cell>
              <table:table-cell office:value-type="float" office:value="0.135132546030059">
                <text:p>0.13513254603005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0.00729228931407144">
                <text:p>0.00729228931407144</text:p>
              </table:table-cell>
              <table:table-cell office:value-type="float" office:value="0.0446409356094619">
                <text:p>0.0446409356094619</text:p>
              </table:table-cell>
              <table:table-cell office:value-type="float" office:value="0.136223811264904">
                <text:p>0.13622381126490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0.0044712969717331">
                <text:p>0.0044712969717331</text:p>
              </table:table-cell>
              <table:table-cell office:value-type="float" office:value="0.0702973385326837">
                <text:p>0.0702973385326837</text:p>
              </table:table-cell>
              <table:table-cell office:value-type="float" office:value="0.221552114890119">
                <text:p>0.22155211489011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0.00369371065709764">
                <text:p>0.00369371065709764</text:p>
              </table:table-cell>
              <table:table-cell office:value-type="float" office:value="0.0767641945360538">
                <text:p>0.0767641945360538</text:p>
              </table:table-cell>
              <table:table-cell office:value-type="float" office:value="0.24450187886885">
                <text:p>0.2445018788688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0.00199305552824422">
                <text:p>0.00199305552824422</text:p>
              </table:table-cell>
              <table:table-cell office:value-type="float" office:value="0.0796506254831133">
                <text:p>0.0796506254831133</text:p>
              </table:table-cell>
              <table:table-cell office:value-type="float" office:value="0.254207751208735">
                <text:p>0.25420775120873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0.000709316537376048">
                <text:p>0.000709316537376048</text:p>
              </table:table-cell>
              <table:table-cell office:value-type="float" office:value="0.0443930238327412">
                <text:p>0.0443930238327412</text:p>
              </table:table-cell>
              <table:table-cell office:value-type="float" office:value="0.186408546610261">
                <text:p>0.18640854661026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0.00509061382974685">
                <text:p>0.00509061382974685</text:p>
              </table:table-cell>
              <table:table-cell office:value-type="float" office:value="0.0922985187382381">
                <text:p>0.0922985187382381</text:p>
              </table:table-cell>
              <table:table-cell office:value-type="float" office:value="0.268937574225796">
                <text:p>0.26893757422579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0.00821881236755932">
                <text:p>0.00821881236755932</text:p>
              </table:table-cell>
              <table:table-cell office:value-type="float" office:value="0.07038360614829">
                <text:p>0.07038360614829</text:p>
              </table:table-cell>
              <table:table-cell office:value-type="float" office:value="0.172100433015443">
                <text:p>0.17210043301544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0.0247740592572472">
                <text:p>0.0247740592572472</text:p>
              </table:table-cell>
              <table:table-cell office:value-type="float" office:value="0.0709359457996308">
                <text:p>0.0709359457996308</text:p>
              </table:table-cell>
              <table:table-cell office:value-type="float" office:value="0.259880804973559">
                <text:p>0.25988080497355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0397754553236769">
                <text:p>0.0397754553236769</text:p>
              </table:table-cell>
              <table:table-cell office:value-type="float" office:value="0.104617980874431">
                <text:p>0.104617980874431</text:p>
              </table:table-cell>
              <table:table-cell office:value-type="float" office:value="0.276597058495252">
                <text:p>0.27659705849525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0.000537694088129946">
                <text:p>0.000537694088129946</text:p>
              </table:table-cell>
              <table:table-cell office:value-type="float" office:value="0.0542517828860431">
                <text:p>0.0542517828860431</text:p>
              </table:table-cell>
              <table:table-cell office:value-type="float" office:value="0.249916904590072">
                <text:p>0.24991690459007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0.00114749502425038">
                <text:p>0.00114749502425038</text:p>
              </table:table-cell>
              <table:table-cell office:value-type="float" office:value="0.0622297659147375">
                <text:p>0.0622297659147375</text:p>
              </table:table-cell>
              <table:table-cell office:value-type="float" office:value="0.208962304093486">
                <text:p>0.20896230409348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0.00299525963318981">
                <text:p>0.00299525963318981</text:p>
              </table:table-cell>
              <table:table-cell office:value-type="float" office:value="0.0695129443281309">
                <text:p>0.0695129443281309</text:p>
              </table:table-cell>
              <table:table-cell office:value-type="float" office:value="0.262439702091994">
                <text:p>0.26243970209199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.00902041608811005">
                <text:p>0.00902041608811005</text:p>
              </table:table-cell>
              <table:table-cell office:value-type="float" office:value="0.0546212400225441">
                <text:p>0.0546212400225441</text:p>
              </table:table-cell>
              <table:table-cell office:value-type="float" office:value="0.201892408072546">
                <text:p>0.20189240807254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0.000444024010906152">
                <text:p>0.000444024010906152</text:p>
              </table:table-cell>
              <table:table-cell office:value-type="float" office:value="0.0597167143000445">
                <text:p>0.0597167143000445</text:p>
              </table:table-cell>
              <table:table-cell office:value-type="float" office:value="0.136651919582046">
                <text:p>0.13665191958204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0.00234557009585419">
                <text:p>0.00234557009585419</text:p>
              </table:table-cell>
              <table:table-cell office:value-type="float" office:value="0.065037589600925">
                <text:p>0.065037589600925</text:p>
              </table:table-cell>
              <table:table-cell office:value-type="float" office:value="0.200519280536825">
                <text:p>0.20051928053682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0.00385450390849473">
                <text:p>0.00385450390849473</text:p>
              </table:table-cell>
              <table:table-cell office:value-type="float" office:value="0.0665787454628206">
                <text:p>0.0665787454628206</text:p>
              </table:table-cell>
              <table:table-cell office:value-type="float" office:value="0.211746306581723">
                <text:p>0.21174630658172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0.0157775244850487">
                <text:p>0.0157775244850487</text:p>
              </table:table-cell>
              <table:table-cell office:value-type="float" office:value="0.0765707114893609">
                <text:p>0.0765707114893609</text:p>
              </table:table-cell>
              <table:table-cell office:value-type="float" office:value="0.26220597130979">
                <text:p>0.2622059713097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0.0011270923452617">
                <text:p>0.0011270923452617</text:p>
              </table:table-cell>
              <table:table-cell office:value-type="float" office:value="0.0450776082748854">
                <text:p>0.0450776082748854</text:p>
              </table:table-cell>
              <table:table-cell office:value-type="float" office:value="0.189502149004957">
                <text:p>0.18950214900495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00212060210757996">
                <text:p>0.00212060210757996</text:p>
              </table:table-cell>
              <table:table-cell office:value-type="float" office:value="0.0425443812505703">
                <text:p>0.0425443812505703</text:p>
              </table:table-cell>
              <table:table-cell office:value-type="float" office:value="0.191466124935463">
                <text:p>0.19146612493546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0.0399942400051658">
                <text:p>0.0399942400051658</text:p>
              </table:table-cell>
              <table:table-cell office:value-type="float" office:value="0.0875436863356202">
                <text:p>0.0875436863356202</text:p>
              </table:table-cell>
              <table:table-cell office:value-type="float" office:value="0.25578117384949">
                <text:p>0.2557811738494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0.0165751350080238">
                <text:p>0.0165751350080238</text:p>
              </table:table-cell>
              <table:table-cell office:value-type="float" office:value="0.0940925503951639">
                <text:p>0.0940925503951639</text:p>
              </table:table-cell>
              <table:table-cell office:value-type="float" office:value="0.238464413239128">
                <text:p>0.23846441323912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0.00892132066918127">
                <text:p>0.00892132066918127</text:p>
              </table:table-cell>
              <table:table-cell office:value-type="float" office:value="0.0268164564608455">
                <text:p>0.0268164564608455</text:p>
              </table:table-cell>
              <table:table-cell office:value-type="float" office:value="0.109012178413226">
                <text:p>0.10901217841322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0.0369539268675909">
                <text:p>0.0369539268675909</text:p>
              </table:table-cell>
              <table:table-cell office:value-type="float" office:value="0.077460508364687">
                <text:p>0.077460508364687</text:p>
              </table:table-cell>
              <table:table-cell office:value-type="float" office:value="0.191456759673894">
                <text:p>0.19145675967389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0.00362752173470893">
                <text:p>0.00362752173470893</text:p>
              </table:table-cell>
              <table:table-cell office:value-type="float" office:value="0.0619188901052555">
                <text:p>0.0619188901052555</text:p>
              </table:table-cell>
              <table:table-cell office:value-type="float" office:value="0.156296824967867">
                <text:p>0.15629682496786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0.000772044480668414">
                <text:p>0.000772044480668414</text:p>
              </table:table-cell>
              <table:table-cell office:value-type="float" office:value="0.0421714714402924">
                <text:p>0.0421714714402924</text:p>
              </table:table-cell>
              <table:table-cell office:value-type="float" office:value="0.160527980909131">
                <text:p>0.16052798090913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0.000163491205743917">
                <text:p>0.000163491205743917</text:p>
              </table:table-cell>
              <table:table-cell office:value-type="float" office:value="0.0441178017339435">
                <text:p>0.0441178017339435</text:p>
              </table:table-cell>
              <table:table-cell office:value-type="float" office:value="0.246235656815618">
                <text:p>0.24623565681561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0.0185420435178295">
                <text:p>0.0185420435178295</text:p>
              </table:table-cell>
              <table:table-cell office:value-type="float" office:value="0.0495622265491888">
                <text:p>0.0495622265491888</text:p>
              </table:table-cell>
              <table:table-cell office:value-type="float" office:value="0.183221927895981">
                <text:p>0.18322192789598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0.000587807940094831">
                <text:p>0.000587807940094831</text:p>
              </table:table-cell>
              <table:table-cell office:value-type="float" office:value="0.0295971362066431">
                <text:p>0.0295971362066431</text:p>
              </table:table-cell>
              <table:table-cell office:value-type="float" office:value="0.0525963564957683">
                <text:p>0.052596356495768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0283358448385788">
                <text:p>0.0283358448385788</text:p>
              </table:table-cell>
              <table:table-cell office:value-type="float" office:value="0.0783338973534312">
                <text:p>0.0783338973534312</text:p>
              </table:table-cell>
              <table:table-cell office:value-type="float" office:value="0.245932051690586">
                <text:p>0.24593205169058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0.00246733396608678">
                <text:p>0.00246733396608678</text:p>
              </table:table-cell>
              <table:table-cell office:value-type="float" office:value="0.0687030102985416">
                <text:p>0.0687030102985416</text:p>
              </table:table-cell>
              <table:table-cell office:value-type="float" office:value="0.180114420637233">
                <text:p>0.18011442063723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0.0142868822891308">
                <text:p>0.0142868822891308</text:p>
              </table:table-cell>
              <table:table-cell office:value-type="float" office:value="0.061884750174769">
                <text:p>0.061884750174769</text:p>
              </table:table-cell>
              <table:table-cell office:value-type="float" office:value="0.22996120272303">
                <text:p>0.2299612027230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0.00139709283979145">
                <text:p>0.00139709283979145</text:p>
              </table:table-cell>
              <table:table-cell office:value-type="float" office:value="0.0671815546006709">
                <text:p>0.0671815546006709</text:p>
              </table:table-cell>
              <table:table-cell office:value-type="float" office:value="0.176877198686428">
                <text:p>0.17687719868642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0.00984293031030836">
                <text:p>0.00984293031030836</text:p>
              </table:table-cell>
              <table:table-cell office:value-type="float" office:value="0.0724883465374794">
                <text:p>0.0724883465374794</text:p>
              </table:table-cell>
              <table:table-cell office:value-type="float" office:value="0.212000178221952">
                <text:p>0.21200017822195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0.00604049813840157">
                <text:p>0.00604049813840157</text:p>
              </table:table-cell>
              <table:table-cell office:value-type="float" office:value="0.0696997117190658">
                <text:p>0.0696997117190658</text:p>
              </table:table-cell>
              <table:table-cell office:value-type="float" office:value="0.149804546412051">
                <text:p>0.14980454641205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0.00381529485155149">
                <text:p>0.00381529485155149</text:p>
              </table:table-cell>
              <table:table-cell office:value-type="float" office:value="0.0361123006944337">
                <text:p>0.0361123006944337</text:p>
              </table:table-cell>
              <table:table-cell office:value-type="float" office:value="0.201694319023522">
                <text:p>0.20169431902352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0.0065337381703352">
                <text:p>0.0065337381703352</text:p>
              </table:table-cell>
              <table:table-cell office:value-type="float" office:value="0.0913368320830655">
                <text:p>0.0913368320830655</text:p>
              </table:table-cell>
              <table:table-cell office:value-type="float" office:value="0.25123733506095">
                <text:p>0.2512373350609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0.00114804691217975">
                <text:p>0.00114804691217975</text:p>
              </table:table-cell>
              <table:table-cell office:value-type="float" office:value="0.0757082997665661">
                <text:p>0.0757082997665661</text:p>
              </table:table-cell>
              <table:table-cell office:value-type="float" office:value="0.179145053854853">
                <text:p>0.17914505385485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0.000000827237672584857">
                <text:p>0.000000827237672584857</text:p>
              </table:table-cell>
              <table:table-cell office:value-type="float" office:value="0.0662281327540552">
                <text:p>0.0662281327540552</text:p>
              </table:table-cell>
              <table:table-cell office:value-type="float" office:value="0.158618364785192">
                <text:p>0.15861836478519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0.0182046999809282">
                <text:p>0.0182046999809282</text:p>
              </table:table-cell>
              <table:table-cell office:value-type="float" office:value="0.0725846727492672">
                <text:p>0.0725846727492672</text:p>
              </table:table-cell>
              <table:table-cell office:value-type="float" office:value="0.138124651675647">
                <text:p>0.13812465167564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0.0308543031372347">
                <text:p>0.0308543031372347</text:p>
              </table:table-cell>
              <table:table-cell office:value-type="float" office:value="0.0620543512303366">
                <text:p>0.0620543512303366</text:p>
              </table:table-cell>
              <table:table-cell office:value-type="float" office:value="0.198492787199926">
                <text:p>0.19849278719992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0.00671946106372079">
                <text:p>0.00671946106372079</text:p>
              </table:table-cell>
              <table:table-cell office:value-type="float" office:value="0.0697111124021583">
                <text:p>0.0697111124021583</text:p>
              </table:table-cell>
              <table:table-cell office:value-type="float" office:value="0.205793536740717">
                <text:p>0.20579353674071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0.0270863843917774">
                <text:p>0.0270863843917774</text:p>
              </table:table-cell>
              <table:table-cell office:value-type="float" office:value="0.0672486764658771">
                <text:p>0.0672486764658771</text:p>
              </table:table-cell>
              <table:table-cell office:value-type="float" office:value="0.169691292558172">
                <text:p>0.16969129255817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0.0387590771328975">
                <text:p>0.0387590771328975</text:p>
              </table:table-cell>
              <table:table-cell office:value-type="float" office:value="0.0807459376103081">
                <text:p>0.0807459376103081</text:p>
              </table:table-cell>
              <table:table-cell office:value-type="float" office:value="0.217847324366036">
                <text:p>0.21784732436603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0.00488385901094335">
                <text:p>0.00488385901094335</text:p>
              </table:table-cell>
              <table:table-cell office:value-type="float" office:value="0.0838874428867067">
                <text:p>0.0838874428867067</text:p>
              </table:table-cell>
              <table:table-cell office:value-type="float" office:value="0.210252336539518">
                <text:p>0.21025233653951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0.00393808023818176">
                <text:p>0.00393808023818176</text:p>
              </table:table-cell>
              <table:table-cell office:value-type="float" office:value="0.0736785858563032">
                <text:p>0.0736785858563032</text:p>
              </table:table-cell>
              <table:table-cell office:value-type="float" office:value="0.272812169588946">
                <text:p>0.27281216958894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0.00466056073462584">
                <text:p>0.00466056073462584</text:p>
              </table:table-cell>
              <table:table-cell office:value-type="float" office:value="0.0715181114911674">
                <text:p>0.0715181114911674</text:p>
              </table:table-cell>
              <table:table-cell office:value-type="float" office:value="0.252507792979048">
                <text:p>0.25250779297904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0.015402620005177">
                <text:p>0.015402620005177</text:p>
              </table:table-cell>
              <table:table-cell office:value-type="float" office:value="0.0593842210156548">
                <text:p>0.0593842210156548</text:p>
              </table:table-cell>
              <table:table-cell office:value-type="float" office:value="0.238848892651871">
                <text:p>0.23884889265187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0.0218747993955923">
                <text:p>0.0218747993955923</text:p>
              </table:table-cell>
              <table:table-cell office:value-type="float" office:value="0.0759045861286699">
                <text:p>0.0759045861286699</text:p>
              </table:table-cell>
              <table:table-cell office:value-type="float" office:value="0.179801928163028">
                <text:p>0.17980192816302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.00671323260424495">
                <text:p>0.00671323260424495</text:p>
              </table:table-cell>
              <table:table-cell office:value-type="float" office:value="0.0832720684970352">
                <text:p>0.0832720684970352</text:p>
              </table:table-cell>
              <table:table-cell office:value-type="float" office:value="0.185716663560206">
                <text:p>0.18571666356020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0.0208324887829455">
                <text:p>0.0208324887829455</text:p>
              </table:table-cell>
              <table:table-cell office:value-type="float" office:value="0.0779419711050897">
                <text:p>0.0779419711050897</text:p>
              </table:table-cell>
              <table:table-cell office:value-type="float" office:value="0.239137286453747">
                <text:p>0.23913728645374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0.0340190363206552">
                <text:p>0.0340190363206552</text:p>
              </table:table-cell>
              <table:table-cell office:value-type="float" office:value="0.0678715361292424">
                <text:p>0.0678715361292424</text:p>
              </table:table-cell>
              <table:table-cell office:value-type="float" office:value="0.216511903530516">
                <text:p>0.21651190353051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0.0272531765333179">
                <text:p>0.0272531765333179</text:p>
              </table:table-cell>
              <table:table-cell office:value-type="float" office:value="0.0780295420250422">
                <text:p>0.0780295420250422</text:p>
              </table:table-cell>
              <table:table-cell office:value-type="float" office:value="0.196672998930834">
                <text:p>0.19667299893083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0.0112213204852846">
                <text:p>0.0112213204852846</text:p>
              </table:table-cell>
              <table:table-cell office:value-type="float" office:value="0.0849697491069166">
                <text:p>0.0849697491069166</text:p>
              </table:table-cell>
              <table:table-cell office:value-type="float" office:value="0.198226739300081">
                <text:p>0.19822673930008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0.00170124152418828">
                <text:p>0.00170124152418828</text:p>
              </table:table-cell>
              <table:table-cell office:value-type="float" office:value="0.0481535160206957">
                <text:p>0.0481535160206957</text:p>
              </table:table-cell>
              <table:table-cell office:value-type="float" office:value="0.18150120572123">
                <text:p>0.1815012057212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0.0220987596728868">
                <text:p>0.0220987596728868</text:p>
              </table:table-cell>
              <table:table-cell office:value-type="float" office:value="0.0685788039428126">
                <text:p>0.0685788039428126</text:p>
              </table:table-cell>
              <table:table-cell office:value-type="float" office:value="0.170962461341822">
                <text:p>0.17096246134182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0.00219701453983496">
                <text:p>0.00219701453983496</text:p>
              </table:table-cell>
              <table:table-cell office:value-type="float" office:value="0.039143805474622">
                <text:p>0.039143805474622</text:p>
              </table:table-cell>
              <table:table-cell office:value-type="float" office:value="0.155259117646">
                <text:p>0.15525911764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0.0157087901119748">
                <text:p>0.0157087901119748</text:p>
              </table:table-cell>
              <table:table-cell office:value-type="float" office:value="0.0706953931532776">
                <text:p>0.0706953931532776</text:p>
              </table:table-cell>
              <table:table-cell office:value-type="float" office:value="0.172135765062493">
                <text:p>0.17213576506249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0.0346822200535131">
                <text:p>0.0346822200535131</text:p>
              </table:table-cell>
              <table:table-cell office:value-type="float" office:value="0.0676422033619562">
                <text:p>0.0676422033619562</text:p>
              </table:table-cell>
              <table:table-cell office:value-type="float" office:value="0.153407682088135">
                <text:p>0.15340768208813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.0101055561491179">
                <text:p>0.0101055561491179</text:p>
              </table:table-cell>
              <table:table-cell office:value-type="float" office:value="0.0767364521716743">
                <text:p>0.0767364521716743</text:p>
              </table:table-cell>
              <table:table-cell office:value-type="float" office:value="0.244762630033714">
                <text:p>0.24476263003371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0.0101062091705242">
                <text:p>0.0101062091705242</text:p>
              </table:table-cell>
              <table:table-cell office:value-type="float" office:value="0.0827875398675458">
                <text:p>0.0827875398675458</text:p>
              </table:table-cell>
              <table:table-cell office:value-type="float" office:value="0.188114092176256">
                <text:p>0.18811409217625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0.00571826941797022">
                <text:p>0.00571826941797022</text:p>
              </table:table-cell>
              <table:table-cell office:value-type="float" office:value="0.0456577782857083">
                <text:p>0.0456577782857083</text:p>
              </table:table-cell>
              <table:table-cell office:value-type="float" office:value="0.174392475452875">
                <text:p>0.17439247545287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0.0375701400603703">
                <text:p>0.0375701400603703</text:p>
              </table:table-cell>
              <table:table-cell office:value-type="float" office:value="0.06619818453759">
                <text:p>0.06619818453759</text:p>
              </table:table-cell>
              <table:table-cell office:value-type="float" office:value="0.140952855408629">
                <text:p>0.14095285540862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0.00266855827359591">
                <text:p>0.00266855827359591</text:p>
              </table:table-cell>
              <table:table-cell office:value-type="float" office:value="0.0586605886677086">
                <text:p>0.0586605886677086</text:p>
              </table:table-cell>
              <table:table-cell office:value-type="float" office:value="0.156989672103238">
                <text:p>0.15698967210323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0.0415386161727131">
                <text:p>0.0415386161727131</text:p>
              </table:table-cell>
              <table:table-cell office:value-type="float" office:value="0.0940454666075178">
                <text:p>0.0940454666075178</text:p>
              </table:table-cell>
              <table:table-cell office:value-type="float" office:value="0.230897059571934">
                <text:p>0.23089705957193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0.0177686430260307">
                <text:p>0.0177686430260307</text:p>
              </table:table-cell>
              <table:table-cell office:value-type="float" office:value="0.066058885518105">
                <text:p>0.066058885518105</text:p>
              </table:table-cell>
              <table:table-cell office:value-type="float" office:value="0.166517056627098">
                <text:p>0.16651705662709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0.0442196620275462">
                <text:p>0.0442196620275462</text:p>
              </table:table-cell>
              <table:table-cell office:value-type="float" office:value="0.0818285334214798">
                <text:p>0.0818285334214798</text:p>
              </table:table-cell>
              <table:table-cell office:value-type="float" office:value="0.221859640596282">
                <text:p>0.22185964059628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0.0260777872262754">
                <text:p>0.0260777872262754</text:p>
              </table:table-cell>
              <table:table-cell office:value-type="float" office:value="0.0653852024642538">
                <text:p>0.0653852024642538</text:p>
              </table:table-cell>
              <table:table-cell office:value-type="float" office:value="0.11846385726267">
                <text:p>0.1184638572626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0.00667555638420103">
                <text:p>0.00667555638420103</text:p>
              </table:table-cell>
              <table:table-cell office:value-type="float" office:value="0.0631491047935684">
                <text:p>0.0631491047935684</text:p>
              </table:table-cell>
              <table:table-cell office:value-type="float" office:value="0.185323415592539">
                <text:p>0.18532341559253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0.00858343927818062">
                <text:p>0.00858343927818062</text:p>
              </table:table-cell>
              <table:table-cell office:value-type="float" office:value="0.0603547046198855">
                <text:p>0.0603547046198855</text:p>
              </table:table-cell>
              <table:table-cell office:value-type="float" office:value="0.193999659136232">
                <text:p>0.19399965913623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0.0109479832940466">
                <text:p>0.0109479832940466</text:p>
              </table:table-cell>
              <table:table-cell office:value-type="float" office:value="0.0662429482120621">
                <text:p>0.0662429482120621</text:p>
              </table:table-cell>
              <table:table-cell office:value-type="float" office:value="0.160958811295295">
                <text:p>0.16095881129529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0.00202650270756177">
                <text:p>0.00202650270756177</text:p>
              </table:table-cell>
              <table:table-cell office:value-type="float" office:value="0.074548127191204">
                <text:p>0.074548127191204</text:p>
              </table:table-cell>
              <table:table-cell office:value-type="float" office:value="0.164675075628802">
                <text:p>0.16467507562880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0.005221180096499">
                <text:p>0.005221180096499</text:p>
              </table:table-cell>
              <table:table-cell office:value-type="float" office:value="0.0408826922176997">
                <text:p>0.0408826922176997</text:p>
              </table:table-cell>
              <table:table-cell office:value-type="float" office:value="0.193088676143039">
                <text:p>0.19308867614303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0.00536088419325453">
                <text:p>0.00536088419325453</text:p>
              </table:table-cell>
              <table:table-cell office:value-type="float" office:value="0.0660490604285664">
                <text:p>0.0660490604285664</text:p>
              </table:table-cell>
              <table:table-cell office:value-type="float" office:value="0.154177685321427">
                <text:p>0.15417768532142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0.0189869993915682">
                <text:p>0.0189869993915682</text:p>
              </table:table-cell>
              <table:table-cell office:value-type="float" office:value="0.080840600125905">
                <text:p>0.080840600125905</text:p>
              </table:table-cell>
              <table:table-cell office:value-type="float" office:value="0.2307739376594">
                <text:p>0.230773937659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0.00340228817372634">
                <text:p>0.00340228817372634</text:p>
              </table:table-cell>
              <table:table-cell office:value-type="float" office:value="0.0487989549696051">
                <text:p>0.0487989549696051</text:p>
              </table:table-cell>
              <table:table-cell office:value-type="float" office:value="0.135280229641328">
                <text:p>0.13528022964132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0.00825673753774814">
                <text:p>0.00825673753774814</text:p>
              </table:table-cell>
              <table:table-cell office:value-type="float" office:value="0.0402598385396877">
                <text:p>0.0402598385396877</text:p>
              </table:table-cell>
              <table:table-cell office:value-type="float" office:value="0.140298018685187">
                <text:p>0.14029801868518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0.0141099454425658">
                <text:p>0.0141099454425658</text:p>
              </table:table-cell>
              <table:table-cell office:value-type="float" office:value="0.0524566004692542">
                <text:p>0.0524566004692542</text:p>
              </table:table-cell>
              <table:table-cell office:value-type="float" office:value="0.192551992437562">
                <text:p>0.19255199243756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0.0191378163279709">
                <text:p>0.0191378163279709</text:p>
              </table:table-cell>
              <table:table-cell office:value-type="float" office:value="0.070525069018064">
                <text:p>0.070525069018064</text:p>
              </table:table-cell>
              <table:table-cell office:value-type="float" office:value="0.14140154387808">
                <text:p>0.1414015438780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021299210237362">
                <text:p>0.021299210237362</text:p>
              </table:table-cell>
              <table:table-cell office:value-type="float" office:value="0.0578514734826938">
                <text:p>0.0578514734826938</text:p>
              </table:table-cell>
              <table:table-cell office:value-type="float" office:value="0.182706849685039">
                <text:p>0.18270684968503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0.00561908268454736">
                <text:p>0.00561908268454736</text:p>
              </table:table-cell>
              <table:table-cell office:value-type="float" office:value="0.0842079393078394">
                <text:p>0.0842079393078394</text:p>
              </table:table-cell>
              <table:table-cell office:value-type="float" office:value="0.161887676284865">
                <text:p>0.16188767628486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0.0195546452666149">
                <text:p>0.0195546452666149</text:p>
              </table:table-cell>
              <table:table-cell office:value-type="float" office:value="0.0818928684335943">
                <text:p>0.0818928684335943</text:p>
              </table:table-cell>
              <table:table-cell office:value-type="float" office:value="0.214774805314749">
                <text:p>0.21477480531474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0.00782814654871278">
                <text:p>0.00782814654871278</text:p>
              </table:table-cell>
              <table:table-cell office:value-type="float" office:value="0.0474316755045345">
                <text:p>0.0474316755045345</text:p>
              </table:table-cell>
              <table:table-cell office:value-type="float" office:value="0.168526094483394">
                <text:p>0.16852609448339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0.0470405276543444">
                <text:p>0.0470405276543444</text:p>
              </table:table-cell>
              <table:table-cell office:value-type="float" office:value="0.0811652269798434">
                <text:p>0.0811652269798434</text:p>
              </table:table-cell>
              <table:table-cell office:value-type="float" office:value="0.279241567732822">
                <text:p>0.27924156773282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0.000608071118598952">
                <text:p>0.000608071118598952</text:p>
              </table:table-cell>
              <table:table-cell office:value-type="float" office:value="0.059471882450293">
                <text:p>0.059471882450293</text:p>
              </table:table-cell>
              <table:table-cell office:value-type="float" office:value="0.138377046359535">
                <text:p>0.13837704635953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0.0282408498814036">
                <text:p>0.0282408498814036</text:p>
              </table:table-cell>
              <table:table-cell office:value-type="float" office:value="0.0756515609477058">
                <text:p>0.0756515609477058</text:p>
              </table:table-cell>
              <table:table-cell office:value-type="float" office:value="0.228029020895471">
                <text:p>0.22802902089547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0.0132578675289359">
                <text:p>0.0132578675289359</text:p>
              </table:table-cell>
              <table:table-cell office:value-type="float" office:value="0.0458856223165655">
                <text:p>0.0458856223165655</text:p>
              </table:table-cell>
              <table:table-cell office:value-type="float" office:value="0.185443100658723">
                <text:p>0.18544310065872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0.0176930983034621">
                <text:p>0.0176930983034621</text:p>
              </table:table-cell>
              <table:table-cell office:value-type="float" office:value="0.0640694977671897">
                <text:p>0.0640694977671897</text:p>
              </table:table-cell>
              <table:table-cell office:value-type="float" office:value="0.177030624213533">
                <text:p>0.17703062421353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0.0282432429588932">
                <text:p>0.0282432429588932</text:p>
              </table:table-cell>
              <table:table-cell office:value-type="float" office:value="0.0851513021629535">
                <text:p>0.0851513021629535</text:p>
              </table:table-cell>
              <table:table-cell office:value-type="float" office:value="0.242447833424609">
                <text:p>0.24244783342460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0.00577617043682288">
                <text:p>0.00577617043682288</text:p>
              </table:table-cell>
              <table:table-cell office:value-type="float" office:value="0.0618794157403529">
                <text:p>0.0618794157403529</text:p>
              </table:table-cell>
              <table:table-cell office:value-type="float" office:value="0.196413669125875">
                <text:p>0.19641366912587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0.0273015985538718">
                <text:p>0.0273015985538718</text:p>
              </table:table-cell>
              <table:table-cell office:value-type="float" office:value="0.076270642145818">
                <text:p>0.076270642145818</text:p>
              </table:table-cell>
              <table:table-cell office:value-type="float" office:value="0.249797800401098">
                <text:p>0.24979780040109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0.0417172875473447">
                <text:p>0.0417172875473447</text:p>
              </table:table-cell>
              <table:table-cell office:value-type="float" office:value="0.0996156031736775">
                <text:p>0.0996156031736775</text:p>
              </table:table-cell>
              <table:table-cell office:value-type="float" office:value="0.201913560791008">
                <text:p>0.20191356079100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0.00582354693967313">
                <text:p>0.00582354693967313</text:p>
              </table:table-cell>
              <table:table-cell office:value-type="float" office:value="0.0509690271094406">
                <text:p>0.0509690271094406</text:p>
              </table:table-cell>
              <table:table-cell office:value-type="float" office:value="0.12434252823246">
                <text:p>0.1243425282324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0.0194722549176194">
                <text:p>0.0194722549176194</text:p>
              </table:table-cell>
              <table:table-cell office:value-type="float" office:value="0.0753076886982093">
                <text:p>0.0753076886982093</text:p>
              </table:table-cell>
              <table:table-cell office:value-type="float" office:value="0.146934465575703">
                <text:p>0.14693446557570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0.0189125668441237">
                <text:p>0.0189125668441237</text:p>
              </table:table-cell>
              <table:table-cell office:value-type="float" office:value="0.0796106574553231">
                <text:p>0.0796106574553231</text:p>
              </table:table-cell>
              <table:table-cell office:value-type="float" office:value="0.284828910855373">
                <text:p>0.28482891085537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0.0115834911860882">
                <text:p>0.0115834911860882</text:p>
              </table:table-cell>
              <table:table-cell office:value-type="float" office:value="0.0775523613524889">
                <text:p>0.0775523613524889</text:p>
              </table:table-cell>
              <table:table-cell office:value-type="float" office:value="0.18833323805608">
                <text:p>0.1883332380560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0.0102062431272789">
                <text:p>0.0102062431272789</text:p>
              </table:table-cell>
              <table:table-cell office:value-type="float" office:value="0.0640301296321669">
                <text:p>0.0640301296321669</text:p>
              </table:table-cell>
              <table:table-cell office:value-type="float" office:value="0.142927487201892">
                <text:p>0.14292748720189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0.0112881420844734">
                <text:p>0.0112881420844734</text:p>
              </table:table-cell>
              <table:table-cell office:value-type="float" office:value="0.0845584212865986">
                <text:p>0.0845584212865986</text:p>
              </table:table-cell>
              <table:table-cell office:value-type="float" office:value="0.216299631250901">
                <text:p>0.21629963125090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0.00285784327385474">
                <text:p>0.00285784327385474</text:p>
              </table:table-cell>
              <table:table-cell office:value-type="float" office:value="0.068530489119506">
                <text:p>0.068530489119506</text:p>
              </table:table-cell>
              <table:table-cell office:value-type="float" office:value="0.188543262587764">
                <text:p>0.18854326258776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0.022601615745375">
                <text:p>0.022601615745375</text:p>
              </table:table-cell>
              <table:table-cell office:value-type="float" office:value="0.0720984531007816">
                <text:p>0.0720984531007816</text:p>
              </table:table-cell>
              <table:table-cell office:value-type="float" office:value="0.157786389078506">
                <text:p>0.15778638907850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0.0395299792327364">
                <text:p>0.0395299792327364</text:p>
              </table:table-cell>
              <table:table-cell office:value-type="float" office:value="0.0822473102571461">
                <text:p>0.0822473102571461</text:p>
              </table:table-cell>
              <table:table-cell office:value-type="float" office:value="0.202185433366827">
                <text:p>0.20218543336682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0.0055035454343451">
                <text:p>0.0055035454343451</text:p>
              </table:table-cell>
              <table:table-cell office:value-type="float" office:value="0.0241969133174864">
                <text:p>0.0241969133174864</text:p>
              </table:table-cell>
              <table:table-cell office:value-type="float" office:value="0.0558284725052236">
                <text:p>0.055828472505223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0.0207716499849373">
                <text:p>0.0207716499849373</text:p>
              </table:table-cell>
              <table:table-cell office:value-type="float" office:value="0.0573091465686822">
                <text:p>0.0573091465686822</text:p>
              </table:table-cell>
              <table:table-cell office:value-type="float" office:value="0.129397594470193">
                <text:p>0.12939759447019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0.0033843558534018">
                <text:p>0.0033843558534018</text:p>
              </table:table-cell>
              <table:table-cell office:value-type="float" office:value="0.0648654562092063">
                <text:p>0.0648654562092063</text:p>
              </table:table-cell>
              <table:table-cell office:value-type="float" office:value="0.204871304346096">
                <text:p>0.20487130434609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0.00470435140538827">
                <text:p>0.00470435140538827</text:p>
              </table:table-cell>
              <table:table-cell office:value-type="float" office:value="0.0571185360621214">
                <text:p>0.0571185360621214</text:p>
              </table:table-cell>
              <table:table-cell office:value-type="float" office:value="0.1286956675412">
                <text:p>0.128695667541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0.0162843219737371">
                <text:p>0.0162843219737371</text:p>
              </table:table-cell>
              <table:table-cell office:value-type="float" office:value="0.0599904998705946">
                <text:p>0.0599904998705946</text:p>
              </table:table-cell>
              <table:table-cell office:value-type="float" office:value="0.184083365239924">
                <text:p>0.18408336523992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0.00762329582661481">
                <text:p>0.00762329582661481</text:p>
              </table:table-cell>
              <table:table-cell office:value-type="float" office:value="0.0469046999338023">
                <text:p>0.0469046999338023</text:p>
              </table:table-cell>
              <table:table-cell office:value-type="float" office:value="0.194669812107123">
                <text:p>0.19466981210712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0.0141249698885981">
                <text:p>0.0141249698885981</text:p>
              </table:table-cell>
              <table:table-cell office:value-type="float" office:value="0.0669251166622935">
                <text:p>0.0669251166622935</text:p>
              </table:table-cell>
              <table:table-cell office:value-type="float" office:value="0.217027788082964">
                <text:p>0.21702778808296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0.00289196100476694">
                <text:p>0.00289196100476694</text:p>
              </table:table-cell>
              <table:table-cell office:value-type="float" office:value="0.0712669661152121">
                <text:p>0.0712669661152121</text:p>
              </table:table-cell>
              <table:table-cell office:value-type="float" office:value="0.234866924080299">
                <text:p>0.23486692408029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0.0153230742510757">
                <text:p>0.0153230742510757</text:p>
              </table:table-cell>
              <table:table-cell office:value-type="float" office:value="0.0915374513573521">
                <text:p>0.0915374513573521</text:p>
              </table:table-cell>
              <table:table-cell office:value-type="float" office:value="0.275807750359612">
                <text:p>0.27580775035961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0.0170940635460987">
                <text:p>0.0170940635460987</text:p>
              </table:table-cell>
              <table:table-cell office:value-type="float" office:value="0.0869258823791578">
                <text:p>0.0869258823791578</text:p>
              </table:table-cell>
              <table:table-cell office:value-type="float" office:value="0.180499849571851">
                <text:p>0.18049984957185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0.000422429685122072">
                <text:p>0.000422429685122072</text:p>
              </table:table-cell>
              <table:table-cell office:value-type="float" office:value="0.0317872325003964">
                <text:p>0.0317872325003964</text:p>
              </table:table-cell>
              <table:table-cell office:value-type="float" office:value="0.1036003261562">
                <text:p>0.103600326156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0.0370819417264859">
                <text:p>0.0370819417264859</text:p>
              </table:table-cell>
              <table:table-cell office:value-type="float" office:value="0.0724647482466886">
                <text:p>0.0724647482466886</text:p>
              </table:table-cell>
              <table:table-cell office:value-type="float" office:value="0.167396884501845">
                <text:p>0.16739688450184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0.0305190388269042">
                <text:p>0.0305190388269042</text:p>
              </table:table-cell>
              <table:table-cell office:value-type="float" office:value="0.10602270691486">
                <text:p>0.10602270691486</text:p>
              </table:table-cell>
              <table:table-cell office:value-type="float" office:value="0.288577347461327">
                <text:p>0.28857734746132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0.0247826894831721">
                <text:p>0.0247826894831721</text:p>
              </table:table-cell>
              <table:table-cell office:value-type="float" office:value="0.0608322317440481">
                <text:p>0.0608322317440481</text:p>
              </table:table-cell>
              <table:table-cell office:value-type="float" office:value="0.152386233245495">
                <text:p>0.15238623324549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0.0220976159933056">
                <text:p>0.0220976159933056</text:p>
              </table:table-cell>
              <table:table-cell office:value-type="float" office:value="0.0598356762146229">
                <text:p>0.0598356762146229</text:p>
              </table:table-cell>
              <table:table-cell office:value-type="float" office:value="0.161952909829264">
                <text:p>0.16195290982926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0.00287807930538285">
                <text:p>0.00287807930538285</text:p>
              </table:table-cell>
              <table:table-cell office:value-type="float" office:value="0.0556566779967944">
                <text:p>0.0556566779967944</text:p>
              </table:table-cell>
              <table:table-cell office:value-type="float" office:value="0.213491369648075">
                <text:p>0.21349136964807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0.0177561482705044">
                <text:p>0.0177561482705044</text:p>
              </table:table-cell>
              <table:table-cell office:value-type="float" office:value="0.0638512332618715">
                <text:p>0.0638512332618715</text:p>
              </table:table-cell>
              <table:table-cell office:value-type="float" office:value="0.1539055141669">
                <text:p>0.153905514166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0.0190236469532828">
                <text:p>0.0190236469532828</text:p>
              </table:table-cell>
              <table:table-cell office:value-type="float" office:value="0.1028802116113">
                <text:p>0.1028802116113</text:p>
              </table:table-cell>
              <table:table-cell office:value-type="float" office:value="0.231122720897573">
                <text:p>0.23112272089757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0.018153266454524">
                <text:p>0.018153266454524</text:p>
              </table:table-cell>
              <table:table-cell office:value-type="float" office:value="0.0527630590566816">
                <text:p>0.0527630590566816</text:p>
              </table:table-cell>
              <table:table-cell office:value-type="float" office:value="0.156529652975338">
                <text:p>0.15652965297533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0.0156061633262296">
                <text:p>0.0156061633262296</text:p>
              </table:table-cell>
              <table:table-cell office:value-type="float" office:value="0.0535747947406018">
                <text:p>0.0535747947406018</text:p>
              </table:table-cell>
              <table:table-cell office:value-type="float" office:value="0.162936947711409">
                <text:p>0.16293694771140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0.0109500454176221">
                <text:p>0.0109500454176221</text:p>
              </table:table-cell>
              <table:table-cell office:value-type="float" office:value="0.0641865762459501">
                <text:p>0.0641865762459501</text:p>
              </table:table-cell>
              <table:table-cell office:value-type="float" office:value="0.180011686583074">
                <text:p>0.18001168658307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0.00022320869403325">
                <text:p>0.00022320869403325</text:p>
              </table:table-cell>
              <table:table-cell office:value-type="float" office:value="0.0744608041539308">
                <text:p>0.0744608041539308</text:p>
              </table:table-cell>
              <table:table-cell office:value-type="float" office:value="0.19584415822395">
                <text:p>0.1958441582239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0.00953255111977991">
                <text:p>0.00953255111977991</text:p>
              </table:table-cell>
              <table:table-cell office:value-type="float" office:value="0.0632599876718645">
                <text:p>0.0632599876718645</text:p>
              </table:table-cell>
              <table:table-cell office:value-type="float" office:value="0.110761902706684">
                <text:p>0.11076190270668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0.00295940188434896">
                <text:p>0.00295940188434896</text:p>
              </table:table-cell>
              <table:table-cell office:value-type="float" office:value="0.0580239852208214">
                <text:p>0.0580239852208214</text:p>
              </table:table-cell>
              <table:table-cell office:value-type="float" office:value="0.180969270421597">
                <text:p>0.18096927042159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0.0013212896821263">
                <text:p>0.0013212896821263</text:p>
              </table:table-cell>
              <table:table-cell office:value-type="float" office:value="0.0635898903226113">
                <text:p>0.0635898903226113</text:p>
              </table:table-cell>
              <table:table-cell office:value-type="float" office:value="0.188300548663993">
                <text:p>0.18830054866399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0.0116769692815313">
                <text:p>0.0116769692815313</text:p>
              </table:table-cell>
              <table:table-cell office:value-type="float" office:value="0.084901361925727">
                <text:p>0.084901361925727</text:p>
              </table:table-cell>
              <table:table-cell office:value-type="float" office:value="0.224778654308279">
                <text:p>0.22477865430827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0.00462160717039336">
                <text:p>0.00462160717039336</text:p>
              </table:table-cell>
              <table:table-cell office:value-type="float" office:value="0.0329076212421353">
                <text:p>0.0329076212421353</text:p>
              </table:table-cell>
              <table:table-cell office:value-type="float" office:value="0.135055754165725">
                <text:p>0.13505575416572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0.00943275812210576">
                <text:p>0.00943275812210576</text:p>
              </table:table-cell>
              <table:table-cell office:value-type="float" office:value="0.0642806845707133">
                <text:p>0.0642806845707133</text:p>
              </table:table-cell>
              <table:table-cell office:value-type="float" office:value="0.196539231601715">
                <text:p>0.19653923160171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0235161217964836">
                <text:p>0.0235161217964836</text:p>
              </table:table-cell>
              <table:table-cell office:value-type="float" office:value="0.0687052582934849">
                <text:p>0.0687052582934849</text:p>
              </table:table-cell>
              <table:table-cell office:value-type="float" office:value="0.21693049311325">
                <text:p>0.2169304931132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0.0271920818453132">
                <text:p>0.0271920818453132</text:p>
              </table:table-cell>
              <table:table-cell office:value-type="float" office:value="0.0553844220523264">
                <text:p>0.0553844220523264</text:p>
              </table:table-cell>
              <table:table-cell office:value-type="float" office:value="0.16950263097195">
                <text:p>0.1695026309719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0.0276249863259594">
                <text:p>0.0276249863259594</text:p>
              </table:table-cell>
              <table:table-cell office:value-type="float" office:value="0.055612604964268">
                <text:p>0.055612604964268</text:p>
              </table:table-cell>
              <table:table-cell office:value-type="float" office:value="0.164057709029833">
                <text:p>0.16405770902983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0.00283413176492486">
                <text:p>0.00283413176492486</text:p>
              </table:table-cell>
              <table:table-cell office:value-type="float" office:value="0.0592872606598517">
                <text:p>0.0592872606598517</text:p>
              </table:table-cell>
              <table:table-cell office:value-type="float" office:value="0.190894622129018">
                <text:p>0.19089462212901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0.0106463661280442">
                <text:p>0.0106463661280442</text:p>
              </table:table-cell>
              <table:table-cell office:value-type="float" office:value="0.0589698273370656">
                <text:p>0.0589698273370656</text:p>
              </table:table-cell>
              <table:table-cell office:value-type="float" office:value="0.1313936471115">
                <text:p>0.131393647111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0.0190165979470317">
                <text:p>0.0190165979470317</text:p>
              </table:table-cell>
              <table:table-cell office:value-type="float" office:value="0.037572323415183">
                <text:p>0.037572323415183</text:p>
              </table:table-cell>
              <table:table-cell office:value-type="float" office:value="0.0583781745075914">
                <text:p>0.058378174507591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0.00915795488104554">
                <text:p>0.00915795488104554</text:p>
              </table:table-cell>
              <table:table-cell office:value-type="float" office:value="0.0718406895838628">
                <text:p>0.0718406895838628</text:p>
              </table:table-cell>
              <table:table-cell office:value-type="float" office:value="0.165759539130398">
                <text:p>0.16575953913039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0.00614370301004719">
                <text:p>0.00614370301004719</text:p>
              </table:table-cell>
              <table:table-cell office:value-type="float" office:value="0.0742357239589096">
                <text:p>0.0742357239589096</text:p>
              </table:table-cell>
              <table:table-cell office:value-type="float" office:value="0.233860385304343">
                <text:p>0.2338603853043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1.2$Windows_X86_64 LibreOffice_project/4d224e95b98b138af42a64d84056446d09082932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